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028in"/>
    </style:style>
    <style:style style:name="co2" style:family="table-column">
      <style:table-column-properties fo:break-before="auto" style:column-width="1.0646in"/>
    </style:style>
    <style:style style:name="co3" style:family="table-column">
      <style:table-column-properties fo:break-before="auto" style:column-width="2.502in"/>
    </style:style>
    <style:style style:name="co4" style:family="table-column">
      <style:table-column-properties fo:break-before="auto" style:column-width="3.6709in"/>
    </style:style>
    <style:style style:name="co5" style:family="table-column">
      <style:table-column-properties fo:break-before="auto" style:column-width="0.7965in"/>
    </style:style>
    <style:style style:name="co6" style:family="table-column">
      <style:table-column-properties fo:break-before="auto" style:column-width="1.3654in"/>
    </style:style>
    <style:style style:name="co7" style:family="table-column">
      <style:table-column-properties fo:break-before="auto" style:column-width="1.3327in"/>
    </style:style>
    <style:style style:name="co8" style:family="table-column">
      <style:table-column-properties fo:break-before="auto" style:column-width="1.1075in"/>
    </style:style>
    <style:style style:name="co9" style:family="table-column">
      <style:table-column-properties fo:break-before="auto" style:column-width="1.7516in"/>
    </style:style>
    <style:style style:name="co10" style:family="table-column">
      <style:table-column-properties fo:break-before="auto" style:column-width="1.7299in"/>
    </style:style>
    <style:style style:name="co11" style:family="table-column">
      <style:table-column-properties fo:break-before="auto" style:column-width="20.3256in"/>
    </style:style>
    <style:style style:name="co12" style:family="table-column">
      <style:table-column-properties fo:break-before="auto" style:column-width="2.2016in"/>
    </style:style>
    <style:style style:name="co13" style:family="table-column">
      <style:table-column-properties fo:break-before="auto" style:column-width="2.1161in"/>
    </style:style>
    <style:style style:name="co14" style:family="table-column">
      <style:table-column-properties fo:break-before="auto" style:column-width="20.0902in"/>
    </style:style>
    <style:style style:name="co15" style:family="table-column">
      <style:table-column-properties fo:break-before="auto" style:column-width="1.172in"/>
    </style:style>
    <style:style style:name="co16" style:family="table-column">
      <style:table-column-properties fo:break-before="auto" style:column-width="1.2362in"/>
    </style:style>
    <style:style style:name="co17" style:family="table-column">
      <style:table-column-properties fo:break-before="auto" style:column-width="4.1217in"/>
    </style:style>
    <style:style style:name="co18" style:family="table-column">
      <style:table-column-properties fo:break-before="auto" style:column-width="3.9283in"/>
    </style:style>
    <style:style style:name="co19" style:family="table-column">
      <style:table-column-properties fo:break-before="auto" style:column-width="1.022in"/>
    </style:style>
    <style:style style:name="co20" style:family="table-column">
      <style:table-column-properties fo:break-before="auto" style:column-width="0.9043in"/>
    </style:style>
    <style:style style:name="co21" style:family="table-column">
      <style:table-column-properties fo:break-before="auto" style:column-width="1.0543in"/>
    </style:style>
    <style:style style:name="co22" style:family="table-column">
      <style:table-column-properties fo:break-before="auto" style:column-width="8.7008in"/>
    </style:style>
    <style:style style:name="co23" style:family="table-column">
      <style:table-column-properties fo:break-before="auto" style:column-width="7.6071in"/>
    </style:style>
    <style:style style:name="co24" style:family="table-column">
      <style:table-column-properties fo:break-before="auto" style:column-width="22.8335in"/>
    </style:style>
    <style:style style:name="co25" style:family="table-column">
      <style:table-column-properties fo:break-before="auto" style:column-width="0.7327in"/>
    </style:style>
    <style:style style:name="co26" style:family="table-column">
      <style:table-column-properties fo:break-before="auto" style:column-width="1.3972in"/>
    </style:style>
    <style:style style:name="co27" style:family="table-column">
      <style:table-column-properties fo:break-before="auto" style:column-width="0.5181in"/>
    </style:style>
    <style:style style:name="co28" style:family="table-column">
      <style:table-column-properties fo:break-before="auto" style:column-width="2.5445in"/>
    </style:style>
    <style:style style:name="co29" style:family="table-column">
      <style:table-column-properties fo:break-before="auto" style:column-width="0.9791in"/>
    </style:style>
    <style:style style:name="co30" style:family="table-column">
      <style:table-column-properties fo:break-before="auto" style:column-width="0.6465in"/>
    </style:style>
    <style:style style:name="co31" style:family="table-column">
      <style:table-column-properties fo:break-before="auto" style:column-width="1.0008in"/>
    </style:style>
    <style:style style:name="co32" style:family="table-column">
      <style:table-column-properties fo:break-before="auto" style:column-width="1.1291in"/>
    </style:style>
    <style:style style:name="co33" style:family="table-column">
      <style:table-column-properties fo:break-before="auto" style:column-width="0.9681in"/>
    </style:style>
    <style:style style:name="co34" style:family="table-column">
      <style:table-column-properties fo:break-before="auto" style:column-width="1.2256in"/>
    </style:style>
    <style:style style:name="co35" style:family="table-column">
      <style:table-column-properties fo:break-before="auto" style:column-width="4.9902in"/>
    </style:style>
    <style:style style:name="co36" style:family="table-column">
      <style:table-column-properties fo:break-before="auto" style:column-width="0.9898in"/>
    </style:style>
    <style:style style:name="co37" style:family="table-column">
      <style:table-column-properties fo:break-before="auto" style:column-width="1.0327in"/>
    </style:style>
    <style:style style:name="co38" style:family="table-column">
      <style:table-column-properties fo:break-before="auto" style:column-width="0.9362in"/>
    </style:style>
    <style:style style:name="co3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4193in" fo:break-before="auto" style:use-optimal-row-height="true"/>
    </style:style>
    <style:style style:name="ro3" style:family="table-row">
      <style:table-row-properties style:row-height="2.9744in" fo:break-before="auto" style:use-optimal-row-height="true"/>
    </style:style>
    <style:style style:name="ro4" style:family="table-row">
      <style:table-row-properties style:row-height="3.9071in" fo:break-before="auto" style:use-optimal-row-height="true"/>
    </style:style>
    <style:style style:name="ro5" style:family="table-row">
      <style:table-row-properties style:row-height="3.2854in" fo:break-before="auto" style:use-optimal-row-height="true"/>
    </style:style>
    <style:style style:name="ro6" style:family="table-row">
      <style:table-row-properties style:row-height="4.0626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7.328in" fo:break-before="auto" style:use-optimal-row-height="true"/>
    </style:style>
    <style:style style:name="ro12" style:family="table-row">
      <style:table-row-properties style:row-height="7.0165in" fo:break-before="auto" style:use-optimal-row-height="true"/>
    </style:style>
    <style:style style:name="ro13" style:family="table-row">
      <style:table-row-properties style:row-height="0.798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5.1508in" fo:break-before="auto" style:use-optimal-row-height="true"/>
    </style:style>
    <style:style style:name="ro16" style:family="table-row">
      <style:table-row-properties style:row-height="4.2181in" fo:break-before="auto" style:use-optimal-row-height="true"/>
    </style:style>
    <style:style style:name="ro17" style:family="table-row">
      <style:table-row-properties style:row-height="5.7728in" fo:break-before="auto" style:use-optimal-row-height="true"/>
    </style:style>
    <style:style style:name="ro18" style:family="table-row">
      <style:table-row-properties style:row-height="1.1091in" fo:break-before="auto" style:use-optimal-row-height="true"/>
    </style:style>
    <style:style style:name="ro19" style:family="table-row">
      <style:table-row-properties style:row-height="2.8189in" fo:break-before="auto" style:use-optimal-row-height="true"/>
    </style:style>
    <style:style style:name="ro20" style:family="table-row">
      <style:table-row-properties style:row-height="5.4618in" fo:break-before="auto" style:use-optimal-row-height="true"/>
    </style:style>
    <style:style style:name="ro21" style:family="table-row">
      <style:table-row-properties style:row-height="3.5965in" fo:break-before="auto" style:use-optimal-row-height="true"/>
    </style:style>
    <style:style style:name="ro22" style:family="table-row">
      <style:table-row-properties style:row-height="3.4409in" fo:break-before="auto" style:use-optimal-row-height="true"/>
    </style:style>
    <style:style style:name="ro23" style:family="table-row">
      <style:table-row-properties style:row-height="7.9492in" fo:break-before="auto" style:use-optimal-row-height="true"/>
    </style:style>
    <style:style style:name="ro24" style:family="table-row">
      <style:table-row-properties style:row-height="1.5752in" fo:break-before="auto" style:use-optimal-row-height="true"/>
    </style:style>
    <style:style style:name="ro25" style:family="table-row">
      <style:table-row-properties style:row-height="6.7055in" fo:break-before="auto" style:use-optimal-row-height="true"/>
    </style:style>
    <style:style style:name="ro26" style:family="table-row">
      <style:table-row-properties style:row-height="4.5291in" fo:break-before="auto" style:use-optimal-row-height="true"/>
    </style:style>
    <style:style style:name="ro27" style:family="table-row">
      <style:table-row-properties style:row-height="4.6846in" fo:break-before="auto" style:use-optimal-row-height="true"/>
    </style:style>
    <style:style style:name="ro28" style:family="table-row">
      <style:table-row-properties style:row-height="4.8402in" fo:break-before="auto" style:use-optimal-row-height="true"/>
    </style:style>
    <style:style style:name="ro29" style:family="table-row">
      <style:table-row-properties style:row-height="2.1972in" fo:break-before="auto" style:use-optimal-row-height="true"/>
    </style:style>
    <style:style style:name="ro30" style:family="table-row">
      <style:table-row-properties style:row-height="0.9535in" fo:break-before="auto" style:use-optimal-row-height="true"/>
    </style:style>
    <style:style style:name="ro31" style:family="table-row">
      <style:table-row-properties style:row-height="11.0591in" fo:break-before="auto" style:use-optimal-row-height="true"/>
    </style:style>
    <style:style style:name="ro32" style:family="table-row">
      <style:table-row-properties style:row-height="4.3736in" fo:break-before="auto" style:use-optimal-row-height="true"/>
    </style:style>
    <style:style style:name="ro33" style:family="table-row">
      <style:table-row-properties style:row-height="6.2398in" fo:break-before="auto" style:use-optimal-row-height="true"/>
    </style:style>
    <style:style style:name="ro34" style:family="table-row">
      <style:table-row-properties style:row-height="7.639in" fo:break-before="auto" style:use-optimal-row-height="true"/>
    </style:style>
    <style:style style:name="ro35" style:family="table-row">
      <style:table-row-properties style:row-height="5.3063in" fo:break-before="auto" style:use-optimal-row-height="true"/>
    </style:style>
    <style:style style:name="ro36" style:family="table-row">
      <style:table-row-properties style:row-height="8.5717in" fo:break-before="auto" style:use-optimal-row-height="true"/>
    </style:style>
    <style:style style:name="ro37" style:family="table-row">
      <style:table-row-properties style:row-height="20.0866in"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49"/>
    <style:style style:name="ce2" style:family="table-cell" style:parent-style-name="Default" style:data-style-name="N100"/>
  </office:automatic-styles>
  <office:body>
    <office:spreadsheet>
      <table:calculation-settings table:automatic-find-labels="false" table:use-regular-expressions="false" table:use-wildcards="true"/>
      <table:table table:name="25-07-30_16-16_CR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
        <table:table-column table:style-name="co15"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ce2"/>
        <table:table-column table:style-name="co21" table:default-cell-style-name="Default"/>
        <table:table-column table:style-name="co22" table:default-cell-style-name="Default"/>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ce2"/>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9"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ce2"/>
        <table:table-row table:style-name="ro1">
          <table:table-cell office:value-type="string" calcext:value-type="string">
            <text:p>Name(s)</text:p>
          </table:table-cell>
          <table:table-cell office:value-type="string" calcext:value-type="string">
            <text:p>Phone</text:p>
          </table:table-cell>
          <table:table-cell office:value-type="string" calcext:value-type="string">
            <text:p>Email</text:p>
          </table:table-cell>
          <table:table-cell office:value-type="string" calcext:value-type="string">
            <text:p>Address</text:p>
          </table:table-cell>
          <table:table-cell office:value-type="string" calcext:value-type="string">
            <text:p>Estimate #</text:p>
          </table:table-cell>
          <table:table-cell office:value-type="string" calcext:value-type="string">
            <text:p>Stage</text:p>
          </table:table-cell>
          <table:table-cell office:value-type="string" calcext:value-type="string">
            <text:p>Proposal Sent Date</text:p>
          </table:table-cell>
          <table:table-cell office:value-type="string" calcext:value-type="string">
            <text:p>Scheduled Date</text:p>
          </table:table-cell>
          <table:table-cell office:value-type="string" calcext:value-type="string">
            <text:p>Structure Type</text:p>
          </table:table-cell>
          <table:table-cell office:value-type="string" calcext:value-type="string">
            <text:p>Lead Source</text:p>
          </table:table-cell>
          <table:table-cell office:value-type="string" calcext:value-type="string">
            <text:p>Lead Lost Notes</text:p>
          </table:table-cell>
          <table:table-cell office:value-type="string" calcext:value-type="string">
            <text:p>Plans Submitted</text:p>
          </table:table-cell>
          <table:table-cell office:value-type="string" calcext:value-type="string">
            <text:p>Structure Description</text:p>
          </table:table-cell>
          <table:table-cell office:value-type="string" calcext:value-type="string">
            <text:p>Structure Other</text:p>
          </table:table-cell>
          <table:table-cell office:value-type="string" calcext:value-type="string">
            <text:p>Site Visit By</text:p>
          </table:table-cell>
          <table:table-cell table:style-name="Default" office:value-type="string" calcext:value-type="string">
            <text:p>Picture Submitted</text:p>
          </table:table-cell>
          <table:table-cell office:value-type="string" calcext:value-type="string">
            <text:p>Refered to</text:p>
          </table:table-cell>
          <table:table-cell office:value-type="string" calcext:value-type="string">
            <text:p>Picture Upload Link</text:p>
          </table:table-cell>
          <table:table-cell office:value-type="string" calcext:value-type="string">
            <text:p>Plans Upload Link</text:p>
          </table:table-cell>
          <table:table-cell office:value-type="string" calcext:value-type="string">
            <text:p>Existing Client</text:p>
          </table:table-cell>
          <table:table-cell table:style-name="Default" office:value-type="string" calcext:value-type="string">
            <text:p>Get Updates</text:p>
          </table:table-cell>
          <table:table-cell office:value-type="string" calcext:value-type="string">
            <text:p>Hear About</text:p>
          </table:table-cell>
          <table:table-cell office:value-type="string" calcext:value-type="string">
            <text:p>Hear About Other</text:p>
          </table:table-cell>
          <table:table-cell office:value-type="string" calcext:value-type="string">
            <text:p>Structure Additional</text:p>
          </table:table-cell>
          <table:table-cell office:value-type="string" calcext:value-type="string">
            <text:p>Lead Notes</text:p>
          </table:table-cell>
          <table:table-cell office:value-type="string" calcext:value-type="string">
            <text:p>Prospect Notes</text:p>
          </table:table-cell>
          <table:table-cell office:value-type="string" calcext:value-type="string">
            <text:p>Lead Lost</text:p>
          </table:table-cell>
          <table:table-cell table:style-name="Default" office:value-type="string" calcext:value-type="string">
            <text:p>Site Visit Completed</text:p>
          </table:table-cell>
          <table:table-cell office:value-type="string" calcext:value-type="string">
            <text:p>Closer</text:p>
          </table:table-cell>
          <table:table-cell office:value-type="string" calcext:value-type="string">
            <text:p>Referred Services</text:p>
          </table:table-cell>
          <table:table-cell office:value-type="string" calcext:value-type="string">
            <text:p>Assigned to</text:p>
          </table:table-cell>
          <table:table-cell office:value-type="string" calcext:value-type="string">
            <text:p>Referred</text:p>
          </table:table-cell>
          <table:table-cell office:value-type="string" calcext:value-type="string">
            <text:p>Site Visit Date</text:p>
          </table:table-cell>
          <table:table-cell office:value-type="string" calcext:value-type="string">
            <text:p>Date Qualified</text:p>
          </table:table-cell>
          <table:table-cell office:value-type="string" calcext:value-type="string">
            <text:p>Contacted <text:s/>Date</text:p>
          </table:table-cell>
          <table:table-cell office:value-type="string" calcext:value-type="string">
            <text:p>Referral Done</text:p>
          </table:table-cell>
          <table:table-cell office:value-type="string" calcext:value-type="string">
            <text:p>JD Referral Notes</text:p>
          </table:table-cell>
          <table:table-cell office:value-type="string" calcext:value-type="string">
            <text:p>Closing Notes</text:p>
          </table:table-cell>
          <table:table-cell office:value-type="string" calcext:value-type="string">
            <text:p>Prospect Lost</text:p>
          </table:table-cell>
          <table:table-cell office:value-type="string" calcext:value-type="string">
            <text:p>To Contracting</text:p>
          </table:table-cell>
          <table:table-cell table:style-name="Default" office:value-type="string" calcext:value-type="string">
            <text:p>Plans &amp; Pics</text:p>
          </table:table-cell>
        </table:table-row>
        <table:table-row table:style-name="ro2">
          <table:table-cell office:value-type="string" calcext:value-type="string">
            <text:p>Evergreen Asset Solutions Ltd. </text:p>
          </table:table-cell>
          <table:table-cell office:value-type="string" calcext:value-type="string">
            <text:p>281-795-2930</text:p>
          </table:table-cell>
          <table:table-cell office:value-type="string" calcext:value-type="string">
            <text:p>evergreenasset.sophie@gmail.com</text:p>
          </table:table-cell>
          <table:table-cell office:value-type="string" calcext:value-type="string">
            <text:p>321 Noble Lane </text:p>
            <text:p>Estes Park , CO 80517</text:p>
            <text:p>US</text:p>
          </table:table-cell>
          <table:table-cell office:value-type="float" office:value="1317" calcext:value-type="float">
            <text:p>1317</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table:table-cell office:value-type="string" calcext:value-type="string">
            <text:p>2/21/25 She texted, yes, thats what the board decided.</text:p>
            <text:p/>
            <text:p>2/21/25 I texted, was it with Frontline?</text:p>
            <text:p/>
            <text:p>2/21/25 She texted, said theyre going in a different direction now. Thank you for your help.</text:p>
            <text:p/>
            <text:p>2/21/25 I texted asked if shes heard any updates from our texts and emails?</text:p>
            <text:p/>
            <text:p>2/4/25 Sophie Frankel texted, she hasnt received any updates. Shell check today &amp; let me know what she finds out.</text:p>
          </table:table-cell>
          <table:table-cell/>
          <table:table-cell office:value-type="string" calcext:value-type="string">
            <text:p>Two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2/3/25 I emailed, texted, called Sophie Frankel asked if theres any updates from the consultant you hired for comparisons?</text:p>
            <text:p/>
            <text:p>2/3/25 I also emailed Heather Kline, Family Office for any updates? Told her Ive been in touch with Ms. Frankel &amp; Bruce Darby since the zoom call on 12/11/24. They wanted a proposal and I sent that on 12/24/24. On 1/10/25 she emailed me, said they hired a consultant to compare company quotes. She hasnt answered my emails. Would you have any updates for me that I need to know?</text:p>
            <text:p/>
            <text:p>(then I got the communication from her that I put into Closing Notes)</text:p>
          </table:table-cell>
          <table:table-cell table:number-columns-repeated="2"/>
          <table:table-cell table:style-name="Default"/>
          <table:table-cell table:number-columns-repeated="12"/>
          <table:table-cell table:style-name="Default"/>
        </table:table-row>
        <table:table-row table:style-name="ro3">
          <table:table-cell office:value-type="string" calcext:value-type="string">
            <text:p>David House</text:p>
          </table:table-cell>
          <table:table-cell office:value-type="string" calcext:value-type="string">
            <text:p>408-497-4499</text:p>
          </table:table-cell>
          <table:table-cell office:value-type="string" calcext:value-type="string">
            <text:p>Dave@DaveHouse.com</text:p>
          </table:table-cell>
          <table:table-cell office:value-type="string" calcext:value-type="string">
            <text:p>13340 Old Oak Way</text:p>
            <text:p>Saratoga, CA 95070</text:p>
            <text:p>US</text:p>
          </table:table-cell>
          <table:table-cell office:value-type="float" office:value="1318" calcext:value-type="float">
            <text:p>1318</text:p>
          </table:table-cell>
          <table:table-cell office:value-type="string" calcext:value-type="string">
            <text:p>Closing Conference</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tyHQ2W5WFGFdsMo</text:p>
          </table:table-cell>
          <table:table-cell office:value-type="string" calcext:value-type="string">
            <text:p>https://cloud.waveguardco.net/index.php/s/rBSYciSobFi3g3Q</text:p>
          </table:table-cell>
          <table:table-cell/>
          <table:table-cell office:value-type="string" calcext:value-type="string">
            <text:p>false</text:p>
          </table:table-cell>
          <table:table-cell/>
          <table:table-cell office:value-type="string" calcext:value-type="string">
            <text:p>Fire Insurance Company</text:p>
          </table:table-cell>
          <table:table-cell/>
          <table:table-cell office:value-type="string" calcext:value-type="string">
            <text:p>RANDYS FOLLOWING UP.                  </text:p>
            <text:p/>
            <text:p>David signed the papers, hes on the schedule for an install in April 2025. </text:p>
            <text:p/>
            <text:p>2/4/25  They submitted a Supply Agreement to David.  Waiting on signatures.         </text:p>
            <text:p/>
            <text:p>1/28/25  David wants to go forward.  </text:p>
            <text:p/>
            <text:p>1/15/25   I called Randy, he was going to call David today for an update.         </text:p>
            <text:p/>
            <text:p>12/20/25  Randy created a proposal &amp; emailed it to David. He offered to answer any questions he had.                                                                                   </text:p>
            <text:p/>
            <text:p>12/18/25  Randy flew to CA met w/Jason @ Davids house. Visit went well. The preliminary plans will have to change.  Will use pool water instead of tank &amp; add a few more heads w/very little trenching. Need to send a proposal.            </text:p>
            <text:p/>
            <text:p>12/13/24  David called, we discussed his concerns, mainly the aesthetics and how everything would look after the install. I vetted him for a double pump system. I also recommended a site visit. He agreed. Hes only available Wed. 12/18/24. I called Randy. He &amp; Jason or Ben will do the trip. Be there around 10-11 am. I called David. He was good with this time.                                             </text:p>
            <text:p/>
            <text:p>12/13/24  I called, left message to give a day/time for us to visit.      </text:p>
            <text:p/>
            <text:p> Received RFQ.</text:p>
          </table:table-cell>
          <table:table-cell table:number-columns-repeated="2"/>
          <table:table-cell table:style-name="Default"/>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4">
          <table:table-cell office:value-type="string" calcext:value-type="string">
            <text:p>Patrick Lai</text:p>
          </table:table-cell>
          <table:table-cell office:value-type="string" calcext:value-type="string">
            <text:p>303-547-2397</text:p>
          </table:table-cell>
          <table:table-cell office:value-type="string" calcext:value-type="string">
            <text:p>patrick@laionline.com</text:p>
          </table:table-cell>
          <table:table-cell office:value-type="string" calcext:value-type="string">
            <text:p>334 Red Lily Place</text:p>
            <text:p>Evergreen, CO 80439</text:p>
            <text:p>US</text:p>
          </table:table-cell>
          <table:table-cell office:value-type="float" office:value="1320" calcext:value-type="float">
            <text:p>1320</text:p>
          </table:table-cell>
          <table:table-cell office:value-type="string" calcext:value-type="string">
            <text:p>Closed Lost</text:p>
          </table:table-cell>
          <table:table-cell table:style-name="ce1" office:value-type="date" office:date-value="2025-01-24" calcext:value-type="date">
            <text:p>2025-01-2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SbNLPLTWm7bbjGC</text:p>
          </table:table-cell>
          <table:table-cell/>
          <table:table-cell office:value-type="string" calcext:value-type="string">
            <text:p>false</text:p>
          </table:table-cell>
          <table:table-cell table:number-columns-repeated="3"/>
          <table:table-cell office:value-type="string" calcext:value-type="string">
            <text:p>5/29/25  Patrick emailed, said he visited w/his neighbors and no one was ready to move forward. He might be moving due to a work opportunity so hes not going t do anything now.  **Not Interested.**</text:p>
            <text:p/>
            <text:p>5/28/25  Leon emailed, checking back again to seer if  you shared our LTR discussion with your neighbors. And info you can provide would be appreciated.       FU 6/19/25</text:p>
            <text:p/>
            <text:p>2/25/25  He emailed, said no movement yet from neighbors. Had 18 inches of snow so not top on their minds.        FU 5/27/25</text:p>
            <text:p/>
            <text:p>2/24/25  I emailed, asked if our LTR discussion on 2/4/25 has been shared with his neighbors and what were everyones thought to consider that as a possibility?</text:p>
            <text:p/>
            <text:p>2/4/25  I called asked if he looked at the info I sent. He said he did and its very intriguing. Price is an issue and theyre figuring out how to make this work out financially. Hes shared our info with several they know in the Evergreen area. They all like the sound of our system. Is it possible to have a discount if a few of them have a system at the same time? I said Ill run that by ownership. He wants me to reach back the end of April / 1st part of May.</text:p>
            <text:p/>
            <text:p>1/25/25  I sent proposals 1) house &amp; perimeter; 2) perimeter only.</text:p>
            <text:p/>
            <text:p>1/25/25 Emailed, asked if he has a roof plan of his house he could send? Colt couldnt get a clear picture for his preliminary.</text:p>
            <text:p/>
            <text:p>1/19/25  I emailed our homeowner mktg pkg and our LTR mktg pkg for him to review.</text:p>
            <text:p/>
            <text:p>1/18/25  Leon called, we discussed his home &amp; property and wanted to add an option for a perimeter system. He liked what he understood about our system; follow up in Feb.  I texted Colt the extra details.</text:p>
            <text:p/>
            <text:p>1/16/25   He texted, asked to speak on Sat 1/18/25 @10mst (11cst).</text:p>
            <text:p/>
            <text:p>1/11/25 Leon called and texted, asking for best day and time to discuss the RFE he sent?</text:p>
            <text:p/>
            <text:p>1/10/25  Leon called, left message, texted, asked for a best day/time for our next call?</text:p>
            <text:p/>
            <text:p>1/9/25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5">
          <table:table-cell office:value-type="string" calcext:value-type="string">
            <text:p>Guillermo Garcia</text:p>
          </table:table-cell>
          <table:table-cell office:value-type="float" office:value="8189833825" calcext:value-type="float">
            <text:p>8189833825</text:p>
          </table:table-cell>
          <table:table-cell office:value-type="string" calcext:value-type="string">
            <text:p>Gigarcia1925@gmail.com</text:p>
          </table:table-cell>
          <table:table-cell office:value-type="string" calcext:value-type="string">
            <text:p>34880 Via Famero Drive</text:p>
            <text:p>Acton , CA 93510</text:p>
            <text:p>US</text:p>
          </table:table-cell>
          <table:table-cell office:value-type="float" office:value="1321" calcext:value-type="float">
            <text:p>1321</text:p>
          </table:table-cell>
          <table:table-cell office:value-type="string" calcext:value-type="string">
            <text:p>Closed Lost</text:p>
          </table:table-cell>
          <table:table-cell table:style-name="ce1" office:value-type="date" office:date-value="2025-01-18" calcext:value-type="date">
            <text:p>2025-01-1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number-columns-repeated="2"/>
          <table:table-cell office:value-type="string" calcext:value-type="string">
            <text:p>https://cloud.waveguardco.net/index.php/s/N3qg9KKQ7ogCNYf</text:p>
          </table:table-cell>
          <table:table-cell/>
          <table:table-cell office:value-type="string" calcext:value-type="string">
            <text:p>false</text:p>
          </table:table-cell>
          <table:table-cell table:number-columns-repeated="3"/>
          <table:table-cell office:value-type="string" calcext:value-type="string">
            <text:p>4/4/25  He emailed back, said hes NOT INTERESTED.</text:p>
            <text:p/>
            <text:p>4/4/25  I emailed, asked again if hes still interested in protecting his home and property with our wG system or the LTR spray application?            </text:p>
            <text:p/>
            <text:p>3/1/25  I emailed and asked again if hes come ot a decision on either the system or the LTR? Do either of those options work for you? Let me know so I can get them scheduled. If not plz let me know.             </text:p>
            <text:p/>
            <text:p>2/16/25  Again, I called, left message, texted asked if hes come to a decision on our proposal and or the LTR offer.                </text:p>
            <text:p/>
            <text:p>2/8/25  I called, left message, texted, asked if hes come to a decision on our proposals and or the LTR offer?    </text:p>
            <text:p/>
            <text:p>1/24/25  Jason texted pricing for house and a price for the house, garage &amp; surrounding vegetation.              I emailed pricing for LTR to Guillermo.         </text:p>
            <text:p/>
            <text:p>1/18/25  I emailed proposal &amp; cad drawing, plus the homeowner pkg. I told him his LTR proposal price will be sent next week.               </text:p>
            <text:p/>
            <text:p>1/13/25  Guillermo called, was interested in getting a quote on his home for the system and one for just the LTR spray. It will require a double pump. I vetted him.  I explained our system and answered questions. I ordered the proposal from Colt.                   </text:p>
            <text:p/>
            <text:p>1/11/25  I called spoke to him, he was driving to work, call back Mon 11:30 cst.       </text:p>
            <text:p/>
            <text:p>1/10/25  I called, left message, texted, asked for best time to visit about his RFQ.          </text:p>
            <text:p/>
            <text:p>1/9/25 I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6">
          <table:table-cell office:value-type="string" calcext:value-type="string">
            <text:p>olivia saenz</text:p>
          </table:table-cell>
          <table:table-cell office:value-type="float" office:value="13105291997" calcext:value-type="float">
            <text:p>13105291997</text:p>
          </table:table-cell>
          <table:table-cell office:value-type="string" calcext:value-type="string">
            <text:p>estatemanager@stradellallc.com</text:p>
          </table:table-cell>
          <table:table-cell office:value-type="string" calcext:value-type="string">
            <text:p>864 STRADELLA RD, LOS ANGELES, CA 90077</text:p>
            <text:p>Los Angeles, CA 90077</text:p>
            <text:p>US</text:p>
          </table:table-cell>
          <table:table-cell office:value-type="float" office:value="1322" calcext:value-type="float">
            <text:p>1322</text:p>
          </table:table-cell>
          <table:table-cell office:value-type="string" calcext:value-type="string">
            <text:p>Closed Lost</text:p>
          </table:table-cell>
          <table:table-cell table:style-name="ce1" office:value-type="date" office:date-value="2025-02-21" calcext:value-type="date">
            <text:p>2025-02-21</text:p>
          </table:table-cell>
          <table:table-cell/>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22/25 <text:s/>She emailed, said it was decided not to move forward. <text:s text:c="4"/>**NOT INTERESTED** <text:s text:c="21"/>I emailed, asked if they went with another company? <text:s text:c="4"/>She emailed, said NO. <text:s text:c="4"/>I emailed, thanked her for thinking of wG. Also said if she hears of any other homeowner looking for wildfire protection, wed appreciate it. <text:s/></text:p>
          </table:table-cell>
          <table:table-cell/>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RPJANNLbjeocsqC</text:p>
          </table:table-cell>
          <table:table-cell office:value-type="string" calcext:value-type="string">
            <text:p>https://cloud.waveguardco.net/index.php/s/Dn6iENNbfMQ4pNz</text:p>
          </table:table-cell>
          <table:table-cell/>
          <table:table-cell office:value-type="string" calcext:value-type="string">
            <text:p>false</text:p>
          </table:table-cell>
          <table:table-cell table:number-columns-repeated="3"/>
          <table:table-cell office:value-type="string" calcext:value-type="string">
            <text:p/>
            <text:p>4/21/25  I called, left message and emailed, asked if their projects were completed in order to get to the fire protection? If so and they believe they want wG to provide that protection well need 6-8 wks to get equipment ordered and ready for installation.</text:p>
            <text:p/>
            <text:p>3/18/25   I called, left message and emailed, asked if shed spoken with the owners and their interest level?  Any updates would be appreciated.        She emailed, Its going to take a little while to make a decision. At the moment we have a couple of priority projects that need to be done before the fire protection system. Ill contact you in about a month or check back then.</text:p>
            <text:p/>
            <text:p>3/11/25  I emailed again, asked if owners made a decision on the wG installation?</text:p>
            <text:p/>
            <text:p>3/1/25   I emailed, asked if owners made a decision on wG system? Our install schedule is filling up fast &amp; need to get them in the queue.</text:p>
            <text:p/>
            <text:p>2/21/25  I emailed proposal &amp; prelim design 2/21/25.</text:p>
            <text:p/>
            <text:p>1/30/25  They want a quote with pool water.      Colt sent Jason the prelim with pool water.</text:p>
            <text:p/>
            <text:p>1/29/25   I called her, the owners are out of the country for 2 wks. Shell share with them when they return.</text:p>
            <text:p/>
            <text:p>1/24/25   I sent the home proposal &amp; preliminary design for tanks.            Shed like to sell our system.</text:p>
            <text:p/>
            <text:p>1/19/25  called to let her know that I sent a WeTransfer file that needs to be opened by tomorrow so it doesnt expire. I also texted her.</text:p>
            <text:p/>
            <text:p>1/17/25  I emailed WeTransfer with several attachments showing a small portion of what weve accomplished and what were capable of.  I also sent her an email to remind her that the email will expire in 3 days.</text:p>
            <text:p/>
            <text:p>1/13/25 I called, vetted , reached out to Jason to let him know that shell be available Thurs or Fri for site visit. She work everyday from 11-1.       1/13/25 Jason had site visit.</text:p>
            <text:p/>
            <text:p>1/10/25  She called, shes a property mgr in LA, worked w/Kathleen C earlier.  Needs to have a site visit. Call tomorrow to vet her/owner.</text:p>
            <text:p/>
            <text:p>1/10/25  I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Jon Jiles</text:p>
          </table:table-cell>
          <table:table-cell office:value-type="string" calcext:value-type="string">
            <text:p><text:s/>918-671-7215</text:p>
          </table:table-cell>
          <table:table-cell office:value-type="string" calcext:value-type="string">
            <text:p>jpat1009@yahoo.com</text:p>
          </table:table-cell>
          <table:table-cell office:value-type="string" calcext:value-type="string">
            <text:p>4651 Eldorado Springs Dr</text:p>
            <text:p>Boulder, OK 80303</text:p>
            <text:p>US</text:p>
          </table:table-cell>
          <table:table-cell office:value-type="float" office:value="1323" calcext:value-type="float">
            <text:p>1323</text:p>
          </table:table-cell>
          <table:table-cell office:value-type="string" calcext:value-type="string">
            <text:p>Closed Lost</text:p>
          </table:table-cell>
          <table:table-cell table:style-name="ce1" office:value-type="date" office:date-value="2025-01-20" calcext:value-type="date">
            <text:p>2025-01-20</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Roof Plans, Elevation Plans, Site</text:p>
          </table:table-cell>
          <table:table-cell office:value-type="string" calcext:value-type="string">
            <text:p>Rambler - One Story</text:p>
          </table:table-cell>
          <table:table-cell table:number-columns-repeated="2"/>
          <table:table-cell office:value-type="string" calcext:value-type="string">
            <text:p>true</text:p>
          </table:table-cell>
          <table:table-cell table:number-columns-repeated="4"/>
          <table:table-cell office:value-type="string" calcext:value-type="string">
            <text:p>false</text:p>
          </table:table-cell>
          <table:table-cell table:number-columns-repeated="3"/>
          <table:table-cell office:value-type="string" calcext:value-type="string">
            <text:p>RANDYS FOLLOWING UP.</text:p>
            <text:p/>
            <text:p>5/30/25  Leon called Randy, Randy thinks they went with frontline.  **Not Interested.**</text:p>
            <text:p/>
            <text:p>1/20/25  Randy emailed the proposal &amp; prelim design to Jon.</text:p>
            <text:p/>
            <text:p>1/14/25 Randy had a site visit.</text:p>
            <text:p/>
            <text:p>1/14/25     I called, texted, asked if he would be home today from 12-2:30? Randy is in Boulder and he could stop by for site visit.  He texted said around 2:30 would work.</text:p>
            <text:p/>
            <text:p>1/10/25      Had a short phone call w/Jon. I explained our system. He wants to include the garage on a proposal. I told him we hope to have a proposal for him by the middle of next week. I vetted him for a double pump system up to $210K .</text:p>
            <text:p/>
            <text:p>I received RFQ.</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8">
          <table:table-cell office:value-type="string" calcext:value-type="string">
            <text:p>Ramaa Mosley</text:p>
          </table:table-cell>
          <table:table-cell office:value-type="float" office:value="3106000426" calcext:value-type="float">
            <text:p>3106000426</text:p>
          </table:table-cell>
          <table:table-cell office:value-type="string" calcext:value-type="string">
            <text:p>Ramaamosley@gmail.com</text:p>
          </table:table-cell>
          <table:table-cell office:value-type="string" calcext:value-type="string">
            <text:p>1420 McAndrew road, -</text:p>
            <text:p>Ojai, CA 05251</text:p>
            <text:p>US</text:p>
          </table:table-cell>
          <table:table-cell office:value-type="float" office:value="1324" calcext:value-type="float">
            <text:p>1324</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table:number-columns-repeated="2"/>
          <table:table-cell office:value-type="string" calcext:value-type="string">
            <text:p>true</text:p>
          </table:table-cell>
          <table:table-cell office:value-type="string" calcext:value-type="string">
            <text:p>Jason Davenport</text:p>
          </table:table-cell>
          <table:table-cell table:number-columns-repeated="3"/>
          <table:table-cell office:value-type="string" calcext:value-type="string">
            <text:p>false</text:p>
          </table:table-cell>
          <table:table-cell table:number-columns-repeated="3"/>
          <table:table-cell office:value-type="string" calcext:value-type="string">
            <text:p>JASONS FOLLOW UP.                   </text:p>
            <text:p/>
            <text:p>I sent lead to Jason to follow up with LTR.</text:p>
            <text:p/>
            <text:p>1/24/25  I emailed them the pricing I received for the LTR spray.         </text:p>
            <text:p/>
            <text:p>1/23/30  I spoke to her husband, Cameron Gray. He had lots of questions but was very interested in the LTR. Wants a quote for spraying from Jason.              </text:p>
            <text:p/>
            <text:p>1/20/25  I emailed LTR pkg and MSDS info.          </text:p>
            <text:p/>
            <text:p>1/18/25  She emailed wanted options for her bungalow home.             </text:p>
            <text:p/>
            <text:p>1/17/25  I called, left message , texted, told her I sent info via WeTransfer and the email will expire in 3 days.                  </text:p>
            <text:p/>
            <text:p>1/1/25  Received RFQ.          i Called, left message. Asked for best day/time to call?               She texted, scheduled with them for 11 pst. 1cst. For Fri. 1/17/25.     </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9">
          <table:table-cell office:value-type="string" calcext:value-type="string">
            <text:p>Frank Kniss</text:p>
          </table:table-cell>
          <table:table-cell office:value-type="string" calcext:value-type="string">
            <text:p>619-519-0146</text:p>
          </table:table-cell>
          <table:table-cell office:value-type="string" calcext:value-type="string">
            <text:p>th1900@hotmail.com</text:p>
          </table:table-cell>
          <table:table-cell office:value-type="string" calcext:value-type="string">
            <text:p>420 Celebration Ln</text:p>
            <text:p>Santa Paula , CA 93060</text:p>
            <text:p>US</text:p>
          </table:table-cell>
          <table:table-cell office:value-type="float" office:value="1325" calcext:value-type="float">
            <text:p>1325</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3/13/25 <text:s/>He texted again, we visited. System is too expensive. Not interested.</text:p>
          </table:table-cell>
          <table:table-cell/>
          <table:table-cell office:value-type="string" calcext:value-type="string">
            <text:p>Two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5/28/25  Hasnt responded.  **Not Interested.**     </text:p>
            <text:p/>
            <text:p>5/8/25  Leon emailed, asked if he looked at all the LTR info sent him and if hes ready to schedule a manual spray application for the quoted $5500?      FU 5/28/25</text:p>
            <text:p/>
            <text:p>4/25/25  Leon emailed, checking back on email I sent on 4/4/25 with links to LTR info including MSDS info and the opportunity to protect your home w/manual spray appl. for $5500. Have you made a decision on how youd like to move forward? Let me know.    FU 5/8/25</text:p>
            <text:p/>
            <text:p>4/4/25  I emailed Frank, introduced him to our LTR. I attached the LTR pkg and the MSDS sheet, I told him we could spray his home for $5500.  FU 4/24/25</text:p>
            <text:p/>
            <text:p>1/14/25 Frank texted, asked if we could talk. I was on the phone. I texted, said I could in 10 minutes. He texted said that will not work. Hell check back later.</text:p>
            <text:p/>
            <text:p>1/13/25 I called, left message and texted, asked for best day and time to visit about the RFE he sent.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table:style-name="Default"/>
        </table:table-row>
        <table:table-row table:style-name="ro9">
          <table:table-cell office:value-type="string" calcext:value-type="string">
            <text:p>Haven McVarish</text:p>
          </table:table-cell>
          <table:table-cell office:value-type="string" calcext:value-type="string">
            <text:p>310-266-4169</text:p>
          </table:table-cell>
          <table:table-cell office:value-type="string" calcext:value-type="string">
            <text:p>haven@havensmcv.com</text:p>
          </table:table-cell>
          <table:table-cell office:value-type="string" calcext:value-type="string">
            <text:p>20932 Canyon Trail</text:p>
            <text:p>Topanga, CA 90290</text:p>
            <text:p>US</text:p>
          </table:table-cell>
          <table:table-cell office:value-type="float" office:value="1335" calcext:value-type="float">
            <text:p>1335</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2/19/25 He emailed, too much money. Dont reply. NOT INTERESTED. <text:s text:c="2"/></text:p>
          </table:table-cell>
          <table:table-cell/>
          <table:table-cell office:value-type="string" calcext:value-type="string">
            <text:p>Three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2/18/25  I emailed, asked if hes still interested in our system. Ive called, left messages and texts. Im sure you had an initial interest to learn more about how to save your home in a wildfire.  I asked him to contact me.         </text:p>
            <text:p/>
            <text:p>2/8/25 Char called, left message for him to contact Leon, our Sales supervisor.</text:p>
            <text:p/>
            <text:p>1/21/25 I emailed, asked if he would like to discuss the RFQ and would appreciate any info he could give. I attached our homeowner pkg.  </text:p>
            <text:p/>
            <text:p>1/20/25 He emailed, he still doesnt have any idea of the cost of the system.  Asked if we need more info.     </text:p>
            <text:p/>
            <text:p>1/13/25 I called, left message, texted, asked for best day/time to discuss the RFQ?             </text:p>
            <text:p/>
            <text:p> 1/11/13 I received RFQ.</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0">
          <table:table-cell office:value-type="string" calcext:value-type="string">
            <text:p>Sara Horn</text:p>
          </table:table-cell>
          <table:table-cell office:value-type="string" calcext:value-type="string">
            <text:p>(970) 729-3348</text:p>
          </table:table-cell>
          <table:table-cell office:value-type="string" calcext:value-type="string">
            <text:p>sarajcollett@gmail.com</text:p>
          </table:table-cell>
          <table:table-cell office:value-type="string" calcext:value-type="string">
            <text:p>210 Mountain View Ln.</text:p>
            <text:p>Norwood, CO 81423</text:p>
            <text:p>US</text:p>
          </table:table-cell>
          <table:table-cell office:value-type="float" office:value="1326" calcext:value-type="float">
            <text:p>1326</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true</text:p>
          </table:table-cell>
          <table:table-cell office:value-type="string" calcext:value-type="string">
            <text:p>Jason Davenport</text:p>
          </table:table-cell>
          <table:table-cell/>
          <table:table-cell office:value-type="string" calcext:value-type="string">
            <text:p>https://cloud.waveguardco.net/index.php/s/jxGAxtoSqTn9sdy</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6/20/25  No responses. **Not interested.**</text:p>
            <text:p/>
            <text:p>5/14/25  Leon emailed, asked if she has any interest to move forward with our LTR spray application?       FU 6/20/25</text:p>
            <text:p/>
            <text:p>4/14/25  I called, left message, texted, asked if shes made any decision on her next steps? Let me know.         FU 5/14/25</text:p>
            <text:p/>
            <text:p>2/25/25  I called, left message, asked if shes still interested? Follow up 4/11/25.</text:p>
            <text:p/>
            <text:p>2/1/15  I emailed her the "QtoA" doc.      I</text:p>
            <text:p/>
            <text:p>1/16/25  I called, she shared about her property &amp; a neighbor challenge setting off fires. Shes contacted several companies for quote. I need to send her the Questions to Ask doc when shes comparing other companies. Also sent LTR mktg info.</text:p>
            <text:p/>
            <text:p>1/14/25  She texted, asked if we could talk on Thur 1/15?   I texted, we set it for 11am cst.</text:p>
            <text:p/>
            <text:p>1/13/25  I called, left message, texted, asked for best day/time to discuss the RFQ?</text:p>
            <text:p/>
            <text:p>1/12/25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Keshara Parker <text:s/>#2</text:p>
          </table:table-cell>
          <table:table-cell office:value-type="float" office:value="3107172895" calcext:value-type="float">
            <text:p>3107172895</text:p>
          </table:table-cell>
          <table:table-cell office:value-type="string" calcext:value-type="string">
            <text:p>kesharaparker@mac.com</text:p>
          </table:table-cell>
          <table:table-cell office:value-type="string" calcext:value-type="string">
            <text:p>2200 Summitridge Drive </text:p>
            <text:p>Beverly Hills , CA 90265</text:p>
            <text:p>US</text:p>
          </table:table-cell>
          <table:table-cell office:value-type="float" office:value="1327" calcext:value-type="float">
            <text:p>1327</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AfYjSNgTm3PtdrL</text:p>
          </table:table-cell>
          <table:table-cell office:value-type="string" calcext:value-type="string">
            <text:p>https://cloud.waveguardco.net/index.php/s/RQwWFPqcQFbwd5G</text:p>
          </table:table-cell>
          <table:table-cell/>
          <table:table-cell office:value-type="string" calcext:value-type="string">
            <text:p>false</text:p>
          </table:table-cell>
          <table:table-cell table:number-columns-repeated="3"/>
          <table:table-cell office:value-type="string" calcext:value-type="string">
            <text:p>5/7/25 No responses. **Not Interested.**</text:p>
            <text:p/>
            <text:p>3/15/25    I texted Jason, asked him to loook for the preliminary Colt sent him on either 1/22 or 1/23???</text:p>
            <text:p/>
            <text:p>3/14/25  I called, left message, texted &amp; emailed, asked if the owners have made any decisions on having wG system? Any info you can provide is appreciated.     FU 5/6/25</text:p>
            <text:p/>
            <text:p>3/1/25  I called, left message &amp; emailed, asked if shes heard any updates from owners on their next step?  I also attached video link for the saved home in Malibu.</text:p>
            <text:p/>
            <text:p>Jason has preliminary from Colt</text:p>
            <text:p/>
            <text:p>Had site visit.</text:p>
            <text:p/>
            <text:p>1/13/25  She texted asked us to create another proposal for a 2nd home by the same owner. I received that RFQ.</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
          <table:table-cell office:value-type="string" calcext:value-type="string">
            <text:p>Quinton Reiff (Estate Mgr.) <text:s/>Judi Paul (Owner)</text:p>
          </table:table-cell>
          <table:table-cell office:value-type="float" office:value="13032638016" calcext:value-type="float">
            <text:p>13032638016</text:p>
          </table:table-cell>
          <table:table-cell office:value-type="string" calcext:value-type="string">
            <text:p>Quinton.Reiff@gmail.com</text:p>
          </table:table-cell>
          <table:table-cell office:value-type="string" calcext:value-type="string">
            <text:p>3787 Spring Valley Road; Boulder, CO 80304-1006US</text:p>
          </table:table-cell>
          <table:table-cell office:value-type="float" office:value="1330" calcext:value-type="float">
            <text:p>1330</text:p>
          </table:table-cell>
          <table:table-cell office:value-type="string" calcext:value-type="string">
            <text:p>Completed Estimate</text:p>
          </table:table-cell>
          <table:table-cell table:style-name="ce1" office:value-type="date" office:date-value="2025-01-24" calcext:value-type="date">
            <text:p>2025-01-2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mRcDLwnxyRce5Fr</text:p>
          </table:table-cell>
          <table:table-cell/>
          <table:table-cell office:value-type="string" calcext:value-type="string">
            <text:p>false</text:p>
          </table:table-cell>
          <table:table-cell table:number-columns-repeated="3"/>
          <table:table-cell office:value-type="string" calcext:value-type="string">
            <text:p>RANDYS FOLLOWING UP</text:p>
            <text:p/>
            <text:p>Owner decided to go with waveGUARD!  Installation was completed June 2025.</text:p>
            <text:p/>
            <text:p>1/27/25 Quinter told Randy the owner wants comparison quote.</text:p>
            <text:p/>
            <text:p>1/14/25 Randy completed site visit with Quinton.</text:p>
            <text:p/>
            <text:p>1/13/25  Received RFE</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6"/>
          <table:table-cell office:value-type="string" calcext:value-type="string">
            <text:p>Owner decided to go with waveGUARD! <text:s/>Installation was completed June 2025.</text:p>
          </table:table-cell>
          <table:table-cell table:number-columns-repeated="2"/>
          <table:table-cell office:value-type="string" calcext:value-type="string">
            <text:p>true</text:p>
          </table:table-cell>
        </table:table-row>
        <table:table-row table:style-name="ro3">
          <table:table-cell office:value-type="string" calcext:value-type="string">
            <text:p>Bob Komin</text:p>
          </table:table-cell>
          <table:table-cell office:value-type="string" calcext:value-type="string">
            <text:p>650-465-4954</text:p>
          </table:table-cell>
          <table:table-cell office:value-type="string" calcext:value-type="string">
            <text:p>bkomin@gmail.com</text:p>
          </table:table-cell>
          <table:table-cell office:value-type="string" calcext:value-type="string">
            <text:p>178 Pinon Dr</text:p>
            <text:p>Portola Valley , CA 94028</text:p>
            <text:p>US</text:p>
          </table:table-cell>
          <table:table-cell office:value-type="float" office:value="1332" calcext:value-type="float">
            <text:p>1332</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9yZAAgNYYCRbCJe</text:p>
          </table:table-cell>
          <table:table-cell/>
          <table:table-cell office:value-type="string" calcext:value-type="string">
            <text:p>false</text:p>
          </table:table-cell>
          <table:table-cell office:value-type="string" calcext:value-type="string">
            <text:p>Neighbor</text:p>
          </table:table-cell>
          <table:table-cell table:number-columns-repeated="2"/>
          <table:table-cell office:value-type="string" calcext:value-type="string">
            <text:p>7/11/25  Hasnt responded. **Not interested.**</text:p>
            <text:p/>
            <text:p>6/5/25  Leon emailed, asked if he had the chance to review the LTR info sent him on 5/21/25 as a viable option to protect his home from wildfires?         FU 7/11/25</text:p>
            <text:p/>
            <text:p>5/21/25  Leon emailed, asked if he still has an interest in our system even though our cost was twice as much as you expected? If not, there is a 2nd option of a manual LTR spray application that Ive included links to review. Let me know your thoughts after reviewing the info thats included.       FU 6/5/25</text:p>
            <text:p/>
            <text:p>2/24/25 He emailed, had lots of questions. Said he didnt think that price is what he originally thought it would be. Said to pass for now. He wants to live there for a bit &amp; do other mitigation. Follow up 5/21/25.                     I emailed the approximate range is between $170-210K . With proposal youll get an accurate price. Still want to zoom call?          Zoom call for today was cancelled. He wanted an accurate price before we visit.  I emailed, said itll be 2-3 wks before we get a proposal. We postponed till then.       I emailed said theres no cost for visit,  well discuss price on our visit today.</text:p>
            <text:p/>
            <text:p>2/17/25  He finally emailed, said hes hard to get a hold of most days but is available on the 24, 25 and 26th. We can zoom or just talk.         I emailed him Mon 2/24/15 at 2 pst works.</text:p>
            <text:p/>
            <text:p>2/16/25  Leon emailed him said hes reached out many time trying to connect and discuss his interest in the wG wildfire system. Havent received any reply but did attach the homeowner info and link to the video of the home we saved in the Malibu fire. Please let me know how you want to contiue this if interested.</text:p>
            <text:p/>
            <text:p>2/5/25  Leon called, left message, again..asked for time to visit if still interested in teh wG system?</text:p>
            <text:p/>
            <text:p>1/24/25 Leon emailed Bob, told him he reached out a couple of times to discuss the RFE so he asked again for best day and time to visit?</text:p>
            <text:p/>
            <text:p>1/14/24  Leon called, left message, texted asked for a day and time to dicuss his RFE request.</text:p>
            <text:p/>
            <text:p>1/14/25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0">
          <table:table-cell office:value-type="string" calcext:value-type="string">
            <text:p>Sky Bartsch - Amalfi Project</text:p>
          </table:table-cell>
          <table:table-cell office:value-type="string" calcext:value-type="string">
            <text:p>818-274-8091</text:p>
          </table:table-cell>
          <table:table-cell office:value-type="string" calcext:value-type="string">
            <text:p>sbartsch@tylerdev.com</text:p>
          </table:table-cell>
          <table:table-cell office:value-type="string" calcext:value-type="string">
            <text:p>1101 North Amalifi Drive</text:p>
            <text:p>Los Angeles, CA 90272</text:p>
            <text:p>US</text:p>
          </table:table-cell>
          <table:table-cell office:value-type="float" office:value="1333" calcext:value-type="float">
            <text:p>1333</text:p>
          </table:table-cell>
          <table:table-cell office:value-type="string" calcext:value-type="string">
            <text:p>Closed Lost</text:p>
          </table:table-cell>
          <table:table-cell table:style-name="ce1" office:value-type="date" office:date-value="2025-01-22" calcext:value-type="date">
            <text:p>2025-01-22</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5"/>
          <table:table-cell office:value-type="string" calcext:value-type="string">
            <text:p>false</text:p>
          </table:table-cell>
          <table:table-cell/>
          <table:table-cell office:value-type="string" calcext:value-type="string">
            <text:p>https://cloud.waveguardco.net/index.php/s/ZLznedJ4BxaBy7w</text:p>
          </table:table-cell>
          <table:table-cell office:value-type="string" calcext:value-type="string">
            <text:p>https://cloud.waveguardco.net/index.php/s/rQ4xkQTpLBtG2mY</text:p>
          </table:table-cell>
          <table:table-cell/>
          <table:table-cell office:value-type="string" calcext:value-type="string">
            <text:p>false</text:p>
          </table:table-cell>
          <table:table-cell table:number-columns-repeated="3"/>
          <table:table-cell office:value-type="string" calcext:value-type="string">
            <text:p>RANDYS FOLLOWING UP.</text:p>
            <text:p/>
            <text:p>5/8/25  Leon emailed, asked what time today works for him to have a phone call?                       Sky emailed said client opted to go with another vendor.    **Not Interested.**                                                                   Leon emailed, told him we recently found out he was not the GC. Asked him what his title was with their company or did they sub contract out with GC to do the actual work?                              Sky emailed, hes project mgr and a site superintendent runs the day to day operations at the site.</text:p>
            <text:p/>
            <text:p>4/17/25  I emailed Sky, mentioned the Amalfi site visit and our discussion. He explained what his thoughts were and his input of what happened.  I queried him on his understanding of our system and it was weak at least. I sent him our Questions to Ask doc. when comparing systems.   I also asked him about resurrecting the project and what needs to be done to make that happen. I also mentioned Embers Protection Services and if I heard him correctly that the owner or their representing them told you all the heads come on at once?  Told him thats not possible. We have the patent.  Hes misinformed.            FU 5/7/25</text:p>
            <text:p/>
            <text:p>3/6/25   I called Sky told him Jason could not do a visit on 3/19 Sky texted me asked if Jason would be available for a site visit with the owner on 3/19 but will be in the area on the 12th or 13th. Sky said that could work. Want him to figure out if pool water could be used. If not determine best place for tanks. Then theyll schedule a phone or zoom with the owner to see when shes available for a discussion.</text:p>
            <text:p/>
            <text:p>3/5/25  Sky texted me wanted to know if Jason can do site visit on 3/19?</text:p>
            <text:p/>
            <text:p>2/10/25   I called, left message, texted &amp; emailed, asked where they are with the Amalifi project? Asked if he heard from owner and what their next step is?       He emailed, he sent the proposal to them last week and asked when they wanted to meet with all bidders including us. Once he hears back hell reach out.</text:p>
            <text:p/>
            <text:p>2/4/25 I texted, checking in about the Amalfi project. Have you shared the proposal with the owners? If yes, whats the next step? Do they want a site visit?</text:p>
            <text:p/>
            <text:p>1/22/25 I emailed proposal &amp; cad drawing to Sky.</text:p>
            <text:p/>
            <text:p>1/13/25  Received RFE.   Per Colt, Randy already ordered a proposal for Sky. This is for the Amafli Remodel.</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3">
          <table:table-cell office:value-type="string" calcext:value-type="string">
            <text:p>Peter Huh</text:p>
          </table:table-cell>
          <table:table-cell office:value-type="string" calcext:value-type="string">
            <text:p>213-494-0336</text:p>
          </table:table-cell>
          <table:table-cell office:value-type="string" calcext:value-type="string">
            <text:p>pehuh@yahoo.com</text:p>
          </table:table-cell>
          <table:table-cell office:value-type="string" calcext:value-type="string">
            <text:p>1 Crest Road East </text:p>
            <text:p>Rolling Hills , CA 90274</text:p>
            <text:p>US</text:p>
          </table:table-cell>
          <table:table-cell office:value-type="float" office:value="1328" calcext:value-type="float">
            <text:p>1328</text:p>
          </table:table-cell>
          <table:table-cell office:value-type="string" calcext:value-type="string">
            <text:p>Closed Lost</text:p>
          </table:table-cell>
          <table:table-cell table:style-name="ce1" office:value-type="date" office:date-value="2025-01-24" calcext:value-type="date">
            <text:p>2025-01-2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number-columns-repeated="2"/>
          <table:table-cell office:value-type="string" calcext:value-type="string">
            <text:p>https://cloud.waveguardco.net/index.php/s/65xRD2XbnRw8R3i</text:p>
          </table:table-cell>
          <table:table-cell/>
          <table:table-cell office:value-type="string" calcext:value-type="string">
            <text:p>false</text:p>
          </table:table-cell>
          <table:table-cell table:number-columns-repeated="3"/>
          <table:table-cell office:value-type="string" calcext:value-type="string">
            <text:p>5/14/25  Never responded.  Not Interested.</text:p>
            <text:p/>
            <text:p>4/4/25  I called left message and emailed. Asked if he was still interested in a site visit and learning more about our system. If no, let me know and Ill cease reaching out. If yes, please let me know when we can speak.                             FU 5/15/25.</text:p>
            <text:p/>
            <text:p>3/8/25    I called Stephen George,, left message texted asked if hes let me know if Peter is available for a site visit for all 4 properties?</text:p>
            <text:p/>
            <text:p>3/1/25   I called, left message &amp; emailed, asked when would be a good day &amp; time to speak about setting up a site visit for him ?</text:p>
            <text:p/>
            <text:p>1/30/25    Peter texted. said hes out of the country and will return 2/20. Ill reconnect then.</text:p>
            <text:p/>
            <text:p>1/29/25   I called, texted, asked if he could be available tomorrow for site visit for the 4 homes?</text:p>
            <text:p/>
            <text:p>1/24/25   I sent main house &amp; guest house proposal &amp; Preliminary design.</text:p>
            <text:p/>
            <text:p>1/17/25  I emailed him a WeTransfer file and followed up with email letting him know it will expire if not opened within 3 days.</text:p>
            <text:p/>
            <text:p>1/14/25  I asked him to complete the RFQs for his son and brother. Ordered Preliminary from Colt.</text:p>
            <text:p/>
            <text:p>1/13/25   Received RFQ. I called spoke to Peter. He liked our system, discussed his property. He wants a site visit. He also wants a site visit for his daughters home, sons home &amp; brothers hom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
          <table:table-cell office:value-type="string" calcext:value-type="string">
            <text:p>Jeff Vargas</text:p>
          </table:table-cell>
          <table:table-cell office:value-type="string" calcext:value-type="string">
            <text:p>858-736-6118</text:p>
          </table:table-cell>
          <table:table-cell office:value-type="string" calcext:value-type="string">
            <text:p>vargas_jeff@yahoo.com</text:p>
          </table:table-cell>
          <table:table-cell office:value-type="string" calcext:value-type="string">
            <text:p>13067 Via Caballo Rojo</text:p>
            <text:p>San Diego, CA 92129</text:p>
            <text:p>US</text:p>
          </table:table-cell>
          <table:table-cell office:value-type="float" office:value="1329" calcext:value-type="float">
            <text:p>1329</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true</text:p>
          </table:table-cell>
          <table:table-cell office:value-type="string" calcext:value-type="string">
            <text:p>Jason Davenport</text:p>
          </table:table-cell>
          <table:table-cell/>
          <table:table-cell office:value-type="string" calcext:value-type="string">
            <text:p>https://cloud.waveguardco.net/index.php/s/KXdg5NdEPttC5pg</text:p>
          </table:table-cell>
          <table:table-cell/>
          <table:table-cell office:value-type="string" calcext:value-type="string">
            <text:p>false</text:p>
          </table:table-cell>
          <table:table-cell table:number-columns-repeated="3"/>
          <table:table-cell office:value-type="string" calcext:value-type="string">
            <text:p>JASONS FOLLOW UP.                 </text:p>
            <text:p/>
            <text:p>I sent to Jason to follow up with LTR.</text:p>
            <text:p/>
            <text:p>1/21/25   I emailed LTR info he asked for and asked him to let me know when he would like to consider a spray application.           </text:p>
            <text:p/>
            <text:p>1/20/25   I called spoke to Jeff, system too expensive but he wants me to send LTR mktg pkg and the MSDS info. Hell look at it &amp; discuss with his spouse.            </text:p>
            <text:p/>
            <text:p>1/14/25   I received RFQ. I called, left message, texted, asked for best day/time to discuss RFQ?</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3">
          <table:table-cell office:value-type="string" calcext:value-type="string">
            <text:p>Arthur Guimaraes</text:p>
          </table:table-cell>
          <table:table-cell office:value-type="string" calcext:value-type="string">
            <text:p><text:s/>650-732-9480</text:p>
          </table:table-cell>
          <table:table-cell office:value-type="string" calcext:value-type="string">
            <text:p>a_guimaraes@rogers.com</text:p>
          </table:table-cell>
          <table:table-cell office:value-type="string" calcext:value-type="string">
            <text:p>1228 Grand View Drive</text:p>
            <text:p>Berkeley, CA 94705</text:p>
            <text:p>US</text:p>
          </table:table-cell>
          <table:table-cell office:value-type="float" office:value="1336" calcext:value-type="float">
            <text:p>1336</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true</text:p>
          </table:table-cell>
          <table:table-cell office:value-type="string" calcext:value-type="string">
            <text:p>Jason Davenport</text:p>
          </table:table-cell>
          <table:table-cell/>
          <table:table-cell office:value-type="string" calcext:value-type="string">
            <text:p>https://cloud.waveguardco.net/index.php/s/Ywo7RS3oNGzWm5g</text:p>
          </table:table-cell>
          <table:table-cell/>
          <table:table-cell office:value-type="string" calcext:value-type="string">
            <text:p>false</text:p>
          </table:table-cell>
          <table:table-cell table:number-columns-repeated="3"/>
          <table:table-cell office:value-type="string" calcext:value-type="string">
            <text:p>JASONS FOLLOW UP.             </text:p>
            <text:p/>
            <text:p>3/14/25 I sent lead to Jason to follow up with LTR.</text:p>
            <text:p/>
            <text:p>1/25/24  I emailed, asked him about an interest in our LTR and I sent him the LTR package.              </text:p>
            <text:p/>
            <text:p>1/24/25  He emailed, too expensive. </text:p>
            <text:p/>
            <text:p>1/24/25  I called, left message &amp; texted, asked for any updates regarding his visit with his spouse?               </text:p>
            <text:p/>
            <text:p>1/21/25  he texted, not yet.  </text:p>
            <text:p/>
            <text:p>1/21/25  I called, left message.      </text:p>
            <text:p/>
            <text:p>1/20/25  called 1/20 he wants me to call him tomorrow morning @11 cst.       . </text:p>
            <text:p/>
            <text:p>1/14/25  I called, we discussed our system, he liked it. Was referred to us by friend, Darin Krane. Needs a single pump.  Hell discuss with his wife &amp; get back with us. If they go forward theyll want a site visit.</text:p>
            <text:p/>
            <text:p>Received RFQ</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11">
          <table:table-cell office:value-type="string" calcext:value-type="string">
            <text:p>Ronnie Enriquez. 47 Golden Eagle, Irvine, CA</text:p>
          </table:table-cell>
          <table:table-cell office:value-type="string" calcext:value-type="string">
            <text:p>949-615-4610</text:p>
          </table:table-cell>
          <table:table-cell office:value-type="string" calcext:value-type="string">
            <text:p>ronnie@enriquezpools.com</text:p>
          </table:table-cell>
          <table:table-cell office:value-type="string" calcext:value-type="string">
            <text:p>47 Golden Eagle </text:p>
            <text:p>Irvine, CA 92603</text:p>
            <text:p>US</text:p>
          </table:table-cell>
          <table:table-cell office:value-type="float" office:value="1331" calcext:value-type="float">
            <text:p>1331</text:p>
          </table:table-cell>
          <table:table-cell office:value-type="string" calcext:value-type="string">
            <text:p>To Contracting</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Elevation Plans, Site</text:p>
          </table:table-cell>
          <table:table-cell office:value-type="string" calcext:value-type="string">
            <text:p>Three Story</text:p>
          </table:table-cell>
          <table:table-cell table:number-columns-repeated="2"/>
          <table:table-cell office:value-type="string" calcext:value-type="string">
            <text:p>true</text:p>
          </table:table-cell>
          <table:table-cell table:number-columns-repeated="4"/>
          <table:table-cell office:value-type="string" calcext:value-type="string">
            <text:p>false</text:p>
          </table:table-cell>
          <table:table-cell/>
          <table:table-cell office:value-type="string" calcext:value-type="string">
            <text:p>Insurance Company</text:p>
          </table:table-cell>
          <table:table-cell/>
          <table:table-cell office:value-type="string" calcext:value-type="string">
            <text:p>7/24/25  L called Jason, Pool is complete, water is in and their plans are to **finish the** **project on Fri Aug 1, 2025.**       FU 8/4/25</text:p>
            <text:p/>
            <text:p>7/7/25  Leon texted Michael and Randy what Ronnie said on 7/3/25.  Michael texted back and said he saw it.       FU 7/30/25</text:p>
            <text:p/>
            <text:p>7/3/25   Ronnie texted, said final pmt was initiated today, wG should get it either 7/7 or 7/8. Also said pool water has not been added yet to complete the final check and certification from wG.</text:p>
            <text:p/>
            <text:p>6/24/25  Michael sent *final invoice* for me to send to Ronnie.      I emailed Final Invoice to Ronnie and copied Randy.       FU 7/7/25</text:p>
            <text:p/>
            <text:p>6/24/25  Leon texted Ben asked when install will begin for this property?         Ben texted, said started yesterday 6/24/25 &amp; hope to have completed by 6/30 or 7/1/25.</text:p>
            <text:p/>
            <text:p>6/2/25  Jason reached out to Ronnie to let him know the scheduled install date will be the last week in June around the 30th.     FU 6/27/25</text:p>
            <text:p/>
            <text:p>4/16/25  I emailed invoice 4/15/25, Equipment was received and manufacturing has begun.  FU 5/27/25</text:p>
            <text:p/>
            <text:p>3/3/25  Michael texted said their 50% wire transfer came in.  I let Ronnie know.         FU 4/29/25</text:p>
            <text:p/>
            <text:p>2/28/25  I called, said we havent received the 50% wire pmt. He said hell find out and get back. He got back, said he spoke to the accountant , he said this acct has a $100k weekly spend limit and its been met last Monday 2/24/25.  He said theyll wire the pmt Monday 3/3/25 for the wG deposit.</text:p>
            <text:p/>
            <text:p>2/25/25  I called, left message and texted asked if he had a conversation with the owner about our discussion yesterday?</text:p>
            <text:p/>
            <text:p>2/24/25  I called explained how the owner signing the Agreement &amp; sending the 50% deposit will start the process of a complete design to send to Jason for his contract and will tie the two contracts together.</text:p>
            <text:p/>
            <text:p>2/20/25   Michael sent me the Supply Agreement, Sales Order and Invoice. I emailed them to Ronnie then called him and explained them to him Hes going to share them with the owner tomorrow.</text:p>
            <text:p/>
            <text:p>2/20/25   I called Ronnie, spoke about the cabinet location for the gravity feed and he worked out a way for us to make that happen from the pool equipment. I asked who should be on the supply Agreement. He wants the owner name - Daniel Kim.  However, Ronnie still needs to be the main contact. I asked Michael for a Supply Agreement!</text:p>
            <text:p/>
            <text:p>2/19/25 I emailed, checking in again to see if theres been any new ideas regarding getting gravity feed to use the pool water? Im hoping that has been found this past week. We need to get to the next step for all of us.  Any suggestions if the owner wants to move forward?                He emailed, the owner approved and would like to move forward with the project. Please give me a call tomorrow to discuss the feed line from the pool.</text:p>
            <text:p/>
            <text:p>2/15/25   I called, didnt answer. I texted, checking in to see if you received the email with proposal &amp; prelim design. I also included link to Palisades/Malibu fires where our system saved a $37M home.</text:p>
            <text:p/>
            <text:p>2/12/25 I emailed proposal &amp; preliminary design.        Waiting on Jason to return his info for the pool preliminary.</text:p>
            <text:p/>
            <text:p>1/30/25 Jason had visit. Hes ready to move forward! Have to tap into pool but DOESNT have gravity feel. Do have access to pool equipment. He has a neighbor who wants to check our system out. Jason will check out different size tanks for see if anything will fit in small area.</text:p>
            <text:p/>
            <text:p>1/30/25  I called, verified Jason will be there tomorrow afternoon 1/30/25 between 1-3pm            I called, told Ronnie to try and get the home owner there tomorrow for a site visit.</text:p>
            <text:p/>
            <text:p>1/27/25 He emailed, owner wants to proceed &amp; get site visit scheduled. When can that happen? I called, verified their interest. He would like to know if he can get a discount? Also said the proposal was with tank water, they want to use pool water. I told him well refigure and let him know of any savings.</text:p>
            <text:p/>
            <text:p>1/24/25  I sent home Proposal &amp; Preliminary design.</text:p>
            <text:p/>
            <text:p>1/19/25  I called, told him the WeTransfer expires tomorrow. Hell attempt to forward it over to the owner. The owner wants to go forward!</text:p>
            <text:p/>
            <text:p>1/16/25  I emailed mktg pkg and sent a WeTransfer with pictures and videos of wG.</text:p>
            <text:p/>
            <text:p>1/14/25  Ronnie called, owner very interested to protect his home. Vetted up to $210. Hell verify with owner. Will use pool water and put in new water line to attach to our cabinet for gravity feed. Will need site visit. Contact Jason &amp; team. Create proposal.</text:p>
            <text:p/>
            <text:p>1/14/25  Received RFQ.</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6"/>
          <table:table-cell office:value-type="string" calcext:value-type="string">
            <text:p>3/3/25 <text:s/>SOLD!! <text:s text:c="2"/>Michael texted said their 50% wire transfer payment came in.</text:p>
          </table:table-cell>
          <table:table-cell table:number-columns-repeated="2"/>
          <table:table-cell office:value-type="string" calcext:value-type="string">
            <text:p>true</text:p>
          </table:table-cell>
        </table:table-row>
        <table:table-row table:style-name="ro12">
          <table:table-cell office:value-type="string" calcext:value-type="string">
            <text:p>Darin Milmeister</text:p>
          </table:table-cell>
          <table:table-cell office:value-type="float" office:value="19175791428" calcext:value-type="float">
            <text:p>19175791428</text:p>
          </table:table-cell>
          <table:table-cell office:value-type="string" calcext:value-type="string">
            <text:p>darin@extractcapital.com</text:p>
          </table:table-cell>
          <table:table-cell office:value-type="string" calcext:value-type="string">
            <text:p>25546 Colette Way</text:p>
            <text:p>Calabasas, CA 91302-3149</text:p>
            <text:p>US</text:p>
          </table:table-cell>
          <table:table-cell office:value-type="float" office:value="1337" calcext:value-type="float">
            <text:p>1337</text:p>
          </table:table-cell>
          <table:table-cell office:value-type="string" calcext:value-type="string">
            <text:p>Closed Lost</text:p>
          </table:table-cell>
          <table:table-cell table:style-name="ce1" office:value-type="date" office:date-value="2025-01-31" calcext:value-type="date">
            <text:p>2025-01-31</text:p>
          </table:table-cell>
          <table:table-cell/>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8/25 <text:s/>Darin left a voice message and then also called and apologized but said hes decided to go with FL. He likes our system but just cant see spending that much for sprinklers on his roof. <text:s/>Mark at NOT INTERESTED.</text:p>
          </table:table-cell>
          <table:table-cell/>
          <table:table-cell office:value-type="string" calcext:value-type="string">
            <text:p>Two Story</text:p>
          </table:table-cell>
          <table:table-cell/>
          <table:table-cell office:value-type="string" calcext:value-type="string">
            <text:p>Randy Lang</text:p>
          </table:table-cell>
          <table:table-cell office:value-type="string" calcext:value-type="string">
            <text:p>false</text:p>
          </table:table-cell>
          <table:table-cell/>
          <table:table-cell office:value-type="string" calcext:value-type="string">
            <text:p>https://cloud.waveguardco.net/index.php/s/WtrWjmzFBtrNf4y</text:p>
          </table:table-cell>
          <table:table-cell office:value-type="string" calcext:value-type="string">
            <text:p>https://cloud.waveguardco.net/index.php/s/wZcXPnCMr7BkQ4K</text:p>
          </table:table-cell>
          <table:table-cell/>
          <table:table-cell office:value-type="string" calcext:value-type="string">
            <text:p>false</text:p>
          </table:table-cell>
          <table:table-cell table:number-columns-repeated="3"/>
          <table:table-cell office:value-type="string" calcext:value-type="string">
            <text:p>RANDYS FOLLOWING UP</text:p>
            <text:p/>
            <text:p>4/5/24  I texted, asked if hes decided on both the house &amp; perimeter system? Any updates would be appreciated.</text:p>
            <text:p/>
            <text:p>4/1/25  Randy said he sent text and called, has not heard back from him.</text:p>
            <text:p/>
            <text:p>3/25/25 Randy told me he created a new proposal adding the perimeter system. He told Darin if he doesnt want the perimeter system, he can just refer back to the previous proposal and prelim design.</text:p>
            <text:p/>
            <text:p>Randy emailed revised proposal to Darin.</text:p>
            <text:p/>
            <text:p>3/13/25  Colt emailed updated proposal to Jason. He added a perimeter system &amp; single cabinet.</text:p>
            <text:p/>
            <text:p>3/10/25 Visit went well. Pool wont work. Hes ok with size &amp; location of the tank. Randy recommended a partial perimeter system. So a new proposal is necessary.</text:p>
            <text:p/>
            <text:p>3/8/25 He texted said he can be available on 3/9 late afternoon.   Randy will stop by &amp; check out the water issue.</text:p>
            <text:p/>
            <text:p>3/7/25   texted and emailed, asked if hes available for Randy to stop by on 3/8/25? He answered, not around all weekend. Will get back w/you on the following week.</text:p>
            <text:p/>
            <text:p>2/28/25  He texted with another idea to protect his house using his pool pumps , a generator and a backup generator and our batteries so he wont need a water tank.           I texted said whos going to be responsible for the liability using your equipment? Will that be you?             He texted &amp; asked me to run it by the owners. I texted, said I will but theyll ask the same question, who assumes the liability, will that be you?</text:p>
            <text:p/>
            <text:p>2/25/25   I texted, asked again if he has a few minutes to speak about any updates he has from his pool guy getting gravity feed water to our cabinet?</text:p>
            <text:p/>
            <text:p>2/16/25  I texted checking back with you to see if your pool guy came up with a solution to a  gravity source to our cabinet? We know when that happens and we install our system your peace of mind will increase substantially. Let me know.</text:p>
            <text:p/>
            <text:p>2/10/25  I texted, asked for updates on pool solutions from his pool guy?           He texted, He said the idea is to put a transformer in the area and then have batteries for the pool pump. Hes having someone quote him on this. Asked if I could give him an idea of what the water tank footprint would be, dimensions. Asked for pictures of them on other peoples properties?                I texted back, Ill look for pictures, also Im not sure where youre going with the transformer &amp; battery idea?  Your home will need 5000 g. of water and it can be in any different sizes to make that work.            He texted back, he thought I was worried about his pool pumps so need a back up battery.           I texted back.  actually Darin, were not concerned about your pool pumps. We just need to tap into one of the pool pipes to gravity feed that water to our cabinets. Once we have that taken care of our system will open up that gate valve to let the water come to our pumps in our cabinets, where our pumps will pump the water to mix with our LTR to spray the roof.</text:p>
            <text:p/>
            <text:p>2/7/25   spoke to Darin, likes the system but is trying to figure our where to work the pumps into his surroundings.         When I spoke to Darin on 2/7/25 and he had his pool guy on the phone. I told him our dilemma, he said hell work on that.</text:p>
            <text:p/>
            <text:p>2/6/25  He texted, cant do today, change to tomorrow 2/7/25 at 11:30.  I sent him homeowner and video links.</text:p>
            <text:p/>
            <text:p>2/5/25  I called, left message, texted, asked for best day/time to discuss the proposal that was sent earlier.</text:p>
            <text:p/>
            <text:p>1/31/25  I sent proposal &amp; preliminary drawing to Darin.</text:p>
            <text:p/>
            <text:p>1/30/25  Jason completed visit. Had good discussion. He liked what he saw and will speak with his spouse.</text:p>
            <text:p/>
            <text:p>1/29/25  I called, spoke to Darin, Jason will be there for a site visit 1/30 at 7am.</text:p>
            <text:p/>
            <text:p>1/15/25  I called, We discussed his RFQ, I explained our system, we were referred to him by Cincinnati. He wants a proposal &amp; site visit. Factor in a perimeter system as well for addition options.  Cincinnati gave him 3 companies to contact: wG, Frontline &amp; Consumer Fire.  He and his family were evacuated 2 times by the recent Kenneth Fire and a couple of homes caught on fire near their home. Hes very motivated to do something.            Needs a site visit. I contacted Jason.</text:p>
            <text:p/>
            <text:p>1/14/25  He texted, anytime tomorrow.        I texted, 1pm pst.</text:p>
            <text:p/>
            <text:p>1/14/25  I called, left message, texted, asked for time/day to visit.</text:p>
            <text:p/>
            <text:p>1/14/25  I received RFQ.</text:p>
          </table:table-cell>
          <table:table-cell office:value-type="string" calcext:value-type="string">
            <text:p>Redo proposal, wants to add a partial perimeter system.</text:p>
          </table:table-cell>
          <table:table-cell/>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3-10" calcext:value-type="date">
            <text:p>2025-03-10</text:p>
          </table:table-cell>
          <table:table-cell table:number-columns-repeated="7"/>
          <table:table-cell office:value-type="string" calcext:value-type="string">
            <text:p>true</text:p>
          </table:table-cell>
        </table:table-row>
        <table:table-row table:style-name="ro8">
          <table:table-cell office:value-type="string" calcext:value-type="string">
            <text:p>Stephen George</text:p>
          </table:table-cell>
          <table:table-cell office:value-type="string" calcext:value-type="string">
            <text:p>� 323-818-6116</text:p>
          </table:table-cell>
          <table:table-cell office:value-type="string" calcext:value-type="string">
            <text:p>sgeorge521@gmail.com</text:p>
          </table:table-cell>
          <table:table-cell office:value-type="string" calcext:value-type="string">
            <text:p>8 Possum Ridge Rd.</text:p>
            <text:p>Rolling Hills, CA 90274</text:p>
            <text:p>US</text:p>
          </table:table-cell>
          <table:table-cell office:value-type="float" office:value="1338" calcext:value-type="float">
            <text:p>1338</text:p>
          </table:table-cell>
          <table:table-cell office:value-type="string" calcext:value-type="string">
            <text:p>Closed Lost</text:p>
          </table:table-cell>
          <table:table-cell table:style-name="ce1" office:value-type="date" office:date-value="2025-01-24" calcext:value-type="date">
            <text:p>2025-01-2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DkocFWZtG4PjSZn</text:p>
          </table:table-cell>
          <table:table-cell/>
          <table:table-cell office:value-type="string" calcext:value-type="string">
            <text:p>false</text:p>
          </table:table-cell>
          <table:table-cell table:number-columns-repeated="3"/>
          <table:table-cell office:value-type="string" calcext:value-type="string">
            <text:p>5/14/25 No responses. Not interested.</text:p>
            <text:p/>
            <text:p>Peter Huh is not answering my emails, call nor texts. This leave Stephen George in limbo because Peter was wanting to fund the cost of a system and I cant reach him.</text:p>
            <text:p/>
            <text:p>3/8/25   I called, left message &amp; texted, asked if hed let me know if Peter is available for a site visit for all 4 properties?</text:p>
            <text:p/>
            <text:p>3/7/25   I called, left message &amp; texted asked if his father-in-law was ok? Peter and I last texted on 1/30 and he was returning fo the US on 2/20. Ive reached out a number of times but have never heard back from him. Our owner is in CA for a few days and would be available for a site visit on Sunday if that works for Peter.</text:p>
            <text:p/>
            <text:p>1/30/25    Peter texted, we werent able to set up a site visit because he was out of the country. Hell return 2/20 &amp; well connect then.</text:p>
            <text:p/>
            <text:p>1/24/25   I sent the main house, casita &amp; shed proposal &amp; preliminary design.                 I</text:p>
            <text:p/>
            <text:p>1/19/25   ordered preliminary from Colt.</text:p>
            <text:p/>
            <text:p>1/14/25   Received RFQ.  I called, spoke to Peter. He created his daughter, Jihee Huh &amp; son-in-law, Stephen George RFQ &amp; he makes the final decisions.</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3">
          <table:table-cell office:value-type="string" calcext:value-type="string">
            <text:p>Andrew Kline</text:p>
          </table:table-cell>
          <table:table-cell office:value-type="float" office:value="2028416759" calcext:value-type="float">
            <text:p>2028416759</text:p>
          </table:table-cell>
          <table:table-cell office:value-type="string" calcext:value-type="string">
            <text:p>klineandrew@gmail.com</text:p>
          </table:table-cell>
          <table:table-cell office:value-type="string" calcext:value-type="string">
            <text:p>925 Nimbus Drive </text:p>
            <text:p>Granby , CO 80210</text:p>
            <text:p>US</text:p>
          </table:table-cell>
          <table:table-cell office:value-type="float" office:value="1334" calcext:value-type="float">
            <text:p>1334</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office:value-type="string" calcext:value-type="string">
            <text:p>Jason Davenport</text:p>
          </table:table-cell>
          <table:table-cell office:value-type="string" calcext:value-type="string">
            <text:p>https://cloud.waveguardco.net/index.php/s/NkQiWi36YwqNfqX</text:p>
          </table:table-cell>
          <table:table-cell office:value-type="string" calcext:value-type="string">
            <text:p>https://cloud.waveguardco.net/index.php/s/SYAKnXNdwqNjXNQ</text:p>
          </table:table-cell>
          <table:table-cell/>
          <table:table-cell office:value-type="string" calcext:value-type="string">
            <text:p>false</text:p>
          </table:table-cell>
          <table:table-cell table:number-columns-repeated="3"/>
          <table:table-cell office:value-type="string" calcext:value-type="string">
            <text:p>JASONS FOLLOW UP.                   </text:p>
            <text:p/>
            <text:p>3/14/25 Sent to Jason for LTR.</text:p>
            <text:p/>
            <text:p>1/15/25 He called wanted to look at our system again. Sent a new RFQ. Its the same as previous one he sent 6/11/2022. I explained our system again. Told him itll cost between $130-170K. He said that was still too high. We discussed the LTR. Its @ $7000. He needs to visit w/his wife &amp; get back with me.</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3">
          <table:table-cell office:value-type="string" calcext:value-type="string">
            <text:p>Andrew Heinlein</text:p>
          </table:table-cell>
          <table:table-cell office:value-type="string" calcext:value-type="string">
            <text:p>513-289-3774</text:p>
          </table:table-cell>
          <table:table-cell office:value-type="string" calcext:value-type="string">
            <text:p>andrew@lightbank.com</text:p>
          </table:table-cell>
          <table:table-cell office:value-type="string" calcext:value-type="string">
            <text:p>2955 East Valley Rd.</text:p>
            <text:p>Santa Barbara, CA 93108</text:p>
            <text:p>US</text:p>
          </table:table-cell>
          <table:table-cell office:value-type="float" office:value="1339" calcext:value-type="float">
            <text:p>1339</text:p>
          </table:table-cell>
          <table:table-cell office:value-type="string" calcext:value-type="string">
            <text:p>Completed Estimate</text:p>
          </table:table-cell>
          <table:table-cell table:style-name="ce1" office:value-type="date" office:date-value="2025-01-24" calcext:value-type="date">
            <text:p>2025-01-2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EWodefNyX6J223a</text:p>
          </table:table-cell>
          <table:table-cell office:value-type="string" calcext:value-type="string">
            <text:p>https://cloud.waveguardco.net/index.php/s/5nGEdQArdb8sRnF</text:p>
          </table:table-cell>
          <table:table-cell/>
          <table:table-cell office:value-type="string" calcext:value-type="string">
            <text:p>false</text:p>
          </table:table-cell>
          <table:table-cell table:number-columns-repeated="3"/>
          <table:table-cell office:value-type="string" calcext:value-type="string">
            <text:p>RANDYS FOLLOWING UP.</text:p>
            <text:p/>
            <text:p>3/19/25  I emailed said yes, it will fine tune your proposal. An hour should be plenty. The guys want to do this visit either this week or next week. Will you be home?    FU 8/20/25</text:p>
            <text:p/>
            <text:p>3/18/25  He emailed, let me know how much time you need on site and when are they available? Remind me, does the site visit help you fine tuning the proposal? Want to be clear on what we can accomplish by setting this up.</text:p>
            <text:p/>
            <text:p>3/17/25  I emailed asked if its possible for a site visit this week? Our installers are firming up their schedules and any info from you would be appreciated.</text:p>
            <text:p/>
            <text:p>2/28/25  He emailed, said he cant see Randy on 3/10/. But 11th, 12th or 13th could work. (Randys not available those days, leaving to go back to CO. Will speak to Jason on his way back home from Mings if he can see Andrews home for a visit.)</text:p>
            <text:p/>
            <text:p>2/5/25  He texted, hes traveling, will be gone this week and part of next week. Will get back on a day/time. Needs a site visit!</text:p>
            <text:p/>
            <text:p>2/5/25  I called, left message, texted,asked for best day/time for us to talk about the proposal and preliminary design emailed to you on 1/24/25?</text:p>
            <text:p/>
            <text:p>1/24/25  I sent home proposal &amp; preliminary design.</text:p>
            <text:p/>
            <text:p>1/14/25  I asked Colt for proposal.</text:p>
            <text:p/>
            <text:p>1/14/25  Andrew resurfaced! He emailed, wants and updated proposal from the earlier one in June of 2022. Also wants me to send the original proposal for comparison.</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2">
          <table:table-cell office:value-type="string" calcext:value-type="string">
            <text:p>Terese Pearson</text:p>
          </table:table-cell>
          <table:table-cell office:value-type="float" office:value="4158101643" calcext:value-type="float">
            <text:p>4158101643</text:p>
          </table:table-cell>
          <table:table-cell office:value-type="string" calcext:value-type="string">
            <text:p>teresepearson@gmail.com</text:p>
          </table:table-cell>
          <table:table-cell office:value-type="string" calcext:value-type="string">
            <text:p>11276 Marjon Dr</text:p>
            <text:p>Nevada City, CA 95959</text:p>
            <text:p>US</text:p>
          </table:table-cell>
          <table:table-cell office:value-type="float" office:value="1340" calcext:value-type="float">
            <text:p>1340</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office:value-type="string" calcext:value-type="string">
            <text:p>Jason Davenport</text:p>
          </table:table-cell>
          <table:table-cell/>
          <table:table-cell office:value-type="string" calcext:value-type="string">
            <text:p>https://cloud.waveguardco.net/index.php/s/m4FncGctTxA7mDF</text:p>
          </table:table-cell>
          <table:table-cell/>
          <table:table-cell office:value-type="string" calcext:value-type="string">
            <text:p>false</text:p>
          </table:table-cell>
          <table:table-cell table:number-columns-repeated="3"/>
          <table:table-cell office:value-type="string" calcext:value-type="string">
            <text:p>JASONS FOLLOW UP.     </text:p>
            <text:p/>
            <text:p>I sent lead to Jason to follow up with LTR,</text:p>
            <text:p/>
            <text:p>1/23/25   I emailed her the LTR pricing I received.                   </text:p>
            <text:p/>
            <text:p>1/17/25  I called, left message, texted, asked for a date/time to talk?            She texted, available to talk. I called discussed her home and price was the issue. Talked about LTR. Need an approximate price and send her our LTR marketing pkg.               I sent it out and said approx. cost is $8000.                       </text:p>
            <text:p/>
            <text:p> 1/16/25  i  Received RFQ</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10">
          <table:table-cell office:value-type="string" calcext:value-type="string">
            <text:p>Tiara Salzman</text:p>
          </table:table-cell>
          <table:table-cell office:value-type="float" office:value="8016647042" calcext:value-type="float">
            <text:p>8016647042</text:p>
          </table:table-cell>
          <table:table-cell office:value-type="string" calcext:value-type="string">
            <text:p>tiaracameron@gmail.com</text:p>
          </table:table-cell>
          <table:table-cell office:value-type="string" calcext:value-type="string">
            <text:p>942 Hot Springs Rd</text:p>
            <text:p>Montecito, CA 93108</text:p>
            <text:p>US</text:p>
          </table:table-cell>
          <table:table-cell office:value-type="float" office:value="1341" calcext:value-type="float">
            <text:p>1341</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office:value-type="string" calcext:value-type="string">
            <text:p>Jason Davenport</text:p>
          </table:table-cell>
          <table:table-cell office:value-type="string" calcext:value-type="string">
            <text:p>https://cloud.waveguardco.net/index.php/s/WomnpWWKasP6ENK</text:p>
          </table:table-cell>
          <table:table-cell office:value-type="string" calcext:value-type="string">
            <text:p>https://cloud.waveguardco.net/index.php/s/7iKyYRpB8TtZDw8</text:p>
          </table:table-cell>
          <table:table-cell/>
          <table:table-cell office:value-type="string" calcext:value-type="string">
            <text:p>false</text:p>
          </table:table-cell>
          <table:table-cell table:number-columns-repeated="3"/>
          <table:table-cell office:value-type="string" calcext:value-type="string">
            <text:p>JASONS FOLLOW UP             </text:p>
            <text:p/>
            <text:p>I sent the lead to Jason to follow up with LTR.</text:p>
            <text:p/>
            <text:p>2/19/25   I emailed her, thanked her for her response. I said you have a $22M home, I hope youre protecting it in some way. The $37M home we saved in the Palisades/Malibu fires had our system on it. See the below link . And they also wanted a long term spray application as well. Therefore another option for you to consider is having our same LTR spray application without the system. This would be more within your budget and that price is @ $11K. This spray application will give your home immediate wildfire protection. Below is links with our LTR info and a couple of videos.          </text:p>
            <text:p/>
            <text:p>2/19/25    I emailed checking in to see if you &amp; your husband have come to a decision on our system installed on your home? I did earlier send you questions to ask when comparing other systems.  Was that helpful? The next step is for you to let me know if that estimated price range fits for you?  Well then move forward.             She emailed said her husband thinks its too expensive but thanked me for the info.      </text:p>
            <text:p/>
            <text:p>2/4/25  She emailed, would the next step be a site visit and give us a quote?             I answered, the next step is to let you know the estimated price would be @ $240-290K . Ill then let our designed know you want a proposal. That could take a couple of weeks. Ill then let our installer know you want a site visit. That could be within 2 weeks depending on his schedule. If you agree, let us know.             </text:p>
            <text:p/>
            <text:p>2/4/25  I called, asked if she received the WT files, she said she did &amp; they reviewed them. She said her husband wants to check out other companies. I told her about the Questions to Ask document and I sent it to her. She said to give them a couple of weeks.            </text:p>
            <text:p/>
            <text:p>1/17/25   I called, wants me to send our marketing material and anything else that would be beneficial for her and her husband to review before we talk. I sent WeTransfer material and emailed her to let her know it expires in 3 days.             </text:p>
            <text:p/>
            <text:p>1/16/25   I called, left message, texted, asked for a day/time to discuss the RFQ.       She texted. Call tomorrow at 9:30 pst. 11:30 cst.           </text:p>
            <text:p/>
            <text:p>1/16/25  Received RFQ.</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10">
          <table:table-cell office:value-type="string" calcext:value-type="string">
            <text:p>Aria Soroudi</text:p>
          </table:table-cell>
          <table:table-cell office:value-type="string" calcext:value-type="string">
            <text:p>818-251-0315</text:p>
          </table:table-cell>
          <table:table-cell office:value-type="string" calcext:value-type="string">
            <text:p>asoroudi12@gmail.com</text:p>
          </table:table-cell>
          <table:table-cell office:value-type="string" calcext:value-type="string">
            <text:p>2167 Queensborough Lane</text:p>
            <text:p>Los Angeles, CA 90077</text:p>
            <text:p>US</text:p>
          </table:table-cell>
          <table:table-cell office:value-type="float" office:value="1342" calcext:value-type="float">
            <text:p>1342</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5"/>
          <table:table-cell office:value-type="string" calcext:value-type="string">
            <text:p>true</text:p>
          </table:table-cell>
          <table:table-cell office:value-type="string" calcext:value-type="string">
            <text:p>Jason Davenport</text:p>
          </table:table-cell>
          <table:table-cell table:number-columns-repeated="3"/>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JASONS FOLLOWING UP.</text:p>
            <text:p/>
            <text:p>3/14/25 I forwarded lead to Jason.</text:p>
            <text:p/>
            <text:p>2/17/25  I emailed our LTR option link for him to review and give me his feed back on a spray application to protect his home.</text:p>
            <text:p/>
            <text:p>2/16/25  He emailed, said the system is too expensive.</text:p>
            <text:p/>
            <text:p>2/16/25  I called, checking back with him to see if he has any questions regarding the proposal  &amp; prelim design I sent on 1/31/24? I want to reassure you we can save your home as we did with the Palisades home in the Malibu fire. That video link is below. Are you ready to go forward? Please reach back because our installation schedule is filling up.</text:p>
            <text:p/>
            <text:p>2/4/25  I called, left message &amp; texted. asked his thoughts on the proposal I sent earlier? Im looking forward to hearing from you and your next step.</text:p>
            <text:p/>
            <text:p>1/31/25 I emailed proposal &amp; prelim design. Said I was looking forward to hearing back from him.</text:p>
            <text:p/>
            <text:p>1/18/25 Called, explained our system, vetted to $170-210K, interested in our system. I ordered proposal,  </text:p>
            <text:p/>
            <text:p>Received RFE.</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14">
          <table:table-cell office:value-type="string" calcext:value-type="string">
            <text:p>Marvin Downey</text:p>
          </table:table-cell>
          <table:table-cell office:value-type="float" office:value="14157132916" calcext:value-type="float">
            <text:p>14157132916</text:p>
          </table:table-cell>
          <table:table-cell office:value-type="string" calcext:value-type="string">
            <text:p>marvalsys@gmail.com</text:p>
          </table:table-cell>
          <table:table-cell office:value-type="string" calcext:value-type="string">
            <text:p>110 Gregory Dr</text:p>
            <text:p>Fairfax, CA 94930</text:p>
            <text:p>US</text:p>
          </table:table-cell>
          <table:table-cell office:value-type="float" office:value="1343" calcext:value-type="float">
            <text:p>1343</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1/21/25 Marvin emailed back, NOT INTERESTED.</text:p>
          </table:table-cell>
          <table:table-cell/>
          <table:table-cell office:value-type="string" calcext:value-type="string">
            <text:p>Rambler - One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1/21/25 I emailed, asked if hed like to discuss the RFE he sent on 1/17/25?  I attached our homeowner info for him to review.   </text:p>
            <text:p/>
            <text:p>1/18/25I called, left message, and texted, asked for best day and time to have a discussion about our system.    I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table:style-name="Default"/>
        </table:table-row>
        <table:table-row table:style-name="ro3">
          <table:table-cell office:value-type="string" calcext:value-type="string">
            <text:p>Jordan Levy <text:s/>#1</text:p>
          </table:table-cell>
          <table:table-cell office:value-type="string" calcext:value-type="string">
            <text:p>310-570-5769</text:p>
          </table:table-cell>
          <table:table-cell office:value-type="string" calcext:value-type="string">
            <text:p>jordan@drconst.com</text:p>
          </table:table-cell>
          <table:table-cell office:value-type="string" calcext:value-type="string">
            <text:p>800 Rincon Hill Rd</text:p>
            <text:p>Carpinteria, CA 93013</text:p>
            <text:p>US</text:p>
          </table:table-cell>
          <table:table-cell office:value-type="float" office:value="1344" calcext:value-type="float">
            <text:p>1344</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Car garage</text:p>
            <text:p/>
            <text:p>out buildings</text:p>
            <text:p/>
            <text:p>gray barn</text:p>
            <text:p/>
            <text:p>outdoor horse stalls</text:p>
            <text:p/>
            <text:p>horse exercise ring</text:p>
          </table:table-cell>
          <table:table-cell/>
          <table:table-cell office:value-type="string" calcext:value-type="string">
            <text:p>true</text:p>
          </table:table-cell>
          <table:table-cell table:number-columns-repeated="2"/>
          <table:table-cell office:value-type="string" calcext:value-type="string">
            <text:p>https://cloud.waveguardco.net/index.php/s/KXDcbsq9x8s3P4S</text:p>
          </table:table-cell>
          <table:table-cell/>
          <table:table-cell office:value-type="string" calcext:value-type="string">
            <text:p>false</text:p>
          </table:table-cell>
          <table:table-cell table:number-columns-repeated="3"/>
          <table:table-cell office:value-type="string" calcext:value-type="string">
            <text:p>RANDYS FOLLOWING UP.</text:p>
            <text:p/>
            <text:p>5/30/25  Leon called Randy, he said Jordan is still waiting on an answer from the owner.</text:p>
            <text:p/>
            <text:p>3/20/25    Randy sent a revised proposal.</text:p>
            <text:p/>
            <text:p>3/8/25    Randy did a site visit &amp; had suggestions for owner.  Also met Don Roberts, owner of construction company. Randy asked Colt to update the proposal with those suggestions. Randy also wants Jason or Jake to make another visit to the property to verify what hes suggesting.</text:p>
            <text:p/>
            <text:p>2/12/25    Jordan emailed, appreciated proposal, and is forwarding it to Zoey Pederson, the project mgr for this property.</text:p>
            <text:p/>
            <text:p>2/12/25    I sent proposal &amp; preliminary design to Jordan.</text:p>
            <text:p/>
            <text:p>Waiting on Jason for prelim numbers.</text:p>
            <text:p/>
            <text:p>1/23/25    Owners decided to go forward with this property at Santa Barbara #2 only for now.  Will wait on the Carpinteria, CA #1 home.             Waiting on the 3Rd RFE</text:p>
            <text:p/>
            <text:p>1/20/25   I called her, she sent 2 RFEs.  I spoke about our system. Shes still gathering info for a 3rd property.  I asked her to identify all the buildings the owner wants to cover and I sent her a screenshot for them to do that.</text:p>
            <text:p/>
            <text:p>1/17/25   I received RFE.</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table:style-name="Default"/>
        </table:table-row>
        <table:table-row table:style-name="ro3">
          <table:table-cell office:value-type="string" calcext:value-type="string">
            <text:p>Jordan Levy <text:s/>#2</text:p>
          </table:table-cell>
          <table:table-cell office:value-type="string" calcext:value-type="string">
            <text:p>310-570-5769</text:p>
          </table:table-cell>
          <table:table-cell office:value-type="string" calcext:value-type="string">
            <text:p>jordan@drconst.com</text:p>
          </table:table-cell>
          <table:table-cell office:value-type="string" calcext:value-type="string">
            <text:p>3139 Cliff Dr., Santa Barbara, CA 93109US</text:p>
          </table:table-cell>
          <table:table-cell office:value-type="float" office:value="1345" calcext:value-type="float">
            <text:p>1345</text:p>
          </table:table-cell>
          <table:table-cell table:number-columns-repeated="3"/>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ADU / Casita</text:p>
          </table:table-cell>
          <table:table-cell/>
          <table:table-cell office:value-type="string" calcext:value-type="string">
            <text:p>true</text:p>
          </table:table-cell>
          <table:table-cell table:number-columns-repeated="2"/>
          <table:table-cell office:value-type="string" calcext:value-type="string">
            <text:p>https://cloud.waveguardco.net/index.php/s/fPiyKZpYNEYeFsS</text:p>
          </table:table-cell>
          <table:table-cell/>
          <table:table-cell office:value-type="string" calcext:value-type="string">
            <text:p>false</text:p>
          </table:table-cell>
          <table:table-cell table:number-columns-repeated="3"/>
          <table:table-cell office:value-type="string" calcext:value-type="string">
            <text:p>RANDYS FOLLOWING UP.</text:p>
            <text:p/>
            <text:p>5/30/25  Leon called Randy, he said Jordan is still waiting on an answer from the owner.</text:p>
            <text:p/>
            <text:p>3/20/25    Randy sent a revised proposal.</text:p>
            <text:p/>
            <text:p>3/8/25    Randy did a site visit &amp; had suggestions for owner.  Also met Don Roberts, owner of construction company. Randy asked Colt to update the proposal with those suggestions. Randy also wants Jason or Jake to make another visit to the property to verify what hes suggesting.</text:p>
            <text:p/>
            <text:p>2/12/25    Jordan emailed, appreciated proposal, and is forwarding it to Zoey Pederson, the project mgr for this property.</text:p>
            <text:p/>
            <text:p>2/12/25    I sent proposal &amp; preliminary design to Jordan.</text:p>
            <text:p/>
            <text:p>Waiting on Jason for prelim numbers.</text:p>
            <text:p/>
            <text:p>1/23/25    Owners decided to go forward with this property at Santa Barbara #2 only for now.  Will wait on the Carpinteria, CA #1 home.             Waiting on the 3Rd RFE</text:p>
            <text:p/>
            <text:p>1/20/25   I called her, she sent 2 RFEs.  I spoke about our system. Shes still gathering info for a 3rd property.  I asked her to identify all the buildings the owner wants to cover and I sent her a screenshot for them to do that.</text:p>
            <text:p/>
            <text:p>1/17/25   I received RFE.</text:p>
          </table:table-cell>
          <table:table-cell table:number-columns-repeated="2"/>
          <table:table-cell table:style-name="Default"/>
          <table:table-cell table:number-columns-repeated="2"/>
          <table:table-cell office:value-type="string" calcext:value-type="string">
            <text:p>Randy Lang</text:p>
          </table:table-cell>
          <table:table-cell table:number-columns-repeated="9"/>
          <table:table-cell table:style-name="Default"/>
        </table:table-row>
        <table:table-row table:style-name="ro10">
          <table:table-cell office:value-type="string" calcext:value-type="string">
            <text:p>Glenn Gray</text:p>
          </table:table-cell>
          <table:table-cell office:value-type="string" calcext:value-type="string">
            <text:p>847-951-7701</text:p>
          </table:table-cell>
          <table:table-cell office:value-type="string" calcext:value-type="string">
            <text:p>glenn@cncexchange.com</text:p>
          </table:table-cell>
          <table:table-cell office:value-type="string" calcext:value-type="string">
            <text:p>730 Canter Way</text:p>
            <text:p>Reno, NV 89511</text:p>
            <text:p>US</text:p>
          </table:table-cell>
          <table:table-cell office:value-type="float" office:value="1350" calcext:value-type="float">
            <text:p>1350</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BtZnXZ95gNXwAY5</text:p>
          </table:table-cell>
          <table:table-cell/>
          <table:table-cell office:value-type="string" calcext:value-type="string">
            <text:p>false</text:p>
          </table:table-cell>
          <table:table-cell table:number-columns-repeated="3"/>
          <table:table-cell office:value-type="string" calcext:value-type="string">
            <text:p>5/19/25  Glenn emailed, said **No interest.** </text:p>
            <text:p/>
            <text:p>5/19/25  Leon emailed, asked if he has any interest in our system knowing Elliott went with another company? If yes, lets keep talking. If not, please let me know.   </text:p>
            <text:p/>
            <text:p>5/2/25  I emailed, told him we last visited on 2/6/25 when he said Elliott Tarson needs protection right now more than he does but hes still interested to learn more. So I asked him if hed still like to have a conversation if hes still wanting protection for his home?      FU 5/16/25</text:p>
            <text:p/>
            <text:p>3/12/25  I emailed Glenn, asked if Elliott, his FIL, has kept him in the loop as far as whats going on and asked if hed like to know? Follow up 5/9/25.</text:p>
            <text:p/>
            <text:p>2/19/25   He called, said he was in Thailand. He talked to Elliott, Elliott told him there were 7 homes saved in the Palisades fire by another system. He didnt know what that system was. I asked him if hed let me know the next time that he visits with Elliott to ask him who it was that saved the homes?  He said he would.  He said if Elliott didnt answer your calls its probably because hes made a decision to go with that company.</text:p>
            <text:p/>
            <text:p>2/19/25  I called, left message, told him Ive tried to get a hold of Elliott a few times but he never answers. I asked him to reach out to him and if necessary, he might have to help him fill out an RFE and assist him in communicating.</text:p>
            <text:p/>
            <text:p>2/6/25  I called, he answered, he was able to get insurance but may still be interested at some point. He said his father-in-law may need our system more so at this time and he gave his name and number, Elliott Tarson.</text:p>
            <text:p/>
            <text:p>1/21/25  I called, left message, asked for best day/time to discuss his RFQ. Also sent an email with attachment of our homeowner pkg.</text:p>
            <text:p/>
            <text:p>1/18/25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5">
          <table:table-cell office:value-type="string" calcext:value-type="string">
            <text:p>Jonathan Richter</text:p>
          </table:table-cell>
          <table:table-cell office:value-type="float" office:value="13039680117" calcext:value-type="float">
            <text:p>13039680117</text:p>
          </table:table-cell>
          <table:table-cell office:value-type="string" calcext:value-type="string">
            <text:p>Richter1964@msn.com</text:p>
          </table:table-cell>
          <table:table-cell office:value-type="string" calcext:value-type="string">
            <text:p>25462 Westridge Road</text:p>
            <text:p>Golden, CO 89403</text:p>
            <text:p>US</text:p>
          </table:table-cell>
          <table:table-cell office:value-type="float" office:value="1349" calcext:value-type="float">
            <text:p>1349</text:p>
          </table:table-cell>
          <table:table-cell office:value-type="string" calcext:value-type="string">
            <text:p>Completed Estimate</text:p>
          </table:table-cell>
          <table:table-cell table:style-name="ce1" office:value-type="date" office:date-value="2025-02-19" calcext:value-type="date">
            <text:p>2025-02-19</text:p>
          </table:table-cell>
          <table:table-cell table:number-columns-repeated="7"/>
          <table:table-cell office:value-type="string" calcext:value-type="string">
            <text:p>Randy Lang</text:p>
          </table:table-cell>
          <table:table-cell table:style-name="Default"/>
          <table:table-cell table:number-columns-repeated="4"/>
          <table:table-cell table:style-name="Default"/>
          <table:table-cell table:number-columns-repeated="3"/>
          <table:table-cell office:value-type="string" calcext:value-type="string">
            <text:p>5/23/35  Randy **completed site visit.** Jonathan liked our system but is adding onto the deck and wants to wait till that project is finished. No specific time frame for that.  FU 8/28/25</text:p>
            <text:p/>
            <text:p>5/15/25 Jonathan emailed, needs to cancel call &amp; reschedule either for 5/23 or 5/30/25.    Emailed Randy, he said 5/23/25 would work.         Emailed Jonathan, said it works for 5/23/25 from 12-1pm.           FU 5/27/25</text:p>
            <text:p/>
            <text:p>5/14/25  Leon emailed, told him Randy will be meeting him this coming Friday 5/16/25 at the home on Westridge Rd, Golden, CO. Gave him Randys cell # again.      FU 5/19/25</text:p>
            <text:p/>
            <text:p>4/24/25  He emailed, said hell be in Golden on May 16, 2025.     Leon emailed Randy, he said hes good and put in in his calendar.     Leon emailed Jonathan to let him know.       FU 4/29/25</text:p>
            <text:p/>
            <text:p>4/23/25  I emailed, asked when he expects to be back in Colorado again?       FU 4/29/25</text:p>
            <text:p/>
            <text:p>4/8/25   I emailed Jonathan, alerting him that Randy will not be available for a site visit this Fri 4/11/25. An emergency trip came up for him. He sincerely apologizes. He will be available on May 16, 23 &amp; 30. He said hell block out one of those days, whichever one works for him and hell complete that visit.    FU 4/14/25</text:p>
            <text:p/>
            <text:p>4/7/25  I emailed, checking back in to make sure hes still good for Randys appt at noon mdt Fri 4/11?</text:p>
            <text:p/>
            <text:p>3/11/25  I emailed Randy on these dates. Hes not available. I emailed Jonathan, the next time hes coming back to CO is Apr 11, 25. Randy said that good for him. Set the site visit for 4/11/25 , 12 noon at Golden address.</text:p>
            <text:p/>
            <text:p>3/10/25    I emailed Jonathan and attached a doc giving him the answers to his questions.       He emailed had more questions and asked when he could meet w/Randy.         I emailed answers to Jonathans 2nd round of questions.  And told him he can VISIT W/Randy on either 3/14 or 3/21.</text:p>
            <text:p/>
            <text:p>2/29/25  I emailed Randy and attached the questions that he wanted us to answer. I spoke to Randy that I emailed them to him and want his answers.           He emailed said lets discuss our time for a site visit from Mar-June.</text:p>
            <text:p/>
            <text:p>2/28/25  I emailed him said sorry i"ll get to your questions tomorrow.</text:p>
            <text:p/>
            <text:p>2/27/25  He emailed wanted a site visit rescheduled. Also asked if I received the questions he had listed?       I</text:p>
            <text:p/>
            <text:p>2/19/25 I emailed proposal &amp; prelim design, homeowner info and protect what matters most link.  I also told him theres been a plan change on visit. Randy needs to make a trip to Salina and wont be available on the 28th. However, we will do a site visit on Wed 2/26 and would like to know if he would be available for a phone call after the site visit? Randy also wanted to know if anyone will be home on the 26th?  (I think he rents out that home).</text:p>
            <text:p/>
            <text:p>2/10/25   I texted Colt to create a preliminary. I let Randy know of site visit he needs to have with Jon. He called wanted to set up a site visit for Feb. 28, 2025.</text:p>
            <text:p/>
            <text:p>2/9/25  He called, wanted to set up site visit for the end of Fe.</text:p>
            <text:p/>
            <text:p>1/18/25   I called, spoke to Jonathan. Hes and engineer, works &amp; lives in Las Vegas. He rents out his home and explained everything he has going on with it. After my explanation of our system he understood why we couldnt use most of what he explained. State Farm is current ins. carrier. He wants to have a site visit but wont be back to Golden until last week in Feb. I can follow up before that for questions.</text:p>
            <text:p/>
            <text:p>1/18/25 Received RFQ.</text:p>
          </table:table-cell>
          <table:table-cell table:number-columns-repeated="2"/>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5-23" calcext:value-type="date">
            <text:p>2025-05-23</text:p>
          </table:table-cell>
          <table:table-cell table:number-columns-repeated="7"/>
          <table:table-cell table:style-name="Default"/>
        </table:table-row>
        <table:table-row table:style-name="ro16">
          <table:table-cell office:value-type="string" calcext:value-type="string">
            <text:p>Ron Hudson</text:p>
          </table:table-cell>
          <table:table-cell office:value-type="string" calcext:value-type="string">
            <text:p>� 714-875-0731</text:p>
          </table:table-cell>
          <table:table-cell office:value-type="string" calcext:value-type="string">
            <text:p>ron@superiorwallsystems.com</text:p>
          </table:table-cell>
          <table:table-cell office:value-type="string" calcext:value-type="string">
            <text:p>20 Blue Heron</text:p>
            <text:p>Irvine, CA 92831</text:p>
            <text:p>US</text:p>
          </table:table-cell>
          <table:table-cell office:value-type="float" office:value="1346" calcext:value-type="float">
            <text:p>1346</text:p>
          </table:table-cell>
          <table:table-cell office:value-type="string" calcext:value-type="string">
            <text:p>Closed Lost</text:p>
          </table:table-cell>
          <table:table-cell table:style-name="ce1" office:value-type="date" office:date-value="2025-02-15" calcext:value-type="date">
            <text:p>2025-02-15</text:p>
          </table:table-cell>
          <table:table-cell/>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22/25  Ron answered my email, said hes not interested.  </text:p>
            <text:p/>
            <text:p>**NOT INTERESTED**</text:p>
          </table:table-cell>
          <table:table-cell/>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P6kgnYednQZQ3Js</text:p>
          </table:table-cell>
          <table:table-cell office:value-type="string" calcext:value-type="string">
            <text:p>https://cloud.waveguardco.net/index.php/s/oex2DL8xTDdYemZ</text:p>
          </table:table-cell>
          <table:table-cell/>
          <table:table-cell office:value-type="string" calcext:value-type="string">
            <text:p>false</text:p>
          </table:table-cell>
          <table:table-cell table:number-columns-repeated="3"/>
          <table:table-cell office:value-type="string" calcext:value-type="string">
            <text:p>4/21/25  I emailed, asked for a yes or no on the LTR spray application for his home. In good faith I need to know that in case youve changed your mind.         FU 5/2/25</text:p>
            <text:p/>
            <text:p>4/4/25   I emailed, asked if theyve had a chance to look at the LTR info? If theyre not interested let me know, if they are please give me a day &amp; time for us to visit.          FU 4/17/25</text:p>
            <text:p/>
            <text:p>3/14/25   He emailed, they decided not to move forward. I emailed, attached LTR info &amp; MSDS sheet.</text:p>
            <text:p/>
            <text:p>3/14/25    I emailed, checking back to see what their next step is?  I told him the new updated price includes a single and a double pump.</text:p>
            <text:p/>
            <text:p>3/4/25  I emailed asked if hes given any more thought to the proposal I sent him on 2/17th? Any information he could share would be appreciated.</text:p>
            <text:p/>
            <text:p>2/25/25   I emailed and texted asked if he had any questions on the proposal I sent?  Need to know his next step.</text:p>
            <text:p/>
            <text:p>2/17/25   I called, no answer, I texted asked if he received my email w/proposal &amp; prelim design?</text:p>
            <text:p/>
            <text:p>2/15/25   I emailed proposal &amp; preliminary design. Ill schedule a site visit w/Jason &amp; be in touch. Regarding our conversation on 1/21 I estimated you needing a double pump. Our designer said Itll actually take a double &amp; single.</text:p>
            <text:p/>
            <text:p>2/4/25    I called Colt, ordered a prelim.   Told Jason need a site visit.</text:p>
            <text:p/>
            <text:p>1/21/25   He texted, wants a price range and wanted to know if theres any discount on homeowner ins?              I texted, discounts may be possible but theyre very cautious. Whos your carrier? I told him I could give price range but would rather speak and explain system &amp; the LTR.                                 He texted, preferred to know up front on price. He texted, Farmers.           I texted, told him $170-220K. But dont know for sure without a site visit.  LTR spray would be $10-15K.             He texted, he prefers 1st option. Asked where our company is located.                      I texted, in Colorado but have bulk of our installs are in CA &amp; the west coast.               He texted, he appreciate my input and will get back with me.</text:p>
            <text:p/>
            <text:p>1/21/25  I texted, told him I sent an email with homeowner info.</text:p>
            <text:p/>
            <text:p>1/21/25  Ron texted, said their home is in a highly vegetated area. Hes looking at all options. He said his home &amp; casita is about 6,000 sq ft.        Colt said its an 11,000 roof print.</text:p>
            <text:p/>
            <text:p>1/21/25   I called, left message, texted &amp; emailed, asked for best day/time for a conversation. I also attached our homeowner mktg pkg.</text:p>
            <text:p/>
            <text:p>Received the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7">
          <table:table-cell office:value-type="string" calcext:value-type="string">
            <text:p>ajay k sinha</text:p>
          </table:table-cell>
          <table:table-cell office:value-type="float" office:value="17142311000" calcext:value-type="float">
            <text:p>17142311000</text:p>
          </table:table-cell>
          <table:table-cell office:value-type="string" calcext:value-type="string">
            <text:p>ukftla@gmail.com</text:p>
          </table:table-cell>
          <table:table-cell office:value-type="string" calcext:value-type="string">
            <text:p>28871 Loren Way</text:p>
            <text:p>Temecula, CA 92592</text:p>
            <text:p>US</text:p>
          </table:table-cell>
          <table:table-cell office:value-type="float" office:value="1347" calcext:value-type="float">
            <text:p>1347</text:p>
          </table:table-cell>
          <table:table-cell office:value-type="string" calcext:value-type="string">
            <text:p>Closed Lost</text:p>
          </table:table-cell>
          <table:table-cell table:style-name="ce1" office:value-type="date" office:date-value="2025-02-19" calcext:value-type="date">
            <text:p>2025-02-19</text:p>
          </table:table-cell>
          <table:table-cell/>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3/18/25 I called him, hes NOT INTERESTED. Hes working on building his own system.</text:p>
          </table:table-cell>
          <table:table-cell/>
          <table:table-cell office:value-type="string" calcext:value-type="string">
            <text:p>Two Story</text:p>
          </table:table-cell>
          <table:table-cell table:number-columns-repeated="2"/>
          <table:table-cell office:value-type="string" calcext:value-type="string">
            <text:p>false</text:p>
          </table:table-cell>
          <table:table-cell table:number-columns-repeated="2"/>
          <table:table-cell office:value-type="string" calcext:value-type="string">
            <text:p>https://cloud.waveguardco.net/index.php/s/DCrPFbQfcGWXcSg</text:p>
          </table:table-cell>
          <table:table-cell/>
          <table:table-cell office:value-type="string" calcext:value-type="string">
            <text:p>false</text:p>
          </table:table-cell>
          <table:table-cell table:number-columns-repeated="3"/>
          <table:table-cell office:value-type="string" calcext:value-type="string">
            <text:p>1/22/25 I called, left message, asked him to return my call or text with best day and time to speak with him.</text:p>
            <text:p/>
            <text:p>1/24/25 called again, left message &amp; texted with same request.</text:p>
            <text:p/>
            <text:p>1/31/25 called again, left message &amp; texted with same request.</text:p>
            <text:p/>
            <text:p>2/4/25 Ajay called, wanted to know more about our system. He has his own portable system to protect his home. He asked for price. I told him the starting range is $170K-210K. Hell think about it and get back if interested.</text:p>
            <text:p/>
            <text:p>2/5/25 Ajay emailed, wants a prelim quote. I texted Colt with request.</text:p>
            <text:p/>
            <text:p>2/19/25 I emailed proposal &amp; prelim design. Also attached homeowner info and videos of What Matters Most and of the home saved in the Palisades fire.</text:p>
            <text:p/>
            <text:p>3/1/25 I emailed, asked him if hes made a decision to move to the next step and have us protect him home &amp; property?</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table:style-name="Default"/>
        </table:table-row>
        <table:table-row table:style-name="ro4">
          <table:table-cell office:value-type="string" calcext:value-type="string">
            <text:p>Allison Hubbard</text:p>
          </table:table-cell>
          <table:table-cell office:value-type="float" office:value="12149234799" calcext:value-type="float">
            <text:p>12149234799</text:p>
          </table:table-cell>
          <table:table-cell office:value-type="string" calcext:value-type="string">
            <text:p>allison.hubbard@gff.com</text:p>
          </table:table-cell>
          <table:table-cell office:value-type="string" calcext:value-type="string">
            <text:p>1359 Tano Ridge Road</text:p>
            <text:p>Santa Fe, NM 87506</text:p>
            <text:p>US</text:p>
          </table:table-cell>
          <table:table-cell office:value-type="float" office:value="1348" calcext:value-type="float">
            <text:p>1348</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7pQKYRiRPXAfrBq</text:p>
          </table:table-cell>
          <table:table-cell office:value-type="string" calcext:value-type="string">
            <text:p>https://cloud.waveguardco.net/index.php/s/4AyZ67bekYq5wxB</text:p>
          </table:table-cell>
          <table:table-cell/>
          <table:table-cell office:value-type="string" calcext:value-type="string">
            <text:p>false</text:p>
          </table:table-cell>
          <table:table-cell/>
          <table:table-cell office:value-type="string" calcext:value-type="string">
            <text:p>House Beautiful article</text:p>
          </table:table-cell>
          <table:table-cell/>
          <table:table-cell office:value-type="string" calcext:value-type="string">
            <text:p>RANDYS FOLLOWING UP.</text:p>
            <text:p/>
            <text:p>5/20/25  **Not interested.**    He emailed, said at this point they will not move forward with the treatment. Thank you for making us aware of the product/service. It may be something we reconsider in the future.    </text:p>
            <text:p/>
            <text:p>5/15/25  Leon emailed, said we last communicated on 3/12/25 you said you needed to do more research on our LTR info that was emailed you on 2/3/25 before making a decision to have a spray application on your home and property. Have you finalized your research? Have you made a decision on your next step? Let me know.     FU 5/30/25</text:p>
            <text:p/>
            <text:p>3/12/25  Husband emailed said they have more research to do before making a decision.  Follow up 5/12/25.</text:p>
            <text:p/>
            <text:p>3/11/25 I emailed asked if theyve made a decision to protect their home with wG?</text:p>
            <text:p/>
            <text:p>3/3/25  She emailed said theyre interested in the LTR.  Shell discuss with her husband and get back with me.</text:p>
            <text:p/>
            <text:p>3/1/25  I emailed, asked if either option, the system or the LTR spray application for approximately $12K has any interest for them. If so, lets set up a time for a conversation.</text:p>
            <text:p/>
            <text:p>2/3/25  I emailed the LTR info and MSDS data sheet.</text:p>
            <text:p/>
            <text:p>1/22/25  I emailed, explained that I could give her more info if we could communicate. But replying to your request. Your home will require a double pump system and those start out at $`170K . Is that price within your budget?  I attached the Questions to Ask doc. I asked if she wanted more info??   I also offered to send info on LTR spray application with features and benefits.</text:p>
            <text:p/>
            <text:p>1/22/25  She emailed, she wanted to have a quote right away when she sent over the RFQ. Didnt want to have communication.</text:p>
            <text:p/>
            <text:p>1/22/25  I called, left message again and texted, asked for day &amp; time to have a conversation.</text:p>
            <text:p/>
            <text:p>1/21/25  I called, left message for her to return call, text or email with best day/time to visit. I also emailed link to homeowner pkg.</text:p>
            <text:p/>
            <text:p>received RFQ.</text:p>
          </table:table-cell>
          <table:table-cell table:number-columns-repeated="2"/>
          <table:table-cell table:style-name="Default"/>
          <table:table-cell table:number-columns-repeated="2"/>
          <table:table-cell office:value-type="string" calcext:value-type="string">
            <text:p>Randy Lang</text:p>
          </table:table-cell>
          <table:table-cell table:number-columns-repeated="9"/>
          <table:table-cell office:value-type="string" calcext:value-type="string">
            <text:p>false</text:p>
          </table:table-cell>
        </table:table-row>
        <table:table-row table:style-name="ro13">
          <table:table-cell office:value-type="string" calcext:value-type="string">
            <text:p>Rachel Shillander</text:p>
          </table:table-cell>
          <table:table-cell office:value-type="string" calcext:value-type="string">
            <text:p>818-400-7924</text:p>
          </table:table-cell>
          <table:table-cell office:value-type="string" calcext:value-type="string">
            <text:p>rachel@rachelshillander.com</text:p>
          </table:table-cell>
          <table:table-cell office:value-type="string" calcext:value-type="string">
            <text:p>21019 Valerio Street</text:p>
            <text:p>Canoga Park , CA 91303</text:p>
            <text:p>US</text:p>
          </table:table-cell>
          <table:table-cell office:value-type="float" office:value="1352" calcext:value-type="float">
            <text:p>1352</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Shes an architect trying to put together a resource document for the LA Wildfires and need to get a general price range for our system per square foot of house. </text:p>
          </table:table-cell>
          <table:table-cell/>
          <table:table-cell office:value-type="string" calcext:value-type="string">
            <text:p>false</text:p>
          </table:table-cell>
          <table:table-cell/>
          <table:table-cell office:value-type="string" calcext:value-type="string">
            <text:p>https://cloud.waveguardco.net/index.php/s/rxLewo4G7fKSFxz</text:p>
          </table:table-cell>
          <table:table-cell office:value-type="string" calcext:value-type="string">
            <text:p>https://cloud.waveguardco.net/index.php/s/pd8ZekL9jSQrr5F</text:p>
          </table:table-cell>
          <table:table-cell/>
          <table:table-cell office:value-type="string" calcext:value-type="string">
            <text:p>false</text:p>
          </table:table-cell>
          <table:table-cell office:value-type="string" calcext:value-type="string">
            <text:p>Trade/home show</text:p>
          </table:table-cell>
          <table:table-cell table:number-columns-repeated="2"/>
          <table:table-cell office:value-type="string" calcext:value-type="string">
            <text:p>2/24/25  I emailed, thanked her for introducing us to David McQuade. We have contacted him and making progress with one of his clients. When she has contacts who could use exterior wildfire protection wed appreciate her letting us know. Follow up 8/14/25.</text:p>
            <text:p/>
            <text:p>1/19/25   I received RFQ.</text:p>
            <text:p/>
            <text:p>1/19/25  She called, shes an architect, works w/UHNW and HN clients. She has a group of @700 architects she connects with regularly &amp; wants to set up a zoom call with Randy &amp; me to discuss our system and how it can help them work with their clientel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table:style-name="Default"/>
        </table:table-row>
        <table:table-row table:style-name="ro17">
          <table:table-cell office:value-type="string" calcext:value-type="string">
            <text:p>Rikki Mullen</text:p>
          </table:table-cell>
          <table:table-cell office:value-type="string" calcext:value-type="string">
            <text:p>(310) 279-8598</text:p>
          </table:table-cell>
          <table:table-cell office:value-type="string" calcext:value-type="string">
            <text:p>dr.rikkimullen@gmail.com</text:p>
          </table:table-cell>
          <table:table-cell office:value-type="string" calcext:value-type="string">
            <text:p>3200 Santa Maria Rd</text:p>
            <text:p>Topanga, CA 90290</text:p>
            <text:p>US</text:p>
          </table:table-cell>
          <table:table-cell office:value-type="float" office:value="1356" calcext:value-type="float">
            <text:p>1356</text:p>
          </table:table-cell>
          <table:table-cell office:value-type="string" calcext:value-type="string">
            <text:p>Closed Lost</text:p>
          </table:table-cell>
          <table:table-cell table:style-name="ce1" office:value-type="date" office:date-value="2025-01-31" calcext:value-type="date">
            <text:p>2025-01-3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zprG22QSztPMeRq</text:p>
          </table:table-cell>
          <table:table-cell office:value-type="string" calcext:value-type="string">
            <text:p>https://cloud.waveguardco.net/index.php/s/4FsYfpaLLrqdMby</text:p>
          </table:table-cell>
          <table:table-cell/>
          <table:table-cell office:value-type="string" calcext:value-type="string">
            <text:p>false</text:p>
          </table:table-cell>
          <table:table-cell table:number-columns-repeated="3"/>
          <table:table-cell office:value-type="string" calcext:value-type="string">
            <text:p>Im closing the lead. No response.</text:p>
            <text:p/>
            <text:p>I emailed again, asked if they made a decision on protecting their home: And if they have, and selected another company, please let me know that too &amp; Ill cease reaching out.            </text:p>
            <text:p/>
            <text:p>I emailed, asked if theyve made any decision on protecting their home with our system? Our queue is filling up and wed like to get you on board.              </text:p>
            <text:p/>
            <text:p> I emailed, asked if theyve finalized looking at the other companies and realize that we have what they dont?   I sent them the link to Palisades/Malibu fire . Asked for their next steps?         </text:p>
            <text:p/>
            <text:p> I called, spoke to Seamus, he said theyre still checking out other companies but will keep our info in mind. He appreciated all the info and Jasons site visit. Will get back with us.          </text:p>
            <text:p/>
            <text:p>called, left message, texted, asked when is a good day/time to visit about the proposal &amp; preliminary design?           </text:p>
            <text:p/>
            <text:p>I emailed proposal &amp; preliminary design.          </text:p>
            <text:p/>
            <text:p>Jason called, had good visit. They seem to understand our system. Theyll be visiting w/Frontline &amp; another company. They dont like all the piping and are prepared to ask them the questions to compare that Id sent on the Questions to Ask doc. Jason has a good feeling theyll go w/wG!!   Jason was able to have a site visit 1/29/25. They want to go with wG!  They have Starlink.         </text:p>
            <text:p/>
            <text:p>I emailed, told them theres a great chance we can do a site visit next week &amp; have a proposal done also by that time. Ill stay in touch.              </text:p>
            <text:p/>
            <text:p>Had the call with Seamus, very interested in my explanation. Said the fire came within 1/4 mile of their home. He cleared brush within 450 ft. Told him we may need double pump for main home &amp; single for guest house or thereabouts.</text:p>
            <text:p/>
            <text:p> I vetted him for $360K total. Colt will start preliminary.             </text:p>
            <text:p/>
            <text:p>Seamus emailed, we set up call 1/20 at 2pm cst. I also sent WeTransfer with info.         </text:p>
            <text:p/>
            <text:p>I emailed Seamus, introduced myself &amp; asked for best/time to talk?          </text:p>
            <text:p/>
            <text:p>She emailed &amp; put dots to indicate structures to be protected. Also CC her husband who will be communicating with me with info.              </text:p>
            <text:p/>
            <text:p>I emailed, asked when they could both be on a phone call to discuss what needs protection?              </text:p>
            <text:p/>
            <text:p>I emailed, sent 2nd screenshot, I told her Id get a site visit set up once I can see what needs to be protected.            S</text:p>
            <text:p/>
            <text:p>he emailed, screenshot was accurate but some buildings not visible. Needs a site visit.         </text:p>
            <text:p/>
            <text:p> I emailed, asked if the screenshot of their property is accurate and if shed identify all the buildings needing protection?           </text:p>
            <text:p/>
            <text:p> 1/19/25    Received the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2">
          <table:table-cell office:value-type="string" calcext:value-type="string">
            <text:p>Alan Walton</text:p>
          </table:table-cell>
          <table:table-cell office:value-type="string" calcext:value-type="string">
            <text:p>619-888-7372</text:p>
          </table:table-cell>
          <table:table-cell office:value-type="string" calcext:value-type="string">
            <text:p>spinamerica@gmail.com</text:p>
          </table:table-cell>
          <table:table-cell office:value-type="string" calcext:value-type="string">
            <text:p>12390 Angouleme Ct</text:p>
            <text:p>San Diego, CA 92130</text:p>
            <text:p>US</text:p>
          </table:table-cell>
          <table:table-cell office:value-type="float" office:value="1360" calcext:value-type="float">
            <text:p>1360</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egr3q7sxqwtGxxM</text:p>
          </table:table-cell>
          <table:table-cell office:value-type="string" calcext:value-type="string">
            <text:p>https://cloud.waveguardco.net/index.php/s/GsqA8yDMfcjn6Wq</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JASONS FOLLOW UP.                      </text:p>
            <text:p/>
            <text:p>3/1/25 Transfer file to Jason for LTR.                   </text:p>
            <text:p/>
            <text:p>2/10/25  I emailed, asked if he made any decision on the WeTransfer file I sent him? I told him the LTR cost is $11,900. I sent him info on the LTR.                   </text:p>
            <text:p/>
            <text:p>1/21/25  I called, spoke to Alan. Explained our system. He knows its going to be an investment. Getting  quote from /frontline for $70K. Hes seen their install and doesnt like it, but price is an issue with them. Talked about getting into the que and time required to install. Hes not asking for proposal or site visit yet. He asked @ financing. Hopes to make a decision soon.              </text:p>
            <text:p/>
            <text:p>I received RFQ.</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table:style-name="Default"/>
        </table:table-row>
        <table:table-row table:style-name="ro8">
          <table:table-cell office:value-type="string" calcext:value-type="string">
            <text:p>Mike Roggero</text:p>
          </table:table-cell>
          <table:table-cell office:value-type="string" calcext:value-type="string">
            <text:p>626-695-3434</text:p>
          </table:table-cell>
          <table:table-cell office:value-type="string" calcext:value-type="string">
            <text:p>mroggero@yahoo.com</text:p>
          </table:table-cell>
          <table:table-cell office:value-type="string" calcext:value-type="string">
            <text:p>1480 Linda Ridge Road</text:p>
            <text:p>Pasadena, CA 91103</text:p>
            <text:p>US</text:p>
          </table:table-cell>
          <table:table-cell office:value-type="float" office:value="1364" calcext:value-type="float">
            <text:p>1364</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table:number-columns-repeated="2"/>
          <table:table-cell office:value-type="string" calcext:value-type="string">
            <text:p>true</text:p>
          </table:table-cell>
          <table:table-cell table:number-columns-repeated="4"/>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6/20/25  He texted, said he isnt going to do either the system nor LTR. **Not Interested.**  </text:p>
            <text:p/>
            <text:p>6/20/25  Leon called, left message, texted, said he reached out on 1/20/25 and we discussed our system. Ive called, emailed a couple times since them. Checking back in to see if theres any interest to protect your home with our system or our LTR. Let me know either way, yes or no. FU 7/18/25</text:p>
            <text:p/>
            <text:p>5/19/25  Leon emailed, said checking in on the info sent him to see if hed like to get to the next step and protect his home &amp; property? His answer is very important and would like to know his thoughts.           FU 6/19/25</text:p>
            <text:p/>
            <text:p>4/12/25  I emailed asked if he completed the vent &amp; gutter guard project? I also told him we are no longer offering the single pump system. We needed more protection for homeowners and now we start with a double pump. That price range is from $170-210K. I included links to our homeowner info, video of Protect What MM and the video of the saved home in the Palisades fire. Asked him to let me know if he has any questions.             FU 5/16/25</text:p>
            <text:p/>
            <text:p>1/24/25    I called, explained our system. Hes trying to do what he can to protect his home with gutter guards &amp; vents. I suggested Embers Out. He asked the difference between wG &amp; Frontline? I explained. His home will likely take a single pump and they run $130- 170K. Hes wanting to now do the gutters &amp; vents and will consider the sprinkler later on.  I explained the LTR option and sent him theLTR &amp; homeowners pkg now and he said I can follow up in a month. Follow up 4/11/25.</text:p>
            <text:p/>
            <text:p>He called, wants to visit 1/24/25 at 9pst.</text:p>
            <text:p/>
            <text:p>I called, left message, asked for best day/time to visit.</text:p>
            <text:p/>
            <text:p>I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7">
          <table:table-cell office:value-type="string" calcext:value-type="string">
            <text:p>Jeremy Byrd</text:p>
          </table:table-cell>
          <table:table-cell office:value-type="string" calcext:value-type="string">
            <text:p>707-972-9150</text:p>
          </table:table-cell>
          <table:table-cell office:value-type="string" calcext:value-type="string">
            <text:p>jrmybyrd@yahoo.com</text:p>
          </table:table-cell>
          <table:table-cell office:value-type="string" calcext:value-type="string">
            <text:p>5320 York Hill Road</text:p>
            <text:p>Hood River, OR 97031</text:p>
            <text:p>US</text:p>
          </table:table-cell>
          <table:table-cell office:value-type="float" office:value="1368" calcext:value-type="float">
            <text:p>1368</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B9qRWm6Bs6tZRFQ</text:p>
          </table:table-cell>
          <table:table-cell/>
          <table:table-cell office:value-type="string" calcext:value-type="string">
            <text:p>false</text:p>
          </table:table-cell>
          <table:table-cell table:number-columns-repeated="3"/>
          <table:table-cell office:value-type="string" calcext:value-type="string">
            <text:p>5/14/25 No responses.. **Not Interested.**</text:p>
            <text:p/>
            <text:p>3/19/25  I emailed, checking back with you on the LTR info and pricing parameter that I sent you on 2/20/25. Please give me your thoughts on the next step to set up a spray application. Let me know.      FU 5/14//25</text:p>
            <text:p/>
            <text:p>2/20/25  I emailed, told him our LTR info I sent earlier could be a great 2nd option and would fall within the $12-14k range. Please re read the LTR info I sent.</text:p>
            <text:p/>
            <text:p>2/19/25  He emailed said our system is not in their budget.   I emailed checking in to see if youve had any feedback from owner on info I sent you regarding system pricing and potential LTR spray application. And info you can share would be appreciated.</text:p>
            <text:p/>
            <text:p>1/23/25   I called, spoke to Jeremy, hes a caretaker of the property. Wanted info on our system.  He needs to speak to the owner on the possible cost and will get back to us.  I emailed homeowner pkg &amp; LTR pkg.</text:p>
            <text:p/>
            <text:p>1/22/25  I called, spoke to Jeremy, set up time for phone call on 1/23/25 at 12 pst.</text:p>
            <text:p/>
            <text:p>1/20/25  I received RFQ.</text:p>
          </table:table-cell>
          <table:table-cell table:number-columns-repeated="2"/>
          <table:table-cell table:style-name="Default"/>
          <table:table-cell/>
          <table:table-cell office:value-type="string" calcext:value-type="string">
            <text:p>Long Term Retardant (LTR) Application</text:p>
          </table:table-cell>
          <table:table-cell office:value-type="string" calcext:value-type="string">
            <text:p>Leon Wittman</text:p>
          </table:table-cell>
          <table:table-cell table:number-columns-repeated="9"/>
          <table:table-cell office:value-type="string" calcext:value-type="string">
            <text:p>false</text:p>
          </table:table-cell>
        </table:table-row>
        <table:table-row table:style-name="ro18">
          <table:table-cell office:value-type="string" calcext:value-type="string">
            <text:p>Kyle Grossmiller</text:p>
          </table:table-cell>
          <table:table-cell office:value-type="float" office:value="6504500518" calcext:value-type="float">
            <text:p>6504500518</text:p>
          </table:table-cell>
          <table:table-cell office:value-type="string" calcext:value-type="string">
            <text:p>kyle.grossmiller@gmail.com</text:p>
          </table:table-cell>
          <table:table-cell office:value-type="string" calcext:value-type="string">
            <text:p>1442 Northwest Quincy Avenue</text:p>
            <text:p>Bend, OR 97703</text:p>
            <text:p>US</text:p>
          </table:table-cell>
          <table:table-cell office:value-type="float" office:value="1372" calcext:value-type="float">
            <text:p>1372</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PFLc2Hey59i36Ny</text:p>
          </table:table-cell>
          <table:table-cell office:value-type="string" calcext:value-type="string">
            <text:p>https://cloud.waveguardco.net/index.php/s/DpeDfqe7HFmxzBA</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6/10/25  No responses. **Not interested.**</text:p>
            <text:p/>
            <text:p>5/12/25  Leon emailed, asked if he had any questions on the info he sent? If not, whats his next step?     FU 6/10/25</text:p>
            <text:p/>
            <text:p>2/25/25  I emailed, sent links for our LTR info and asked him to let me know if he has any interest to pursue wG system. Follow up 5/12/25.</text:p>
            <text:p/>
            <text:p>I emailed him, said  he completed a request for estimate on 1/21/25 and Ive reached out to you 3 times with a phone call &amp; left messages. Unless Im wrong youre still concerned about wildfires. Therefore Ive attached our homeowner info and included a video link to a home we saved in the recent Palisades/Malibu fire. Let me know how you want to continue this conversation.  If I dont hear back Im assuming theres something serious thats happened to you that prevents you from answering. I hope not or youre not interested any longer. At any rate, let me know your intentions, Id appreciate it.              I called, left message again, asked for best time/day to visit.         I called, left message, texted, asked for day/time to talk?          Called, left message, asked for best day/time to visit.           I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9">
          <table:table-cell office:value-type="string" calcext:value-type="string">
            <text:p>Isaiah Shaw</text:p>
          </table:table-cell>
          <table:table-cell office:value-type="string" calcext:value-type="string">
            <text:p>530-414-6220</text:p>
          </table:table-cell>
          <table:table-cell office:value-type="string" calcext:value-type="string">
            <text:p>isaiah@nsmconstruction.com</text:p>
          </table:table-cell>
          <table:table-cell office:value-type="string" calcext:value-type="string">
            <text:p>18 Golf Links </text:p>
            <text:p>Glenbrook , NV 89413</text:p>
            <text:p>US</text:p>
          </table:table-cell>
          <table:table-cell office:value-type="float" office:value="1376" calcext:value-type="float">
            <text:p>1376</text:p>
          </table:table-cell>
          <table:table-cell office:value-type="string" calcext:value-type="string">
            <text:p>Closed Lost</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office:value-type="string" calcext:value-type="string">
            <text:p>3/13/25 He emailed, the owners decided not to go with wG. <text:s/>Not Interested. <text:s text:c="10"/></text:p>
          </table:table-cell>
          <table:table-cell/>
          <table:table-cell office:value-type="string" calcext:value-type="string">
            <text:p>Two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
            <text:p>3/12/25 I emailed, asked if the owners have made a decision to have the wG system installed for their home?           </text:p>
            <text:p/>
            <text:p>2/19/25 I emailed, knowing our resent email conversations about installing our system and your conversations with the owner, I need to know his next steps so we can move forward.        </text:p>
            <text:p/>
            <text:p>2/10/25 I emailed, we could use the lake but will take a strong filtering system that would end up like drinking water.               </text:p>
            <text:p/>
            <text:p>2/10/25 He emailed, no pool, they live on the edge of Lake Tahoe.     </text:p>
            <text:p/>
            <text:p>2/10/25 I emailed, said if theyre incorporating a pool with the new build, we can tap into that for our water supply.         </text:p>
            <text:p/>
            <text:p> 2/10/25 He emailed, said the owner isnt interested in putting a tank on his property.     </text:p>
            <text:p/>
            <text:p>2/8/25  I called, left message, emailed, asked if the owner wants to get to the next step because our queue is starting to fill up.               </text:p>
            <text:p/>
            <text:p>1/29/25 I called, spoke to Isaiah. The owner wanted the RFQ filled out. Isaiah wanted an explanation of our system because he liked what hed seen on our web site. Had lots of questions. He wants pictures &amp; videos of the system. Wanted to know the cost. Told him it looks like probably a double system and it run from $170-210K. I asked him to speak to the owner to see if he wants to go forward with this. I sent him videos and pictures. Told him Ill be waiting to hear back from his conversation with the owner.              </text:p>
            <text:p/>
            <text:p>1/22/25 I called set up time to visit with Isaiah on Wed 1/29/25 at 11:00 pst.           I received RFQ.</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table:style-name="Default"/>
        </table:table-row>
        <table:table-row table:style-name="ro5">
          <table:table-cell office:value-type="string" calcext:value-type="string">
            <text:p>John Dubuque</text:p>
          </table:table-cell>
          <table:table-cell office:value-type="float" office:value="13143982513" calcext:value-type="float">
            <text:p>13143982513</text:p>
          </table:table-cell>
          <table:table-cell office:value-type="string" calcext:value-type="string">
            <text:p>johndubuque@gmail.com</text:p>
          </table:table-cell>
          <table:table-cell office:value-type="string" calcext:value-type="string">
            <text:p>7363 SHEPARD MESA RD</text:p>
            <text:p>CARPINTERIA, CA 93013</text:p>
            <text:p>US</text:p>
          </table:table-cell>
          <table:table-cell office:value-type="float" office:value="1380" calcext:value-type="float">
            <text:p>1380</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28/25 <text:s/>No responses, **Not Interested.**</text:p>
          </table:table-cell>
          <table:table-cell/>
          <table:table-cell office:value-type="string" calcext:value-type="string">
            <text:p>Rambler - One Story</text:p>
          </table:table-cell>
          <table:table-cell office:value-type="string" calcext:value-type="string">
            <text:p>Wanted wG system, site assessment &amp; drone footage. <text:s/>Already has rooftop sprinkler system installed. Installing a battery backup soon.</text:p>
          </table:table-cell>
          <table:table-cell/>
          <table:table-cell office:value-type="string" calcext:value-type="string">
            <text:p>false</text:p>
          </table:table-cell>
          <table:table-cell/>
          <table:table-cell office:value-type="string" calcext:value-type="string">
            <text:p>https://cloud.waveguardco.net/index.php/s/9KqCbrSdySSey8d</text:p>
          </table:table-cell>
          <table:table-cell office:value-type="string" calcext:value-type="string">
            <text:p>https://cloud.waveguardco.net/index.php/s/fw2FYSQKKCcjxo4</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4/28/25  No responses, **Not Interested.**</text:p>
            <text:p/>
            <text:p>4/5/25  Leon texted, asked if he has any interest to discuss the request for estimate that he completed on 1/22/25? Please let me know either yes or no.      FU 4/25/25</text:p>
            <text:p/>
            <text:p>3/18/25  Leon emailed, called, left message. Hope youre feeling better since January. Checking to see if you want to move forward with our wG system? Follow up 4/3/25.</text:p>
            <text:p/>
            <text:p>2/25/25   Leon emailed again, asked if theres still an interest to have a conversation about protecting your home with our system? Let me know either way.</text:p>
            <text:p/>
            <text:p>2/16/25  Leon emailed, said I hope youre now feeling better. Ive reached out to you a couple of times since then with no response. Is it still your intentions to continue our conversation? If so below is links tor our homeowner info and a video link to a home that our system saved in the Palisades/ Malibu fire. I hope to hear from you soon.</text:p>
            <text:p/>
            <text:p>2/8/25  Char called, left message to get back in touch with me.</text:p>
            <text:p/>
            <text:p>2/6/25  Leon called, asked if theres a time we could reschedule to visit?</text:p>
            <text:p/>
            <text:p>1/28/25  Leon called, left message again &amp; texted for time to talk.        He texted back said hes sick &amp; will reach back when feeling better.</text:p>
            <text:p/>
            <text:p>1/25/25  Leon called again, left message, asked for time/day to talk?</text:p>
            <text:p/>
            <text:p>1/24/25  Leon called left message for him to call back with best day/time to talk?</text:p>
            <text:p/>
            <text:p>1/22/25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2">
          <table:table-cell office:value-type="string" calcext:value-type="string">
            <text:p>Dain Blair</text:p>
          </table:table-cell>
          <table:table-cell office:value-type="string" calcext:value-type="string">
            <text:p>310-922-2425</text:p>
          </table:table-cell>
          <table:table-cell office:value-type="string" calcext:value-type="string">
            <text:p>dain@grooveworx.com</text:p>
          </table:table-cell>
          <table:table-cell office:value-type="string" calcext:value-type="string">
            <text:p>1200 Chickory Lane</text:p>
            <text:p>Los Angeles, CA 90049</text:p>
            <text:p>US</text:p>
          </table:table-cell>
          <table:table-cell office:value-type="float" office:value="1384" calcext:value-type="float">
            <text:p>1384</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office:value-type="string" calcext:value-type="string">
            <text:p>Jason Davenport</text:p>
          </table:table-cell>
          <table:table-cell/>
          <table:table-cell office:value-type="string" calcext:value-type="string">
            <text:p>https://cloud.waveguardco.net/index.php/s/TG7ndEffpsGWFdM</text:p>
          </table:table-cell>
          <table:table-cell/>
          <table:table-cell office:value-type="string" calcext:value-type="string">
            <text:p>false</text:p>
          </table:table-cell>
          <table:table-cell table:number-columns-repeated="3"/>
          <table:table-cell office:value-type="string" calcext:value-type="string">
            <text:p>JASONS FOLLOW UP.           </text:p>
            <text:p/>
            <text:p>2/8/25  I emailed him a price w/15% discount of $12,325 &amp; mentioned the features of the LTR again.           </text:p>
            <text:p/>
            <text:p>1/27/25  I called, explained our system, he sent pictures, hed need a double pump. Price was too expensive. I suggested our LTR. I sent LTR info. Hell get back with me.                        </text:p>
            <text:p/>
            <text:p>1/24/25  I called, left message, texted, asked for best day/time to talk.        He texted. Will speak Mon 1/27/25 at 1 cst. </text:p>
            <text:p/>
            <text:p>1/23/25   He emailed with Get In Touch.   Asked if we service &amp; install in California?    I reached back out to him via email, said yes we do. I recommended he fill out an RFQ which he did.</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table:style-name="Default"/>
        </table:table-row>
        <table:table-row table:style-name="ro2">
          <table:table-cell office:value-type="string" calcext:value-type="string">
            <text:p>Kate MacLaughlin <text:s text:c="2"/>(MIL home) <text:s/>#1</text:p>
          </table:table-cell>
          <table:table-cell office:value-type="float" office:value="5104141592" calcext:value-type="float">
            <text:p>5104141592</text:p>
          </table:table-cell>
          <table:table-cell office:value-type="string" calcext:value-type="string">
            <text:p>ksmac1997@gmail.com</text:p>
          </table:table-cell>
          <table:table-cell office:value-type="string" calcext:value-type="string">
            <text:p>650 Bolinas Road</text:p>
            <text:p>Fairfax, CA 94930</text:p>
            <text:p>US</text:p>
          </table:table-cell>
          <table:table-cell office:value-type="float" office:value="1388" calcext:value-type="float">
            <text:p>1388</text:p>
          </table:table-cell>
          <table:table-cell office:value-type="string" calcext:value-type="string">
            <text:p>Closed Lost</text:p>
          </table:table-cell>
          <table:table-cell table:style-name="ce1" office:value-type="date" office:date-value="2025-02-11" calcext:value-type="date">
            <text:p>2025-02-1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noBZiopnJgzWik7</text:p>
          </table:table-cell>
          <table:table-cell office:value-type="string" calcext:value-type="string">
            <text:p>https://cloud.waveguardco.net/index.php/s/WzDZDnrReQ8SXWX</text:p>
          </table:table-cell>
          <table:table-cell/>
          <table:table-cell office:value-type="string" calcext:value-type="string">
            <text:p>false</text:p>
          </table:table-cell>
          <table:table-cell office:value-type="string" calcext:value-type="string">
            <text:p>Neighbor</text:p>
          </table:table-cell>
          <table:table-cell table:number-columns-repeated="2"/>
          <table:table-cell office:value-type="string" calcext:value-type="string">
            <text:p>7/16/25  Jason has had no follow up and theres no movement with lead.  **Not Interested.**</text:p>
            <text:p/>
            <text:p>6/24/25  Leon called Jason. Hell reach out to her for updates.       Jason texted her. Her mother-in-law not sure she wants a tank. Shell check.         Jason texted her back, said to ask her MIL if shes interested in an LTR application?            FU 7/21/25</text:p>
            <text:p/>
            <text:p>4/18/25  I called Jason, he did speak to Kate and there is not enough room on the property for the tank. He wants to put this on hold till he can make it out there again.            FU 7/16/25</text:p>
            <text:p/>
            <text:p>4/1/25   Jason visited with her, theyre still clearing out more brush with a possibility of a flat area for a cabinet &amp; tank.        FU 4/18/25</text:p>
            <text:p/>
            <text:p>I texted Kate asked if the area beside the driveway where the brush is being cleared away still be a possibility for the tank and cabinet location?                I called Jason, he called several pool installers and a couple of companies, none of them would agree to do a pool tap. He tried calling Kate, no response, I suggested a text, he thought they might be on spring break.             I called Jason, he hasnt called the pool guy, hopefully tomorrow.           I called Jason, he knows a commercial pool guy,he  will give him a call.            I called, her MIL is having second thoughts about tanks. She may be selling the 2nd plot at some point and doesnt want the tanks there. So if we can figure out how to get water from her pool shes open to it.               I texted asked if she &amp; her MIL are ready to execute the waveGUARD Agreement so we can order equipment since Jason and you are closer to tank/cabinet locations?                She emailed said she preferred close to the home. Shell verify that hopefullly on this Thurs 3/6 when Jason is scheduled to come out.             Jason emailed her a screenshot of her property with options for tank &amp; cabinet location.         I emailed her the Supply Agreement from Michael as well Sales Order &amp; Invoice.           I called Kate, told her what Jason found out with the pool guy. She wants Jason to screenshot their home &amp; circle the area of tanks placement, which will require more trenching and Jasons figures may change. But shes wanting to move forward with wG so we can order equipment. I ordered a Supply Agreement from Michael. Shes get with her motherinlaw and pay the 50% next week.                I called Jason, asked if he spoke to pool guy, he said he did. The pool is no option, have to go with the tanks. The place that works for tanks require more trenching so Jasons #s will change.                 I forwarded that info to Jason in an email. Jason needs to follow up with pool guy,       She texted, said sorry been busy, gave me the info. She didnt know if hell rmember everything about her pool but Jason would figure that out when he calls.  Im ready to go. I hope we can get this figured out!!!!!          I texted, asked if she sent the info of the pool guy to Jason.         She texted, shes going out of town again and cant talk now but will connect her pool guy with Jason to visit.         . She reached out to her pool guy and doesnt think they have the kind of drain necessary but hes willing to talk to Jason about it so Ill connect them.  I answered her and thanked her for doing that.              I texted her to see if she had time to talk.?       I emailed, ok. Plz text me before she calls to Ill be available.            She emailed, could work tomorrow 2/20/25.       I called, left message &amp; texted, asked when shes available for a call to discuss the proposal I sent.    I emailed proposal &amp; preliminary with pool water letting her know that saved $3525 vs the tank proposal.               Got prelim back.     Jason is still sitting on the quote.            Jason did site vist on 2/13/25.  While there and speaking with Kate she wouldve preferred the pool water instead of tanks. Jason said he can do that but she needs to contact her pool guy so he could tap into a line from the pool to bring it down to our cabinet.  So Jason said well create another proposal and get it to you. Jason called me to let Colt know he needs to update the proposal for pool water.  I called Colt requested a revision. He sent it back to Jason for his numbers. I called Jason to let him know hell have the preliminary in 30 min-1 hr. Please complete it asap so I can speak to Kate on the price with the intention to close the sale!!!       I emailed proposal &amp;  preliminary design with tanks.             It rained, still waiting to do site visit on 2/13/25 for both properties.       Jason texted, cant do site vist, kids sick.  Trying to connect the two to a visit.   I called Jason and verified it with Kate that Jason will have site visit Mon. 2/3/25 at 1:30.         She called back, had questions, explained our system.  Its her mother-in-laws home. Has a pool. Needs visit to see if it could work.  I told her the price, will need a double pump, costs $170-210K  The price is ok, vetted.  Need to schedule a site visit. Is ready to put 1/2 down after she receives the proposal!               I called again, left message this time ( she mustve emptied her mailbox) .     I called, texted, emailed, asked when is a good day/time to discuss her RFQ?           I called, couldnt leave a message, mailbox was full. I texed asked for best day/time to visit.</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4">
          <table:table-cell office:value-type="string" calcext:value-type="string">
            <text:p>Victor Lund</text:p>
          </table:table-cell>
          <table:table-cell office:value-type="float" office:value="14356310541" calcext:value-type="float">
            <text:p>14356310541</text:p>
          </table:table-cell>
          <table:table-cell office:value-type="string" calcext:value-type="string">
            <text:p>Lund827@mac.com</text:p>
          </table:table-cell>
          <table:table-cell office:value-type="string" calcext:value-type="string">
            <text:p>5315 La Glorieta</text:p>
            <text:p>Rancho Santa Fe, CA 92067</text:p>
            <text:p>US</text:p>
          </table:table-cell>
          <table:table-cell office:value-type="float" office:value="1392" calcext:value-type="float">
            <text:p>1392</text:p>
          </table:table-cell>
          <table:table-cell office:value-type="string" calcext:value-type="string">
            <text:p>Completed Estimate</text:p>
          </table:table-cell>
          <table:table-cell table:style-name="ce1" office:value-type="date" office:date-value="2025-02-15" calcext:value-type="date">
            <text:p>2025-02-15</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Aycfny4Q5T7fHMy</text:p>
          </table:table-cell>
          <table:table-cell office:value-type="string" calcext:value-type="string">
            <text:p>https://cloud.waveguardco.net/index.php/s/LHSFMoD49NQMXdK</text:p>
          </table:table-cell>
          <table:table-cell/>
          <table:table-cell office:value-type="string" calcext:value-type="string">
            <text:p>false</text:p>
          </table:table-cell>
          <table:table-cell table:number-columns-repeated="6"/>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table:style-name="Default"/>
        </table:table-row>
        <table:table-row table:style-name="ro7">
          <table:table-cell office:value-type="string" calcext:value-type="string">
            <text:p>Robin Fell</text:p>
          </table:table-cell>
          <table:table-cell office:value-type="string" calcext:value-type="string">
            <text:p>805-895-5469</text:p>
          </table:table-cell>
          <table:table-cell office:value-type="string" calcext:value-type="string">
            <text:p>tuscanyrobin@gmail.com</text:p>
          </table:table-cell>
          <table:table-cell office:value-type="string" calcext:value-type="string">
            <text:p>797 Ashley Rd. </text:p>
            <text:p>Santa Barbara, CA 93108</text:p>
            <text:p>US</text:p>
          </table:table-cell>
          <table:table-cell office:value-type="float" office:value="1408" calcext:value-type="float">
            <text:p>1408</text:p>
          </table:table-cell>
          <table:table-cell office:value-type="string" calcext:value-type="string">
            <text:p>Completed Estimate</text:p>
          </table:table-cell>
          <table:table-cell table:style-name="ce1" office:value-type="date" office:date-value="2025-02-12" calcext:value-type="date">
            <text:p>2025-02-12</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JozjB6PpdpCgRj4</text:p>
          </table:table-cell>
          <table:table-cell office:value-type="string" calcext:value-type="string">
            <text:p>https://cloud.waveguardco.net/index.php/s/aHqF4oZcZ8pt7Zt</text:p>
          </table:table-cell>
          <table:table-cell/>
          <table:table-cell office:value-type="string" calcext:value-type="string">
            <text:p>false</text:p>
          </table:table-cell>
          <table:table-cell table:number-columns-repeated="3"/>
          <table:table-cell office:value-type="string" calcext:value-type="string">
            <text:p>3/17/25  Jason called her to set up a site visit. She said theyre not ready.    FU 8/18/25</text:p>
            <text:p/>
            <text:p>2/17/25  I emailed Im attaching doc Questions to Ask when comparing other systems. Itll help you get a better understanding of what we do and how we saved the Malibu home I referenced on the previous email.  that didnt happen by chance, its our system. We know we can do the same for you. I look forward to hearing back on your next step!</text:p>
            <text:p/>
            <text:p>2/17/25  She emailed theyre looking at a number of proposals now. We do plan on doing a sprinkler system in the near future.  Shell stay in touch.</text:p>
            <text:p/>
            <text:p>2/16/25  Im checking back with you  to see if you have any questions regarding the proposal &amp; preliminary design I sent you 2/12/25?  I want to reassure we can save your home as we did with the saved Malibu home in the recent Palisades/Malibu fire. That video link is below. Are you ready to go forward with the next step?  Reach back if you are because our installation schedule is filling up.  Thanks.</text:p>
            <text:p/>
            <text:p>2/12/25  I emailed proposal &amp; preliminary design.</text:p>
            <text:p/>
            <text:p>2/5/25  Waiting on Jasons figures for quote.</text:p>
            <text:p/>
            <text:p>1/23/25  She called, friends (Tiara Salzman) suggested the wG system. She wanted to know how it works. I explained it. She wanted a ball park cost. I told her the systems start at $130 for single pump and  $170 for double pump. Hers may take a double $170-210K. Shes ok with that. She sent pictures and RFQ. Ill get her a quot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table:style-name="Default"/>
        </table:table-row>
        <table:table-row table:style-name="ro20">
          <table:table-cell office:value-type="string" calcext:value-type="string">
            <text:p>Sybil Robson Orr</text:p>
          </table:table-cell>
          <table:table-cell office:value-type="float" office:value="15628411316" calcext:value-type="float">
            <text:p>15628411316</text:p>
          </table:table-cell>
          <table:table-cell office:value-type="string" calcext:value-type="string">
            <text:p>lisa@robsonorr.com</text:p>
          </table:table-cell>
          <table:table-cell office:value-type="string" calcext:value-type="string">
            <text:p>1415 Oriole Drive</text:p>
            <text:p>los angeles, CA 90069</text:p>
            <text:p>US</text:p>
          </table:table-cell>
          <table:table-cell office:value-type="float" office:value="1412" calcext:value-type="float">
            <text:p>1412</text:p>
          </table:table-cell>
          <table:table-cell office:value-type="string" calcext:value-type="string">
            <text:p>Closed Lost</text:p>
          </table:table-cell>
          <table:table-cell table:style-name="ce1" office:value-type="date" office:date-value="2025-02-11" calcext:value-type="date">
            <text:p>2025-02-1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table-cell office:value-type="string" calcext:value-type="string">
            <text:p>Jason Davenport</text:p>
          </table:table-cell>
          <table:table-cell office:value-type="string" calcext:value-type="string">
            <text:p>false</text:p>
          </table:table-cell>
          <table:table-cell/>
          <table:table-cell office:value-type="string" calcext:value-type="string">
            <text:p>https://cloud.waveguardco.net/index.php/s/SMLYmQJT3AHTWP2</text:p>
          </table:table-cell>
          <table:table-cell office:value-type="string" calcext:value-type="string">
            <text:p>https://cloud.waveguardco.net/index.php/s/aexEfMbHSxte4cJ</text:p>
          </table:table-cell>
          <table:table-cell/>
          <table:table-cell office:value-type="string" calcext:value-type="string">
            <text:p>false</text:p>
          </table:table-cell>
          <table:table-cell table:number-columns-repeated="3"/>
          <table:table-cell office:value-type="string" calcext:value-type="string">
            <text:p>6/26/25  Leon emailed, asked if the owners are still out of town and if so do yo know when theyre expected to return?             She emailed, owners are in Europe for the summer. The last time they spoke they were not inclined to move forward. If that changes shell let me know.    **Not interested.**</text:p>
            <text:p/>
            <text:p>5/15/25  Leon emailed, said its been 2 months since last email and just checking to see if the owners are back in town yet?  I know you said youd tell me if you knew.  FU 6/26/25</text:p>
            <text:p/>
            <text:p>3/17/25  Lisa Klein emailed said theyre both out of town. Things move slow. Dont worry, we know youre ready when we are.    FU 5/15/25</text:p>
            <text:p/>
            <text:p>3/14/25  I called, left message, emailed asked if all the info I sent answered her questions?? Any updates are appreciated.</text:p>
            <text:p/>
            <text:p>3/8/25 I emailed Lisa, said saved a home in 2019 Kincaid fire, 2020 Bond fire, 2024 Franklin fire &amp; 2025 Palisades/Malibu fire; below is al ink to 2925 home. This is the home Dorothy Sarna w/Cincinnati said theyd offer ins if the owner agreed to purchase wG system. Were installed 62 systems, 2 systems have been lost. One is 2020 fire and one in Palisades fire. Both owners refused to do the proper CalFire mitigation recommendations and our teams recommendations. The home in the glass fire burned from the inside out due to a fire tornado.</text:p>
            <text:p/>
            <text:p>3/6/25  She emailed, how many houses have been saved, how many have you installed, how many have been lost in a fire?</text:p>
            <text:p/>
            <text:p>2/28/25  I emailed Lisa a screenshot from Jason that shows an example of where the tank would be located and where we can access the pool water for a gravity feed from the pool equipment that sets close to the cabinet.</text:p>
            <text:p/>
            <text:p>2/24/25  Lisa emailed, said the tank &amp; cabinet location will not work. Wanted to know if the tanks could be placed below on the hillside near the pool equipment? I emailed answered said I copied Jason on the email since he was there on the site vist. I also called him, he said hell answer your question tonight.</text:p>
            <text:p/>
            <text:p>2/19/25  I emailed Lisa Klein, asked if she reached out to Sybil about Dorothy Sarnas ins response?? Plz provide an update.</text:p>
            <text:p/>
            <text:p>2/13/25  I emailed Dorothy Sarna about this property concerning coverage. Shell get back to me.</text:p>
            <text:p/>
            <text:p>2/12/25  She emailed, said shes waiting to hear back from Dorothy Sarna with Cincinnati ins and then shell reach back to the owners.</text:p>
            <text:p/>
            <text:p>2/12/25  I emailed, said I did not know if it would require a double system by itself or a double and a single system. Therefore the price range I needed to give you after I heard it was a double and a single was $240 -300K. I also answered her question of the breakdowns and said our proposal breakdown is proprietary info for our company. So let me know how you want to proceed.</text:p>
            <text:p/>
            <text:p>2/12/25  She emailed, received the quote, said its not the figure you gave her.</text:p>
            <text:p/>
            <text:p>2/11/25  I emailed Lisa Kline the proposal &amp; preliminary design for Sybils home.</text:p>
            <text:p/>
            <text:p>2/1/25  I texted Colt for a preliminary.   Need a quote for LTR also.</text:p>
            <text:p/>
            <text:p>1/30/25  Jason had site visit. Ready to move forward. Has vines all over the house &amp; dead leaves scattered. She doesnt want to mitigate, likes the vines on the home. Knows Dorothy Sarna, has limited ins. with Cincinnati because of that. She needs LTR spray in addition to the system. She wants an estimate for that as well. Has an old roof &amp; loose guttering.  I sent her LTR info.</text:p>
            <text:p/>
            <text:p>1/23/25 Lisa Klein to let her know well be there for a site visit Thurs 1/30/25. She texted, ok, shell be on site then.</text:p>
            <text:p/>
            <text:p>1/23/25  Lisa Klein filled out RFQ. They have 2 properties.  Owners decided to go forward with this property. I vetted her.  Will wait on the other property on Oriole Dr. Lisa will speak more on Monday.</text:p>
          </table:table-cell>
          <table:table-cell office:value-type="string" calcext:value-type="string">
            <text:p>Had questions on tank placement.</text:p>
          </table:table-cell>
          <table:table-cell/>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1-30" calcext:value-type="date">
            <text:p>2025-01-30</text:p>
          </table:table-cell>
          <table:table-cell table:number-columns-repeated="7"/>
          <table:table-cell office:value-type="string" calcext:value-type="string">
            <text:p>false</text:p>
          </table:table-cell>
        </table:table-row>
        <table:table-row table:style-name="ro10">
          <table:table-cell office:value-type="string" calcext:value-type="string">
            <text:p>Matthew Sharron</text:p>
          </table:table-cell>
          <table:table-cell office:value-type="string" calcext:value-type="string">
            <text:p>� 818-355-7110</text:p>
          </table:table-cell>
          <table:table-cell office:value-type="string" calcext:value-type="string">
            <text:p>mattsharron@rocketmail.com</text:p>
          </table:table-cell>
          <table:table-cell office:value-type="string" calcext:value-type="string">
            <text:p>29605 heather Court</text:p>
            <text:p>Agoura Hills, CA 91301</text:p>
            <text:p>US</text:p>
          </table:table-cell>
          <table:table-cell office:value-type="float" office:value="1416" calcext:value-type="float">
            <text:p>1416</text:p>
          </table:table-cell>
          <table:table-cell office:value-type="string" calcext:value-type="string">
            <text:p>Closed Lost</text:p>
          </table:table-cell>
          <table:table-cell table:style-name="ce1" office:value-type="date" office:date-value="2025-02-12" calcext:value-type="date">
            <text:p>2025-02-12</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cgdJ9GDBGdHyboT</text:p>
          </table:table-cell>
          <table:table-cell office:value-type="string" calcext:value-type="string">
            <text:p>https://cloud.waveguardco.net/index.php/s/9FW8grXSAWDY5jc</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6/18/15  No responses from him. **Not Interested.**</text:p>
            <text:p/>
            <text:p>5/19/25  Leon emailed, asked if either of our options to protect their home is still being considered?  Please let me know your thoughts.     FU 6/19/25</text:p>
            <text:p/>
            <text:p>4/5/25  I emailed, asked if theyve decided on the strategy they want to implement? Id appreciate an update.         FU 5/16/25</text:p>
            <text:p/>
            <text:p>3/19/25  I emailed checking on the progress of the strategy their on.  I also said Im sending another option for him to consider. Its our LTR spray application. I included the LTR link and explained the LTR is the same as whats in our system. Let me know if you have any interest.</text:p>
            <text:p/>
            <text:p>2/21/25   Matt emailed said due to cost, theyre working on a number of options and will settle on a strategy once all the costs are understood.</text:p>
            <text:p/>
            <text:p>2/19/25  I emailed, told him I sent the proposal on 2/25/25 &amp; your next step is to give me your approval so I can provide you  a our supply agreement. I look forward to hearing back from you.</text:p>
            <text:p/>
            <text:p>2/12/25  I emailed proposal &amp; preliminary design.</text:p>
            <text:p/>
            <text:p>1/23/25  I ordered a prelim from Colt.</text:p>
            <text:p/>
            <text:p>1/23/25  He called, wants info on our system. Been thinking of doing this for a while. Has large trees that he doesnt want to cut down. I explained our system. Told him it may take a double pump, that runs from $160-210K. Hes wanting to get a quote so filled out an RFQ as we spoke. Aesthetics isnt important to him as making it work. We need to work up a proposal for him.</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8">
          <table:table-cell office:value-type="string" calcext:value-type="string">
            <text:p>Ellie Dempster </text:p>
          </table:table-cell>
          <table:table-cell office:value-type="string" calcext:value-type="string">
            <text:p>805-409-6052</text:p>
          </table:table-cell>
          <table:table-cell office:value-type="string" calcext:value-type="string">
            <text:p>elliedempster@icloud.com</text:p>
          </table:table-cell>
          <table:table-cell office:value-type="string" calcext:value-type="string">
            <text:p>6952 Lafayette Street </text:p>
            <text:p>Moorpark , CA 93021</text:p>
            <text:p>US</text:p>
          </table:table-cell>
          <table:table-cell office:value-type="float" office:value="1424" calcext:value-type="float">
            <text:p>1424</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pw2mHq2TAPdCxLq</text:p>
          </table:table-cell>
          <table:table-cell/>
          <table:table-cell office:value-type="string" calcext:value-type="string">
            <text:p>false</text:p>
          </table:table-cell>
          <table:table-cell/>
          <table:table-cell office:value-type="string" calcext:value-type="string">
            <text:p>YouTube video</text:p>
          </table:table-cell>
          <table:table-cell/>
          <table:table-cell office:value-type="string" calcext:value-type="string">
            <text:p>5/7/25  No responses from her. **Not Interested.**</text:p>
            <text:p/>
            <text:p>4/22/25  I emailed, said she originally completed an RFE on 1/24/25. Since then I called you 4 times, emailed you twice and texted you once without any responses. Please let me know if youre interested to move forward. If no just say NO and Ill cease reaching out. If yes, give me a best day and time to call and well talk.            FU 5/6/25</text:p>
            <text:p/>
            <text:p>4/4/25  I texted, thought she might want LTR so I told he the cost of LTR spray application for her home would be @ $5900.     FU 4/18/25</text:p>
            <text:p/>
            <text:p>2/19/25  I called you 4 times, sent you our info and I havent heard back from you. Are you even still interested to hear about our system? You completed the RFE for a reason. Whats your next step? Follow up 4/4/25.</text:p>
            <text:p/>
            <text:p>2/10/25   I emailed, you sent request for estimate asked for info about our system. Ive called 3 different times with no success in getting a hold of you. If you still have an interest to learn more about wG, below is a link to our homeowners pkg, LTR info, and a 2-minute video link to What Matters most.  If youre still interested to talk, let me know the best day/time for you that will work.</text:p>
            <text:p/>
            <text:p>2/8/25  I called left message again to connect.</text:p>
            <text:p/>
            <text:p>1/31/25 I called, left message, asked again to set up day &amp; time to speak.</text:p>
            <text:p/>
            <text:p>1/24/25  I called, left message, asked her to call or text with best day/time to visit.  I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9">
          <table:table-cell office:value-type="string" calcext:value-type="string">
            <text:p>Bonnie Glaspy</text:p>
          </table:table-cell>
          <table:table-cell office:value-type="string" calcext:value-type="string">
            <text:p>805-217-6424</text:p>
          </table:table-cell>
          <table:table-cell office:value-type="string" calcext:value-type="string">
            <text:p>bberger92065@sbcglobal.net</text:p>
          </table:table-cell>
          <table:table-cell office:value-type="string" calcext:value-type="string">
            <text:p>653 Barnes Street Simi Valley, CA 93063 US</text:p>
          </table:table-cell>
          <table:table-cell office:value-type="float" office:value="1428" calcext:value-type="float">
            <text:p>1428</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true</text:p>
          </table:table-cell>
          <table:table-cell office:value-type="string" calcext:value-type="string">
            <text:p>Jason Davenport</text:p>
          </table:table-cell>
          <table:table-cell/>
          <table:table-cell office:value-type="string" calcext:value-type="string">
            <text:p>https://cloud.waveguardco.net/index.php/s/Z2y2o2pHyTqL5BT</text:p>
          </table:table-cell>
          <table:table-cell/>
          <table:table-cell office:value-type="string" calcext:value-type="string">
            <text:p>false</text:p>
          </table:table-cell>
          <table:table-cell table:number-columns-repeated="3"/>
          <table:table-cell office:value-type="string" calcext:value-type="string">
            <text:p>JASONS FOLLOW UP</text:p>
            <text:p/>
            <text:p>2/6/25  She called, cant afford the system and her AC just went out so cant do anything now. May be interested in LTR at some point.      FU  5/15/25</text:p>
            <text:p/>
            <text:p>1/31/25  I called, left message again.</text:p>
            <text:p/>
            <text:p>1/25/25  I call, left message again asked for best time/day to visit.</text:p>
            <text:p/>
            <text:p>1/24/25   I called, left message, asked for best day/time to visit about the RFQ.</text:p>
            <text:p/>
            <text:p>1/24/25  Received RFE.</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18">
          <table:table-cell office:value-type="string" calcext:value-type="string">
            <text:p>William Grundfest</text:p>
          </table:table-cell>
          <table:table-cell/>
          <table:table-cell office:value-type="string" calcext:value-type="string">
            <text:p>bgrundfest@gmail.com</text:p>
          </table:table-cell>
          <table:table-cell office:value-type="string" calcext:value-type="string">
            <text:p>265 LINDA FLORA DR LOS ANGELES, CA 90077 US</text:p>
          </table:table-cell>
          <table:table-cell office:value-type="float" office:value="1432" calcext:value-type="float">
            <text:p>1432</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office:value-type="string" calcext:value-type="string">
            <text:p>Jason Davenport</text:p>
          </table:table-cell>
          <table:table-cell office:value-type="string" calcext:value-type="string">
            <text:p>https://cloud.waveguardco.net/index.php/s/JXRYXctSaRiJ73M</text:p>
          </table:table-cell>
          <table:table-cell office:value-type="string" calcext:value-type="string">
            <text:p>https://cloud.waveguardco.net/index.php/s/rG2R3CfKWxDD8nW</text:p>
          </table:table-cell>
          <table:table-cell/>
          <table:table-cell office:value-type="string" calcext:value-type="string">
            <text:p>false</text:p>
          </table:table-cell>
          <table:table-cell table:number-columns-repeated="3"/>
          <table:table-cell office:value-type="string" calcext:value-type="string">
            <text:p>JASONS FOLLOW UP.              </text:p>
            <text:p/>
            <text:p>I sent lead to Jason to follow up with LTR.</text:p>
            <text:p/>
            <text:p>2/5/25  I emailed, said your home will be $6000 for LTR @ $1 sq ft. If you can find neighbors to get it over 10,000 sq ft the price will drop to $.85 sq ft. Therefore, your $6000 spray would be $5,000 and that would apply to the other home owners as well.  We can discuss larger discounts should you have many homeowners that want the spray.  Let me know.             </text:p>
            <text:p/>
            <text:p>1/24/25  He called, Wanted info on our system. I walked him through the RFQ form. I explained our system. Hed like it but after I told him the price he said he couldnt do that. I told him about our LTR. He was intrigued and wants to tell his neighbors about it too and asked about a potential group discount if he can get them to all have LTR sprayed at the same time?   He wants info and a quote. I sent LTR pkg.</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21">
          <table:table-cell office:value-type="string" calcext:value-type="string">
            <text:p>Bob Hassett</text:p>
          </table:table-cell>
          <table:table-cell office:value-type="string" calcext:value-type="string">
            <text:p>775-720-2943</text:p>
          </table:table-cell>
          <table:table-cell office:value-type="string" calcext:value-type="string">
            <text:p>wtrspt@charter.net</text:p>
          </table:table-cell>
          <table:table-cell office:value-type="string" calcext:value-type="string">
            <text:p>1 Easy St Stateline, NV 89449 US</text:p>
          </table:table-cell>
          <table:table-cell office:value-type="float" office:value="1433" calcext:value-type="float">
            <text:p>1433</text:p>
          </table:table-cell>
          <table:table-cell office:value-type="string" calcext:value-type="string">
            <text:p>Qualified 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rnPJy95yRJGjoep</text:p>
          </table:table-cell>
          <table:table-cell/>
          <table:table-cell office:value-type="string" calcext:value-type="string">
            <text:p>false</text:p>
          </table:table-cell>
          <table:table-cell office:value-type="string" calcext:value-type="string">
            <text:p>Neighbor</text:p>
          </table:table-cell>
          <table:table-cell table:number-columns-repeated="2"/>
          <table:table-cell office:value-type="string" calcext:value-type="string">
            <text:p>4/23/25  Leon called Jason to see if he contacted Bob.  He did speak to Bob.  Bob is out of town again for a couple of weeks. Jason will get facetime set up when he returns.  FU 7/31/25</text:p>
            <text:p/>
            <text:p>4/22/25  Leon spoke to Jason and, then sent him a text, he will reach out to Bob to set up that facetime or he recommended he stop to see him in person on his way to Tranquility to do their spring maintenance. Leon spoke to Jason about his experience with Tim Minister and his testimonial and the person who he trained to take over for him.    FU 5/9/25</text:p>
            <text:p/>
            <text:p>4/8/25  I called, left message and texted, asked if our site visit mgr completed the facetime call?  FU 4/17/25</text:p>
            <text:p/>
            <text:p>3/11/25  I emailed Bob, apologized for the ft call that never happened. I asked when is a good time to set up another facetime call? Follow up 4/8/25.</text:p>
            <text:p/>
            <text:p>3/9/25 I called, spoke to Jason, he was supposed to call Bob on 3/7/25 but did not.</text:p>
            <text:p/>
            <text:p>2/24/25  He called, told me he needs to have a facetime call next week on his property with Jason. The following week of 3/10/25 hell be out of town.</text:p>
            <text:p/>
            <text:p>2/19/25 I emailed, I apologized for late response regarding prelim request. Your system will take at least a double pump and the cost starts at $170k and up.  Will this be a price you agree to start at so I could get you an accurate proposal?</text:p>
            <text:p/>
            <text:p>He emailed, said thx for checking. Yes I was able to open it. Looking forward to some prelim estimates.</text:p>
            <text:p/>
            <text:p>2/8/25  I emailed, asked if he was able to open up the WT email I sent him on the 6th? If so let me know if you have any questions.</text:p>
            <text:p/>
            <text:p>2/6/25  Bob called, checked his other email and found the email I sent.  He wanted as much info as possible. I sent him a WeTransfer file with pictures, videos, etc.</text:p>
            <text:p/>
            <text:p>1/28/25  I emailed answers to his questions. Said yes, the solar panels do work through the fog and smoke.  Yes we can facetime to see his property and note what well be working with. I also told him what our tanks are made up of and the variety and sizes of tanks. He also wants to see a video of the roof of Tranquility Est. I attached our wG promo video.</text:p>
            <text:p/>
            <text:p>1/24/25  I called, spoke to Bob, explained our system. Had lots of questions. Wants something he can rely on and feel good about the protection. Its more $ than what he thought it would be but wants to think about it. Theyre nighbors to Tranquility Estate. He knows of their system. Wants video of Tranquility. Wants dimensions of tanks to see how theyd fit in. Whats the material of the tank.  He asked if smoke limits the ability of solar panels to charge batteries???Spoke about Jason doing a facetime with Bob.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9">
          <table:table-cell office:value-type="string" calcext:value-type="string">
            <text:p>Alexander Kazerani</text:p>
          </table:table-cell>
          <table:table-cell/>
          <table:table-cell office:value-type="string" calcext:value-type="string">
            <text:p>akazerani@gmail.com</text:p>
          </table:table-cell>
          <table:table-cell office:value-type="string" calcext:value-type="string">
            <text:p>14948 Corona Del Mar Pacific Palisades, CA 90272 US</text:p>
          </table:table-cell>
          <table:table-cell office:value-type="float" office:value="1435" calcext:value-type="float">
            <text:p>1435</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Roof Plans, Elevation Plans, Site</text:p>
          </table:table-cell>
          <table:table-cell office:value-type="string" calcext:value-type="string">
            <text:p>Three Story</text:p>
          </table:table-cell>
          <table:table-cell table:number-columns-repeated="2"/>
          <table:table-cell office:value-type="string" calcext:value-type="string">
            <text:p>true</text:p>
          </table:table-cell>
          <table:table-cell table:number-columns-repeated="4"/>
          <table:table-cell office:value-type="string" calcext:value-type="string">
            <text:p>false</text:p>
          </table:table-cell>
          <table:table-cell/>
          <table:table-cell office:value-type="string" calcext:value-type="string">
            <text:p>competitor</text:p>
          </table:table-cell>
          <table:table-cell/>
          <table:table-cell office:value-type="string" calcext:value-type="string">
            <text:p>7/15/25  **Not interested.**</text:p>
            <text:p/>
            <text:p>3/8/25  Mark remedied privacy issue.                                FU 7/15/25</text:p>
            <text:p/>
            <text:p>2/8/25  Im waiting on Mark Weisser for a remedy to Alexs complaint.        Follow up 3///25.</text:p>
            <text:p/>
            <text:p>2/1/25  Alex emailed, introduced a friend &amp; neighbor, Steve Yi. He likes our system and would like to visit. I emailed Steve, asked if hes be available sometime next week?</text:p>
            <text:p/>
            <text:p>1/28/25  I emailed him spoke to our IT guy. He said since 2015 hes installed 3 initial firewalls and 3 additional sub firewalls. We havent had any penetration so its not an issue.  Your privacy is safe with us.</text:p>
            <text:p/>
            <text:p>1/25/25 Spoke to Alexander, he had concerns about privacy issues on the RFQ. Ill find the answers from Mark. He wanted his property protected down the hill to the 1 highway. Hell be checking other companies. I sent him the Questions to ask when comparing proposals.</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2">
          <table:table-cell office:value-type="string" calcext:value-type="string">
            <text:p>Brenden Brown- Wright Residential-GC</text:p>
          </table:table-cell>
          <table:table-cell office:value-type="string" calcext:value-type="string">
            <text:p>707-806-9095</text:p>
          </table:table-cell>
          <table:table-cell office:value-type="string" calcext:value-type="string">
            <text:p>brenden@wrightresidential.com</text:p>
          </table:table-cell>
          <table:table-cell office:value-type="string" calcext:value-type="string">
            <text:p>New Build Healdsburg, CA 95492 US</text:p>
          </table:table-cell>
          <table:table-cell office:value-type="float" office:value="1436" calcext:value-type="float">
            <text:p>1436</text:p>
          </table:table-cell>
          <table:table-cell office:value-type="string" calcext:value-type="string">
            <text:p>Completed Estimate</text:p>
          </table:table-cell>
          <table:table-cell table:style-name="ce1" office:value-type="date" office:date-value="2025-02-19" calcext:value-type="date">
            <text:p>2025-02-19</text:p>
          </table:table-cell>
          <table:table-cell/>
          <table:table-cell office:value-type="string" calcext:value-type="string">
            <text:p>Residential - New Build</text:p>
          </table:table-cell>
          <table:table-cell office:value-type="string" calcext:value-type="string">
            <text:p>Web Estimate Complete</text:p>
          </table:table-cell>
          <table:table-cell table:number-columns-repeated="5"/>
          <table:table-cell office:value-type="string" calcext:value-type="string">
            <text:p>false</text:p>
          </table:table-cell>
          <table:table-cell/>
          <table:table-cell office:value-type="string" calcext:value-type="string">
            <text:p>https://cloud.waveguardco.net/index.php/s/EqmGBMQRmHacsBs</text:p>
          </table:table-cell>
          <table:table-cell office:value-type="string" calcext:value-type="string">
            <text:p>https://cloud.waveguardco.net/index.php/s/GB2MnbgfQ4rBk3y</text:p>
          </table:table-cell>
          <table:table-cell/>
          <table:table-cell office:value-type="string" calcext:value-type="string">
            <text:p>false</text:p>
          </table:table-cell>
          <table:table-cell table:number-columns-repeated="3"/>
          <table:table-cell office:value-type="string" calcext:value-type="string">
            <text:p>7/17/25  L emailed, asked about owners construction process and if theyve given any indication yet on their interest in our system proposal?      FU 8/5/25</text:p>
            <text:p/>
            <text:p>5/28/25  Brenden emailed, said no decision has been made this far in fire prevention. Still focused on phase 1, road, driveway and site infrastructure. Hell keep me posted. FU 7/17/25</text:p>
            <text:p/>
            <text:p>5/27/25  Leon emailed again, asked if his client has made any decisions on the proposal sent to him that he was to send to the client?            FU 6/26/25</text:p>
            <text:p/>
            <text:p>4/10/25  I emailed, told him we last communicated on 2/20/25 when he told me he was still discussing our proposal with his client. I asked him if he has any updates he can share?  </text:p>
            <text:p>FU 5/27/25</text:p>
            <text:p/>
            <text:p>2/20/25   He emailed, after review and further discussions with the client, he will keep me posted as things progress.</text:p>
            <text:p/>
            <text:p>2/19/25   I emailed proposal &amp; prelim design, also links to homeowner info, protect what matters most video, and Palisades/Malibu video. I asked to have a conversation before the owner askes about our competitors proposals. Theres a big difference in our systems, like comparing apples to oranges. If the owners was it to be eye pleasing they need to know that FL puts copper lines all over their roof. If that matters to the homeowner.</text:p>
            <text:p/>
            <text:p>2/5/25  I call Brendan, he said their meeting went well. They were very receptive to wG. At this point i dont know what but they are going to do something. They received proposals from Frontline and Product Lists (from Australia). I sent him "Questions to Ask". Theyre expecting new plan drawings this coming week and having another meeting w/owner.   Wants to stay in touch every 2 weeks.             I texted Colt to make a preliminary for Brendan.</text:p>
            <text:p/>
            <text:p>1/27/25  I emailed, told him the range would be between $250-300K.</text:p>
            <text:p/>
            <text:p>1/26/25    Brendan emailed asked for appox price range for his meeting tomorrow? I texted Colt.</text:p>
            <text:p/>
            <text:p>1/24/25   Per Colt, I filled out an RFQ for Brendan and forwarded it to Colt.</text:p>
            <text:p/>
            <text:p>1/23/25  Brendan called, asked about our system. I explained it. The project is in Healdsburg. Original home burned down in fire, this is a new build.   He sent plans to drop box for reconstruction. Will have a pool. Speaking with construction crew in Feb , wont start detailing till April, construction probably starts in June or July. Was referred by Wade Architects. They said theyve worked with us before. Wants approximate cost to give owner. Theyre having a meeting on 1/30. Would like the info for meeting. Hell get back in touch with me after the meeting to let me know how they want to move forward.</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0">
          <table:table-cell office:value-type="string" calcext:value-type="string">
            <text:p>Lynne Dujmovich</text:p>
          </table:table-cell>
          <table:table-cell office:value-type="string" calcext:value-type="string">
            <text:p>510-499-3822</text:p>
          </table:table-cell>
          <table:table-cell office:value-type="string" calcext:value-type="string">
            <text:p>dujmovich@gmail.com</text:p>
          </table:table-cell>
          <table:table-cell office:value-type="string" calcext:value-type="string">
            <text:p><text:tab/>4 Camino Sabio Santa Fe, NM 87506 US</text:p>
          </table:table-cell>
          <table:table-cell office:value-type="float" office:value="1440" calcext:value-type="float">
            <text:p>1440</text:p>
          </table:table-cell>
          <table:table-cell office:value-type="string" calcext:value-type="string">
            <text:p>Completed Estimate</text:p>
          </table:table-cell>
          <table:table-cell table:style-name="ce1" office:value-type="date" office:date-value="2025-02-04" calcext:value-type="date">
            <text:p>2025-02-04</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Rambler - One Story</text:p>
          </table:table-cell>
          <table:table-cell table:number-columns-repeated="2"/>
          <table:table-cell office:value-type="string" calcext:value-type="string">
            <text:p>true</text:p>
          </table:table-cell>
          <table:table-cell table:number-columns-repeated="4"/>
          <table:table-cell office:value-type="string" calcext:value-type="string">
            <text:p>false</text:p>
          </table:table-cell>
          <table:table-cell office:value-type="string" calcext:value-type="string">
            <text:p>Internet search</text:p>
          </table:table-cell>
          <table:table-cell office:value-type="string" calcext:value-type="string">
            <text:p>House Beautiful article</text:p>
          </table:table-cell>
          <table:table-cell/>
          <table:table-cell office:value-type="string" calcext:value-type="string">
            <text:p>RANDYS FOLLOWING UP.</text:p>
            <text:p/>
            <text:p>6/20/25  She emailed, said theyre still thinking about it so keep us on your follow up list.       Leon emailed, asked when she wants him to follow up?  FU 9/19/25</text:p>
            <text:p/>
            <text:p>6/20/25  Leon called Randy, he wants him to follow up w/her.  Leon emailed her and Craig, asked if theyre still interested in our LTR spray application? If yes, well continue our conversation. If no, please let me know and Ill cease reaching out.        FU 7/3/25</text:p>
            <text:p/>
            <text:p>5/30/25  Leon called Randy, he said hes never followed up with this lead.</text:p>
            <text:p/>
            <text:p>3/2/25   Leon sent Randy this latest update... he answered, if you paint the house, the LTR does not need to be reapplied.  Told her the cost would be @ $26K .          She emailed, asked  if I paint the house does the LTR need to be re-applied? She also asked she coping her husband, Craig Stevenson, on email so he can ask questions.             I emailed he another option for the LTR application. I put links into the email and attached the MSDS file as well.               She emailed, the proposals were 50% more than our discussion and shes still thinking about it.              Im checking back with you  to see if you have any questions regarding the proposal &amp; preliminary design I sent you 2/4/25?  I want to reassure we can save your home as we did with the saved Malibu home in the recent Palisades/Malibu fire. That video link is below. Are you ready to go forward with the next step?  Reach back if you are because our installation schedule is filling up.</text:p>
            <text:p/>
            <text:p>Leon emailed, regarding our conversation on 1/29/25 attached is our proposal &amp; preliminary design for your NM home and 2 guest homes. Let me know if you have any questions.</text:p>
            <text:p/>
            <text:p>I called explained now our system operates. Had good questions to ask. They have another home in the Napa area. She asked where she would be in the que? Asked what homes we saved &amp; lost/ Shes seen info online about that. They cant get insurance anywhere. Liked the idea of ROI. She asked for a proposal. I sent that to Colt &amp; vetted her for $170-210K</text:p>
            <text:p/>
            <text:p>1/29/25 Leon called, she preferred to speak tomorrow 1/30/25 at 3 cst.</text:p>
            <text:p/>
            <text:p>1/27/25  Received RFQ.</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5">
          <table:table-cell office:value-type="string" calcext:value-type="string">
            <text:p>William Liow - PERIPHERIE CONSTRUCTS</text:p>
          </table:table-cell>
          <table:table-cell office:value-type="string" calcext:value-type="string">
            <text:p>415-515-4264</text:p>
          </table:table-cell>
          <table:table-cell office:value-type="string" calcext:value-type="string">
            <text:p>william@peripherie.build</text:p>
          </table:table-cell>
          <table:table-cell office:value-type="string" calcext:value-type="string">
            <text:p>1280 Panorama DR Lafayette, CA 94549 US</text:p>
          </table:table-cell>
          <table:table-cell office:value-type="float" office:value="1444" calcext:value-type="float">
            <text:p>1444</text:p>
          </table:table-cell>
          <table:table-cell office:value-type="string" calcext:value-type="string">
            <text:p>Completed Estimate</text:p>
          </table:table-cell>
          <table:table-cell table:style-name="ce1" office:value-type="date" office:date-value="2025-02-04" calcext:value-type="date">
            <text:p>2025-02-0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eNo2LnYCNwypaLJ</text:p>
          </table:table-cell>
          <table:table-cell office:value-type="string" calcext:value-type="string">
            <text:p>https://cloud.waveguardco.net/index.php/s/smBmNFqLBjtxeYd</text:p>
          </table:table-cell>
          <table:table-cell/>
          <table:table-cell office:value-type="string" calcext:value-type="string">
            <text:p>false</text:p>
          </table:table-cell>
          <table:table-cell table:number-columns-repeated="3"/>
          <table:table-cell office:value-type="string" calcext:value-type="string">
            <text:p>4/7/25  He emailed back, he doesnt expect to get full approvals until the end of the year.           FU 11/24/25</text:p>
            <text:p/>
            <text:p>4/5/25  I emailed asked how the permitting process is coming along? Hopefully its getting closer. Any updates he can provide would be appreciated.      </text:p>
            <text:p/>
            <text:p>3/4/25  Will texted, he did share with the owner. They all agree its a good active system. Hes still in the active process and hasnt submitted for permitting. Hell send updates when theyre closer to the build.            </text:p>
            <text:p/>
            <text:p>3/4/25  I emailed asked if he was able to share the info with the owner?     </text:p>
            <text:p/>
            <text:p>2/16/25  I emailed I shared for him and the homeowners benefit a video link of a home our system saved in the recent Palisades/Malibu fire. Let me know if you have any questions.         </text:p>
            <text:p/>
            <text:p>2/4/25   I emailed, regarding our communication from 1/26/25 attached is our proposal &amp; preliminary design for the new build you requested. Im also attaching links for our homeowners info, for the homeowner and your benefit. Let me know if you have any questions .                </text:p>
            <text:p/>
            <text:p>2/1/25   He emailed via dropbox a set of plans. I forwarded them to Colt &amp; Randy.           </text:p>
            <text:p/>
            <text:p>1/28/27   He emailed, yes, thats correct. Id like this system installed and have plans.        </text:p>
            <text:p/>
            <text:p>I emailed, thats great to hear. Yes send over plans.    </text:p>
            <text:p/>
            <text:p>1/27/25  I answered, thx for reaching out, we are a manufacturing co. Are you wanting our system to be installed on your project which would make us a sub contractor?             </text:p>
            <text:p/>
            <text:p>1/26/25     He emailed, hes a contractor &amp; architect, working on project., looking for a contractor to provide preliminary estimate based on my set of plans. He asked if we would be interested?</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0">
          <table:table-cell office:value-type="string" calcext:value-type="string">
            <text:p>Kim Stefanko #1 <text:s/>or Rick Richter / Babineau Construction</text:p>
          </table:table-cell>
          <table:table-cell office:value-type="string" calcext:value-type="string">
            <text:p>310-456-6342</text:p>
          </table:table-cell>
          <table:table-cell office:value-type="string" calcext:value-type="string">
            <text:p>babineauconinc@me.com</text:p>
          </table:table-cell>
          <table:table-cell office:value-type="string" calcext:value-type="string">
            <text:p>23548 Malibu Colony Road #70 Malibu, CA 90265 US</text:p>
          </table:table-cell>
          <table:table-cell office:value-type="float" office:value="1448" calcext:value-type="float">
            <text:p>1448</text:p>
          </table:table-cell>
          <table:table-cell office:value-type="string" calcext:value-type="string">
            <text:p>Completed Estimate</text:p>
          </table:table-cell>
          <table:table-cell table:style-name="ce1" office:value-type="date" office:date-value="2025-02-11" calcext:value-type="date">
            <text:p>2025-02-11</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8niQZNtzwREiN66</text:p>
          </table:table-cell>
          <table:table-cell table:number-columns-repeated="2"/>
          <table:table-cell office:value-type="string" calcext:value-type="string">
            <text:p>false</text:p>
          </table:table-cell>
          <table:table-cell/>
          <table:table-cell office:value-type="string" calcext:value-type="string">
            <text:p>online</text:p>
          </table:table-cell>
          <table:table-cell/>
          <table:table-cell office:value-type="string" calcext:value-type="string">
            <text:p>RANDYS FOLLOWING UP.</text:p>
            <text:p/>
            <text:p>5/30/25  Leon called Randy, he hasnt followed up with her.</text:p>
            <text:p/>
            <text:p>3/25/25   I emailed said Jake D. reached out to you about the 3 site visits he made. He was told a decision was not made yet on which company to choose, so Im attaching the Q to A doc again to read over when comparing the major differences.  The owner needs to be aware of them if aesthetics is important.  Be sure to ask them if having copper all over their roof top is the way they want to go.</text:p>
            <text:p/>
            <text:p>3/25/25  I called, heard they may be considering FL system. I told him about some of the drawbacks of FL.  I sent him the Q to A doc.</text:p>
            <text:p/>
            <text:p>3/8/25   I emailed, said Id spoken with Rick Richter, told him of the home we saved in Malibu and told him Ill send the video. He said hell get it to all 3 owners.  Let me know when you &amp; Rick have any updates from owners on the proposal and preliminary design for me to follow up on.       I sent video of saved Malibu home.</text:p>
            <text:p/>
            <text:p>2/11/25   I emailed proposal &amp; prelim design.</text:p>
            <text:p/>
            <text:p>2/6/25   I emailed, called, left message, texted, asked if shes been successful in finding a water heater pro to come to the Malibu home &amp; determine if the tank in the basement is a necessary item to keep?</text:p>
            <text:p/>
            <text:p>2/4/25   Called Colt, order a prelim and ordered a site visit.</text:p>
            <text:p/>
            <text:p>1/28/25   She called, wanted info on our system. I explained how it works. Very interested.  She sent over the RFQ for all 3 properties. I emailed the homeowners pkg &amp; our How to Protect video. She has 3 properties for us to look at.   This property has a water heater in the basement that doesnt look like its functioning. She was going to have someone take a look and see if its necessary to keep it there or if it could be removed. If so there would be room for our cabinet.</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1">
          <table:table-cell office:value-type="string" calcext:value-type="string">
            <text:p>Kim Stefanko #2 <text:s/>or Rick Richter / Babineau Construction</text:p>
          </table:table-cell>
          <table:table-cell office:value-type="string" calcext:value-type="string">
            <text:p>310-456-6342</text:p>
          </table:table-cell>
          <table:table-cell office:value-type="string" calcext:value-type="string">
            <text:p>babineauconinc@me.com</text:p>
          </table:table-cell>
          <table:table-cell office:value-type="string" calcext:value-type="string">
            <text:p>1444 San Remo Rd Pacific Palisades, CA 90272 US</text:p>
          </table:table-cell>
          <table:table-cell office:value-type="float" office:value="1452" calcext:value-type="float">
            <text:p>1452</text:p>
          </table:table-cell>
          <table:table-cell office:value-type="string" calcext:value-type="string">
            <text:p>Completed Estimate</text:p>
          </table:table-cell>
          <table:table-cell table:style-name="ce1" office:value-type="date" office:date-value="2025-02-11" calcext:value-type="date">
            <text:p>2025-02-1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table-cell office:value-type="string" calcext:value-type="string">
            <text:p>https://cloud.waveguardco.net/index.php/s/Rxj6Fysm2JDijP7</text:p>
          </table:table-cell>
          <table:table-cell table:number-columns-repeated="2"/>
          <table:table-cell office:value-type="string" calcext:value-type="string">
            <text:p>false</text:p>
          </table:table-cell>
          <table:table-cell/>
          <table:table-cell office:value-type="string" calcext:value-type="string">
            <text:p>online</text:p>
          </table:table-cell>
          <table:table-cell table:number-columns-repeated="4"/>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5">
          <table:table-cell office:value-type="string" calcext:value-type="string">
            <text:p>David McQuade</text:p>
          </table:table-cell>
          <table:table-cell office:value-type="string" calcext:value-type="string">
            <text:p>310-990-4988</text:p>
          </table:table-cell>
          <table:table-cell office:value-type="string" calcext:value-type="string">
            <text:p>david@mcquadedev.com</text:p>
          </table:table-cell>
          <table:table-cell office:value-type="string" calcext:value-type="string">
            <text:p>12780 Chalon Rd Los Angeles, CA 90049 US</text:p>
          </table:table-cell>
          <table:table-cell office:value-type="float" office:value="1465" calcext:value-type="float">
            <text:p>1465</text:p>
          </table:table-cell>
          <table:table-cell office:value-type="string" calcext:value-type="string">
            <text:p>Completed Estimate</text:p>
          </table:table-cell>
          <table:table-cell table:style-name="ce1" office:value-type="date" office:date-value="2025-02-06" calcext:value-type="date">
            <text:p>2025-02-06</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hree Story</text:p>
          </table:table-cell>
          <table:table-cell office:value-type="string" calcext:value-type="string">
            <text:p>Cabana &amp; Security</text:p>
          </table:table-cell>
          <table:table-cell/>
          <table:table-cell office:value-type="string" calcext:value-type="string">
            <text:p>false</text:p>
          </table:table-cell>
          <table:table-cell/>
          <table:table-cell office:value-type="string" calcext:value-type="string">
            <text:p>https://cloud.waveguardco.net/index.php/s/JW5FB8L5noT69C3</text:p>
          </table:table-cell>
          <table:table-cell table:number-columns-repeated="2"/>
          <table:table-cell office:value-type="string" calcext:value-type="string">
            <text:p>false</text:p>
          </table:table-cell>
          <table:table-cell/>
          <table:table-cell office:value-type="string" calcext:value-type="string">
            <text:p>architect we work with</text:p>
          </table:table-cell>
          <table:table-cell/>
          <table:table-cell office:value-type="string" calcext:value-type="string">
            <text:p>RANDYS FOLLOWING UP.</text:p>
            <text:p/>
            <text:p>5/6/25  On our weekly team call, Jason said he spoke to David and he said everything is in Dr Dres hands. Hes been traveling and very busy. Jason will keep in touch.  FU  8/4/25</text:p>
            <text:p/>
            <text:p>5/1/25  Randy called, asked Leon to call David since hes not answering his or Jasons calls. I called also let message. Then Leon called Dan Sheron who also works with McQuade. He said David has been busy but keep trying.    FU 5/6/25</text:p>
            <text:p/>
            <text:p>4/7/25  Randy called, left message.</text:p>
            <text:p/>
            <text:p>3/27/25  Randy spoke to David, explained again the major differences between our system and FL. David said Frontline isnt happening, too much copper lines &amp; David said hes the final voice for Dr Dre.    He said hell see to it that Randy has the final word.</text:p>
            <text:p/>
            <text:p>2/18/25  I spoke to Randy, he wanted me to send David a Question To Ask doc when comparing companies. I gave examples of our system vs FL and told David that Dr Dre needs to understand the differences.</text:p>
            <text:p/>
            <text:p>2/17/25  I texted and called, Id like any updates w/Dr Dre regarding our proposal &amp;  preliminary design.</text:p>
            <text:p/>
            <text:p>2/6/25   I sent proposal &amp; prelim design.</text:p>
            <text:p/>
            <text:p>1/30/25  Jason did site visit. Grounds keeper, Charles, showed him around, then got a tour of the home inside. Theyre definitely interested. Got to meet owner - Dr Dre!          Jason told Colt they need 3 estimates; 1) home, guest house, pool house 2) perimeter system 3) LTR application on fence line.        I texted Colt, need a preliminary.  J</text:p>
            <text:p/>
            <text:p>1/29/25  I texted, told him Jason will be able to do a site visit tomorrow 1/30. Told him Jason will text him for time.      David texted, ok, someone will be at the address when he comes.         He called,I told him fortunately Jason had a change in plans and its very possible that cold happen.  Unfortunately David wasnt available when Jasons schedule was. Will have to work him in later.</text:p>
            <text:p/>
            <text:p>1/28/25  David emailed, asked if there would be a chance to get a site visit for his home asap?          I emailed, told him Ill get back with him tomorrow.</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15">
          <table:table-cell office:value-type="string" calcext:value-type="string">
            <text:p>Dave Pritchard</text:p>
          </table:table-cell>
          <table:table-cell office:value-type="string" calcext:value-type="string">
            <text:p>954-294-3799</text:p>
          </table:table-cell>
          <table:table-cell office:value-type="string" calcext:value-type="string">
            <text:p>baldeagledave9@gmail.com</text:p>
          </table:table-cell>
          <table:table-cell office:value-type="string" calcext:value-type="string">
            <text:p>7745 Bald Eagle Dr. Park City, UT 84060 US</text:p>
          </table:table-cell>
          <table:table-cell office:value-type="float" office:value="1464" calcext:value-type="float">
            <text:p>1464</text:p>
          </table:table-cell>
          <table:table-cell office:value-type="string" calcext:value-type="string">
            <text:p>Completed Estimate</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5"/>
          <table:table-cell office:value-type="string" calcext:value-type="string">
            <text:p>false</text:p>
          </table:table-cell>
          <table:table-cell/>
          <table:table-cell office:value-type="string" calcext:value-type="string">
            <text:p>https://cloud.waveguardco.net/index.php/s/HWHxJJd9wAHzSf5</text:p>
          </table:table-cell>
          <table:table-cell office:value-type="string" calcext:value-type="string">
            <text:p>https://cloud.waveguardco.net/index.php/s/yRHpJMWA3mDsrtL</text:p>
          </table:table-cell>
          <table:table-cell/>
          <table:table-cell office:value-type="string" calcext:value-type="string">
            <text:p>false</text:p>
          </table:table-cell>
          <table:table-cell table:number-columns-repeated="3"/>
          <table:table-cell office:value-type="string" calcext:value-type="string">
            <text:p>7/28/25  Randy said he spoke to Dave, Dave said hell be busy for the next 2 weeks before there will be any conversations about next steps.       8/14/25</text:p>
            <text:p/>
            <text:p>7/22/25  Randy said Jason is waiting until he speaks to Dave about what were able to do in the design of our system. Hopefully will have an answer this week.     FU 7/30/25</text:p>
            <text:p/>
            <text:p>7/11/25  Colt emailed updated prelim request to Jason.</text:p>
            <text:p/>
            <text:p>7/10/25  Randy flew to Utah, Justin Hamula picked him up. Hes interested to become a sales rep for wG in Utah. It was a good visit, had a complete tour inside and out. Theres a challenge with the cabinet location that needs to be solved. Randy said itll be done.  There are other properties on the east &amp; west coast that Dave wants to show Randy that will need systems installed as well.  FU 7/22/25</text:p>
            <text:p/>
            <text:p>7/7/25  Randy sent proposal &amp; prelim design to Dave in preparation for Randys site visit.</text:p>
            <text:p/>
            <text:p>6/27/25  Leon texted Randy, told him the site visit is now on July 10, 2025             FU 7/11/25</text:p>
            <text:p/>
            <text:p>6/18/25  Leon called Randy, he called Dave, set up a week in July to visit. Theyll verify July 7th to speak if hes not pulled away.     Colt will beg prelim and sent it to Jason.      FU 6/27/25</text:p>
            <text:p/>
            <text:p>6/17/25  Reminded Randy of a needed site visit. Texted Daves contact info to him. FU 6/19/25</text:p>
            <text:p/>
            <text:p>5/30/25  Leon called, asked if hed be available today for a visit w/Ben and his team?  He said no because hell be gone by 4pm. Well have to reschedule for another time.   FU 6/30/25</text:p>
            <text:p/>
            <text:p>5/27/25      Leon called, spoke to Dave, told him about Ben Lewis possibly stopping by Sunday 6/1/25 will not work. Mon or Tues will 6/2 or 6/3. Hell be on east coast from Thurs evening 6/5/25 for 7-10 days. Will not work to have Randy stop by then. The rest of June and July is open right now. Asked if Ben could use a drone to get elevation and site views. He said yes, its ok because he doesnt have and site, elevation or roof plans for us.       FU 5/30/25</text:p>
            <text:p/>
            <text:p>5/21/25  Leon called, left message and texted, asked when would be a good day and time to have another call and possible facetime?</text:p>
            <text:p/>
            <text:p>2/18/25  Dave said its impossible now to take better pictures because theres 8 ft of snow. He said its a funky building, one side is 60 ft tall and other side is 10 ft tall. He recommended we speak in May and I offered to do a facetime at that time so Colt could see all the angles. He said that would work. Ill call back then.      FU 5/21/25</text:p>
            <text:p/>
            <text:p>2/18/25   Colt texted, needs better picture of property.  I reached out to Dave.</text:p>
            <text:p/>
            <text:p>2/1/25  Sent Colt a request for quote.</text:p>
            <text:p/>
            <text:p>1/31/25  He emailed, yes thats the property and if the price is right for the system there are 6 more properties theyll be looking at to get proposals.</text:p>
            <text:p/>
            <text:p>1/28/25   I called, told him I would send him a screen shot of his property to verify what buildings he wants protected.                    He said most likely will install our system if possible. He asked if weve installed in UT, I said not yet and we cant send anyone up soon but can do a ft call or zoom with our installer. He said that would be too hard. Its 6 stories high on a hill with multiple split levels.  He works with Family Office. I told him Ill send a screenshot for him to verify the home hes wanting protected.              I sent screenshot.</text:p>
            <text:p/>
            <text:p>1/24/25  He called, interested to know about our system I explained how it works. Hes busy with the Dun Dance Film Festival. Wanted to set up a call for 1/28.</text:p>
          </table:table-cell>
          <table:table-cell office:value-type="string" calcext:value-type="string">
            <text:p>Proposal Delayed till May when snow melts</text:p>
          </table:table-cell>
          <table:table-cell/>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
          <table:table-cell office:value-type="string" calcext:value-type="string">
            <text:p>Kim Stefanko #3 or Rick Richter / Babineau Construction</text:p>
          </table:table-cell>
          <table:table-cell office:value-type="string" calcext:value-type="string">
            <text:p><text:s/>310-456-6342</text:p>
          </table:table-cell>
          <table:table-cell office:value-type="string" calcext:value-type="string">
            <text:p>babineauconinc@me.com</text:p>
          </table:table-cell>
          <table:table-cell office:value-type="string" calcext:value-type="string">
            <text:p>668 Chautauqua Blvd Pacific Palisades, CA 90272 US</text:p>
          </table:table-cell>
          <table:table-cell office:value-type="float" office:value="1456" calcext:value-type="float">
            <text:p>1456</text:p>
          </table:table-cell>
          <table:table-cell office:value-type="string" calcext:value-type="string">
            <text:p>Completed Estimate</text:p>
          </table:table-cell>
          <table:table-cell table:style-name="ce1" office:value-type="date" office:date-value="2025-02-11" calcext:value-type="date">
            <text:p>2025-02-1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Guest House</text:p>
          </table:table-cell>
          <table:table-cell/>
          <table:table-cell office:value-type="string" calcext:value-type="string">
            <text:p>false</text:p>
          </table:table-cell>
          <table:table-cell/>
          <table:table-cell office:value-type="string" calcext:value-type="string">
            <text:p>https://cloud.waveguardco.net/index.php/s/mgac3jgFtYTiem4</text:p>
          </table:table-cell>
          <table:table-cell office:value-type="string" calcext:value-type="string">
            <text:p>https://cloud.waveguardco.net/index.php/s/DG3pqdFpKFdHnLT</text:p>
          </table:table-cell>
          <table:table-cell/>
          <table:table-cell office:value-type="string" calcext:value-type="string">
            <text:p>false</text:p>
          </table:table-cell>
          <table:table-cell/>
          <table:table-cell office:value-type="string" calcext:value-type="string">
            <text:p>online</text:p>
          </table:table-cell>
          <table:table-cell table:number-columns-repeated="4"/>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8">
          <table:table-cell office:value-type="string" calcext:value-type="string">
            <text:p>Payam Bostani</text:p>
          </table:table-cell>
          <table:table-cell office:value-type="string" calcext:value-type="string">
            <text:p>310-869-9315</text:p>
          </table:table-cell>
          <table:table-cell office:value-type="string" calcext:value-type="string">
            <text:p>pbostanidds@yahoo.com</text:p>
          </table:table-cell>
          <table:table-cell office:value-type="string" calcext:value-type="string">
            <text:p>11233 Montana Ave Los Angeles, CA 90049 US</text:p>
          </table:table-cell>
          <table:table-cell office:value-type="float" office:value="1460" calcext:value-type="float">
            <text:p>1460</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M689jjBiGYwz3wJ</text:p>
          </table:table-cell>
          <table:table-cell office:value-type="string" calcext:value-type="string">
            <text:p>https://cloud.waveguardco.net/index.php/s/AE2gEe8qa6t7kMn</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5/6/25  No responses. **Not Interested.**</text:p>
            <text:p/>
            <text:p>4/22/25  I emailed asked if they have made a decision on either our exterior wildfire system or the LTR option? I said any decision they can share would be appreciated.       FU 5/6/25</text:p>
            <text:p/>
            <text:p>4/4/25   I emailed, asked if they made a decision to purchase our wildfire system or the LTR spray option. Please let me know.         FU 4/18/25</text:p>
            <text:p/>
            <text:p>3/20/25     I emailed asked if theyve made a decision to move forward with either our wG system or the LTR spray application. Let me know what option works best so I can assist you on the next step. I also attached the video of the Palisades saved home. Follow up 4/2/25.</text:p>
            <text:p/>
            <text:p>3/12/25   I  emailed, asked if they have come to any decision on taking the next step to protect their home?</text:p>
            <text:p/>
            <text:p>2/24/25    I emailed, asked if he visited with his wife to determine their next steps?</text:p>
            <text:p/>
            <text:p>1/30/25    He called, wanted to know how our system works, I explained the procerss. Has a pool. I vetted him for $170-210K, double pump. I told him about LTR spray for extra coverage. Hes concerned that there isnt much room on his property for tanks.   Hell speak to his wife &amp; get back with us.</text:p>
            <text:p/>
            <text:p>1/28/25 I called, left message.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
          <table:table-cell office:value-type="string" calcext:value-type="string">
            <text:p>Keshara Parker <text:s/>#1</text:p>
          </table:table-cell>
          <table:table-cell office:value-type="string" calcext:value-type="string">
            <text:p>310-717-2895</text:p>
          </table:table-cell>
          <table:table-cell office:value-type="string" calcext:value-type="string">
            <text:p>kesharaparker@mac.com</text:p>
          </table:table-cell>
          <table:table-cell office:value-type="string" calcext:value-type="string">
            <text:p>33014 Pacific Coast Highway; Malibu, CA 90265</text:p>
          </table:table-cell>
          <table:table-cell office:value-type="float" office:value="1315" calcext:value-type="float">
            <text:p>1315</text:p>
          </table:table-cell>
          <table:table-cell office:value-type="string" calcext:value-type="string">
            <text:p>Completed Estimate</text:p>
          </table:table-cell>
          <table:table-cell table:style-name="ce1" office:value-type="date" office:date-value="2025-01-24" calcext:value-type="date">
            <text:p>2025-01-2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eWbwRsmLNHcHggH</text:p>
          </table:table-cell>
          <table:table-cell office:value-type="string" calcext:value-type="string">
            <text:p>https://cloud.waveguardco.net/index.php/s/q9AHgj6sE2oQF7y</text:p>
          </table:table-cell>
          <table:table-cell/>
          <table:table-cell office:value-type="string" calcext:value-type="string">
            <text:p>false</text:p>
          </table:table-cell>
          <table:table-cell table:number-columns-repeated="6"/>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
          <table:table-cell office:value-type="string" calcext:value-type="string">
            <text:p>Mike Trentacosti</text:p>
          </table:table-cell>
          <table:table-cell office:value-type="string" calcext:value-type="string">
            <text:p>415-517-4819</text:p>
          </table:table-cell>
          <table:table-cell office:value-type="string" calcext:value-type="string">
            <text:p>mtrentacosti@matpelbuilders.com</text:p>
          </table:table-cell>
          <table:table-cell office:value-type="string" calcext:value-type="string">
            <text:p>102 Mt. Tiburon Road; Tiburon, CA 94920</text:p>
          </table:table-cell>
          <table:table-cell office:value-type="float" office:value="1476" calcext:value-type="float">
            <text:p>1476</text:p>
          </table:table-cell>
          <table:table-cell office:value-type="string" calcext:value-type="string">
            <text:p>Closed Lost</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office:value-type="string" calcext:value-type="string">
            <text:p>Randy said lead is NOT INTERESTED.</text:p>
          </table:table-cell>
          <table:table-cell table:number-columns-repeated="4"/>
          <table:table-cell office:value-type="string" calcext:value-type="string">
            <text:p>false</text:p>
          </table:table-cell>
          <table:table-cell/>
          <table:table-cell office:value-type="string" calcext:value-type="string">
            <text:p>https://cloud.waveguardco.net/index.php/s/DqsB5kA7GdmZiLx</text:p>
          </table:table-cell>
          <table:table-cell office:value-type="string" calcext:value-type="string">
            <text:p>https://cloud.waveguardco.net/index.php/s/swA4e2xBFpbM6ow</text:p>
          </table:table-cell>
          <table:table-cell/>
          <table:table-cell office:value-type="string" calcext:value-type="string">
            <text:p>false</text:p>
          </table:table-cell>
          <table:table-cell table:number-columns-repeated="3"/>
          <table:table-cell office:value-type="string" calcext:value-type="string">
            <text:p>RANDYS FOLLOWING UP <text:s text:c="11"/>Mike is a project mgr for a new build. <text:s text:c="2"/>Randy reached out to Mike, asked if he had any questions.</text:p>
          </table:table-cell>
          <table:table-cell table:number-columns-repeated="2"/>
          <table:table-cell table:style-name="Default"/>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3">
          <table:table-cell office:value-type="string" calcext:value-type="string">
            <text:p>John Stone</text:p>
          </table:table-cell>
          <table:table-cell office:value-type="string" calcext:value-type="string">
            <text:p>310-780-1753</text:p>
          </table:table-cell>
          <table:table-cell office:value-type="string" calcext:value-type="string">
            <text:p>john@stoneconstructioncompany.com</text:p>
          </table:table-cell>
          <table:table-cell office:value-type="string" calcext:value-type="string">
            <text:p>24400 Little Valley Road; Hidden Valley, CA <text:s/>91302</text:p>
          </table:table-cell>
          <table:table-cell office:value-type="float" office:value="1466" calcext:value-type="float">
            <text:p>1466</text:p>
          </table:table-cell>
          <table:table-cell office:value-type="string" calcext:value-type="string">
            <text:p>Completed Estimate</text:p>
          </table:table-cell>
          <table:table-cell table:style-name="ce1" office:value-type="date" office:date-value="2025-03-06" calcext:value-type="date">
            <text:p>2025-03-06</text:p>
          </table:table-cell>
          <table:table-cell/>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5/9/25  John emailed, said their client is not planning to move ahead at this time.    I emailed, asked if the owner reengages to please let me know to see if he may still be able to further their initial interest.         FU 10/2/25</text:p>
            <text:p/>
            <text:p>5/8/25  Leon emailed, reminded John of the conversation on 4/3/25 and the text to him on 4/23/25. I asked him if hes heard back from the owner? What does he suggest?     FU 5/21/25</text:p>
            <text:p/>
            <text:p>4/23/25  I called, left message, texted, letting him know the prospect he has has not called nor sent an email to discuss the RFE he completed. Asked do you have any suggestions?  FU 5/8/25</text:p>
            <text:p/>
            <text:p>4/3/25  I called John, he has not spoken with the owner since he returned. John gave him my cell phone and email earlier and John expected the owner to call me but I told him he hasnt.  He said since he hasnt hell give him a nudge to do that.       FU 4/23/25</text:p>
            <text:p/>
            <text:p>3/9/25  John emailed, said the owner is out of the country till Mar 19. Will try to do site visit sometime after that.</text:p>
            <text:p/>
            <text:p>3/6/25  I emailed proposal &amp; prelim design to John.</text:p>
            <text:p/>
            <text:p>2/17/25  Colt sent prelim to Jason.</text:p>
            <text:p/>
            <text:p>2/3/25  I ordered prelim from Colt.</text:p>
            <text:p/>
            <text:p>2/3/25  I called, talked to him. He said Randy already gave him an explanation of how our system works. Needs a site visit.  He needs estimates, been vetted. Wanted approximate install times available. Hes going to get the addresses and fill out the RFQs  Ill text Colt for a preliminary on this address.</text:p>
            <text:p/>
            <text:p>1/29/25  John emailed, he has 3 clients that are interested in a system like ours. Called him to discuss.</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
          <table:table-cell office:value-type="string" calcext:value-type="string">
            <text:p>Eileen Armstrong</text:p>
          </table:table-cell>
          <table:table-cell office:value-type="string" calcext:value-type="string">
            <text:p>814-659-0247</text:p>
          </table:table-cell>
          <table:table-cell office:value-type="string" calcext:value-type="string">
            <text:p>raleilarms@gmail.com</text:p>
          </table:table-cell>
          <table:table-cell office:value-type="string" calcext:value-type="string">
            <text:p>283 Laurel Drive; Franklin, NC <text:s/>28734</text:p>
          </table:table-cell>
          <table:table-cell office:value-type="float" office:value="1468" calcext:value-type="float">
            <text:p>1468</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5"/>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2/6/25 Received RFE. I called her, left message, told her that at the present time we do not install our system in North Carolina but we will keep her info on file and reconnect when that happens. We appreciate her checking us out.</text:p>
          </table:table-cell>
          <table:table-cell table:number-columns-repeated="2"/>
          <table:table-cell table:style-name="Default"/>
          <table:table-cell table:number-columns-repeated="12"/>
          <table:table-cell table:style-name="Default"/>
        </table:table-row>
        <table:table-row table:style-name="ro23">
          <table:table-cell office:value-type="string" calcext:value-type="string">
            <text:p>Amanda Bloomgren</text:p>
          </table:table-cell>
          <table:table-cell office:value-type="string" calcext:value-type="string">
            <text:p>661-733-2265</text:p>
          </table:table-cell>
          <table:table-cell office:value-type="string" calcext:value-type="string">
            <text:p>amanda@aggregatefilms.com</text:p>
          </table:table-cell>
          <table:table-cell office:value-type="string" calcext:value-type="string">
            <text:p>3055 Lake Glen; Beverly Hills, CA 90210</text:p>
          </table:table-cell>
          <table:table-cell office:value-type="float" office:value="1472" calcext:value-type="float">
            <text:p>1472</text:p>
          </table:table-cell>
          <table:table-cell office:value-type="string" calcext:value-type="string">
            <text:p>Prelim Design</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7TqWfmKxJLb8QGp</text:p>
          </table:table-cell>
          <table:table-cell office:value-type="string" calcext:value-type="string">
            <text:p>https://cloud.waveguardco.net/index.php/s/gyiF6AtWrkJg2LE</text:p>
          </table:table-cell>
          <table:table-cell/>
          <table:table-cell office:value-type="string" calcext:value-type="string">
            <text:p>false</text:p>
          </table:table-cell>
          <table:table-cell table:number-columns-repeated="3"/>
          <table:table-cell office:value-type="string" calcext:value-type="string">
            <text:p>7/28/25  L called, left message, texted, asked if she received feedback from the owner to move forward and verify if pool water can be used to protect the home?       FU 8/14/25</text:p>
            <text:p/>
            <text:p>7/17/25  L called, left message, texted, asked if she received the proposal &amp; prelim design? Told her this proposal was w/tank water, not knowing if we can access the pool water. Also asked her to let me know when she gets feedback from owner to move forward. Well then schedule a site visit to verify info and if pool water is accessible. If so, well make those changes.                                                                                           FU 7/24/25</text:p>
            <text:p/>
            <text:p>7/16/25  L **emailed proposal &amp; prelim** also updated links to our homeowner pkg, video of Protect WMM and the link to video of saved home in Malibu.       FU 7/17/25</text:p>
            <text:p/>
            <text:p>7/7/25  Colt sent preliminary to Jason. I called Jason told him there would be a preliminary coming to him tonight.     FU 7/16/25</text:p>
            <text:p/>
            <text:p>7/3/25  Leon emailed, told her our installation team will be in the LA area the week of 7/14/25. Let us know the day &amp; time that will work for her for a site visit and well make that happen.         FU 7/9/25</text:p>
            <text:p/>
            <text:p>6/26/25  Leon emailed original email, also attached homeowner pkg, video of Protect WMM and video of saved home. Also asked for a couple of possible dates and times for site visit. Hell make that work on his end.       FU 7/3/25</text:p>
            <text:p/>
            <text:p>6/25/25  Leon called her, she said Jason called her, said Leon would be calling.. Asked if shed be open to pursuing this same opportunity with the owner. She said with recent fires subsiding, the urgency isnt the same. And there were issues with pool water vs tanks, and not being able to set up a site visit. So asked if its possible to make a site visit happen? She asked to have originally email resent so she can find it at the top of her list.</text:p>
            <text:p/>
            <text:p>6/20/25  Jason called, said today is his last day with this company hes working for. Hell be working closer to his home in the LA area and hell be advising owners of commercial projects on what they need completed from a construction side and architectural viewpoint. I asked if he could let us know if any opportunities show their face, he said most definitely and will keep in touch.</text:p>
            <text:p/>
            <text:p>I asked if hed call Amanda to let her know that Ill be reaching back to her on Monday 6/23/25 to see whos taking his place and if we can resurrect this same opportunity. He said hed do that.                                                                            FU 6/23/25</text:p>
            <text:p/>
            <text:p>6/20/25  Leon called, left message, texted, asked if theres any way to resurrect the initial opportunity Jason gave us to provide our system for protection? If yes,, let me know a best day/time to visit. If no please let me know that too.</text:p>
            <text:p/>
            <text:p>5/7/25  Leon called Jason, hell visit with Jacob again when the spring maintenance services are completed and hell reach back out to see if this can be resurrected!</text:p>
            <text:p/>
            <text:p>4/18/25  Leon called Jason, told him about conversation with Jason OMara. Jason D said theyll reach back out and get another time set up to do this site visit.         FU 5/6/25</text:p>
            <text:p/>
            <text:p>4/14/28  Leon called spoke to Jason Omara, he said if anyones called it probably went to voicemail. Asked if our team and I are talking?                 FU 4/16/25</text:p>
            <text:p/>
            <text:p>4/8/25  Leon texted Jason Omara, asked if our certified installers have contacted him to set up a site visit to determine where the water needs to be accessed for our system?       FU 4/14/25</text:p>
            <text:p/>
            <text:p>4/7/25  Leon called Jason O. , left message, asked if hes had contact with our installers to set up an appt for a site visit?</text:p>
            <text:p/>
            <text:p>4/4/25  Leon called, left message, and texted, asked if a site visit has been set up?         He texted back, said hes off this week, check back on Monday 4/7/25.</text:p>
            <text:p/>
            <text:p>4/1/25 Jason D. not available for site visit yet.</text:p>
            <text:p/>
            <text:p>3/14/25 Leon called Jason Omara, the site visit did not work for Jason D. Will keep in touch when Jason D or Jake can return to this area, hopefully next week. FU 3/31/25.</text:p>
            <text:p/>
            <text:p>3/11/25   called Jason O, hell take pictures tomorrow and if Jason D has time to stop by for a site visit that would be great. Hes not there Thurs. 3/13/25.</text:p>
            <text:p/>
            <text:p>2/26/25   Leon emailed, as you explained if its not possible to find the place required to house our cabinet where we can access the pool water via gravity feed to our pumps, then an outside cabinet location will be required. Thx for scoping that out this week &amp; hoping it will work.</text:p>
            <text:p/>
            <text:p>2/24/25 Jason O. emailed, said as we discussed well need a viable location on flat ground near the pool for the system. The location for the cabinet on the hillside or under the desk in not feasible due to logistics. Eric &amp; I will walk this week to see if we can find a suitable location nearby the pool.</text:p>
            <text:p/>
            <text:p>2/20/25  Jason OMara called, therere still looking for space for our tanks and cabinet. Theres very little room and can possibly do it in the lot next door that they own but the equipment will have to be hoisted over the house. Looking for other options. Hell take a couple of pictures and send them over.  Were the only company theyre looking at. Hell get back with me when he finds anything.</text:p>
            <text:p/>
            <text:p>2/16/25  Leon emailed Jason &amp; Amanda, said Jason, we need to continue our conversation that you were pulled away from. Lets get to the next step.</text:p>
            <text:p/>
            <text:p>2/10/25  Jason Omara, the project mgr. called w/questions on the tank, water &amp; storage. Leon explained the need for gravity feel. He got called away. Asked me to send info Leon emailed homeowner pkg &amp; What Matters Most video.  Also sent video of saved home from Palisades.</text:p>
            <text:p/>
            <text:p>2/10/25  She called, Leon explained our system. Asked if she had question. Leon vetted her for the owner - Jason Bateman. She has a meeting with the board today &amp; will let me know in the next couple of days. Theyre checking w/other companies. Leon sent her the QTA doc.</text:p>
            <text:p/>
            <text:p>2/6/25   Received RFE. Leon called, left message, asked for time/day to call.</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4">
          <table:table-cell office:value-type="string" calcext:value-type="string">
            <text:p>Tye Farnsworth</text:p>
          </table:table-cell>
          <table:table-cell office:value-type="string" calcext:value-type="string">
            <text:p>541-815-8835</text:p>
          </table:table-cell>
          <table:table-cell office:value-type="string" calcext:value-type="string">
            <text:p>tyef@pacwesthomes.com</text:p>
          </table:table-cell>
          <table:table-cell office:value-type="string" calcext:value-type="string">
            <text:p>20212 Cherry Lane; Mitchell, OR <text:s/>97750</text:p>
          </table:table-cell>
          <table:table-cell office:value-type="string" calcext:value-type="string">
            <text:p>1175-02</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Referred</text:p>
          </table:table-cell>
          <table:table-cell table:number-columns-repeated="5"/>
          <table:table-cell office:value-type="string" calcext:value-type="string">
            <text:p>false</text:p>
          </table:table-cell>
          <table:table-cell/>
          <table:table-cell office:value-type="string" calcext:value-type="string">
            <text:p>https://cloud.waveguardco.net/index.php/s/Htj3qYRXPiLpQaG</text:p>
          </table:table-cell>
          <table:table-cell office:value-type="string" calcext:value-type="string">
            <text:p>https://cloud.waveguardco.net/index.php/s/osPKKFd7FpYfq3n</text:p>
          </table:table-cell>
          <table:table-cell/>
          <table:table-cell office:value-type="string" calcext:value-type="string">
            <text:p>false</text:p>
          </table:table-cell>
          <table:table-cell table:number-columns-repeated="3"/>
          <table:table-cell office:value-type="string" calcext:value-type="string">
            <text:p>RANDYS FOLLOWING UP.                    </text:p>
            <text:p/>
            <text:p>  </text:p>
            <text:p>3/4/25  They decided not to go with the perimeter system.  **Not Interested** in adding that to the system weve already installed for them.  </text:p>
            <text:p/>
            <text:p>1/30/25  Randy sent proposal for perimeter system.  </text:p>
            <text:p/>
            <text:p>1/21/25  Randy called Tye about the perimeter system. They agreed on what needed to be protected. Colt created a preliminary.  </text:p>
            <text:p/>
            <text:p>1/16/25  Tye emailed, asked if we saved any homes in the Palisades fires?  Leon called, explained what happened. He asked if we had any suggestions for the Hamel home because theyre always open to improvement ideas.   Told him the Perimeter system is important for surrounding area. He liked that idea. This April theyll be finalizing their landscape installation and should they want to consider the perimeter system well need to begin this conversation. Tye sent  their landscaping plans for home &amp; man cave.  Will set up a call w/Randy to discuss this knowing the drop off around their home and ADU</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
          <table:table-cell office:value-type="string" calcext:value-type="string">
            <text:p>Zach Roth</text:p>
          </table:table-cell>
          <table:table-cell office:value-type="string" calcext:value-type="string">
            <text:p>303-500-5407</text:p>
          </table:table-cell>
          <table:table-cell office:value-type="string" calcext:value-type="string">
            <text:p>zach@harringtonstanko.com</text:p>
          </table:table-cell>
          <table:table-cell office:value-type="string" calcext:value-type="string">
            <text:p>3665 61st St.; Boulder, CO</text:p>
          </table:table-cell>
          <table:table-cell office:value-type="float" office:value="1241" calcext:value-type="float">
            <text:p>1241</text:p>
          </table:table-cell>
          <table:table-cell office:value-type="string" calcext:value-type="string">
            <text:p>Completed Estimate</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table-cell office:value-type="string" calcext:value-type="string">
            <text:p>Roof Plans</text:p>
          </table:table-cell>
          <table:table-cell table:number-columns-repeated="3"/>
          <table:table-cell office:value-type="string" calcext:value-type="string">
            <text:p>false</text:p>
          </table:table-cell>
          <table:table-cell/>
          <table:table-cell office:value-type="string" calcext:value-type="string">
            <text:p>https://cloud.waveguardco.net/index.php/s/8TGTa6G7rq2pzeA</text:p>
          </table:table-cell>
          <table:table-cell office:value-type="string" calcext:value-type="string">
            <text:p>https://cloud.waveguardco.net/index.php/s/s3o8TR9JSioZN6z</text:p>
          </table:table-cell>
          <table:table-cell/>
          <table:table-cell office:value-type="string" calcext:value-type="string">
            <text:p>false</text:p>
          </table:table-cell>
          <table:table-cell/>
          <table:table-cell office:value-type="string" calcext:value-type="string">
            <text:p>co-worker</text:p>
          </table:table-cell>
          <table:table-cell table:number-columns-repeated="4"/>
          <table:table-cell table:style-name="Default"/>
          <table:table-cell table:number-columns-repeated="2"/>
          <table:table-cell office:value-type="string" calcext:value-type="string">
            <text:p>Randy Lang</text:p>
          </table:table-cell>
          <table:table-cell table:number-columns-repeated="9"/>
          <table:table-cell office:value-type="string" calcext:value-type="string">
            <text:p>false</text:p>
          </table:table-cell>
        </table:table-row>
        <table:table-row table:style-name="ro1">
          <table:table-cell office:value-type="string" calcext:value-type="string">
            <text:p>Kate MacLaughlin <text:s/>(their home) #2</text:p>
          </table:table-cell>
          <table:table-cell office:value-type="string" calcext:value-type="string">
            <text:p>510-414-1592</text:p>
          </table:table-cell>
          <table:table-cell office:value-type="string" calcext:value-type="string">
            <text:p>kate.s.maclaughlin@gmail.com</text:p>
          </table:table-cell>
          <table:table-cell office:value-type="string" calcext:value-type="string">
            <text:p>Lansdale Ave Fairfax, CA 94930 US</text:p>
          </table:table-cell>
          <table:table-cell office:value-type="float" office:value="1484" calcext:value-type="float">
            <text:p>1484</text:p>
          </table:table-cell>
          <table:table-cell office:value-type="string" calcext:value-type="string">
            <text:p>Prospect</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5o4QNj6HJ4eyftx</text:p>
          </table:table-cell>
          <table:table-cell office:value-type="string" calcext:value-type="string">
            <text:p>https://cloud.waveguardco.net/index.php/s/6zDyN2de9B6Jm3o</text:p>
          </table:table-cell>
          <table:table-cell/>
          <table:table-cell office:value-type="string" calcext:value-type="string">
            <text:p>false</text:p>
          </table:table-cell>
          <table:table-cell table:number-columns-repeated="3"/>
          <table:table-cell office:value-type="string" calcext:value-type="string">
            <text:p>It rained, waiting to do a site visit on 2/13/25. <text:s text:c="4"/>When I spoke with Kate about her mother-in-laws home then decided they want to get a quote on their home as well when they see how the other house turns out.</text:p>
          </table:table-cell>
          <table:table-cell office:value-type="string" calcext:value-type="string">
            <text:p>Proposal Delayed till Fall</text:p>
          </table:table-cell>
          <table:table-cell/>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
          <table:table-cell office:value-type="string" calcext:value-type="string">
            <text:p><text:tab/>Marcy McFee</text:p>
          </table:table-cell>
          <table:table-cell office:value-type="string" calcext:value-type="string">
            <text:p><text:s/>805-886-9432</text:p>
          </table:table-cell>
          <table:table-cell office:value-type="string" calcext:value-type="string">
            <text:p><text:tab/>marcymcfee@me.com</text:p>
          </table:table-cell>
          <table:table-cell office:value-type="string" calcext:value-type="string">
            <text:p><text:tab/>2651 Meadow Ranch Rd. Solvang, CA 93463 US</text:p>
          </table:table-cell>
          <table:table-cell office:value-type="float" office:value="1480" calcext:value-type="float">
            <text:p>1480</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6/25  She emailed, NOT INTERESTED to purchase our waveguard system.</text:p>
            <text:p/>
            <text:p>4/5/25  I emailed, said I emailed you on 3/13/25 asked for the best day/time for us to have a conversation on your next step. When would you be available? i look forward to hearing back from you soon. Follow up 4/9/25.           </text:p>
          </table:table-cell>
          <table:table-cell/>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tWKWqWg9yjrMsFc</text:p>
          </table:table-cell>
          <table:table-cell office:value-type="string" calcext:value-type="string">
            <text:p>https://cloud.waveguardco.net/index.php/s/ym9wmDRQTSTfr5r</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    </text:p>
            <text:p/>
            <text:p>3/13/25  I emailed asked what day/time would work to speak to her? Need this step to get to the following step.            </text:p>
            <text:p/>
            <text:p>2/16/25  I emailed, said on 1/31/25 and on 2/3/25 I sent you our homeowner &amp; LTR info including our MSDS info you wanted. If youve looked at it, did you have any question? If not, whats your next step?  </text:p>
            <text:p/>
            <text:p>2/3/25  She emailed said she needed MSDS sheet. I emailed her the doc.                    </text:p>
            <text:p/>
            <text:p>1/31/25    She called, wanted info. I asked her to fill out the RFQ &amp; I sent her info on homeowner, LTR, MSDS &amp; video. I then Received RFQ.</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Bradley Cohen</text:p>
          </table:table-cell>
          <table:table-cell office:value-type="string" calcext:value-type="string">
            <text:p>310-892-7480</text:p>
          </table:table-cell>
          <table:table-cell office:value-type="string" calcext:value-type="string">
            <text:p>bradley@cohenasset.com</text:p>
          </table:table-cell>
          <table:table-cell office:value-type="string" calcext:value-type="string">
            <text:p>303 Saint Pierre Rd.,; Los Angeles, CA 90077</text:p>
          </table:table-cell>
          <table:table-cell office:value-type="float" office:value="1494" calcext:value-type="float">
            <text:p>1494</text:p>
          </table:table-cell>
          <table:table-cell office:value-type="string" calcext:value-type="string">
            <text:p>Completed Estimate</text:p>
          </table:table-cell>
          <table:table-cell table:style-name="ce1" office:value-type="date" office:date-value="2025-02-12" calcext:value-type="date">
            <text:p>2025-02-12</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office:value-type="string" calcext:value-type="string">
            <text:p>Garage</text:p>
          </table:table-cell>
          <table:table-cell/>
          <table:table-cell office:value-type="string" calcext:value-type="string">
            <text:p>false</text:p>
          </table:table-cell>
          <table:table-cell/>
          <table:table-cell office:value-type="string" calcext:value-type="string">
            <text:p>https://cloud.waveguardco.net/index.php/s/KK8yjdc5f2sPbRP</text:p>
          </table:table-cell>
          <table:table-cell office:value-type="string" calcext:value-type="string">
            <text:p>https://cloud.waveguardco.net/index.php/s/AcSrjsrKbcs99ZK</text:p>
          </table:table-cell>
          <table:table-cell/>
          <table:table-cell office:value-type="string" calcext:value-type="string">
            <text:p>false</text:p>
          </table:table-cell>
          <table:table-cell/>
          <table:table-cell office:value-type="string" calcext:value-type="string">
            <text:p>insurance broker</text:p>
          </table:table-cell>
          <table:table-cell/>
          <table:table-cell office:value-type="string" calcext:value-type="string">
            <text:p>RANDYS FOLLOWING UP.</text:p>
            <text:p/>
            <text:p>5/30/25  Leon called Randy, Randy said theyre waiting on a site visit from Jason.  Randy hasnt followed up with Jason yet. Its a touch property from an install point of view.</text:p>
            <text:p/>
            <text:p>3/11/25  Randy met Brad for a site visit. Randy had suggestions that would require an updated proposal and sent it to Colt. Brad wants to see a system running. Randy asked Jason to make that work on his site visit when hes in LA Jason reached out to Ming and they set up a visit on 3/22/25.</text:p>
            <text:p/>
            <text:p>2/12/25   I emailed proposal &amp; preliminary design.</text:p>
            <text:p/>
            <text:p>2/5/25  I emailed, answered all the questions he was asking.</text:p>
            <text:p/>
            <text:p>2/4/25  I called him, he didnt have any RFQs yet. I had him fill out 2 RFQs for both of his homes while we were on the phone. He wants info on size of pipes, whats the psi, whos the manufacturer of spray heads &amp; a tear sheet of the heads. He wants a site visit.</text:p>
            <text:p/>
            <text:p>1/31/25  I called, discussed our system and gave explanation. He has 2 properties. Asked lots of questions. Ill email him the wG link to fill out the RFQ for both properties. He was driving at the time and will do that tonight! Wanted to know how long a battery will ultimately run? I called Dennis &amp; texted Michael.</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9">
          <table:table-cell office:value-type="string" calcext:value-type="string">
            <text:p>Bradley Cohen</text:p>
          </table:table-cell>
          <table:table-cell office:value-type="string" calcext:value-type="string">
            <text:p>310-892-7480</text:p>
          </table:table-cell>
          <table:table-cell office:value-type="string" calcext:value-type="string">
            <text:p>bradley@cohenasset.com</text:p>
          </table:table-cell>
          <table:table-cell office:value-type="string" calcext:value-type="string">
            <text:p>838 Knapp Dr.; Montecito, CA 93108</text:p>
          </table:table-cell>
          <table:table-cell office:value-type="float" office:value="1496" calcext:value-type="float">
            <text:p>1496</text:p>
          </table:table-cell>
          <table:table-cell office:value-type="string" calcext:value-type="string">
            <text:p>Completed Estimate</text:p>
          </table:table-cell>
          <table:table-cell table:style-name="ce1" office:value-type="date" office:date-value="2025-02-12" calcext:value-type="date">
            <text:p>2025-02-12</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2 garages</text:p>
            <text:p/>
            <text:p>1 guest cottage</text:p>
          </table:table-cell>
          <table:table-cell/>
          <table:table-cell office:value-type="string" calcext:value-type="string">
            <text:p>false</text:p>
          </table:table-cell>
          <table:table-cell/>
          <table:table-cell office:value-type="string" calcext:value-type="string">
            <text:p>https://cloud.waveguardco.net/index.php/s/cQbM7KSE4cKA3RY</text:p>
          </table:table-cell>
          <table:table-cell office:value-type="string" calcext:value-type="string">
            <text:p>https://cloud.waveguardco.net/index.php/s/AoRtGJKFGdjofCG</text:p>
          </table:table-cell>
          <table:table-cell/>
          <table:table-cell office:value-type="string" calcext:value-type="string">
            <text:p>false</text:p>
          </table:table-cell>
          <table:table-cell/>
          <table:table-cell office:value-type="string" calcext:value-type="string">
            <text:p>insurance broker</text:p>
          </table:table-cell>
          <table:table-cell/>
          <table:table-cell office:value-type="string" calcext:value-type="string">
            <text:p>RANDYS FOLLOWING UP.</text:p>
            <text:p/>
            <text:p>5/30/25  Leon called Randy, Randy said theyre waiting on a site visit from Jason.  Randy hasnt followed up with Jason yet. Its a touch property from an install point of view.</text:p>
            <text:p/>
            <text:p>3/10/25  Randy met with site manager for a visit and had suggestions for Colt to update the proposal.</text:p>
            <text:p/>
            <text:p>2/12/25  I emailed proposal &amp; preliminary design.</text:p>
            <text:p/>
            <text:p>2/4/25  I called him, he didnt have any RFQs yet. I had him fill out 2 RFQs for both of his homes while we were on the phone. He wants info on size of pipes, whats the psi, whos the manufacturer of spray heads &amp; a tear sheet of the heads. He wants a site visit.      I called Colt for a proposal.</text:p>
            <text:p/>
            <text:p>1/31/25  I called, discussed our system and gave explanation. He has 2 properties. Asked lots of questions. Ill email him the wG link to fill out the RFQ for both properties. He was driving at the time and will do that tonight! Wanted to know how long a battery will ultimately run? I called Dennis &amp; texted Michael.</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1">
          <table:table-cell office:value-type="string" calcext:value-type="string">
            <text:p>Keely Bradish</text:p>
          </table:table-cell>
          <table:table-cell/>
          <table:table-cell office:value-type="string" calcext:value-type="string">
            <text:p>rwdpa@ryanwhitedesigns.com</text:p>
          </table:table-cell>
          <table:table-cell table:number-columns-repeated="2"/>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3"/>
          <table:table-cell office:value-type="string" calcext:value-type="string">
            <text:p>This is a duplicate entry. <text:s text:c="2"/>(Original is #1518)</text:p>
          </table:table-cell>
          <table:table-cell/>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Duplicate entry</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
          <table:table-cell office:value-type="string" calcext:value-type="string">
            <text:p>Charles Tananbaum</text:p>
          </table:table-cell>
          <table:table-cell/>
          <table:table-cell office:value-type="string" calcext:value-type="string">
            <text:p>Tanner212ny@gmail.com</text:p>
          </table:table-cell>
          <table:table-cell table:number-columns-repeated="2"/>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Incomplete</text:p>
          </table:table-cell>
          <table:table-cell table:number-columns-repeated="5"/>
          <table:table-cell office:value-type="string" calcext:value-type="string">
            <text:p>false</text:p>
          </table:table-cell>
          <table:table-cell table:number-columns-repeated="4"/>
          <table:table-cell office:value-type="string" calcext:value-type="string">
            <text:p>false</text:p>
          </table:table-cell>
          <table:table-cell table:number-columns-repeated="6"/>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
          <table:table-cell office:value-type="string" calcext:value-type="string">
            <text:p>Steve Yi</text:p>
          </table:table-cell>
          <table:table-cell office:value-type="string" calcext:value-type="string">
            <text:p>310-403-2703</text:p>
          </table:table-cell>
          <table:table-cell office:value-type="string" calcext:value-type="string">
            <text:p>steveyi@gmail.com</text:p>
          </table:table-cell>
          <table:table-cell table:number-columns-repeated="2"/>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Contact Form</text:p>
          </table:table-cell>
          <table:table-cell table:number-columns-repeated="5"/>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Alex said Steve is also concerned about internet security as he himself is and doesnt feel comfortable putting his info out there. Waiting for us to get more security also. Follow up 4/1/25. <text:s text:c="22"/>I emailed again and asked to speak at his convenience. <text:s text:c="8"/>2/1/25 A lead of ours, Alexander Kazerani, emailed and introduced me to a friend and neighbor, Steve Yi. He likes our system and would like to visit. I emailed Steve for best day/time to speak. I told him Im available any time. <text:s text:c="3"/></text:p>
          </table:table-cell>
          <table:table-cell table:number-columns-repeated="2"/>
          <table:table-cell office:value-type="string" calcext:value-type="string">
            <text:p>false</text:p>
          </table:table-cell>
          <table:table-cell table:number-columns-repeated="12"/>
          <table:table-cell table:style-name="Default"/>
        </table:table-row>
        <table:table-row table:style-name="ro1">
          <table:table-cell office:value-type="string" calcext:value-type="string">
            <text:p>Michelle Fateh</text:p>
          </table:table-cell>
          <table:table-cell office:value-type="string" calcext:value-type="string">
            <text:p>805-444-4775</text:p>
          </table:table-cell>
          <table:table-cell office:value-type="string" calcext:value-type="string">
            <text:p>michellefateh@gmail.com</text:p>
          </table:table-cell>
          <table:table-cell table:number-columns-repeated="2"/>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Incomplete</text:p>
          </table:table-cell>
          <table:table-cell table:number-columns-repeated="3"/>
          <table:table-cell office:value-type="string" calcext:value-type="string">
            <text:p>She called with questions. <text:s/>Answered them and asked her to fill out RFE. She never did.</text:p>
          </table:table-cell>
          <table:table-cell/>
          <table:table-cell office:value-type="string" calcext:value-type="string">
            <text:p>false</text:p>
          </table:table-cell>
          <table:table-cell table:number-columns-repeated="4"/>
          <table:table-cell office:value-type="string" calcext:value-type="string">
            <text:p>false</text:p>
          </table:table-cell>
          <table:table-cell table:number-columns-repeated="6"/>
          <table:table-cell table:style-name="Default"/>
          <table:table-cell table:number-columns-repeated="12"/>
          <table:table-cell table:style-name="Default"/>
        </table:table-row>
        <table:table-row table:style-name="ro20">
          <table:table-cell office:value-type="string" calcext:value-type="string">
            <text:p>Alysa Madden</text:p>
          </table:table-cell>
          <table:table-cell office:value-type="string" calcext:value-type="string">
            <text:p>(951) 837-3227</text:p>
          </table:table-cell>
          <table:table-cell office:value-type="string" calcext:value-type="string">
            <text:p>alysa.madden@gosquaredaway.com</text:p>
          </table:table-cell>
          <table:table-cell office:value-type="string" calcext:value-type="string">
            <text:p><text:tab/>13792 Skislope Way Truckee, CA 96161 US</text:p>
          </table:table-cell>
          <table:table-cell office:value-type="float" office:value="1513" calcext:value-type="float">
            <text:p>1513</text:p>
          </table:table-cell>
          <table:table-cell office:value-type="string" calcext:value-type="string">
            <text:p>Closed Lost</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Two Story, Three Story</text:p>
          </table:table-cell>
          <table:table-cell table:number-columns-repeated="2"/>
          <table:table-cell office:value-type="string" calcext:value-type="string">
            <text:p>false</text:p>
          </table:table-cell>
          <table:table-cell/>
          <table:table-cell office:value-type="string" calcext:value-type="string">
            <text:p>https://cloud.waveguardco.net/index.php/s/q5qQqBoCXDHyjQG </text:p>
          </table:table-cell>
          <table:table-cell table:number-columns-repeated="2"/>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5/21/25  She emailed, thanked for reaching out. Said no need to follow up with a call. We appreciate your time and help answering our past questions. **Not interested.**</text:p>
            <text:p/>
            <text:p>5/19/25  Leon emailed, checking back to see if theres still any interest to discuss w/Randy the options to protect their home? Please let us know either way.  FU 6/5/25</text:p>
            <text:p/>
            <text:p>5/1/25  Leon emailed asked if Brandon is still interested to have a phone call w/Randy? If no, let him know. If yes, Randy is available on Tuesday afternoon and all day on Thursdays. If those days work, let me know the day and time and well set that up.            FU 5/19/25</text:p>
            <text:p/>
            <text:p>4/28/25  Leon emailed, asked if there are any afternoons available this week to visit with Randy about not needing rotor heads, only under eave spray heads? And its possible some morning could work too.      FU 5/1/25</text:p>
            <text:p/>
            <text:p>4/25/25  Leon emailed, asked if it would work for Randys preferred Tuesday afternoon to have a call with him? If not would any other afternoon work next week?     FU 4/28/25</text:p>
            <text:p/>
            <text:p>4/23/25  Leon emailed asked for best day &amp; time for Brandon to have a call with Randy. Hes available Tuesday 4/29/25 anytime after 12 pdt. Plz let me know.     FU 4/25/25</text:p>
            <text:p/>
            <text:p>4/7/25  She emailed, said Brandon is traveling through April 18th and is available for another call the week of April 21.          I emailed, said Ill reach back then.       FU 4/22/25</text:p>
            <text:p/>
            <text:p>4/4/25  I emailed again, asked for Brandons best day and time next week for a phone call to discuss the options.  4/10/25</text:p>
            <text:p/>
            <text:p>3/31/25 I emailed, asked for best time/day for Brandon to have a call w/Randy to discuss the under eave wall spray option? FU 4/2/25.</text:p>
            <text:p/>
            <text:p>3/26/25  I answered, ok, whats the construction under the shingles that allowed 1 sq ft to hold 470 lbs.?     Brandon emailed its asphalt shingles.</text:p>
            <text:p/>
            <text:p>3/26/25   I spoke to Randy and he wants me to tell Brandon we dont have a simple drawing. Randy wants me to ask him what kind of roof he has. If its a standing seam we wouldnt need rotors attached to the roof. The wall sprays could be attached under the eaves. A phone call will answer any other concerns he may have. Knowing that would a 3pm pst time work tomorrow, Thurs, 3/27/25 for a phone call? I texted Brandon all of that info.   Follow UP 3/27/25.</text:p>
            <text:p/>
            <text:p>3/26/25  Brandon emailed, said before scheduling a follow up call, can he get a simple drawing of how the system would mount to the roof and eaves?  Hes concerned it wont work with the snow load.        I emailed 3/26/25 told her Randy would like to speak with Brandon on Fri. 3/28/25. Please ask him when is a good time to speak? Follow up with Randy 3/28/25.</text:p>
            <text:p/>
            <text:p>3/25/25  I spoke to Brandon. He filled me in about his 7000 ft elevation challenges. They get from 10-15 ft if snow every winter. There are also neighbors that live on either side of them and is concerned about exterior wildfires. In spring when snow melts, it freezes as well and forms glaciers which will slide off the roof &amp; potentially break of anything attached (like rotor heads). We discussed the Tranquility install, theyre @ 6400 ft. and have had no problems. They get 6-8 ft of snow. He said, any elevation over 6000 ft, snow will double every 200 ft.</text:p>
            <text:p/>
            <text:p>3/10/25  She emailed, said Brandon is available to set up a 15 min call w/you on either 3/24,3/25 or 3/26 would one of these work for you?  She linked the plans for this house that was also on the RFE.          I responded 3/24 or 3/25 work, have Brandon pick a time &amp; Ill make it work.</text:p>
            <text:p/>
            <text:p>3/1/25 I emailed, asked if she shared the info I sent with her client ? If so, any updates would be appreciated.</text:p>
            <text:p/>
            <text:p>2/6/25 I emailed, thanked her for the RFE. I included links for homeowner info &amp; video from the Palisades/Malibu fire where our system saved a $37M home. Please share this info with your client and let me know of a best day/time this week to speak.</text:p>
            <text:p/>
            <text:p>2/6/25 I emailed answered her questions. Havent installed in Truckee. However, in south Lake Tahoe in NV weve installed several systems on one property that receives 6-10 ft snow every winter. Other systems installed in OR and CO that gets snow.  Plz go to our web site and fill out a RFE.  She answered, She filled out the RFQ for her client - Brandon Keefe.</text:p>
            <text:p/>
            <text:p>2/5/25   She sent a Get In Touch.  I called her and her client is interested in a system for a 5000 sq ft home in Truckee, CA.  The home was built in 2018. Asked how does the system do in snow? Any installs in Truckee area. Interested in installing a system this spring.</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
          <table:table-cell office:value-type="string" calcext:value-type="string">
            <text:p>Jerome Guillen <text:s/>#2</text:p>
          </table:table-cell>
          <table:table-cell office:value-type="string" calcext:value-type="string">
            <text:p>503-970-5217</text:p>
          </table:table-cell>
          <table:table-cell office:value-type="string" calcext:value-type="string">
            <text:p>jerome.guillen@gmail.com</text:p>
          </table:table-cell>
          <table:table-cell office:value-type="string" calcext:value-type="string">
            <text:p>910 Barton Creek Boulevard,; Austin, TX <text:s/>78746</text:p>
          </table:table-cell>
          <table:table-cell office:value-type="float" office:value="1488" calcext:value-type="float">
            <text:p>1488</text:p>
          </table:table-cell>
          <table:table-cell office:value-type="string" calcext:value-type="string">
            <text:p>Closed Lost</text:p>
          </table:table-cell>
          <table:table-cell table:style-name="ce1" office:value-type="date" office:date-value="2025-02-04" calcext:value-type="date">
            <text:p>2025-02-0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Casita</text:p>
          </table:table-cell>
          <table:table-cell/>
          <table:table-cell office:value-type="string" calcext:value-type="string">
            <text:p>true</text:p>
          </table:table-cell>
          <table:table-cell table:number-columns-repeated="2"/>
          <table:table-cell office:value-type="string" calcext:value-type="string">
            <text:p>https://cloud.waveguardco.net/index.php/s/o2M5PFGG3K7ioTy</text:p>
          </table:table-cell>
          <table:table-cell/>
          <table:table-cell office:value-type="string" calcext:value-type="string">
            <text:p>false</text:p>
          </table:table-cell>
          <table:table-cell/>
          <table:table-cell office:value-type="string" calcext:value-type="string">
            <text:p>Referral from Curt Kirshner &amp; Nick Augustinos (Healdsburg)</text:p>
          </table:table-cell>
          <table:table-cell/>
          <table:table-cell office:value-type="string" calcext:value-type="string">
            <text:p>RANDYS FOLLOWING UP                .</text:p>
            <text:p/>
            <text:p>5/30/25  Leon called Randy, Randys reached out. Doesnt thing hell do anything. Its too expensive.  **Not Interested.**</text:p>
            <text:p/>
            <text:p>2/4/25   I emailed proposal &amp; preliminary drawing. Also attached homeowner links.</text:p>
            <text:p/>
            <text:p>2/3/25   Randy texted me, said I dont have to vet him. He was referred by Nick Augustino. Randy had spoken to him already.  Randy sent request to Colt for proposal.</text:p>
            <text:p/>
            <text:p>2/3/25      Received RFQ.</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2">
          <table:table-cell office:value-type="string" calcext:value-type="string">
            <text:p>Trent MacDonald</text:p>
          </table:table-cell>
          <table:table-cell office:value-type="string" calcext:value-type="string">
            <text:p>949-212-7569</text:p>
          </table:table-cell>
          <table:table-cell office:value-type="string" calcext:value-type="string">
            <text:p><text:tab/>tam69mustang@yahoo.com</text:p>
          </table:table-cell>
          <table:table-cell office:value-type="string" calcext:value-type="string">
            <text:p>35637 ABELIA ST MURRIETA, CA 92562 US</text:p>
          </table:table-cell>
          <table:table-cell office:value-type="float" office:value="1489" calcext:value-type="float">
            <text:p>1489</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3/12/25 <text:s/>He emailed, theyre going to pass for now. NOT INTERESTED.</text:p>
          </table:table-cell>
          <table:table-cell/>
          <table:table-cell office:value-type="string" calcext:value-type="string">
            <text:p>Two Story</text:p>
          </table:table-cell>
          <table:table-cell office:value-type="string" calcext:value-type="string">
            <text:p>Decided against the system &amp; the LTR spray.</text:p>
          </table:table-cell>
          <table:table-cell/>
          <table:table-cell office:value-type="string" calcext:value-type="string">
            <text:p>false</text:p>
          </table:table-cell>
          <table:table-cell/>
          <table:table-cell office:value-type="string" calcext:value-type="string">
            <text:p>https://cloud.waveguardco.net/index.php/s/3HBZwapPAEK6SQT</text:p>
          </table:table-cell>
          <table:table-cell office:value-type="string" calcext:value-type="string">
            <text:p>https://cloud.waveguardco.net/index.php/s/YnbAZ2CbTm2eGRD</text:p>
          </table:table-cell>
          <table:table-cell/>
          <table:table-cell office:value-type="string" calcext:value-type="string">
            <text:p>false</text:p>
          </table:table-cell>
          <table:table-cell table:number-columns-repeated="3"/>
          <table:table-cell office:value-type="string" calcext:value-type="string">
            <text:p>3/12/25  I emailed asked if hes ready for an LTR spray? Our approximate price for the application is $7K and the spray would offer you immediate fire protection.            </text:p>
            <text:p/>
            <text:p>2/11/25 Had our scheduled call. Explained how our system works and price range of $170k-210k. He said the system is too expensive, explained LTR &amp; sent info. Spoke about vents. Wants to think about it and will get back to me in a couple  weeks.         </text:p>
            <text:p/>
            <text:p>2/10/25 I texted, thanked him for message. Said Ill call you at 11 pst ( 1cst) 2/11/25.            </text:p>
            <text:p/>
            <text:p>2/10/25 He texted, he just listened to your message and thanked me or calling back. We can chat tomorrow to see if its worth your time to come out. Call between 7-3, 2/11/25.     </text:p>
            <text:p/>
            <text:p>2/10/25  I called, left message, and texted, wanting to connect with him regarding his request for estimate form he filled out.  I emailed him the homeowners pkg and What Matters Most video.     I received RFQ.</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William Applebaum</text:p>
          </table:table-cell>
          <table:table-cell office:value-type="string" calcext:value-type="string">
            <text:p>818-205-5373</text:p>
          </table:table-cell>
          <table:table-cell office:value-type="string" calcext:value-type="string">
            <text:p>bill.improvstudio@gmail.com</text:p>
          </table:table-cell>
          <table:table-cell office:value-type="string" calcext:value-type="string">
            <text:p>4565 Indiana Ave La Canada, CA 91011 US</text:p>
          </table:table-cell>
          <table:table-cell office:value-type="float" office:value="1490" calcext:value-type="float">
            <text:p>1490</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office:value-type="string" calcext:value-type="string">
            <text:p>Jason Davenport</text:p>
          </table:table-cell>
          <table:table-cell office:value-type="string" calcext:value-type="string">
            <text:p>https://cloud.waveguardco.net/index.php/s/33Ys3rGL8oDqjbL</text:p>
          </table:table-cell>
          <table:table-cell office:value-type="string" calcext:value-type="string">
            <text:p>https://cloud.waveguardco.net/index.php/s/t8f23dFbb7FZHE4</text:p>
          </table:table-cell>
          <table:table-cell/>
          <table:table-cell office:value-type="string" calcext:value-type="string">
            <text:p>false</text:p>
          </table:table-cell>
          <table:table-cell table:number-columns-repeated="3"/>
          <table:table-cell office:value-type="string" calcext:value-type="string">
            <text:p>JASONS FOLLOW UP.               </text:p>
            <text:p/>
            <text:p>I sent lead to Jason to follow up with LTR,</text:p>
            <text:p/>
            <text:p>He texted back, said hell get in touch with him.              </text:p>
            <text:p/>
            <text:p>2/12/25  I called, left message, texted, said I have an update for you on what our cad designed found out about your property.     </text:p>
            <text:p/>
            <text:p>2/11/25  We had our scheduled call. Spoke about his home and our system. Theres very little space to place tanks and a cabinet on his property and the price was more than he expected. I had Colt take a look at the property, hed have to destroy some landscape to make it work &amp; remove a fence. Hell get me the sq ft. We spoke about the LTR.  Bill was open to that. I sent him the LTR pkg, Hell take a look and get back to me.                </text:p>
            <text:p/>
            <text:p>2/10/25  I called, spoke briefly, wants me to call tomorrow at noon pst.    </text:p>
            <text:p/>
            <text:p>2/3/25   I received RFQ.</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7">
          <table:table-cell office:value-type="string" calcext:value-type="string">
            <text:p><text:tab/>Jerome Guillen <text:s/>#1</text:p>
          </table:table-cell>
          <table:table-cell office:value-type="string" calcext:value-type="string">
            <text:p>503-970-5217</text:p>
          </table:table-cell>
          <table:table-cell office:value-type="string" calcext:value-type="string">
            <text:p><text:tab/>jerome.guillen@gmail.com</text:p>
          </table:table-cell>
          <table:table-cell office:value-type="string" calcext:value-type="string">
            <text:p>23 Linaria Way Portola Valley, CA 94028 US</text:p>
          </table:table-cell>
          <table:table-cell office:value-type="float" office:value="1492" calcext:value-type="float">
            <text:p>1492</text:p>
          </table:table-cell>
          <table:table-cell office:value-type="string" calcext:value-type="string">
            <text:p>Closed Lost</text:p>
          </table:table-cell>
          <table:table-cell table:style-name="ce1" office:value-type="date" office:date-value="2025-02-04" calcext:value-type="date">
            <text:p>2025-02-0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DHxrQ2er8Zzr8sA</text:p>
          </table:table-cell>
          <table:table-cell office:value-type="string" calcext:value-type="string">
            <text:p>https://cloud.waveguardco.net/index.php/s/beoFHwKi9sseBRb</text:p>
          </table:table-cell>
          <table:table-cell/>
          <table:table-cell office:value-type="string" calcext:value-type="string">
            <text:p>false</text:p>
          </table:table-cell>
          <table:table-cell table:number-columns-repeated="3"/>
          <table:table-cell office:value-type="string" calcext:value-type="string">
            <text:p>RANDYS FOLLOWING UP.</text:p>
            <text:p/>
            <text:p>5/30/25  Leon called Randy, Randys reached out. Doesnt thing hell do anything. Its too expensive.  **Not Interested.**</text:p>
            <text:p/>
            <text:p>2/4/25   I emailed proposal &amp; preliminary design. Also attached the homeowner pkg and video.</text:p>
            <text:p/>
            <text:p>Randy sent request for prelim to Colt.</text:p>
            <text:p/>
            <text:p>Randy texted, dont need to vet him.</text:p>
            <text:p/>
            <text:p>Randy had spoken to him. We were referred by Nick Augustinos.</text:p>
            <text:p/>
            <text:p>2/3/25      Received RFQ.</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9">
          <table:table-cell office:value-type="string" calcext:value-type="string">
            <text:p><text:tab/>Jackson Brandenburg</text:p>
          </table:table-cell>
          <table:table-cell office:value-type="string" calcext:value-type="string">
            <text:p>307-413-8002</text:p>
          </table:table-cell>
          <table:table-cell office:value-type="string" calcext:value-type="string">
            <text:p>jackson@endeavorgroup.us</text:p>
          </table:table-cell>
          <table:table-cell office:value-type="string" calcext:value-type="string">
            <text:p>720 Ne-Yate Road Jackson, WY 83001 US</text:p>
          </table:table-cell>
          <table:table-cell office:value-type="float" office:value="1493" calcext:value-type="float">
            <text:p>1493</text:p>
          </table:table-cell>
          <table:table-cell office:value-type="string" calcext:value-type="string">
            <text:p>Pre Qualifie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Roof Plans, Elevation Plans, Site</text:p>
          </table:table-cell>
          <table:table-cell office:value-type="string" calcext:value-type="string">
            <text:p>Three Story</text:p>
          </table:table-cell>
          <table:table-cell table:number-columns-repeated="2"/>
          <table:table-cell office:value-type="string" calcext:value-type="string">
            <text:p>true</text:p>
          </table:table-cell>
          <table:table-cell table:number-columns-repeated="4"/>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6/30/25  Leon emailed, asked if owners made a decision to install our system? If not, are they considering the 2nd option given them?        FU 7/30/25</text:p>
            <text:p/>
            <text:p>5/30/25  Leon called, left message, texted, asked if owners have made a decision either way? Yes or No to get to the next step?    FU 6/30/25</text:p>
            <text:p/>
            <text:p>4/5/25  I called, left message, texted, asked if he has any interest to continue exploring our options to protect your home as you requested for an estimate that you sent over on 2/3/25.  Please let me know.              FU 5/30/25</text:p>
            <text:p/>
            <text:p>3/11/25  I emailed, asked if hes given more thought to having our system installed? if yes, we could get to the next step. If not, we could discuss a second option. Follow up 4/3/25</text:p>
            <text:p/>
            <text:p>2/20/25   He emailed, still just need an approximate price.           I emailed, said his house will require a double pump system and we start at $170 and up. If this number fits your budget, let me know. If not, we could discuss a 2nd option.        I</text:p>
            <text:p/>
            <text:p>2/10/25  I called, left message, and texted, asked for day/time to visit. I also sent him the homeowners pkg &amp; What Matters video. I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3">
          <table:table-cell office:value-type="string" calcext:value-type="string">
            <text:p>Lee Horvitz</text:p>
          </table:table-cell>
          <table:table-cell office:value-type="string" calcext:value-type="string">
            <text:p>310-402-8343</text:p>
          </table:table-cell>
          <table:table-cell office:value-type="string" calcext:value-type="string">
            <text:p>Lci.leeh@gmail.com</text:p>
          </table:table-cell>
          <table:table-cell office:value-type="string" calcext:value-type="string">
            <text:p><text:tab/>1262 Moraga Drive Los Angeles, CA 90049 US</text:p>
          </table:table-cell>
          <table:table-cell office:value-type="float" office:value="1508" calcext:value-type="float">
            <text:p>1508</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2/21/25 I texted again, asked for any updates on his meeting with the owner?     He responded, owners are going with Frontline.   </text:p>
            <text:p/>
            <text:p>NOT INTERESTED.</text:p>
          </table:table-cell>
          <table:table-cell/>
          <table:table-cell office:value-type="string" calcext:value-type="string">
            <text:p>Two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2/17/25 I texted, asked if he received the proposal &amp; prelim design I sent? And asked when can we talk?          He texted, yes got the email &amp; info. Hes busy with another project but check back on 2/29 by then well have checked it out.      Later that day he called, had lots of questions. He drilled down on all aspects including verbiage on our web site. He wants to know the annual maintenance fee. He has a meeting tomorrow with the owner and needs that info.       I called Randy, annual fee is $3500. I let Lee know.</text:p>
            <text:p/>
            <text:p>2/15/25 I emailed proposal &amp; prelim design and sent video of the saved home in Palisades fire.</text:p>
            <text:p/>
            <text:p>2/5/25  Lee called looking for a system for the owner, asked where were located? Had lots of questions about our competitors, how many weve installed, how old are we? I asked him to fill out the form and send plans. I sent him our Questions To Ask doc. I requested an estimate from Colt.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3">
          <table:table-cell office:value-type="string" calcext:value-type="string">
            <text:p><text:tab/>Newtonrose LLC</text:p>
          </table:table-cell>
          <table:table-cell office:value-type="string" calcext:value-type="string">
            <text:p>323-868-0880</text:p>
          </table:table-cell>
          <table:table-cell office:value-type="string" calcext:value-type="string">
            <text:p><text:tab/>estatemanager@sbsouth.net</text:p>
          </table:table-cell>
          <table:table-cell office:value-type="string" calcext:value-type="string">
            <text:p><text:tab/>1026 Ridgedale Drive Beverly Hills, CA 90210 US</text:p>
          </table:table-cell>
          <table:table-cell office:value-type="float" office:value="1512" calcext:value-type="float">
            <text:p>1512</text:p>
          </table:table-cell>
          <table:table-cell office:value-type="string" calcext:value-type="string">
            <text:p>Completed Estimate</text:p>
          </table:table-cell>
          <table:table-cell table:style-name="ce1" office:value-type="date" office:date-value="2025-02-21" calcext:value-type="date">
            <text:p>2025-02-2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office:value-type="string" calcext:value-type="string">
            <text:p>Guest House</text:p>
            <text:p/>
            <text:p>Tennis House</text:p>
          </table:table-cell>
          <table:table-cell office:value-type="string" calcext:value-type="string">
            <text:p>Randy Lang</text:p>
          </table:table-cell>
          <table:table-cell office:value-type="string" calcext:value-type="string">
            <text:p>false</text:p>
          </table:table-cell>
          <table:table-cell/>
          <table:table-cell office:value-type="string" calcext:value-type="string">
            <text:p>https://cloud.waveguardco.net/index.php/s/iqQ7wGDDKtdWsBe</text:p>
          </table:table-cell>
          <table:table-cell office:value-type="string" calcext:value-type="string">
            <text:p>https://cloud.waveguardco.net/index.php/s/GkPGNfx2KL2XppX</text:p>
          </table:table-cell>
          <table:table-cell/>
          <table:table-cell office:value-type="string" calcext:value-type="string">
            <text:p>false</text:p>
          </table:table-cell>
          <table:table-cell/>
          <table:table-cell office:value-type="string" calcext:value-type="string">
            <text:p>Another Estate Mgr</text:p>
          </table:table-cell>
          <table:table-cell/>
          <table:table-cell office:value-type="string" calcext:value-type="string">
            <text:p>RANDYS FOLLOWING UP.       </text:p>
            <text:p/>
            <text:p>5/30/25  Leon called Randy, he hasnt followed up with Jason. </text:p>
            <text:p/>
            <text:p>Randy had site visit 3/8/25. Theres no room for tanks so Jason has to get up there and see if the pool is accessible otherwise we cant help them.            Leon emailed proposal &amp; prelim to them 2/21/25        I emailed, sent a WeTransfer with a sample of pictures, videos &amp; installations and homeowner docs. I also emailed Mary Nelson, explaining the WT needs to be opened in 3 days &amp; said I was off a little on the price range I gave her. I gave her a range for only the main house and not for the guess house &amp; tennis house. When the final proposal arrives well have another conversation. I told her we may be able to do a preliminary site visit within the next week. Well keep in touch.            We had our call. She wanted as much info as possible. I explained our system, she had some questions. I vetted them for $180-260K. This was Jennifer Anistan &amp; Brad Pitts home. Now her boss owns it as well as one in Aspen.   Wants a propsal sent.  Estate mgr(Mary Nelson)  texted asked to speak at 12:15 cst. this morning 2/11/25         Called, left message,Texted &amp; emailed homeowner info &amp; Protect what matters most  Received RFQ.</text:p>
          </table:table-cell>
          <table:table-cell office:value-type="string" calcext:value-type="string">
            <text:p>No room for tanks, Jason needs to check out pool accessibility </text:p>
          </table:table-cell>
          <table:table-cell/>
          <table:table-cell office:value-type="string" calcext:value-type="string">
            <text:p>true</text:p>
          </table:table-cell>
          <table:table-cell table:number-columns-repeated="2"/>
          <table:table-cell office:value-type="string" calcext:value-type="string">
            <text:p>Randy Lang</text:p>
          </table:table-cell>
          <table:table-cell/>
          <table:table-cell table:style-name="ce1" office:value-type="date" office:date-value="2025-03-08" calcext:value-type="date">
            <text:p>2025-03-08</text:p>
          </table:table-cell>
          <table:table-cell table:number-columns-repeated="7"/>
          <table:table-cell office:value-type="string" calcext:value-type="string">
            <text:p>true</text:p>
          </table:table-cell>
        </table:table-row>
        <table:table-row table:style-name="ro21">
          <table:table-cell office:value-type="string" calcext:value-type="string">
            <text:p><text:tab/>John Gilbert Morris</text:p>
          </table:table-cell>
          <table:table-cell office:value-type="string" calcext:value-type="string">
            <text:p><text:tab/>3109481500</text:p>
          </table:table-cell>
          <table:table-cell office:value-type="string" calcext:value-type="string">
            <text:p>john@johnmorris.org</text:p>
          </table:table-cell>
          <table:table-cell office:value-type="string" calcext:value-type="string">
            <text:p>621 Perugia Way Los Angeles, CA 90077 US</text:p>
          </table:table-cell>
          <table:table-cell office:value-type="float" office:value="1514" calcext:value-type="float">
            <text:p>1514</text:p>
          </table:table-cell>
          <table:table-cell office:value-type="string" calcext:value-type="string">
            <text:p>Completed Estimate</text:p>
          </table:table-cell>
          <table:table-cell table:style-name="ce1" office:value-type="date" office:date-value="2025-02-21" calcext:value-type="date">
            <text:p>2025-02-2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Pool House</text:p>
          </table:table-cell>
          <table:table-cell office:value-type="string" calcext:value-type="string">
            <text:p>Randy Lang</text:p>
          </table:table-cell>
          <table:table-cell office:value-type="string" calcext:value-type="string">
            <text:p>false</text:p>
          </table:table-cell>
          <table:table-cell/>
          <table:table-cell office:value-type="string" calcext:value-type="string">
            <text:p>https://cloud.waveguardco.net/index.php/s/EjxNLbg3yAPinxM</text:p>
          </table:table-cell>
          <table:table-cell office:value-type="string" calcext:value-type="string">
            <text:p>https://cloud.waveguardco.net/index.php/s/kmfig4bz8rAwsQH</text:p>
          </table:table-cell>
          <table:table-cell/>
          <table:table-cell office:value-type="string" calcext:value-type="string">
            <text:p>false</text:p>
          </table:table-cell>
          <table:table-cell/>
          <table:table-cell office:value-type="string" calcext:value-type="string">
            <text:p>Marsh insurance rep</text:p>
          </table:table-cell>
          <table:table-cell/>
          <table:table-cell office:value-type="string" calcext:value-type="string">
            <text:p>6/24/25  Leon emailed, said LTR info was sent as an option. Asked if he had a chance to review it? If so whats his thoughts?        Leon spoke w/Brad Sawyer, said dont bother following up for a while. If hes interested, hell reach out.       FU 8/26/25</text:p>
            <text:p/>
            <text:p>6/2/25  Leon call, left message, texted, said checking in again to see if the exterior wildfire protection option you were checking out worked for you? Wed hoped your property would have allowed our tanks. We do have an exceptional LTR that would protect on any roof or siding composition thats porous like stucco, wood,  asphalt etc. Its biodegradable, 100% non chemical and non toxic, safe for animals, plants and doesnt stain or wash off w/rain. Let me know if thats a possibility.        FU 6/20/25</text:p>
            <text:p/>
            <text:p>5/30/25  Leon called Randy, he has not been responding. Randy asked Leon to try to reach him.</text:p>
            <text:p/>
            <text:p>4/8/25  I called Randy, he wanted me to send over the text I sent to John and his response.  Hell reach out directly to John.    FU 6/2/25</text:p>
            <text:p/>
            <text:p>4/8/25  I called, left message, emailed and texted, asked if the grading project he was having done to create an area for our tank has been completed? Any updates are appreciated.       He texted, said he is exploring options. The tank is simply too big.</text:p>
            <text:p/>
            <text:p>3/14/25  Jason will be doing another site visit next sat. 3/22. John is meeting w/ a contractor this week to discuss grading another area for the tank location. FU 4/8/25</text:p>
            <text:p/>
            <text:p>3/8/25  Randy had visit. They want to review pricing because they want tanks in a different location. Colt is working on that. No trenching done by Jason, landscape people will do. Need to add more pipe.   Andy Stuart w/Marsh M. emailed said he &amp; Rachel Heyse, Brad Sawyer &amp; Randy need to be on all communication with John Morris going forward. I answered, thx for heads up. I make sure that happens. Therefore attached are the proposal &amp; prelim design I sent to John.</text:p>
            <text:p/>
            <text:p>2/21/27  I sent proposal &amp; prelim drawing.</text:p>
            <text:p/>
            <text:p>2/21/27  I emailed, said I apologize for your site visit taking so long. Weve had an amazing response from interested homeowners like you since the Palisades fires. Ill get an answer for you no longer than Monday for when we can get that scheduled. Ill keep in touch, thank you for your patience.</text:p>
            <text:p/>
            <text:p>2/21/27  He emailed, said he sent his RFE weeks ago, I believe you were going to schedule a visit to my home. When can we do a visit to discuss installing the wG system?</text:p>
            <text:p/>
            <text:p>2/7/25  I ordered a prelim from Colt.</text:p>
            <text:p/>
            <text:p>2/7/25  Was Referred by Brad Sawyer. Randy &amp; Leon had a zoom call with John &amp; Brad. John is very interested. Needs a site visit. (Jake lives close to this property)</text:p>
          </table:table-cell>
          <table:table-cell office:value-type="string" calcext:value-type="string">
            <text:p>Want different tank location, landscapers will trench, review pricing</text:p>
          </table:table-cell>
          <table:table-cell/>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3-08" calcext:value-type="date">
            <text:p>2025-03-08</text:p>
          </table:table-cell>
          <table:table-cell table:number-columns-repeated="7"/>
          <table:table-cell office:value-type="string" calcext:value-type="string">
            <text:p>true</text:p>
          </table:table-cell>
        </table:table-row>
        <table:table-row table:style-name="ro4">
          <table:table-cell office:value-type="string" calcext:value-type="string">
            <text:p>Patrick (John) Burke</text:p>
          </table:table-cell>
          <table:table-cell office:value-type="float" office:value="3104905400" calcext:value-type="float">
            <text:p>3104905400</text:p>
          </table:table-cell>
          <table:table-cell office:value-type="string" calcext:value-type="string">
            <text:p>jburke@akingump.com</text:p>
          </table:table-cell>
          <table:table-cell office:value-type="string" calcext:value-type="string">
            <text:p>23256 Mariposa De Oro St, Malibu, CA 90265</text:p>
          </table:table-cell>
          <table:table-cell office:value-type="float" office:value="1515" calcext:value-type="float">
            <text:p>1515</text:p>
          </table:table-cell>
          <table:table-cell office:value-type="string" calcext:value-type="string">
            <text:p>Closed Lost</text:p>
          </table:table-cell>
          <table:table-cell table:style-name="ce1" office:value-type="date" office:date-value="2025-02-21" calcext:value-type="date">
            <text:p>2025-02-2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WTqHeeREweYCk3J</text:p>
          </table:table-cell>
          <table:table-cell office:value-type="string" calcext:value-type="string">
            <text:p>https://cloud.waveguardco.net/index.php/s/fM9Ga39rNEsYM6Z</text:p>
          </table:table-cell>
          <table:table-cell/>
          <table:table-cell office:value-type="string" calcext:value-type="string">
            <text:p>false</text:p>
          </table:table-cell>
          <table:table-cell table:number-columns-repeated="3"/>
          <table:table-cell office:value-type="string" calcext:value-type="string">
            <text:p>7/2/25  No response, **Not Interested.**</text:p>
            <text:p/>
            <text:p>5/15/25  Leon called Jason, he has not reached out. Leon emailed him 3 screenshots of pictures John sent him.  Jason said hell reach out.           FU 7/2/25</text:p>
            <text:p/>
            <text:p>5/14/25  Leon emailed Jason, asked him if hes been able to speak with John and discuss his space challenges?          FU 5/19/25</text:p>
            <text:p/>
            <text:p>5/1/25  Leon called Jason, he said hed check out the space for cabinets. I texted him Johns address, # and email address.       FU 5/13/25</text:p>
            <text:p/>
            <text:p>4/12/25  he called, discussed our system again. He can see positive and negatives with the companies he checked out. Couldnt understand the major price differences vs what was offered. I emailed him our questions to ask doc and FL vs wG doc. He also has a 15 x 15 space available for tanks and they need to be no higher than 6 ft tall.  He needs 5000 gal. Said Ill let them know.     FU 4/21/25</text:p>
            <text:p/>
            <text:p>4/11/25  I texted, and called, asked if hes able to visit today?         He texted, said tomorrow is better at 4 pdt. Hell call.          FU 4/12/25</text:p>
            <text:p/>
            <text:p>4/9/25  He emailed, said hell call me either Thur or Fri 4/10 or 4/11/25, I asked him for Friday. FU 4/11/25</text:p>
            <text:p/>
            <text:p>4/8/25  I emailed, asked if he reviewed our proposal and the additional links I included that show how we can protect his home and important assets from exterior wildfires?        FU 4/24/25</text:p>
            <text:p/>
            <text:p>3/12/25  He emailed, thanked me for sending &amp; said hell review. FU 4/8/25.            I</text:p>
            <text:p/>
            <text:p>3/12/25 I emailed asked if they checked out the proposal &amp; prelim design? Also sent homeowner info &amp; Protect what Matters Most video.</text:p>
            <text:p/>
            <text:p>3/1/25 I called, left message, texted and emailed, asked for his next step? Also sent the Palisade fire video.</text:p>
            <text:p/>
            <text:p>2/21/25  I emailed proposal &amp; prelim design.</text:p>
            <text:p/>
            <text:p>2/7/25 He called, spoke about our system .Ordered quote from Colt. Need site visit. Very interested to get to the next step. I vetted him for a single pump but may be more.  He thought his roof imprint was 6K sq ft but might need a double pump.</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5">
          <table:table-cell office:value-type="string" calcext:value-type="string">
            <text:p>Larry Murphy</text:p>
          </table:table-cell>
          <table:table-cell office:value-type="float" office:value="3108018369" calcext:value-type="float">
            <text:p>3108018369</text:p>
          </table:table-cell>
          <table:table-cell office:value-type="string" calcext:value-type="string">
            <text:p>LarryMurphy@lpmco.net</text:p>
          </table:table-cell>
          <table:table-cell office:value-type="string" calcext:value-type="string">
            <text:p><text:tab/>1176 Loma Linda Drive Beverly Hills, CA 90210 US</text:p>
          </table:table-cell>
          <table:table-cell office:value-type="float" office:value="1516" calcext:value-type="float">
            <text:p>1516</text:p>
          </table:table-cell>
          <table:table-cell office:value-type="string" calcext:value-type="string">
            <text:p>Completed Estimate</text:p>
          </table:table-cell>
          <table:table-cell table:style-name="ce1" office:value-type="date" office:date-value="2025-02-21" calcext:value-type="date">
            <text:p>2025-02-2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table-cell office:value-type="string" calcext:value-type="string">
            <text:p>Randy Lang</text:p>
          </table:table-cell>
          <table:table-cell office:value-type="string" calcext:value-type="string">
            <text:p>false</text:p>
          </table:table-cell>
          <table:table-cell/>
          <table:table-cell office:value-type="string" calcext:value-type="string">
            <text:p>https://cloud.waveguardco.net/index.php/s/Sx537nrProegXRc</text:p>
          </table:table-cell>
          <table:table-cell office:value-type="string" calcext:value-type="string">
            <text:p>https://cloud.waveguardco.net/index.php/s/FWn8wRy2wWFoTiz</text:p>
          </table:table-cell>
          <table:table-cell/>
          <table:table-cell office:value-type="string" calcext:value-type="string">
            <text:p>false</text:p>
          </table:table-cell>
          <table:table-cell table:number-columns-repeated="3"/>
          <table:table-cell office:value-type="string" calcext:value-type="string">
            <text:p>7/11/25  L called Jason, asked about his updated thoughts after he looked at his pictures. Could the tree be removed to give extra room to move the cabinet down? Jason said Larry already agreed that could work. And the gate entrance around the corner, could the gate opening be reversed? Well pick up this conversation when Larry returns and hopefully Jasons next call to Larry will make a difference for him to move forward.    FU 8/15/25</text:p>
            <text:p/>
            <text:p>7/11/25  Leon called Larry, he was getting ready to leave on another trip and will be back the first full week of Aug. He said he still has an interest in our system. He needs to re-measure everything again because he still doesnt like the cabinet sticking out where it can be seen from the swimming pool. I told him Jason had already sent pictures with dimensions. Hell look when he returns.   </text:p>
            <text:p/>
            <text:p>6/26/25  Leon called, left message of both phones, asked to have a conversation to revisit the installation of our system.         FU 7/11/25</text:p>
            <text:p/>
            <text:p>6/20/25  Leon called, left message, texted, checking back in to revisit his interest in our system and to discuss his next steps. Is he ready to proceed with the installation?  FU 6/27/25</text:p>
            <text:p/>
            <text:p>4/28/25  Larry texted, said he hasnt forgotten about us. Hes jammed right now and traveling thru the end of May. Going to pick this up mid to late June.         FU 6/19/25</text:p>
            <text:p/>
            <text:p>4/18/25 **I emailed revised proposal &amp; preliminary drawing** and told Larry that Jason will be reaching out to discuss his next steps.              FU 4/29/25</text:p>
            <text:p/>
            <text:p>4/2/25 Colt sent updated proposal &amp; redesign to Jason.</text:p>
            <text:p/>
            <text:p>4/2/25   I called him, he asked if I sent a new proposal. I said no, we were looking into smaller tanks as an option but I  dont have updated info on that. He said the installer wasnt helpful in finding resolution. They were going to get the tank measurements and send them over to me as options.  They had decided on the width and length of space needed.  And he was expecting them to write it down so we didnt have to discuss this.   He didnt want to go out and start over by remeasuring! I couldnt help him because I hadnt received anything from Jason or anyone. He said this issue has sat for weeks with no solution. He wanted the the cost of the crane needed to lift the tank over the house.  He wants the measurements. Hes not happy with things not getting done. Larry said the cabinet cant open on both sides. He said that wouldnt be possible. He said theres 4 things he needs: **1) Do they know the size of the space?  Did they write it down? 2) Find out the measurements and get them to him to see if theyre accurate or not. 3) Do the cabinets need to open up on all 4 sides? On one side it cannot be accessed. Cabinet has to be positioned right up next to the house. 4) It will have to be craned in and there are risks with that. Can it be used carefully and safely without damaging his house?**  I answered what I knew. I spoke to Jason, hes going to speak to Colt &amp; getting updated info on the tanks. Ill follow up when I get the updated proposal and the redesign.</text:p>
            <text:p/>
            <text:p>3/31/25 I called, left message texted, said we will potentially have an updated preliminary design for him to approve.</text:p>
            <text:p/>
            <text:p>3/20/25 I texted, said this is being relooked at and one of the options is using lattice like a fence for climbing plants.</text:p>
            <text:p/>
            <text:p>3/19/25 Larry texted, hoping we can find a best approach for tanks and cabinet locations.</text:p>
            <text:p/>
            <text:p>3/17/25 J&amp;J completed site visit. Need to have Colt design as new prelim as the tank location is an issue. Jason will speak w/Colt on 3/17/25.</text:p>
            <text:p/>
            <text:p>3/13/25 I spoke to Jason, he is having Jake do a site visit on 3/15 &amp; facetiming with Jason to determine tank size and checking on a neighbor who may be interested in a system too.</text:p>
            <text:p/>
            <text:p>3/8/25 Randy had site visit. Larrys interested, super nice guy, but need to look at tank configuration. No room for tall tanks, Randy is looking into rectangular tanks.  Cant tap into the pool. Has some tall trees, we can only get so tall.  Needs Jason to do a site visit.</text:p>
            <text:p/>
            <text:p>3/7/25 I callled, left message, texted asked if hell be home tomorrow afternoon around 3-4 pm  to do a site visit on their home and neighbors home. Let me know.</text:p>
            <text:p/>
            <text:p>3/3/25  He called, had a lot of questions, still hoping we could use his pool water. Talked about options again, he took pictures &amp; sent them over. I checked them out. It was agreed, the pool water was not going to work. I told him he has a lot of vegetation close to his home. He knows that. I said we need a site visit &amp; let Jason determine if a system will work on this home for protection. He wants a quote for LTR on home. Week of 3/17 will NOT work, can do next week (10th) or week of 24th. He said neighbors are putting on new roof and dont want FL. Larry wants Jason to speak to the neighbor when he comes to visit to have the neighbor put a system on his home. Hell need a notice to make sure the neighbor is home when Jason visits.</text:p>
            <text:p/>
            <text:p>2/27/25 I called, they received the proposal &amp; prelim design, She said  Larry will look it over and get back with me.</text:p>
            <text:p/>
            <text:p>2/25/25 He emailed, said he wasnt sure how to retrieve the WeTransfer file so didnt see the proposal &amp; prelim design but did see the LTR info. He wants me to reach out to his assistant, Suzette, on Thurs 2/27, between 11-2 and orchestrate the receipt of materials with her. He asked to have each item labeled clearly. He needs a proposal with scope of work, cost of estimate &amp; summery of the systems capability. Please advise when someone can do a site visit to speak about the system.          I emailed, said Ill reach out to assistant and Ill follow up with him as well on Thurs. I attached proposal &amp; prelim design again.</text:p>
            <text:p/>
            <text:p>2/23/25 I called spoke to Larry, reminded him of the WT file. Hes looking at Fl also and is waiting on a quote from them.</text:p>
            <text:p/>
            <text:p>2/21/25 I emailed sent a WeTransfer with homeowner &amp; LTR docs for you to look at. I also sent a follow up email w/proposal &amp; prelim design. Let me know if you have any questions.</text:p>
            <text:p/>
            <text:p>2/11/25 He called, wanted info on the system again and options we offer. He might want to spray and also have the system installed. Asked about the activation process, electricity needs, IR detectors.  Has a mechanical room in the basement. Has a pool. Cabinet can set outside the house. Asked how long the system runs, might want it to run longer with more batteries etc. Needs site visit.</text:p>
            <text:p/>
            <text:p>2/7/25 He resurfaced! Called. Had a quote in 2022. Wants an updated quote. Very interested because of the fires. I asked him to fill out an RFE. I explained our system again. Vetted him. Hes very interested.   I requested quote from Colt.</text:p>
          </table:table-cell>
          <table:table-cell office:value-type="string" calcext:value-type="string">
            <text:p>4/18/25 <text:s/>I sent revised proposal &amp; prelim design. <text:s text:c="6"/>No room for tall tanks, possibly rectangle structures, needs to trim tall trees</text:p>
          </table:table-cell>
          <table:table-cell/>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3-08" calcext:value-type="date">
            <text:p>2025-03-08</text:p>
          </table:table-cell>
          <table:table-cell table:number-columns-repeated="7"/>
          <table:table-cell office:value-type="string" calcext:value-type="string">
            <text:p>true</text:p>
          </table:table-cell>
        </table:table-row>
        <table:table-row table:style-name="ro7">
          <table:table-cell office:value-type="string" calcext:value-type="string">
            <text:p><text:tab/>Ralph Sklar</text:p>
          </table:table-cell>
          <table:table-cell office:value-type="string" calcext:value-type="string">
            <text:p>(510) 846-0085</text:p>
          </table:table-cell>
          <table:table-cell office:value-type="string" calcext:value-type="string">
            <text:p><text:tab/>ralphsklar@gmail.com</text:p>
          </table:table-cell>
          <table:table-cell office:value-type="string" calcext:value-type="string">
            <text:p>6632 Liggett Drive Oakland, CA 94611 US</text:p>
          </table:table-cell>
          <table:table-cell office:value-type="float" office:value="1517" calcext:value-type="float">
            <text:p>1517</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3RHmtyt8SYmAr2S</text:p>
          </table:table-cell>
          <table:table-cell office:value-type="string" calcext:value-type="string">
            <text:p>https://cloud.waveguardco.net/index.php/s/K5Yc2Ys8tRsiNE9</text:p>
          </table:table-cell>
          <table:table-cell/>
          <table:table-cell office:value-type="string" calcext:value-type="string">
            <text:p>false</text:p>
          </table:table-cell>
          <table:table-cell table:number-columns-repeated="3"/>
          <table:table-cell office:value-type="string" calcext:value-type="string">
            <text:p>6/20/19  No responses.  **Not Interested**.</text:p>
            <text:p/>
            <text:p>5/19/25  Leon emailed, said didnt hear back from him last month. If hes still interested please let me know. If not just relay that as well.      FU 6/19/25</text:p>
            <text:p/>
            <text:p>4/21/25  I emailed, said its been a couple of months since I texted. You said not to call to see if you had any questions, youd call if you did. Therefore if youre not interested just say NO and Ill stop reaching out. If you are, let me know and well continue our conversation. Either way I appreciate you thinking of wG initially.         FU 5/16/25</text:p>
            <text:p/>
            <text:p>2/17/25 I texted him said I have updated info on his RFE; Asked when is a good day/ time to speak?    He called said he never got the email that I said I sent. He checked another email account and found it. Hell read all the info and doesnt need me to call, hell call if he has any questions.</text:p>
            <text:p/>
            <text:p>2/10/25  He called, he wanted info. I explained our system.  I vetted him for $160-210K. He said thats a little high. Also explained ember vents. Has 1/2 acre with home &amp; adu. Wants me to send him info on our system.  I sent him he homeowners pkg and What Matters Most video, &amp; I sent LTR info.</text:p>
            <text:p/>
            <text:p>2/10/25  I called Ralph, left message.</text:p>
            <text:p/>
            <text:p>2/10/25   Received RFE.  Got this lead from Lisa Petty. Hes an insurance client of hers and is interested in protecting his home from wildfires and she thought of us.</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3">
          <table:table-cell office:value-type="string" calcext:value-type="string">
            <text:p><text:tab/>Keely Bradish</text:p>
          </table:table-cell>
          <table:table-cell office:value-type="float" office:value="8105135262" calcext:value-type="float">
            <text:p>8105135262</text:p>
          </table:table-cell>
          <table:table-cell office:value-type="string" calcext:value-type="string">
            <text:p><text:tab/>rwdpa@ryanwhitedesigns.com</text:p>
          </table:table-cell>
          <table:table-cell office:value-type="string" calcext:value-type="string">
            <text:p><text:tab/>6333 Sea Star Drive Malibu, CA 90265 US</text:p>
          </table:table-cell>
          <table:table-cell office:value-type="float" office:value="1518" calcext:value-type="float">
            <text:p>1518</text:p>
          </table:table-cell>
          <table:table-cell office:value-type="string" calcext:value-type="string">
            <text:p>Closed Lost</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75wx8ABiWbDcBfD</text:p>
          </table:table-cell>
          <table:table-cell office:value-type="string" calcext:value-type="string">
            <text:p>https://cloud.waveguardco.net/index.php/s/5JcGxBG4BR2kXdT</text:p>
          </table:table-cell>
          <table:table-cell/>
          <table:table-cell office:value-type="string" calcext:value-type="string">
            <text:p>false</text:p>
          </table:table-cell>
          <table:table-cell/>
          <table:table-cell office:value-type="string" calcext:value-type="string">
            <text:p>social media</text:p>
          </table:table-cell>
          <table:table-cell/>
          <table:table-cell office:value-type="string" calcext:value-type="string">
            <text:p>6/20/25  Hasnt responded to many requests that were sent her. **Not Interested.**</text:p>
            <text:p/>
            <text:p>5/12/25  Leon called, sent text, asked if shes shared the info he sent &amp; if she verified with them regarding our pricing and their potential next steps?          FU 6/19/25</text:p>
            <text:p/>
            <text:p>4/12/25  I emailed once again, I called you on 3/12/25 and emailed on 3/18/25 hoping to discuss the pricing parameters for your owners new build for wG system to protect their home you sent on 2/12/25. That price range will fall between $250-300K.  Ive included links to our homeowner info, a video Protect what MM and a video of a $370K home our system saved in recent Palisades/Malibu fires. Let me know the owners and your thoughts.   FU 5/12/25</text:p>
            <text:p/>
            <text:p>3/18/25 I emailed again, asked when we can speak about protecting the new home?  FU 4/11/25</text:p>
            <text:p/>
            <text:p>3/I/25   emailed again, checking in to see when we can speak about the new build?</text:p>
            <text:p/>
            <text:p>2/15/25  I called, left message &amp; emailed asked for best day and time to have a conversation to discuss the price range for our installation.</text:p>
            <text:p/>
            <text:p>2/12/25  I emailed, thanked her for the estimate and the plans she sent over.</text:p>
            <text:p/>
            <text:p>2/11/25  I emailed, Im referencing your email with a project in Malibu. I answered your email but in order to keep communicating further we need you to fill out an estimate form to get you into our system.        Received RFE</text:p>
            <text:p/>
            <text:p>2/10/25  I emailed, yes we have homes in LA area, where our systems have been installed. One worth 37M was saved by our system in Palisades fires.  Id be honored to have a discussion with you to explain our system. Plz go to our web site to fill out form.</text:p>
            <text:p/>
            <text:p>1/30/25 She emailed, shes an interior designer at Ryan White Designs. Theyre building a project in Malibu and looking for ways to keep home safe from future wildfires. Asked if we have any systems operational in LA area, Aspen, or Jackson hole WY? Wed like to check it out &amp; learn how it works.             Received GIT</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6">
          <table:table-cell office:value-type="string" calcext:value-type="string">
            <text:p>John Delahaye</text:p>
          </table:table-cell>
          <table:table-cell office:value-type="string" calcext:value-type="string">
            <text:p>(925) 528-8623</text:p>
          </table:table-cell>
          <table:table-cell office:value-type="string" calcext:value-type="string">
            <text:p><text:tab/>jhdelahaye@gmail.com</text:p>
          </table:table-cell>
          <table:table-cell office:value-type="string" calcext:value-type="string">
            <text:p>108 silver oak terrace Orinda, CA 94563 US</text:p>
          </table:table-cell>
          <table:table-cell office:value-type="float" office:value="1519" calcext:value-type="float">
            <text:p>1519</text:p>
          </table:table-cell>
          <table:table-cell office:value-type="string" calcext:value-type="string">
            <text:p>Closed Lost</text:p>
          </table:table-cell>
          <table:table-cell table:style-name="ce1" office:value-type="date" office:date-value="2025-03-27" calcext:value-type="date">
            <text:p>2025-03-27</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KQw35XxJ7cCzE6P</text:p>
          </table:table-cell>
          <table:table-cell office:value-type="string" calcext:value-type="string">
            <text:p>https://cloud.waveguardco.net/index.php/s/PgRMD9T6XYQiHCk</text:p>
          </table:table-cell>
          <table:table-cell/>
          <table:table-cell office:value-type="string" calcext:value-type="string">
            <text:p>false</text:p>
          </table:table-cell>
          <table:table-cell table:number-columns-repeated="3"/>
          <table:table-cell office:value-type="string" calcext:value-type="string">
            <text:p>6/25/25  No responses from John.  **Not interested.**</text:p>
            <text:p/>
            <text:p>6/6/25  Leon emailed, checking in on my reach outs to him beginning on 2/17/25 up to the present. There was a proposal &amp; prelim design emailed, as well as the questions I answered and 3 unanswered emails since them. I hope youve been personally well. Do you still have any interest in either our full  system or the LTR spray application that I emailed you info about on 4/1/25?  And interest or updates either way, yes or no, would be appreciated. I look forward to your response.        FU 6/24/25</text:p>
            <text:p/>
            <text:p>5/7/25  Leon emailed again, asked if he has any additional questions for him to get to the next step? Any info he can share would be appreciated.        FU 6/6/25</text:p>
            <text:p/>
            <text:p>4/16/25  I emailed again asked if he had any additional questions in order to make a decision to protect his home from wildfires?            FU 5/6/25</text:p>
            <text:p/>
            <text:p>4/8/25  I emailed, asked if he has any additional questions before he tells me hes ready to move forward and then Ill send him our Supply Agreement.   FU 4/15/25</text:p>
            <text:p/>
            <text:p>4/1/25  He emailed with 3 questions. I emailed him back, answered the questions and encouraged him to move to the next step. I also sent him the Homeowners info and video of Protect What MM and the video of the saved home in Palisades fire.  FU 4/7/25</text:p>
            <text:p/>
            <text:p>3/27/25  I emailed proposal &amp; prelim design</text:p>
            <text:p/>
            <text:p>3/19/25  He emailed, asked if we have a proposal yet??  I emailed said our cad designer is completing his info today. Theres one more channel of info after that. I hope to have your proposal to you by Monday if not sooner. Ill keep in touch.</text:p>
            <text:p/>
            <text:p>3/6/25  John finally called, said he wants info on our system. I vetted him for $170K  . I asked if hes done any mitigation, he hasnt.  He wants a proposal. I told him Ill give him a name of someone to help with his mitigation. I sent the request to Colt.           He emailed, said hell call this week. Out of town last week.</text:p>
            <text:p/>
            <text:p>3/1/25 I emailed said John, Ive been trying to get a hold of you because you filled out our RFE 3 times! Im assuming you wanted info about our system. Ive called, texted and want to see if youre still wanting to talk? If not plz let me know &amp; Ill cease reaching out.</text:p>
            <text:p/>
            <text:p>2/21/25  I called, left message, texted, and emailed, said I called, on 2/17, received voice mail and followed up w/text on same day. You didnt reply. I just called you now, left the same message and texted, asking for when youre available for a phone call? Are you available now to visit???  I am and my # is 7856562981. Im looking forward to our call. Thank you!</text:p>
            <text:p/>
            <text:p>He filled out another RFE 2/21/25!!</text:p>
            <text:p/>
            <text:p>He filled out another RFE 2/18/25.</text:p>
            <text:p/>
            <text:p>2/17/25 I called, left message, texted, asked for best day/time to have a conversation about his FRE.</text:p>
            <text:p/>
            <text:p>He filled out RFE 2/11/</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4">
          <table:table-cell office:value-type="string" calcext:value-type="string">
            <text:p>Cristy Hale</text:p>
          </table:table-cell>
          <table:table-cell office:value-type="float" office:value="8313336028" calcext:value-type="float">
            <text:p>8313336028</text:p>
          </table:table-cell>
          <table:table-cell office:value-type="string" calcext:value-type="string">
            <text:p>cristy@gemsnv.com</text:p>
          </table:table-cell>
          <table:table-cell office:value-type="string" calcext:value-type="string">
            <text:p><text:tab/>5469 Quail Meadows Drive Carmel, CA 93923 US</text:p>
          </table:table-cell>
          <table:table-cell office:value-type="float" office:value="1520" calcext:value-type="float">
            <text:p>1520</text:p>
          </table:table-cell>
          <table:table-cell office:value-type="string" calcext:value-type="string">
            <text:p>Completed Estimate</text:p>
          </table:table-cell>
          <table:table-cell table:style-name="ce1" office:value-type="date" office:date-value="2025-02-21" calcext:value-type="date">
            <text:p>2025-02-21</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Guest House</text:p>
          </table:table-cell>
          <table:table-cell/>
          <table:table-cell office:value-type="string" calcext:value-type="string">
            <text:p>false</text:p>
          </table:table-cell>
          <table:table-cell/>
          <table:table-cell office:value-type="string" calcext:value-type="string">
            <text:p>https://cloud.waveguardco.net/index.php/s/8xdN3LteDtBye7t</text:p>
          </table:table-cell>
          <table:table-cell office:value-type="string" calcext:value-type="string">
            <text:p>https://cloud.waveguardco.net/index.php/s/9MBRMbpcDAHG6Rq</text:p>
          </table:table-cell>
          <table:table-cell/>
          <table:table-cell office:value-type="string" calcext:value-type="string">
            <text:p>false</text:p>
          </table:table-cell>
          <table:table-cell/>
          <table:table-cell office:value-type="string" calcext:value-type="string">
            <text:p>Wildfire Expert Carol Rice</text:p>
          </table:table-cell>
          <table:table-cell/>
          <table:table-cell office:value-type="string" calcext:value-type="string">
            <text:p>RANDYS FOLLOWING UP.</text:p>
            <text:p/>
            <text:p>7/29/25  Per Randy on the weekly call, were very close to finalizing the requirements in the contract Jason needed to change, which he did and sent to them.        FU  8/13/25</text:p>
            <text:p/>
            <text:p>7/8/25  Per Randy, she reached back to him, said *theyre interested!* He said theres a few hoops to get through before theres a signature.     FU 7/29/25</text:p>
            <text:p/>
            <text:p>5/30/25  Leon called Randy, hes been in touch w/Christy. Shes just waiting on a response from the owner.    FU 7/8/25</text:p>
            <text:p/>
            <text:p>5/1/25  Randy spoke to her, were making a couple of tank size changes and lowing the price. Randy sent updated proposal that she needed today to send to the owner for approval. FU 6/9/25</text:p>
            <text:p/>
            <text:p>3/13/25  She emailed Randy, asked where we are with our total proposal. Randy emailed, apologized, weve been inundated but will get to it soon. She answered, no hurry just wanted to make sure we were on it.</text:p>
            <text:p/>
            <text:p>2/25/25  Had zoom call, went well, she had a ton of questions &amp; wants more structures covered than originally stated. Said the owner needs a complete succinct pkg ready to go so it can go up the mgmt chain in New York, possible Hong Kong where they scrutinize the pkg. Shell be the lead up to a point where she gives her opinion of the best system. We definitely need a site visit.</text:p>
            <text:p/>
            <text:p>2/24/25  Randy  set up zoom for 2/25/25 at 12 cst with us and Ms Hale.  She answered Randy, Shes at her desk but have 2 tradesman arriving in next 30 min and have yet to review Leons proposal. Id welcome you initiating a zoom call. Tomorrow between 9-12 pst looks best. Send me a meeting request and Ill accept.</text:p>
            <text:p/>
            <text:p>2/24/25  Randy emailed her, said he saw where Leon sent over the proposal last week. Per our conversation Id be happy to zoom you &amp; or the owners to answer questions about our system. I said theres substantial differences in the functionality of our system &amp; how we protect structures in comparison to our competitors. I look forward to any questions you may have.</text:p>
            <text:p/>
            <text:p>2/23/25  She emailed me, said she got the proposal. Shell meet w/homeowner 3/3/25. Will reach back after the meeting. I forwarded  her email to Randy.</text:p>
            <text:p/>
            <text:p>2/21/25  Leon sent proposal &amp; Prelim design.</text:p>
            <text:p/>
            <text:p>2/12/25  She filled out the RFE.  Randy had Colt do a proposal.</text:p>
            <text:p/>
            <text:p>@ 1/30/25 Randy reached out to an old lead. Had a conversation with her and he had her fill out an RFE for a client of hers.</text:p>
          </table:table-cell>
          <table:table-cell office:value-type="string" calcext:value-type="string">
            <text:p>Updated proposal sent 3/19/25</text:p>
          </table:table-cell>
          <table:table-cell/>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2">
          <table:table-cell office:value-type="string" calcext:value-type="string">
            <text:p><text:tab/>Benton Rooks</text:p>
          </table:table-cell>
          <table:table-cell office:value-type="string" calcext:value-type="string">
            <text:p><text:tab/>(406) 422-2716</text:p>
          </table:table-cell>
          <table:table-cell office:value-type="string" calcext:value-type="string">
            <text:p>rooks1350@hotmail.com</text:p>
          </table:table-cell>
          <table:table-cell office:value-type="string" calcext:value-type="string">
            <text:p>4 Rumsey Ridge Trl Philipsburg, MT 58958 US</text:p>
          </table:table-cell>
          <table:table-cell office:value-type="float" office:value="1521" calcext:value-type="float">
            <text:p>1521</text:p>
          </table:table-cell>
          <table:table-cell office:value-type="string" calcext:value-type="string">
            <text:p>Qualified 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3AFRkSwCZdMpJxC</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15/25  Leon called Randy, he has not heard back from Benton regarding any leads that he might have found.  FU 9/16/25</text:p>
            <text:p/>
            <text:p>3/26/25 Benton flew into Centennial, CO to discuss with Randy the possibility of becoming a *certified installer* for waveGUARD. Follow up with Randy        7/15/25</text:p>
            <text:p/>
            <text:p>2/21/25  I emailed a WeTransfer file. This will give you an idea of what youll be able to provide as well to your clientele in Montana.</text:p>
            <text:p/>
            <text:p>2/12/25  He called. Hes a general contractor, build homes for high-end clients for last 5 yrs. Wanted info on our system. Would like to install wG system on homes. He knows of people that could use it. He might be interested in LTR for his home. Wants me to send him info.</text:p>
            <text:p/>
            <text:p>2/12/25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8">
          <table:table-cell office:value-type="string" calcext:value-type="string">
            <text:p>suzanna scott</text:p>
          </table:table-cell>
          <table:table-cell office:value-type="string" calcext:value-type="string">
            <text:p><text:tab/>(424) 644-9181</text:p>
          </table:table-cell>
          <table:table-cell office:value-type="string" calcext:value-type="string">
            <text:p>suzanna@suzannascottphotography.com</text:p>
          </table:table-cell>
          <table:table-cell office:value-type="string" calcext:value-type="string">
            <text:p>520 cascade drive fairfax, CA 94930 US</text:p>
          </table:table-cell>
          <table:table-cell office:value-type="float" office:value="1522" calcext:value-type="float">
            <text:p>1522</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X7Nw6STzzZnemrm</text:p>
          </table:table-cell>
          <table:table-cell/>
          <table:table-cell office:value-type="string" calcext:value-type="string">
            <text:p>false</text:p>
          </table:table-cell>
          <table:table-cell table:number-columns-repeated="3"/>
          <table:table-cell office:value-type="string" calcext:value-type="string">
            <text:p>JASONS FOLLOW UP</text:p>
            <text:p/>
            <text:p>I sent lead to Jason to follow up with LTR.</text:p>
            <text:p/>
            <text:p>3/1/25  I called, left message and asked to speak if shes still interested.        She called back, system too expensive, good LTR opportunity.          I emailed her the LTR info and MSDS info. </text:p>
            <text:p/>
            <text:p>2/13/25  Received RFE.   I  Called but couldnt leave a message, emailed, asked for best day &amp; time for us to visit about her home.</text:p>
          </table:table-cell>
          <table:table-cell table:number-columns-repeated="2"/>
          <table:table-cell office:value-type="string" calcext:value-type="string">
            <text:p>false</text:p>
          </table:table-cell>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21">
          <table:table-cell office:value-type="string" calcext:value-type="string">
            <text:p>Tim Concepcion</text:p>
          </table:table-cell>
          <table:table-cell office:value-type="string" calcext:value-type="string">
            <text:p><text:tab/>(323) 828-8699</text:p>
          </table:table-cell>
          <table:table-cell office:value-type="string" calcext:value-type="string">
            <text:p>tim@rattiganconstruction.com</text:p>
          </table:table-cell>
          <table:table-cell office:value-type="string" calcext:value-type="string">
            <text:p>540 Toyopa Drive Pacific Palisades, CA 90272 US</text:p>
          </table:table-cell>
          <table:table-cell office:value-type="float" office:value="1523" calcext:value-type="float">
            <text:p>1523</text:p>
          </table:table-cell>
          <table:table-cell office:value-type="string" calcext:value-type="string">
            <text:p>Closed Lost</text:p>
          </table:table-cell>
          <table:table-cell table:style-name="ce1" office:value-type="date" office:date-value="2025-02-26" calcext:value-type="date">
            <text:p>2025-02-26</text:p>
          </table:table-cell>
          <table:table-cell/>
          <table:table-cell office:value-type="string" calcext:value-type="string">
            <text:p>Residential - New Build</text:p>
          </table:table-cell>
          <table:table-cell office:value-type="string" calcext:value-type="string">
            <text:p>Web Estimate Complete</text:p>
          </table:table-cell>
          <table:table-cell/>
          <table:table-cell office:value-type="string" calcext:value-type="string">
            <text:p>Roof Plans, Site</text:p>
          </table:table-cell>
          <table:table-cell office:value-type="string" calcext:value-type="string">
            <text:p>Two Story</text:p>
          </table:table-cell>
          <table:table-cell table:number-columns-repeated="2"/>
          <table:table-cell office:value-type="string" calcext:value-type="string">
            <text:p>true</text:p>
          </table:table-cell>
          <table:table-cell table:number-columns-repeated="4"/>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5/30/25  Leon called Randy, he said Tims **Not Interested.** They want to do their own thing.</text:p>
            <text:p/>
            <text:p>4/4/25  I called Randy, he will be following up with Alberto.       FU 6/3/25</text:p>
            <text:p/>
            <text:p>4/2/25  I called Tim, spoke about 2 issues -1) homeowner wants to control the start of they system - Tim thought that might be able to be handled 2) We must be able to tie into the existing plumbing out to the pool. He doesnt want more plumbing. Discussed the solar heating for the pool up to the roof for the heating. Whatever needs to be done needs to tie into that.  Randy needs to reach back to Alberto. FU 4/11/25.</text:p>
            <text:p/>
            <text:p>Randy sent him a revised proposal 3/20/25.</text:p>
            <text:p/>
            <text:p>3/11/25 Randy met with Alberto and they walked the property. They discussed using the pool water. Also has a basement called the vestibule, He attached a doc with a plan to see it. Randy told Alberto that well need to update our proposal and send it back.</text:p>
            <text:p/>
            <text:p>3/8/25 Told Tim that Randy is going to have a site visit with Alberto on Tues 3/11/25.</text:p>
            <text:p/>
            <text:p>3/6/25 I emailed, said yes well do a site visit. Well be discussing the time options this coming week.  Tell me again the superintendents work schedule. If necessary would he be available to do a site visit on Sat. 3/8?</text:p>
            <text:p/>
            <text:p>2/27/25 He emailed, said last we spoke, he understood someone from our team would come to the site to see site conditions and review w/the site superintendent. When will this happen?</text:p>
            <text:p/>
            <text:p>2/26/25 I emailed, sent the proposal &amp; prelim design.</text:p>
            <text:p/>
            <text:p>2/24/25 Colt sent prelim to Jason to complete his figures.</text:p>
            <text:p/>
            <text:p>2/13/25 I received the RFE. Verified his address. Vetted him. Wants a proposal. I sent a request to Colt.</text:p>
            <text:p/>
            <text:p>2/10/25 He called, wanted info on our system. the home is 80% finished.  I gave explanation, told him of the home we waved in Malibu. I sent him the Malibu home video. They have a home in the Palisades that needs protection.  I asked him to fill out the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
          <table:table-cell office:value-type="string" calcext:value-type="string">
            <text:p>Meredith Wilcoxson</text:p>
          </table:table-cell>
          <table:table-cell office:value-type="string" calcext:value-type="string">
            <text:p>(831) 214-7458</text:p>
          </table:table-cell>
          <table:table-cell office:value-type="string" calcext:value-type="string">
            <text:p>docwilcoxson@gmail.com</text:p>
          </table:table-cell>
          <table:table-cell office:value-type="string" calcext:value-type="string">
            <text:p><text:tab/>135 Bella Vista Lane Watsonville , CA 95076 US</text:p>
          </table:table-cell>
          <table:table-cell office:value-type="float" office:value="1524" calcext:value-type="float">
            <text:p>1524</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office:value-type="string" calcext:value-type="string">
            <text:p>Jason Davenport</text:p>
          </table:table-cell>
          <table:table-cell office:value-type="string" calcext:value-type="string">
            <text:p>https://cloud.waveguardco.net/index.php/s/Xzg36WDa3W6HXfZ</text:p>
          </table:table-cell>
          <table:table-cell office:value-type="string" calcext:value-type="string">
            <text:p>https://cloud.waveguardco.net/index.php/s/kMRi9Ht962xgQTZ</text:p>
          </table:table-cell>
          <table:table-cell/>
          <table:table-cell office:value-type="string" calcext:value-type="string">
            <text:p>false</text:p>
          </table:table-cell>
          <table:table-cell office:value-type="string" calcext:value-type="string">
            <text:p>TV/radio ad</text:p>
          </table:table-cell>
          <table:table-cell table:number-columns-repeated="2"/>
          <table:table-cell office:value-type="string" calcext:value-type="string">
            <text:p>JASONS FOLLOW UP</text:p>
            <text:p/>
            <text:p>I sent lead to Jason to follow up with LTR.</text:p>
            <text:p/>
            <text:p>2/21/25   Sent her LTR info and the MSDS sheet.      </text:p>
            <text:p/>
            <text:p>2/20/25  Called again, spoke to husband, Doc. Gave approx price range. System was too expensive. Has a possible LTR interest. Has a trex deck.               Colt couldnt see property because of vegetation. May need site visit for Jason to go forward. </text:p>
            <text:p/>
            <text:p>2/19/25  Received RFE.      I Called, left message &amp; texted, asked for best day and time to discuss our system.</text:p>
          </table:table-cell>
          <table:table-cell table:number-columns-repeated="2"/>
          <table:table-cell office:value-type="string" calcext:value-type="string">
            <text:p>false</text:p>
          </table:table-cell>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10">
          <table:table-cell office:value-type="string" calcext:value-type="string">
            <text:p>Hank Arends<text:tab/></text:p>
          </table:table-cell>
          <table:table-cell office:value-type="string" calcext:value-type="string">
            <text:p><text:tab/>(760) 586-3155</text:p>
          </table:table-cell>
          <table:table-cell office:value-type="string" calcext:value-type="string">
            <text:p><text:tab/>call4hank@me.com</text:p>
          </table:table-cell>
          <table:table-cell office:value-type="string" calcext:value-type="string">
            <text:p><text:tab/>1647 Winterwarm Drive Fallbrook, CA 92028 US</text:p>
          </table:table-cell>
          <table:table-cell office:value-type="float" office:value="1525" calcext:value-type="float">
            <text:p>1525</text:p>
          </table:table-cell>
          <table:table-cell office:value-type="string" calcext:value-type="string">
            <text:p>Closed Lost</text:p>
          </table:table-cell>
          <table:table-cell table:style-name="ce1" office:value-type="date" office:date-value="2025-02-26" calcext:value-type="date">
            <text:p>2025-02-26</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Garage with attached studio &amp; an ADU</text:p>
          </table:table-cell>
          <table:table-cell/>
          <table:table-cell office:value-type="string" calcext:value-type="string">
            <text:p>false</text:p>
          </table:table-cell>
          <table:table-cell/>
          <table:table-cell office:value-type="string" calcext:value-type="string">
            <text:p>https://cloud.waveguardco.net/index.php/s/7TZJHRBpXYNfRE8</text:p>
          </table:table-cell>
          <table:table-cell office:value-type="string" calcext:value-type="string">
            <text:p>https://cloud.waveguardco.net/index.php/s/nojw3nTQQmP8Sy5</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14/25 Jason is taking him off hold.  **Not interested.**</text:p>
            <text:p/>
            <text:p>4/11/25  Jason flew to San Diego, drove to site and did a visit. It did not turn out the way Jason had hoped. Hank was very misleading and had ulterior motives that Jason couldnt hone him in on. He was wanting to work for Jason.  Jason is not going to pursue this installation. Hes putting him on a major hold.       FU 7/25/25</text:p>
            <text:p/>
            <text:p>4/1/25 Jason called, said hes been in touch with Hank &amp; told him he may be able to do a site visit with him perhaps next week but possibly the following week. FU 4/17/25.</text:p>
            <text:p/>
            <text:p>2/26/25 I sent proposal &amp; Prelim design.</text:p>
            <text:p/>
            <text:p>2/26/25 I called Hank, asked him to go to the next step, he wanted a conversation with the installer. I called Jason, we had a 3 way call.  He asked lots of questions again and we ended up focusing on a potential site visit in the 3rd week March. Jason will let him know.</text:p>
            <text:p/>
            <text:p>Colt called Hank. They visited about some of Hanks concerns then he got called away. Colt sent preliminary to Jason today.2/20/25</text:p>
            <text:p/>
            <text:p>2/20/25 I called Colt. Hank called, he hasnt gotten an email on the preliminary and was wondering why. I explained that it takes time to create it. He wanted to speak to our designer and explain his property. I said Ill reach out to Colt to see if hes available.</text:p>
            <text:p/>
            <text:p>2/17/25 I texted Colt for a preliminary</text:p>
            <text:p/>
            <text:p>2/17/25 Hank called, I explained our system, had him go onto our web site and he filled out the RFE as we spoke. He wanted info and drilled down on lots of questions. I vetted him for a double, perhaps double &amp; single of $170-210K. Then he told me about his 19 palm trees plus fruit trees that he wants to save. I told him it could then be up to $270K. Hes ok with that. He requested an estimate. I sent him the homeowner pkg, LTR, Protect What Matters video, MSDS sheet &amp; Malibu home save video.</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8">
          <table:table-cell office:value-type="string" calcext:value-type="string">
            <text:p><text:tab/>Andrew Brandon-Gordon</text:p>
          </table:table-cell>
          <table:table-cell office:value-type="string" calcext:value-type="string">
            <text:p>(323) 599-8432</text:p>
          </table:table-cell>
          <table:table-cell office:value-type="string" calcext:value-type="string">
            <text:p><text:tab/>janette@bg-estate.com</text:p>
          </table:table-cell>
          <table:table-cell office:value-type="string" calcext:value-type="string">
            <text:p><text:tab/>23930 malibu rd malibu, CA 90265 US</text:p>
          </table:table-cell>
          <table:table-cell office:value-type="float" office:value="1526" calcext:value-type="float">
            <text:p>1526</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pf9ye2CpSn5HG4Y</text:p>
          </table:table-cell>
          <table:table-cell office:value-type="string" calcext:value-type="string">
            <text:p>https://cloud.waveguardco.net/index.php/s/a7iGrHKrj2cagHp</text:p>
          </table:table-cell>
          <table:table-cell/>
          <table:table-cell office:value-type="string" calcext:value-type="string">
            <text:p>false</text:p>
          </table:table-cell>
          <table:table-cell office:value-type="string" calcext:value-type="string">
            <text:p>Mass mailing</text:p>
          </table:table-cell>
          <table:table-cell table:number-columns-repeated="2"/>
          <table:table-cell office:value-type="string" calcext:value-type="string">
            <text:p>6/10/25  No responses. **Not interested.**</text:p>
            <text:p/>
            <text:p>4/12/25 I emailed, asked if Andrew is still interested in our system for wildfire protection and to verify by a site visit?  Any updates would be appreciated.              Janette emailed, theyre on hold. If he decides to move forward shell let me know.                     FU 6/10/25</text:p>
            <text:p/>
            <text:p>3/11/25  I emailed, asked if the owner is still interested in a site visit, knowing we havent been able to make that happen but could possibly do that within the next 2-3 weeks.      FU 4/10/25</text:p>
            <text:p/>
            <text:p>2/25/25  I called, spoke to Janette, told her that their home will take a double pump and cost ranges from $170-210.  Shell let the owner know by and will have an answer by Thurs if that fits in his budget.</text:p>
            <text:p/>
            <text:p>2/21/25  I emailed, regarding our conversation yesterday, I sent you a WeTransfer with docs. The documents will explain what we provide if we can figure out a couple of logistics at Andrews home. I also included the Palisades/Malibu fire video &amp; Im working on setting up a site visit.</text:p>
            <text:p/>
            <text:p>2/20/25  I called, spoke to Janette, explained our system, went to google earth to see the home, she identified the home, discussed how our cabinet would fit which she thought possibly under the deck as well as the tanks. It needs a site visit to see if it would all fit due to lack of space, dimensions of house &amp; close neighbors. Shes there 5 days a week to work out a visit.  Ill send her a WeTransfer and include the saved home.</text:p>
            <text:p/>
            <text:p>2/19/25 I called, Andrew wasnt there. I spoke to his assistant, Janette. Shell do most of the comunications. Shes available to speak tomorrow between 9-12pst.</text:p>
            <text:p/>
            <text:p>Received RFE.</text:p>
          </table:table-cell>
          <table:table-cell office:value-type="string" calcext:value-type="string">
            <text:p>Wait for Leon</text:p>
          </table:table-cell>
          <table:table-cell/>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8">
          <table:table-cell office:value-type="string" calcext:value-type="string">
            <text:p>Greg Barsten</text:p>
          </table:table-cell>
          <table:table-cell office:value-type="string" calcext:value-type="string">
            <text:p><text:tab/>(408) 395-3808</text:p>
          </table:table-cell>
          <table:table-cell office:value-type="string" calcext:value-type="string">
            <text:p>gsbarsten@yahoo.com</text:p>
          </table:table-cell>
          <table:table-cell office:value-type="string" calcext:value-type="string">
            <text:p>123 Central Ave Los Gatos, CA 95030 US</text:p>
          </table:table-cell>
          <table:table-cell office:value-type="float" office:value="1527" calcext:value-type="float">
            <text:p>1527</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office:value-type="string" calcext:value-type="string">
            <text:p>Jason Davenport</text:p>
          </table:table-cell>
          <table:table-cell office:value-type="string" calcext:value-type="string">
            <text:p>https://cloud.waveguardco.net/index.php/s/y6JsFgHJi8G3QHr</text:p>
          </table:table-cell>
          <table:table-cell office:value-type="string" calcext:value-type="string">
            <text:p>https://cloud.waveguardco.net/index.php/s/Ctpa5LRHQS5wxKz</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JASONS FOLLOW UP</text:p>
            <text:p/>
            <text:p>I sent to Jason to follow up with LTR.</text:p>
            <text:p/>
            <text:p>2/20/25  Colt return the LTR figure of 8,000 sq ft.   (Ill wait to send the cost to Greg &amp; speak to Jason on possible cost increase)                </text:p>
            <text:p/>
            <text:p>2/19/25  He called, spoke about his home and he filled out an RFE. I spoke about the initial cost of $170K  and it was more than he wanted to spend. I told him about the LTR. He wants info which I emailed him the LTR info and the Palisades/Malibu home video because its the same retardant that we use to save that home in Malibu. I also attached the MSDS sheet as well. I texted Colt to let him know I only need the LTR sq ft. Hell be on vacation and wants me to reach back the week of 3/3/25 to get his cell # because hes in the process of changing phone and number.</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true</text:p>
          </table:table-cell>
        </table:table-row>
        <table:table-row table:style-name="ro17">
          <table:table-cell office:value-type="string" calcext:value-type="string">
            <text:p><text:tab/>Elliott Tarson</text:p>
          </table:table-cell>
          <table:table-cell office:value-type="string" calcext:value-type="string">
            <text:p><text:tab/>(847) 204-9014</text:p>
          </table:table-cell>
          <table:table-cell office:value-type="string" calcext:value-type="string">
            <text:p>etarson@sbcglobal.net</text:p>
          </table:table-cell>
          <table:table-cell office:value-type="string" calcext:value-type="string">
            <text:p><text:tab/>6114 Avenida Picacho Rancho Santa Fe, CA 92067 US</text:p>
          </table:table-cell>
          <table:table-cell office:value-type="float" office:value="1528" calcext:value-type="float">
            <text:p>1528</text:p>
          </table:table-cell>
          <table:table-cell office:value-type="string" calcext:value-type="string">
            <text:p>Closed Lost</text:p>
          </table:table-cell>
          <table:table-cell table:style-name="ce1" office:value-type="date" office:date-value="2025-03-07" calcext:value-type="date">
            <text:p>2025-03-07</text:p>
          </table:table-cell>
          <table:table-cell/>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14/25 Randy called Elliott, he decided to go with Frontline. NOT INTERESTED.</text:p>
          </table:table-cell>
          <table:table-cell/>
          <table:table-cell office:value-type="string" calcext:value-type="string">
            <text:p>Two Story</text:p>
          </table:table-cell>
          <table:table-cell office:value-type="string" calcext:value-type="string">
            <text:p>Pool house</text:p>
          </table:table-cell>
          <table:table-cell office:value-type="string" calcext:value-type="string">
            <text:p>Randy Lang</text:p>
          </table:table-cell>
          <table:table-cell office:value-type="string" calcext:value-type="string">
            <text:p>false</text:p>
          </table:table-cell>
          <table:table-cell/>
          <table:table-cell office:value-type="string" calcext:value-type="string">
            <text:p>https://cloud.waveguardco.net/index.php/s/gDzGqbkELBCndSD</text:p>
          </table:table-cell>
          <table:table-cell office:value-type="string" calcext:value-type="string">
            <text:p>https://cloud.waveguardco.net/index.php/s/c56dWqXosNFdog2</text:p>
          </table:table-cell>
          <table:table-cell/>
          <table:table-cell office:value-type="string" calcext:value-type="string">
            <text:p>false</text:p>
          </table:table-cell>
          <table:table-cell table:number-columns-repeated="3"/>
          <table:table-cell office:value-type="string" calcext:value-type="string">
            <text:p>4/4/25   Randy called &amp; reassured Elliot that we have the best system. Also sent pictures of tanks to Elliott. Hes still interested.   FU 4/15/25</text:p>
            <text:p/>
            <text:p>4/3/25 Elliott called said to make it 4:30. Hes at the doctor again for his wife and hopes to be done by then.</text:p>
            <text:p/>
            <text:p>4/3/25  I called, he was looking more at Frontline because he could save $100K by going with them. I told him of the drawbacks with their system and what he would be getting with our system in comparison to theirs. I told him Id have our owner call him beings as how Randy met him &amp; had done a site visit for him.   Then I emailed him the Fl vs wG doc and the Questions to Ask doc for when comparing systems. Also verified a call with Randy at 4pm pdt today.</text:p>
            <text:p/>
            <text:p>3/31/25  I called Elliott for any updates, he was taking his wife to doctor, call back 4/2.</text:p>
            <text:p/>
            <text:p>3/24/25  I called Randy, he hasnt followed up. I called Elliott. He &amp; David have not made a final decision. They hope to have that make soon. He said he will follow up.</text:p>
            <text:p/>
            <text:p>3/19/25  Randy sent Elliotts proposal &amp; prelim today 3/19/25.</text:p>
            <text:p/>
            <text:p>3/18/25  Elliott called wanted update. I called Jason asked if he and Ben could make his preliminary a priority. He said hell make it work to get it back today. I let Elliott know and Randy will complete the proposal.</text:p>
            <text:p/>
            <text:p>3/14/25  I called Elliott, he hasnt spoken to David since his call with Michael. Hes thinking they might want more run time but mentioned the system is costly so checking others out. Ill check w/Colt on price for batteries,water needs etc..</text:p>
            <text:p/>
            <text:p>3/12/25 Michael called, had good call w/David. He now has a better understanding of our system &amp; his questions were answered.</text:p>
            <text:p/>
            <text:p>3/11/25   Elliott called, his son, David, needs pump info regarding amps and Randy was in a bad cell area. I called David &amp; set up a call for him to speak to Michael on 3/12/25 at 10pst.</text:p>
            <text:p/>
            <text:p>3/10/25    Elliott called wants to speak with ins. decision maker.       I called Dorothy to see if shed call Elliott, she agreed and emailed me after the call. It went well and he understood his options.</text:p>
            <text:p/>
            <text:p>3/10/25    I had emailed Dorothy asked about the possibilities of insuring this home.   She emailed, always a possibility is he installs our system.</text:p>
            <text:p/>
            <text:p>3/8/25  Visit went well. He wants help with insurance. I reached out to Brad Sawyer &amp; Stan Rivera. Theyll get back w/me next week.                             .</text:p>
            <text:p/>
            <text:p>3/7/25 I emailed proposal &amp; prelim design. Randy will do site visit 3/8/25 @9am</text:p>
            <text:p/>
            <text:p>2/24/25  I called Jason &amp; Randy.  This week is full but Randys available 3/8 or 3/9.  I called Elliott, hes ok with that and his son, David, will be there too.</text:p>
            <text:p/>
            <text:p>2/24/25  Elliott call, wanted to know if theres going to be a site visit this week? I said Ill get back with him on the possibility of that happening with our team.</text:p>
            <text:p/>
            <text:p>2/20/25  Elliott was referred to us by his on-in-law Glenn Gray. I had called him a few times but finally today he returned my call. We spoke about the system briefly and he asked a few questions. I asked for his address to look up the property on google earth. I sent him a screen shot to make sure and he verified it was the right one. We discussed it. He explained the property line and would like to know what wed do in addition to what hes done mitigation wise. We spoke about perimeter system. Hes got a different company putting in a perimeter system. I had him fill out an RFE. He needs and wants a site visit in order to see what were up against. He lost his insurance. Has CA Ins.</text:p>
            <text:p/>
            <text:p>2/20/25 I received the RFE.</text:p>
            <text:p/>
            <text:p>2/20/25  I called Elliott, he wasnt able to speak, wanted me to call back on Wed 4/2/25.</text:p>
          </table:table-cell>
          <table:table-cell office:value-type="string" calcext:value-type="string">
            <text:p>Updated proposal sent Mar. 19,2025. <text:s text:c="9"/>Hes looking for insurance carrier. Will reach out to B Sawyer, Guy Huntley, etc.</text:p>
          </table:table-cell>
          <table:table-cell/>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3-08" calcext:value-type="date">
            <text:p>2025-03-08</text:p>
          </table:table-cell>
          <table:table-cell table:number-columns-repeated="7"/>
          <table:table-cell office:value-type="string" calcext:value-type="string">
            <text:p>true</text:p>
          </table:table-cell>
        </table:table-row>
        <table:table-row table:style-name="ro18">
          <table:table-cell office:value-type="string" calcext:value-type="string">
            <text:p><text:tab/>Bob Young</text:p>
          </table:table-cell>
          <table:table-cell office:value-type="string" calcext:value-type="string">
            <text:p><text:tab/>(863) 370-2062</text:p>
          </table:table-cell>
          <table:table-cell office:value-type="string" calcext:value-type="string">
            <text:p><text:tab/>rbyoung@blairflorida.com</text:p>
          </table:table-cell>
          <table:table-cell office:value-type="string" calcext:value-type="string">
            <text:p>1998 Jameson Rd Healdsburg, CA 95448 US</text:p>
          </table:table-cell>
          <table:table-cell office:value-type="float" office:value="1529" calcext:value-type="float">
            <text:p>1529</text:p>
          </table:table-cell>
          <table:table-cell office:value-type="string" calcext:value-type="string">
            <text:p>Closed Lost</text:p>
          </table:table-cell>
          <table:table-cell table:style-name="ce1" office:value-type="date" office:date-value="2025-03-14" calcext:value-type="date">
            <text:p>2025-03-14</text:p>
          </table:table-cell>
          <table:table-cell/>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Randy said hes NOT INTERESTED.</text:p>
          </table:table-cell>
          <table:table-cell/>
          <table:table-cell office:value-type="string" calcext:value-type="string">
            <text:p>Two Story</text:p>
          </table:table-cell>
          <table:table-cell office:value-type="string" calcext:value-type="string">
            <text:p>/detached garage /barn</text:p>
          </table:table-cell>
          <table:table-cell/>
          <table:table-cell office:value-type="string" calcext:value-type="string">
            <text:p>false</text:p>
          </table:table-cell>
          <table:table-cell/>
          <table:table-cell office:value-type="string" calcext:value-type="string">
            <text:p>https://cloud.waveguardco.net/index.php/s/nQzcZiGiLyPNnyb</text:p>
          </table:table-cell>
          <table:table-cell office:value-type="string" calcext:value-type="string">
            <text:p>https://cloud.waveguardco.net/index.php/s/z6jq3TwXrXKLQiJ</text:p>
          </table:table-cell>
          <table:table-cell/>
          <table:table-cell office:value-type="string" calcext:value-type="string">
            <text:p>true</text:p>
          </table:table-cell>
          <table:table-cell/>
          <table:table-cell office:value-type="string" calcext:value-type="string">
            <text:p>Jon Stouman</text:p>
          </table:table-cell>
          <table:table-cell/>
          <table:table-cell office:value-type="string" calcext:value-type="string">
            <text:p>RANDYS FOLLOWING UP.</text:p>
            <text:p/>
            <text:p>3/14/25   Randy sent proposal &amp; Preliminary design.</text:p>
            <text:p/>
            <text:p>2/20/25  I called, discussed our system and how it could save his home. He was interested, vetted him. He wants a proposal.       I text Colt for a proposal.</text:p>
            <text:p/>
            <text:p>2/20/25 Received RFE.</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9">
          <table:table-cell office:value-type="string" calcext:value-type="string">
            <text:p><text:tab/>Sasha Doo</text:p>
          </table:table-cell>
          <table:table-cell office:value-type="string" calcext:value-type="string">
            <text:p><text:tab/>(808) 341-6669</text:p>
          </table:table-cell>
          <table:table-cell office:value-type="string" calcext:value-type="string">
            <text:p>sdoo@matpelbuilders.com</text:p>
          </table:table-cell>
          <table:table-cell office:value-type="string" calcext:value-type="string">
            <text:p>7 Jose Patio Stinson Beach, CA 94970 US</text:p>
          </table:table-cell>
          <table:table-cell office:value-type="float" office:value="1530" calcext:value-type="float">
            <text:p>1530</text:p>
          </table:table-cell>
          <table:table-cell office:value-type="string" calcext:value-type="string">
            <text:p>Closed Lost</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office:value-type="string" calcext:value-type="string">
            <text:p>Randy said lead is not interested.</text:p>
          </table:table-cell>
          <table:table-cell/>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WNq2fBnFqmGReCA</text:p>
          </table:table-cell>
          <table:table-cell office:value-type="string" calcext:value-type="string">
            <text:p>https://cloud.waveguardco.net/index.php/s/b7ojBtkWj4TRC6x</text:p>
          </table:table-cell>
          <table:table-cell/>
          <table:table-cell office:value-type="string" calcext:value-type="string">
            <text:p>true</text:p>
          </table:table-cell>
          <table:table-cell table:number-columns-repeated="3"/>
          <table:table-cell office:value-type="string" calcext:value-type="string">
            <text:p>RANDYS FOLLOW UP.</text:p>
            <text:p/>
            <text:p>Randy said lead is **not interested.**</text:p>
            <text:p/>
            <text:p>6/17/25  Leon emailed Randy, asked for update on what hes found out on lead? FU 6/19/25</text:p>
            <text:p/>
            <text:p>3/6/25  Randy sent proposal to lead.</text:p>
            <text:p/>
            <text:p>2/27/25  Randy emailed, said this project will have buried cistern and a man hote for pumps, no above ground tank. Hell end out proposal.</text:p>
            <text:p/>
            <text:p>2/20/25  Received RFE.  Randy took the follow up.</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8">
          <table:table-cell office:value-type="string" calcext:value-type="string">
            <text:p><text:tab/>Nancy Sussman</text:p>
          </table:table-cell>
          <table:table-cell office:value-type="string" calcext:value-type="string">
            <text:p>(310) 339-9717</text:p>
          </table:table-cell>
          <table:table-cell office:value-type="string" calcext:value-type="string">
            <text:p><text:tab/>nesussman@outlook.com</text:p>
          </table:table-cell>
          <table:table-cell office:value-type="string" calcext:value-type="string">
            <text:p>13554 Lucca Drive Pacific Palisades, CA 90272 US</text:p>
          </table:table-cell>
          <table:table-cell office:value-type="float" office:value="1531" calcext:value-type="float">
            <text:p>1531</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Guest house</text:p>
          </table:table-cell>
          <table:table-cell/>
          <table:table-cell office:value-type="string" calcext:value-type="string">
            <text:p>true</text:p>
          </table:table-cell>
          <table:table-cell/>
          <table:table-cell office:value-type="string" calcext:value-type="string">
            <text:p>https://cloud.waveguardco.net/index.php/s/8ZkagcreKy3Zi5D</text:p>
          </table:table-cell>
          <table:table-cell office:value-type="string" calcext:value-type="string">
            <text:p>https://cloud.waveguardco.net/index.php/s/S6bSaxqaaHMbXG9</text:p>
          </table:table-cell>
          <table:table-cell/>
          <table:table-cell office:value-type="string" calcext:value-type="string">
            <text:p>true</text:p>
          </table:table-cell>
          <table:table-cell/>
          <table:table-cell office:value-type="string" calcext:value-type="string">
            <text:p>Insurance</text:p>
          </table:table-cell>
          <table:table-cell/>
          <table:table-cell office:value-type="string" calcext:value-type="string">
            <text:p>6/6/2   She emailed, **Not interested.**  Shes on a limited budget and is on hold for a sprinkler system or LTR.  Windows are not fully installed. She is installing a pool pump and re-landscaping to reduce vegetation. Shell keep our company in mind for the future</text:p>
            <text:p/>
            <text:p>6/6/25  Leon emailed, asked if all the windows were installed? And knowing that is she further along in her planning to consider another discussion about the LTR spray application?          </text:p>
            <text:p/>
            <text:p>4/7/25 I emailed, asked if shes come to a decision about what to do to protect her home?        She emailed, said appreciated me checking back. Shes been waiting for an engagement letter from him and havent received it yet. Your email is a reminder for me to circle back with him. In the meantime, Im budgeting for new windows and working to finalize a bid with a contractor for that. The windows are my first priority.                 FU 6/6/25</text:p>
            <text:p/>
            <text:p>2/26/25  She emailed, said they decided to engage a 3rd party consultant to help sift thru all these products. Its a bit overwhelming. Ill probably make a decision in a month or so. Follow up 4/7/25.                She emailed, asked if we have studies on how it performs as an LTR? Said it looks like its a product thats designed for immediate use to fight fires.</text:p>
            <text:p/>
            <text:p>2/25/25   I called, spoke to her, told her the approx cost of our system for her home would be $170-210K for a double pump system and up to $300K for a double and single system.  She said thats too expensive. I told her about our LTR, shed like to have more info about . She wanted an approx cost for the spray, &amp; would it absorb into her stucco siding?  I sent her the LTR info. Ill also send the MSDS info. Ill find out what the cost is for spraying and get back with her.</text:p>
            <text:p/>
            <text:p>I  emailed, said the cost of LTR is @ $15K.</text:p>
            <text:p/>
            <text:p>2/24/25  I emailed, said shell definitely need to get a pool expert to understand how to bring their filtered water outside to our cabinets. I sent her a cabinet picture.                   She emailed 3 pictures of her mechanical room 2/24/25.</text:p>
            <text:p/>
            <text:p>2/21/25  I received RFQ.             2/21/25 I called her. She was referred to us by Brad Sawyer. She wants to have her pool used instead of tanks. She needs to have her pools buy check out gravity feed options. Shell let me know what she finds out. She sent pictures of hom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4">
          <table:table-cell office:value-type="string" calcext:value-type="string">
            <text:p>Kelly Larkan Coover</text:p>
          </table:table-cell>
          <table:table-cell office:value-type="string" calcext:value-type="string">
            <text:p><text:tab/>(415) 699-5021</text:p>
          </table:table-cell>
          <table:table-cell office:value-type="string" calcext:value-type="string">
            <text:p>kelly@teamjem.com</text:p>
          </table:table-cell>
          <table:table-cell office:value-type="string" calcext:value-type="string">
            <text:p>4250 West Lake Blvd Homewood, CA 96141 US</text:p>
          </table:table-cell>
          <table:table-cell office:value-type="float" office:value="1532" calcext:value-type="float">
            <text:p>1532</text:p>
          </table:table-cell>
          <table:table-cell office:value-type="string" calcext:value-type="string">
            <text:p>Closed Lost</text:p>
          </table:table-cell>
          <table:table-cell table:style-name="ce1" office:value-type="date" office:date-value="2025-03-27" calcext:value-type="date">
            <text:p>2025-03-27</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Guest house - one story</text:p>
          </table:table-cell>
          <table:table-cell/>
          <table:table-cell office:value-type="string" calcext:value-type="string">
            <text:p>false</text:p>
          </table:table-cell>
          <table:table-cell/>
          <table:table-cell office:value-type="string" calcext:value-type="string">
            <text:p>https://cloud.waveguardco.net/index.php/s/xTL7DgssXksJZex</text:p>
          </table:table-cell>
          <table:table-cell office:value-type="string" calcext:value-type="string">
            <text:p>https://cloud.waveguardco.net/index.php/s/oWbPG8K5mwD9oy4</text:p>
          </table:table-cell>
          <table:table-cell/>
          <table:table-cell office:value-type="string" calcext:value-type="string">
            <text:p>false</text:p>
          </table:table-cell>
          <table:table-cell/>
          <table:table-cell office:value-type="string" calcext:value-type="string">
            <text:p>Insurance Agent - Lisa Petty</text:p>
          </table:table-cell>
          <table:table-cell/>
          <table:table-cell office:value-type="string" calcext:value-type="string">
            <text:p>6/25/25  No responses from Kelly.  **Not Interested.**</text:p>
            <text:p/>
            <text:p>6/4/25  Leon called, left message, emailed, said since last communication via text on 4/29/25 he asked if water could be taken out of Lake Tahoe to eliminate the tanks? You said yes, but its up to the TRPA to make that decision. Have you heard back from them on that question?  Also texted on 5/20/25 asked if the TRPA would not allow water from the lake, could above ground cisterns be an option instead of tanks, they would be easier to hide with bushes. Ive not heard back from you on that question either. Any updated info you can provide would be appreciated.      FU 6/24/25</text:p>
            <text:p/>
            <text:p>5/20/25  Leon texted, said knowing the owners dont want water tanks and you dont know yet if TRPA will allow Lake Tahoe water, would the owners allow a cistern to be built above ground and hidden with bushes to provide the water necessary to protect their home and property? Let me know.  FU 6/4/25</text:p>
            <text:p/>
            <text:p>4/29/25  Leon called, left message, asked if we could have a discussion about the proposal &amp; prelim design and what the owners are thinking?        She texted, said its not a high priority at the moment. Its a high price and the owner doesnt like the large tanks.       I texted, asked if we could revisit our very first discussion using water from the lake as long as its filtered to be potable?      She texted, yes, but they would need to be certain its allowed by their TRPA     I texted, asked if thats something they could find out?       FU 5/20/25</text:p>
            <text:p/>
            <text:p>4/18/25  I emailed, asked if shes had any feedback from her team on the info I emailed and the proposal &amp; prelim design? Any updates she can send would be appreciated.       FU 4/28/25</text:p>
            <text:p/>
            <text:p>4/2/25 I emailed, asked if she received the proposal &amp; prelim design. Also mentioned that I didnt send the link to our homeowner info and 2 videos so theyre attached. One is of the home we saved in the Palisades fire and the other is Protect What Matters Most. FU 4/16/25</text:p>
            <text:p/>
            <text:p>3/27/25 I **emailed proposal &amp; prelim design.**           I emailed the plan link to Colt.  I emailed to the ones on there, thanked him for the full set of plans. Told him I dont know how to answer your question for the main house as a different client and the guest house for Manning. Kelly will need to answer this for them.</text:p>
            <text:p/>
            <text:p>3/17/25  Peter emailed sent the plans. He asked if the main house done for a different client and the guest house done for Manning?</text:p>
            <text:p/>
            <text:p>3/12/25  She emailed, copied Peter the architect and asked him to send me pictures of the roof. I replied and asked Peter to actually send me the roof plans and explained our cad designers couldnt see the google pictures well enough.</text:p>
            <text:p/>
            <text:p>3/11/25  I called, she forgot to send plans. Shell do that tomorrow.</text:p>
            <text:p/>
            <text:p>3/3/25  Colt called,  asked me to ask Kelly if she has a site &amp; roof plan for the home. He doesnt need elevations.         I called her, asked for those plans. She said shell look.</text:p>
            <text:p/>
            <text:p>2/25/25  I emailed her WeTransfer files. And attached the LTR info. &amp; MSDS sheet. I asked her to give us a couple weeks to create a proposal &amp; prelim design. I know this is urgent. Well try to hurry it.            She emailed, said She got it but it was a lot of info. Asked if we can just pull water from the lake? Wanted me to ask our team.        I emailed, not an option. Will need to make the tank option work.</text:p>
            <text:p/>
            <text:p>2/24/25  She emailed, wanted info. Got reference from Lisa Petty in January but she finally connected and filled out the RFE on 2/24/25. Had lots of questions about our system &amp; how it works. I explained it. They had a proposal from FL but the HOA didnt approve their fire retardant so she wants info on our LTR. I vetted her for $300K for a double &amp; single pump. Also talked about tanks. The HOA is concerned about aesthetics which could affect the tanks. Shell check into that and wanted me to send pictures. I sent some via WeTransfer. She said theyre very interested and tend to move fast.</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0">
          <table:table-cell office:value-type="string" calcext:value-type="string">
            <text:p>David Pesko</text:p>
          </table:table-cell>
          <table:table-cell office:value-type="string" calcext:value-type="string">
            <text:p>(213) 422-0499</text:p>
          </table:table-cell>
          <table:table-cell office:value-type="string" calcext:value-type="string">
            <text:p>okuden26@gmail.com</text:p>
          </table:table-cell>
          <table:table-cell office:value-type="string" calcext:value-type="string">
            <text:p>13407 188th Ave E Bonney Lake , WA 98391 US </text:p>
          </table:table-cell>
          <table:table-cell office:value-type="float" office:value="1533" calcext:value-type="float">
            <text:p>1533</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number-columns-repeated="2"/>
          <table:table-cell office:value-type="string" calcext:value-type="string">
            <text:p>https://cloud.waveguardco.net/index.php/s/2KCCo4LYLtLZMjx</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18/25  Had no response. **Not interested.**</text:p>
            <text:p/>
            <text:p>6/20/25  Leon emailed, said he hasnt heard back from David since 3/20/25, was wanting to know if he still has any interest in our system? Please let me know either way.       FU 7/18/25</text:p>
            <text:p/>
            <text:p>3/20/25  He emailed said he did research on our solution and wishes there were more customer statements on its effectiveness. He asked me what is the reason for this?  I emailed, told him it would take an actual fire event for that to happen. I told him about the 2024 Franklin fire although we do not have a video on those results. However, I sent the video of the Palisades fire for him to look at and give me his thoughts. FU 6/20/25.</text:p>
            <text:p/>
            <text:p>3/19/25   I emailed Im checking back with you on the LTR info I sent you on 3/6/25. I need your thoughts on the next step to set up a spray application. Let me know.</text:p>
            <text:p/>
            <text:p>3/6/25  I emailed him the MSDS sheet and LTR info.</text:p>
            <text:p/>
            <text:p>3/3/25  I called him, system is too expensive.</text:p>
            <text:p/>
            <text:p>3/1/25  He texted, said great, thx for returning my request. I get back with you Mon 3/3/25.</text:p>
            <text:p/>
            <text:p>3/1/25  I called, asked when is a good time for us to have a conversation about the form you filled out for wildfire protection.</text:p>
            <text:p/>
            <text:p>2/26/25  I received RFE.</text:p>
          </table:table-cell>
          <table:table-cell table:number-columns-repeated="2"/>
          <table:table-cell table:style-name="Default"/>
          <table:table-cell/>
          <table:table-cell office:value-type="string" calcext:value-type="string">
            <text:p>Long Term Retardant (LTR) Application</text:p>
          </table:table-cell>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Jacob Courtney</text:p>
          </table:table-cell>
          <table:table-cell office:value-type="string" calcext:value-type="string">
            <text:p>626) 590-5256</text:p>
          </table:table-cell>
          <table:table-cell office:value-type="string" calcext:value-type="string">
            <text:p>jc@courtneybuilds.com</text:p>
          </table:table-cell>
          <table:table-cell office:value-type="string" calcext:value-type="string">
            <text:p>851 Fairfield Cirlce Pasadena, CA 91106 US</text:p>
          </table:table-cell>
          <table:table-cell office:value-type="float" office:value="1534" calcext:value-type="float">
            <text:p>1534</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office:value-type="string" calcext:value-type="string">
            <text:p>Carriage house</text:p>
          </table:table-cell>
          <table:table-cell/>
          <table:table-cell office:value-type="string" calcext:value-type="string">
            <text:p>true</text:p>
          </table:table-cell>
          <table:table-cell table:number-columns-repeated="4"/>
          <table:table-cell office:value-type="string" calcext:value-type="string">
            <text:p>true</text:p>
          </table:table-cell>
          <table:table-cell/>
          <table:table-cell office:value-type="string" calcext:value-type="string">
            <text:p>Frontline said you were their main competitor</text:p>
          </table:table-cell>
          <table:table-cell/>
          <table:table-cell office:value-type="string" calcext:value-type="string">
            <text:p>6/3/25  Jacob emailed, the owner will not be reaching out. Possibly went with frontline. **Not Interested.**  </text:p>
            <text:p/>
            <text:p>6/3/25  Leon emailed again , asked if the owner has reached back to him? If not could he give me Matts cell number and hell call the owner.          </text:p>
            <text:p/>
            <text:p>5/14/25  Leon emailed again, asked if the owner has reached back to him? If not, could he give me Matts cell # so I could call him?     FU 6/3/25</text:p>
            <text:p/>
            <text:p>4/10/25  I emailed, asked if he has heard from the owner because I have not. Any suggestions?          FU 5/13/25</text:p>
            <text:p/>
            <text:p>3/11/25 I called Jacob he said he hasnt heard back from the owner. Ill reach back in 3 weeks. Follow up 4/10/25.</text:p>
            <text:p/>
            <text:p>3/1/25 I emailed, said the owner hasnt called me yet. I attached homeowner info and link to video Protect What Matters.  Ill call on Monday 3/3,</text:p>
            <text:p/>
            <text:p>2/27/25 He called, we spoke briefly about our system. He said the owner is Matt Reeves and its possible hell give me a call.  I told him our systems start out at $170 and up.  I received an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4">
          <table:table-cell office:value-type="string" calcext:value-type="string">
            <text:p>Todd M Gates</text:p>
          </table:table-cell>
          <table:table-cell office:value-type="string" calcext:value-type="string">
            <text:p>(626) 497-0379</text:p>
          </table:table-cell>
          <table:table-cell office:value-type="string" calcext:value-type="string">
            <text:p>tmichaelgates@gmail.com</text:p>
          </table:table-cell>
          <table:table-cell office:value-type="string" calcext:value-type="string">
            <text:p>2430 Monaco Drive Laguna Beach , CA 92651 US</text:p>
          </table:table-cell>
          <table:table-cell office:value-type="float" office:value="1535" calcext:value-type="float">
            <text:p>1535</text:p>
          </table:table-cell>
          <table:table-cell office:value-type="string" calcext:value-type="string">
            <text:p>Completed Estimate</text:p>
          </table:table-cell>
          <table:table-cell table:style-name="ce1" office:value-type="date" office:date-value="2025-03-20" calcext:value-type="date">
            <text:p>2025-03-20</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Home and perimeter area of home would be the focus. However, as I mentioned on our phone call, Irvine Cove has 110 homes in this Laguna Beach community and this sprinkler project research would (also) involve how we protect the perimeter of the community which has hillsides on the North and Northeast perimeters.</text:p>
          </table:table-cell>
          <table:table-cell/>
          <table:table-cell office:value-type="string" calcext:value-type="string">
            <text:p>false</text:p>
          </table:table-cell>
          <table:table-cell/>
          <table:table-cell office:value-type="string" calcext:value-type="string">
            <text:p>https://cloud.waveguardco.net/index.php/s/K3mYNEcJ9cpdNzm</text:p>
          </table:table-cell>
          <table:table-cell office:value-type="string" calcext:value-type="string">
            <text:p>https://cloud.waveguardco.net/index.php/s/3dMDaeEjcSprxbg</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18/25  L emailed, asked if their HOA has received the state assistance funding for their mitigation goals? Any updates would be appreciated.      FU 8/5/25</text:p>
            <text:p/>
            <text:p>6/20/25  Leon called, left message, texted, asked if he has any updates regarding state assistance w/their mitigation goals for the HOA?        FU 7/17/25</text:p>
            <text:p/>
            <text:p>5/20/25  Leon emailed, asked if the state has reached back to their community on their mitigation goals? Hopefully so as this would assist all the homeowners on what to do . Any updates would be appreciated.   FU 6/19/25</text:p>
            <text:p/>
            <text:p>4/23/25  I emailed, asked if the state has given them some direction on any potential assistance with mitigation goals? Any updates would be appreciated,     FU 5/19/25</text:p>
            <text:p/>
            <text:p>4/7/25  He emailed, their community is in a holding pattern, waiting for state to help with fire mitigation goals. Check back week of 4/21/25.</text:p>
            <text:p/>
            <text:p>4/4/25  I emailed, asked if he has time today for a phone call to discuss his proposal and prelim design. If not today, give me a best day &amp; time.   FU 4/10/25</text:p>
            <text:p/>
            <text:p>3/20/25  I emailed proposal &amp; prelim design w/a site visit required to discuss available space for tank &amp; cabinet. Pool water will also be discussed .  If not enough space, pool water will be discussed providing gravity feed water flow.</text:p>
            <text:p/>
            <text:p>3/14/25   Colt emailed updated proposal to Jason.            I answered, ok, I look forward to speaking soon.</text:p>
            <text:p/>
            <text:p>3/3/25  He emailed said have not had a chance to talk more with the board group this week. Hopefully will next week.</text:p>
            <text:p/>
            <text:p>3/1/25  He emailed, said hell connect next Monday 3.3.25. Also said they dont have a price point comparison except that one resident got a quote from FL. Generally I was told the pricing is similar.   This is a process at the HOA so plz be patient as we vet the best suppliers in each category of services homeowners can contact for a quote. The perimeter work is different. Something the HOA has to fund in our upcoming budget period. That begins May 1.Thx for letting me know Randy L will be willing to join me in speaking with us.</text:p>
            <text:p/>
            <text:p>2/28/25  I sent him a screen shot to identify the HOA and circle their HOA area and send it back.   And I gave him day &amp; time parameters of Tues morn 8-9 pst or anytime after 10:30 am pst. Wed is open all day .  I told him the price was range @ $170-210K. I look forward to hearing back from him soon.</text:p>
            <text:p/>
            <text:p>2/28/25  He emailed, said hell be asking a couple other board members if they want a call w/ you next Tues or Wed 3/4/ or 3/5? Hell get back with me. He sent a video of his property for an estimate on the wG system. They want an idea of cost to install.                I emailed, asked if hed be available for a phone call on 3/5 or 3/6? I also resent the Palisade video that he couldnt retrieve earlier.</text:p>
            <text:p/>
            <text:p>2/27/25  He called, hes with an HOA that has an interest in protecting their 110 homes from exterior wildfire.  I explained our system and how it protects homes and communities from wildfires.  Its not necessary to create a preliminary yet for his home.  Several homes are high value &amp; hes exploring options. I told him of the home we saved. Their HOA is called Irvine Cove. Should there be a fire itll probably come from down the hills into the community.   May need a perimeter system on that side. Hell share our info with some of the homeowners and they may personally reach out to us. I included links to the video, homeowner info and Protect What Matters video.</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8">
          <table:table-cell office:value-type="string" calcext:value-type="string">
            <text:p>Tanya Musgrave <text:s/>(CJ Scheuermann, Assistant)</text:p>
          </table:table-cell>
          <table:table-cell office:value-type="string" calcext:value-type="string">
            <text:p>(707) 272-5668</text:p>
          </table:table-cell>
          <table:table-cell office:value-type="string" calcext:value-type="string">
            <text:p>tanya@musgravefamilytrust.com</text:p>
          </table:table-cell>
          <table:table-cell office:value-type="string" calcext:value-type="string">
            <text:p>255 Benbow Dam Road Garberville, CA 95542 US</text:p>
          </table:table-cell>
          <table:table-cell office:value-type="float" office:value="1536" calcext:value-type="float">
            <text:p>1536</text:p>
          </table:table-cell>
          <table:table-cell office:value-type="string" calcext:value-type="string">
            <text:p>Completed Estimate</text:p>
          </table:table-cell>
          <table:table-cell table:style-name="ce1" office:value-type="date" office:date-value="2025-03-19" calcext:value-type="date">
            <text:p>2025-03-19</text:p>
          </table:table-cell>
          <table:table-cell/>
          <table:table-cell office:value-type="string" calcext:value-type="string">
            <text:p>Commerc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office:value-type="string" calcext:value-type="string">
            <text:p>This is considered an event venue. It is the historical Julia Morgan Redwood Grove Estate. There is a 3 story main house, a garage with a dwelling on top as well as an additional dwelling behind the garage.</text:p>
            <text:p/>
            <text:p>Please make sure to include me on all correspondence. CJ Scheuermann, Senior Executive Personal Assistant, 707-671-5097, cj@musgravefamilytrust.com</text:p>
          </table:table-cell>
          <table:table-cell/>
          <table:table-cell office:value-type="string" calcext:value-type="string">
            <text:p>true</text:p>
          </table:table-cell>
          <table:table-cell table:number-columns-repeated="2"/>
          <table:table-cell office:value-type="string" calcext:value-type="string">
            <text:p>https://cloud.waveguardco.net/index.php/s/rEZAE3PgBKJSiWj</text:p>
          </table:table-cell>
          <table:table-cell/>
          <table:table-cell office:value-type="string" calcext:value-type="string">
            <text:p>false</text:p>
          </table:table-cell>
          <table:table-cell office:value-type="string" calcext:value-type="string">
            <text:p>Internet search</text:p>
          </table:table-cell>
          <table:table-cell/>
          <table:table-cell office:value-type="string" calcext:value-type="string">
            <text:p>additional dwelling behind the garage.</text:p>
          </table:table-cell>
          <table:table-cell office:value-type="string" calcext:value-type="string">
            <text:p>3/22/25   She emailed, said after more research they decided to put project on hold for now.         I emailed, said knowing youre doing additional research, Im including links to homeowner info, Protect what Matters video &amp; video of $37M home our system saved in Palisades fire. Also attached doc Questions to Ask when comparing other systems. Let me know your thoughts if this has helped your research.        FU 8/1/25</text:p>
            <text:p/>
            <text:p>3/19/25  I emailed, attached is your event center proposal &amp; prelim design for your beautiful property. Well need to set up a site visit to make sure theres no additional changes needed such as the screenshot I emailed you to identify a perimeter system you may or may not want. I look forward to hearing your thoughts and the best day/time for me to reach back to you to discuss.</text:p>
            <text:p/>
            <text:p>3/18/25   I emailed her, attached a screenshot I sent earlier asked if she and Greg to circle w/ red pen the perimeter are that they need to protect with a perimeter system. I also told them I hope to have your proposal &amp; prelim design to send either tonight or tomorrow.</text:p>
            <text:p/>
            <text:p>3/17/ Colt sent prelim to Jason.</text:p>
            <text:p/>
            <text:p>3/7/25    She emailed to let me know, they had a medical emergency this week and havent been able to review your email yet. Will hopefully have time this weekend.</text:p>
            <text:p/>
            <text:p>3/3/35  I Called We talked about all aspects of the system and Tanya &amp; Greg asked lots of questions. Very interested. I emailed them homeowner info, Protect video, Questions to Ask doc and the Palisades saved home video. Attached a screen shot of home &amp; asked them to circle what they want covered for a perimeter system. They want a separate proposal for perimeter system.  Told them we need to have a zoom call so they can meet our owner &amp; Pres. Randy L.  Let me know your availability for the zoom call &amp; well get something set up. Next week works too. We discussed a site visit. Ill get back with them. Insurance may be an issue, they were recommended to us by an Engineer.</text:p>
            <text:p/>
            <text:p>2/28/25  She emailed, said she reached out to Tanya, shed like to understand the option for the LTR thats marked on the form. She also said she put Tanyas contact info on request but CC her on all correspondence.                I emailed her said Id like for us to have a conversation so I can explain our system and address the LTR , Im available Mon, Tues or Wed for a phone call if one of these days work for you, if so what time do you prefer?              She emailed said Mon 3/3/25 at 7am pst works for her. Plz confirm so she can add to her calendar. Tues at 7 am works for her too.  I emailed Monday ay 7 am works for me. Ill give you a call then.</text:p>
            <text:p/>
            <text:p>2/27/25  CJ (shes the civil engineer for the Musgrave family trust)  called, said shes looking for wildfire protection for Musgrave Estate. I told her to fill out an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8">
          <table:table-cell office:value-type="string" calcext:value-type="string">
            <text:p>Dale Rice</text:p>
          </table:table-cell>
          <table:table-cell office:value-type="string" calcext:value-type="string">
            <text:p>(310) 922-8726</text:p>
          </table:table-cell>
          <table:table-cell office:value-type="string" calcext:value-type="string">
            <text:p>dhrice@usc.edu</text:p>
          </table:table-cell>
          <table:table-cell office:value-type="string" calcext:value-type="string">
            <text:p>1600 Michael Lane Pacific Palisades, CA 90272 US</text:p>
          </table:table-cell>
          <table:table-cell office:value-type="float" office:value="1537" calcext:value-type="float">
            <text:p>1537</text:p>
          </table:table-cell>
          <table:table-cell office:value-type="string" calcext:value-type="string">
            <text:p>Closed Lost</text:p>
          </table:table-cell>
          <table:table-cell table:style-name="ce1" office:value-type="date" office:date-value="2025-03-24" calcext:value-type="date">
            <text:p>2025-03-24</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EyZN6DT6pnJNSAj</text:p>
          </table:table-cell>
          <table:table-cell office:value-type="string" calcext:value-type="string">
            <text:p>https://cloud.waveguardco.net/index.php/s/9A5Bdrf2jGzg83f</text:p>
          </table:table-cell>
          <table:table-cell/>
          <table:table-cell office:value-type="string" calcext:value-type="string">
            <text:p>false</text:p>
          </table:table-cell>
          <table:table-cell table:number-columns-repeated="3"/>
          <table:table-cell office:value-type="string" calcext:value-type="string">
            <text:p>RANDYS FOLLOWING UP</text:p>
            <text:p/>
            <text:p>6/6/25  Leon emailed, said didnt realize ServPro offered wildfire protection, only restoration services for water, fire damage, clean up etc.  If you dont mind sharing, how do they protect against exterior wildfires?          FU 6/19/25</text:p>
            <text:p/>
            <text:p>6/5/25  Dale emailed, **Not Interested,**  the board decided to go with a company called ServPro, a restoration and clean up company.</text:p>
            <text:p/>
            <text:p>6/4/25  Leon called, left message, emailed, asked if he has any interest to discuss his proposal? If yes, plz give best day &amp; time. If no, let us know that as well and well cease reaching out to you.         FU 6/25/25</text:p>
            <text:p/>
            <text:p>5/21/25  Leon called, left message, texted, asked him for a few minutes to have a discussion about his proposal.    FU 6/4/25</text:p>
            <text:p/>
            <text:p>5/13/25  Randy could never reach him so Leon called, left message and emailed, asked if he received the proposal and design sent on 3/24/25? Updates would be appreciated. FU 5/21/25</text:p>
            <text:p/>
            <text:p>3/24/25  Randy emailed proposal and prelim design.</text:p>
            <text:p/>
            <text:p>2/18/25  He called. Hes a consultant, he works for a hospital, hes looking for a company to protect 110 units in Pacific Palisades. I explained our system and said we can handle that project.  I had him fill out an RFE so we can connect with him through our system.  I put him in touch with our owner.     I contacted Randy to continue following up.</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27">
          <table:table-cell office:value-type="string" calcext:value-type="string">
            <text:p>Alain Yotnegparian <text:s/>#1</text:p>
          </table:table-cell>
          <table:table-cell office:value-type="string" calcext:value-type="string">
            <text:p>(818) 419-9119</text:p>
          </table:table-cell>
          <table:table-cell office:value-type="string" calcext:value-type="string">
            <text:p>alainy@ayarchitects.net</text:p>
          </table:table-cell>
          <table:table-cell office:value-type="string" calcext:value-type="string">
            <text:p>201 Bentley Circle Bel Air, CA 90049 US</text:p>
          </table:table-cell>
          <table:table-cell office:value-type="float" office:value="1538" calcext:value-type="float">
            <text:p>1538</text:p>
          </table:table-cell>
          <table:table-cell office:value-type="string" calcext:value-type="string">
            <text:p>Completed Estimate</text:p>
          </table:table-cell>
          <table:table-cell table:style-name="ce1" office:value-type="date" office:date-value="2025-03-28" calcext:value-type="date">
            <text:p>2025-03-2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table-cell office:value-type="string" calcext:value-type="string">
            <text:p>Jason Davenport</text:p>
          </table:table-cell>
          <table:table-cell office:value-type="string" calcext:value-type="string">
            <text:p>false</text:p>
          </table:table-cell>
          <table:table-cell/>
          <table:table-cell office:value-type="string" calcext:value-type="string">
            <text:p>https://cloud.waveguardco.net/index.php/s/7Bjd9dnipqEXEdt</text:p>
          </table:table-cell>
          <table:table-cell office:value-type="string" calcext:value-type="string">
            <text:p>https://cloud.waveguardco.net/index.php/s/k99GYWoR74t342r</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5/27/25  Alain called, hasnt heard anything from owner. Hopes to be checking in with them this week. The wife is in charge, makes the decisions. He feels this is important to do. They live overseas. Has big families. 1 owner for all 3 properties. Hopes to have info soon.    FU 6/26/25</text:p>
            <text:p/>
            <text:p>5/27/25  Leon call, left message, texted, asked if he has updated info from the 3 contacts that were interested in our system? He said on last email that there were 2 other proposals. Please let me know how you want me to proceed.       FU 6/26/25</text:p>
            <text:p/>
            <text:p>5/16/25  He emailed, said they do have 2 other proposals.      Leon responded, emailed, reoffered to do a zoom call with the owners.         FU 5/27/25</text:p>
            <text:p/>
            <text:p>5/16/25  Alain emailed, said sorry the owners are taking their time to make a decision.   Leon emailed thanked him for the update. Said not knowing if the owners are looking at other companies Im attaching the doc Questions to Ask when comparing us to other companies. We know our system is like comparing apples to oranges when looking at other companies. There are major differences that can impact a home being saved or not. Id be honored to go over this doc with you next week if that interests you. Please share this doc with the owners. Randy &amp; I would be available for a zoom call as well if the owners would be interested. Let us know.           FU 5/20/26</text:p>
            <text:p/>
            <text:p>5/15/25  Leon emailed, said from email exchange on 5/8/25, you were hoping the owners wouldve replied to you by now on their decisions to move forward with their 3 properties concerning their wG installations. Do you have any updates you can provide?  FU 5/20/25</text:p>
            <text:p/>
            <text:p>5/8/25  Leon emailed, asked if he has any updates from the owners on the 3 proposals we sent?  </text:p>
            <text:p>He emailed, owners are still reviewing. Hopes to hear back from them next week.   FU 5/15/25</text:p>
            <text:p/>
            <text:p>4/29/25 He emailed, said the owners are still in the review mode. They just renewed the insurance. By this time next week they will probably know what they want to pursue.      FU 5/7/25</text:p>
            <text:p/>
            <text:p>4/28/25    Leon emailed asked if the owners are still reviewing the proposals and prelims that were sent on 3/31/25? Are they giving any indications on how theyre leaning? Would they be interested in a zoom call with the owner, Randy Lang, and me? We could answer any questions they may have. Let us know.                         FU 5/1/25</text:p>
            <text:p/>
            <text:p>4/14/25  He emailed, said the owners are still reviewing. Leon asked when would he like for me to check back:               FU 4/28/25</text:p>
            <text:p/>
            <text:p>4/12/25  Leon emailed, asked if he visited with the owners about the three proposals and prelim designs that were went? If so did the owner need any additional info from us to get to the next step?  Any updates would be appreciated.          FU 4/24/25</text:p>
            <text:p/>
            <text:p>3/31/28  He emailed said he received the proposal &amp; preliminary design. Hell speak to the owners and get back with me.    FU 4/24/25</text:p>
            <text:p/>
            <text:p>3/28/25  Leon **emailed proposal &amp; preliminary** design. Also attached homeowner info, video of What Matters Most and video of saved home.</text:p>
            <text:p/>
            <text:p>3/3/25 He returned my call, spoke about our system. Vetted him for $170k. He wants a proposal started. He has 2 other smaller homes. Hell do the RFE at the end of this week.    Asked Colt to start a preliminary.</text:p>
            <text:p/>
            <text:p>3/1/25  Leon called, left message, emailed, said Ill call him on Monday. Attached homeowner info and video of Protect what Matter Most.</text:p>
            <text:p/>
            <text:p>2/27/25  Received RFE.</text:p>
          </table:table-cell>
          <table:table-cell table:number-columns-repeated="2"/>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3-21" calcext:value-type="date">
            <text:p>2025-03-21</text:p>
          </table:table-cell>
          <table:table-cell table:number-columns-repeated="7"/>
          <table:table-cell office:value-type="string" calcext:value-type="string">
            <text:p>true</text:p>
          </table:table-cell>
        </table:table-row>
        <table:table-row table:style-name="ro24">
          <table:table-cell office:value-type="string" calcext:value-type="string">
            <text:p>Tara Fraser</text:p>
          </table:table-cell>
          <table:table-cell office:value-type="float" office:value="4247310291" calcext:value-type="float">
            <text:p>4247310291</text:p>
          </table:table-cell>
          <table:table-cell office:value-type="string" calcext:value-type="string">
            <text:p>frasertara@gmail.com</text:p>
          </table:table-cell>
          <table:table-cell office:value-type="string" calcext:value-type="string">
            <text:p>6312 Mirror Lake Drive HOLLYWOOD, CA 90068 US</text:p>
          </table:table-cell>
          <table:table-cell office:value-type="float" office:value="1539" calcext:value-type="float">
            <text:p>1539</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YmD8JbyGmP54pbc</text:p>
          </table:table-cell>
          <table:table-cell office:value-type="string" calcext:value-type="string">
            <text:p>https://cloud.waveguardco.net/index.php/s/TLZCtRqeqHZBN8A</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
            <text:p>7/14/25  Jason called, asked him about this lead, he didnt remember seeing this RFE that I texted him in June. Asked for a resend, which was done.     FU 8/6/25</text:p>
            <text:p/>
            <text:p>7/14/25  L emailed, asked if she received the LTR spray proposal from Jason?           She emailed, said No, he didnt send a proposal but he called, left message. She called him back but hasnt heard back.  Shell follow back up with him.       FU 7/25/25</text:p>
            <text:p/>
            <text:p>6/9/25  She called, asked to get a proposal to spray LTR on wood only!         Leon called Colt, she has 2500 sq ft of wood siding.         Leon scanned the sheet and emailed it to Jason. It may require a site visit since there is wood under some of the eaves. Leon emailed her the LTR pkg link.   FU 7/14/25</text:p>
            <text:p/>
            <text:p>3/18/25  I called spoke to her. Briefly discussed what she needs. They want a sprinkler system of some kind, not willing to spend over $40K. Home is mostly concrete with a little wood. She may consider LTR at some point for just the wood. Shell reach back if interested.  Follow up 6/18/25.</text:p>
            <text:p/>
            <text:p>She emailed, was out of the country, just returned. Shes was available to today &amp; I tried to call but she didnt answer. I emailed asked when shes available?                I emailed, asked again for best day/time to have a phone call to discuss her request?        I called, left message &amp; texted, asked for a best day &amp; time for a phone call to discuss her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2">
          <table:table-cell office:value-type="string" calcext:value-type="string">
            <text:p>Susan Ramos</text:p>
          </table:table-cell>
          <table:table-cell office:value-type="string" calcext:value-type="string">
            <text:p>(518) 246-5690</text:p>
          </table:table-cell>
          <table:table-cell office:value-type="string" calcext:value-type="string">
            <text:p>susanramos724@gmail.com</text:p>
          </table:table-cell>
          <table:table-cell office:value-type="string" calcext:value-type="string">
            <text:p>1600 kings rd Los Angeles, CA 90069 US</text:p>
          </table:table-cell>
          <table:table-cell office:value-type="float" office:value="1540" calcext:value-type="float">
            <text:p>1540</text:p>
          </table:table-cell>
          <table:table-cell office:value-type="string" calcext:value-type="string">
            <text:p>Closed Lost</text:p>
          </table:table-cell>
          <table:table-cell table:style-name="ce1" office:value-type="date" office:date-value="2025-04-03" calcext:value-type="date">
            <text:p>2025-04-03</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r8AfoyS9CjqZxWY</text:p>
          </table:table-cell>
          <table:table-cell office:value-type="string" calcext:value-type="string">
            <text:p>https://cloud.waveguardco.net/index.php/s/WKFAexeJbXKpJTZ</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6/25/25 No responses from Susan. **Not Interested.**</text:p>
            <text:p/>
            <text:p>6/3/25  Leon emailed, said just needing to know if she still has any interest to get to the next step from the interest she had in our system? If shes wanting to move forward, she needs to let me know and also if she needs any additional info. If not interest tell me that too and will cease reaching out.     FU 6/24/25</text:p>
            <text:p/>
            <text:p>5/19/25  Leon emailed, checking in again on the emails been sending to see if youre any further along in make in a decision? Do you need any additional info to get to the nest step?      FU 6/3/25</text:p>
            <text:p/>
            <text:p>4/28/25  Leon emailed, asked if she made a decision to move forward to protect her home &amp; property with our system?          FU 5/16/25</text:p>
            <text:p/>
            <text:p>4/22/25  I emailed, checking back with you on the proposal and prelim design I emailed you on  </text:p>
            <text:p>4/5/25. Since its been 3 weeks, have you made any decisions on how youd like to move forward? And info you can share would be appreciated.       FU 4/25/25</text:p>
            <text:p/>
            <text:p>4/5/25  She emailed, she did receive everything and shes reviewing the details. Shell be in touch.           FU 4/21/25</text:p>
            <text:p/>
            <text:p>4/4/25   I called, left message, emailed, asked if she received my email with the proposal &amp; preliminary design?      FU 4/10/25</text:p>
            <text:p/>
            <text:p>4/3/25  I received the proposal &amp; prelim design from Colt and emailed it to Susan right away.</text:p>
            <text:p/>
            <text:p>3/4/25   I asked Colt to create a prelim for her.</text:p>
            <text:p/>
            <text:p>3/4/25  She called said she was on our web site &amp; saw our system. She really wants to get her home protected. Travels quite a bit and wants peace of mind. Currently in France on business, not sure when shes returning. I sent her homeowner info, video What Matters Most &amp; Palisades video. I vetted her up to $210K, asked her to let me know when she returns to set up a site visit to see if we can use her pool water.  I asked her to fill out our request for estimate form.</text:p>
            <text:p/>
            <text:p>Received the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
          <table:table-cell office:value-type="string" calcext:value-type="string">
            <text:p><text:tab/>Karena Xie</text:p>
          </table:table-cell>
          <table:table-cell office:value-type="string" calcext:value-type="string">
            <text:p>(949) 331-8884</text:p>
          </table:table-cell>
          <table:table-cell office:value-type="string" calcext:value-type="string">
            <text:p>karena0131@me.com</text:p>
          </table:table-cell>
          <table:table-cell office:value-type="string" calcext:value-type="string">
            <text:p>345 corona dr La Canada , CA 91011 US</text:p>
          </table:table-cell>
          <table:table-cell office:value-type="float" office:value="1541" calcext:value-type="float">
            <text:p>1541</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CaLqsJ7XXN8QpKE</text:p>
          </table:table-cell>
          <table:table-cell office:value-type="string" calcext:value-type="string">
            <text:p>https://cloud.waveguardco.net/index.php/s/5c5tJBxcYjjNEQb</text:p>
          </table:table-cell>
          <table:table-cell/>
          <table:table-cell office:value-type="string" calcext:value-type="string">
            <text:p>true</text:p>
          </table:table-cell>
          <table:table-cell table:number-columns-repeated="3"/>
          <table:table-cell office:value-type="string" calcext:value-type="string">
            <text:p>5/19/25 No responses.  **Not interested.**  </text:p>
            <text:p/>
            <text:p>4/12/25  I emailed said you completed our RFE form on 3/5/25. Ive called, left messages, texted, and sent you 2 emails since then and included our wG links and a couple of videos. Are you still interested to have a conversation so we can discuss how our system saved homes from exterior wildfires?  Ive included a link to a $37M home our system saved in the recently Palisades/Malibu fires. Let me know your thoughts         FU 5/19/25</text:p>
            <text:p/>
            <text:p>3/20/25  I emailed, sent homeowner info &amp; video of Protect What Matters. Asked for best day/time to speak. Follow up 4/11/25.</text:p>
            <text:p/>
            <text:p>3/12/25  I emailed, texted, asked again for a best day/time for us to speak about the RFE she filled out and how we can be of service?</text:p>
            <text:p/>
            <text:p>3/10/25  I called, left messaged, asked for day/time to speak.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0">
          <table:table-cell office:value-type="string" calcext:value-type="string">
            <text:p>Pooja Vaidya</text:p>
          </table:table-cell>
          <table:table-cell office:value-type="string" calcext:value-type="string">
            <text:p><text:tab/>2064835597</text:p>
          </table:table-cell>
          <table:table-cell office:value-type="string" calcext:value-type="string">
            <text:p>pooja@scottmitchellstudio.com</text:p>
          </table:table-cell>
          <table:table-cell office:value-type="string" calcext:value-type="string">
            <text:p>1170 Willoughby Way Aspen, CO 81611 US</text:p>
          </table:table-cell>
          <table:table-cell office:value-type="float" office:value="1542" calcext:value-type="float">
            <text:p>1542</text:p>
          </table:table-cell>
          <table:table-cell office:value-type="string" calcext:value-type="string">
            <text:p>Closed Lost</text:p>
          </table:table-cell>
          <table:table-cell table:style-name="ce1" office:value-type="date" office:date-value="2025-03-27" calcext:value-type="date">
            <text:p>2025-03-27</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DWJAmPbg4NaJjHB</text:p>
          </table:table-cell>
          <table:table-cell office:value-type="string" calcext:value-type="string">
            <text:p>https://cloud.waveguardco.net/index.php/s/fi7XXQCRceiGY82</text:p>
          </table:table-cell>
          <table:table-cell/>
          <table:table-cell office:value-type="string" calcext:value-type="string">
            <text:p>false</text:p>
          </table:table-cell>
          <table:table-cell/>
          <table:table-cell office:value-type="string" calcext:value-type="string">
            <text:p>colleague</text:p>
          </table:table-cell>
          <table:table-cell/>
          <table:table-cell office:value-type="string" calcext:value-type="string">
            <text:p>7/10/25  Randy &amp; Leon attempted to set up a zoom call w/Oliver for the past couple of days. Today he cancelled again. However, he sent an email with 8 bullet points explaining why they went w/FL. Randy emailed him responses to his bullet points. It was very good.   But they are **Not Interested.**</text:p>
            <text:p/>
            <text:p>7/2/25  Leon emailed Pooja and Chris Ford with Randys offer.       Also emailed Oliver Cope, the main contact &amp; architect on this project. Asked if hed be open to a zoom call with us, knowing what we found out from Pooja and the owners decision to go with FL?   FU 7/10/25</text:p>
            <text:p/>
            <text:p>7/2/25  Randy texted, asked me to let Pooja know he as the owner is dropping our price from @ $353K to $339.  Hes taking it down to very little profit so we can give the owner a superior system.</text:p>
            <text:p/>
            <text:p>7/1/25  Leon called, spoke to her, asked for updates. She said while the contract has not been signed yet, theyve made a decision to go with Frontline. They gave Oliver a lot of info about their success in the Palisades fires, a few homes lost but many of their systems were activated. That impressed Oliver and the owner. Another factor was FL already has a presence in Aspen and we did not. Since the contract is not finalized yet, she said to reach out to Oliver. She also said the prices were not that far off in comparison.</text:p>
            <text:p/>
            <text:p>5/30/25  Leon called, spoke to her, the owners have all the info needed to make a decision, theyre just dragging their feet.  Shell call or someone will, should there be additional questions or a decision has been made.      FU 7/1/25</text:p>
            <text:p/>
            <text:p>5/2/25  Leon called, she said the owners are still contemplating several decisions such as insurance. Theyre using CHUBB. Theres several factors with other companies too.     FU 5/29/25</text:p>
            <text:p/>
            <text:p>4/21/25  I emailed, resent the answers to her questions.        She emailed, said Randy answered these too and theyre waiting on ownership to make a decision.        FU 5/1/25</text:p>
            <text:p/>
            <text:p>4/9/25  She called, had questions about a shop drawing or submittals we provide for review during construction phase? I asked her to email her concern so we can address it.     Her email came through Randy was copied, I texted Randy, asked if he could answer her question since I havent dealt with that issue yet.        Randy did assist and I emailed out answers to her questions.   FU 4/17/25</text:p>
            <text:p/>
            <text:p>4/7/25  She emailed, asked if installations are done by wG personnel or if we use subcontractors?       I emailed and said we only use our trained &amp; certified installers for all our installations. FU 4/17/25</text:p>
            <text:p/>
            <text:p>4/4/25  She called, wanted to know again how the fire retardant mixes in with the water. I re-explained how that worked and sent everyone the frontline vs waveGUARD doc and Q to A doc to ask when comparing other systems. FU 4/11/25</text:p>
            <text:p/>
            <text:p>4/2/25 I called her, checked to see if she received the proposal &amp; design. She acknowledged that she did and theyre waiting for the owner to decide. Theyre evaluating things. I asked if theyre looking at other companies. She said they are and they want the right system for their home. I told her Ill be sending her a document called Questions to Ask.  I told her of FL drawbacks. She laughed and said yes theyre aware of them and they like what we have.  I also send the homeowner info and video of Protect what Matters Most. FU 4/7/25</text:p>
            <text:p/>
            <text:p>3/27/25 I emailed proposal &amp; prelim design. FU 4/2/25.</text:p>
            <text:p/>
            <text:p>3/25/25 I emailed , yes, will have it to you soon. The abundant requests for info on our system since the fire set us back. Will be in touch.</text:p>
            <text:p/>
            <text:p>3/24/25 She emailed asked if were still working on a quote for her?</text:p>
            <text:p/>
            <text:p>3/18/25  I called, asked if she could send the elevation plans? She said she could and just received them. I asked her to copy Colt on the email. (We received them) I also sent WeTransfer with 6 install pictures and video.</text:p>
            <text:p/>
            <text:p>3/17/25 Colt texted, he needs elevation plans. Asked me to reach out to get them from them. I emailed and asked them for the plans.</text:p>
            <text:p/>
            <text:p>3/14/25  Had teams call, went well.  Discussed our system, had lots of questions. Well start a preliminary &amp; hope to have pricing by end of next week as Randy mentioned.            Want to get to the next step.</text:p>
            <text:p/>
            <text:p>3/6/25  She called, shes from Seattle, shes with Scott Mitchel Studio. They have client that wants to set up a zoom call w/Randy &amp; me to discuss our system with their client. Got RFE. I verified w/Randy about Teams call. Hes available 3/14/25. She emailed the teams call info at 12 mst and Oliver Cope, Chris Ford will also be on the call.</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4">
          <table:table-cell office:value-type="string" calcext:value-type="string">
            <text:p>Alain Yotnegparian <text:s/>#2</text:p>
          </table:table-cell>
          <table:table-cell office:value-type="float" office:value="8184199119" calcext:value-type="float">
            <text:p>8184199119</text:p>
          </table:table-cell>
          <table:table-cell office:value-type="string" calcext:value-type="string">
            <text:p>alainy@ayarchitects.net</text:p>
          </table:table-cell>
          <table:table-cell office:value-type="string" calcext:value-type="string">
            <text:p>281 Bentley Circle Bel Air , CA 90049 US</text:p>
          </table:table-cell>
          <table:table-cell office:value-type="float" office:value="1543" calcext:value-type="float">
            <text:p>1543</text:p>
          </table:table-cell>
          <table:table-cell office:value-type="string" calcext:value-type="string">
            <text:p>Completed Estimate</text:p>
          </table:table-cell>
          <table:table-cell table:style-name="ce1" office:value-type="date" office:date-value="2025-03-28" calcext:value-type="date">
            <text:p>2025-03-2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table-cell office:value-type="string" calcext:value-type="string">
            <text:p>Jason Davenport</text:p>
          </table:table-cell>
          <table:table-cell office:value-type="string" calcext:value-type="string">
            <text:p>false</text:p>
          </table:table-cell>
          <table:table-cell/>
          <table:table-cell office:value-type="string" calcext:value-type="string">
            <text:p>https://cloud.waveguardco.net/index.php/s/jLwHbx6toFn3BQR</text:p>
          </table:table-cell>
          <table:table-cell office:value-type="string" calcext:value-type="string">
            <text:p>https://cloud.waveguardco.net/index.php/s/tWQM69iNcS9HEDG</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5/27/25  Alain called, hasnt heard anything from owner. Hopes to be checking in with them this week. The wife is in charge, makes the decisions. He feels this is important to do. They live overseas. Has big families. 1 owner for all 3 properties. Hopes to have info soon.    FU 6/26/25</text:p>
            <text:p/>
            <text:p>5/27/25  Leon call, left message, texted, asked if he has updated info from the 3 contacts that were interested in our system? He said on last email that there were 2 other proposals. Please let me know how you want me to proceed.       FU 6/26/25</text:p>
            <text:p/>
            <text:p>5/16/25  He emailed, said they do have 2 other proposals.      Leon responded, emailed, reoffered to do a zoom call with the owners.         FU 5/27/25</text:p>
            <text:p/>
            <text:p>5/16/25  Alain emailed, said sorry the owners are taking their time to make a decision.   Leon emailed thanked him for the update. Said not knowing if the owners are looking at other companies Im attaching the doc Questions to Ask when comparing us to other companies. We know our system is like comparing apples to oranges when looking at other companies. There are major differences that can impact a home being saved or not. Id be honored to go over this doc with you next week if that interests you. Please share this doc with the owners. Randy &amp; I would be available for a zoom call as well if the owners would be interested. Let us know.           FU 5/20/26</text:p>
            <text:p/>
            <text:p>5/15/25  Leon emailed, said from email exchange on 5/8/25, you were hoping the owners wouldve replied to you by now on their decisions to move forward with their 3 properties concerning their wG installations. Do you have any updates you can provide?  FU 5/20/25</text:p>
            <text:p/>
            <text:p>4/29/25 He emailed, said the owners are still in the review mode. They just renewed the insurance. By this time next week they will probably know what they want to pursue.      FU 5/7/25</text:p>
            <text:p/>
            <text:p>4/28/25    Leon emailed asked if the owners are still reviewing the proposals and prelims that were sent on 3/31/25? Are they giving any indications on how theyre leaning? Would they be interested in a zoom call with the owner, Randy Lang, and me? We could answer any questions they may have. Let us know.                         FU 5/1/25</text:p>
            <text:p/>
            <text:p>4/14/25  He emailed, said the owners are still reviewing. I asked when would he like for me to check back:               FU 4/28/25</text:p>
            <text:p/>
            <text:p>4/12/25  I emailed, asked if he visited with the owners about the three proposals and prelim designs that were went? If so did the owner need any additional info from us to get to the next step?  Any updates would be appreciated.          FU 4/24/25</text:p>
            <text:p/>
            <text:p>3/31/28  He emailed said he received the proposal &amp; preliminary design. Hell speak to the owners and get back with me.    FU 4/24/25</text:p>
            <text:p/>
            <text:p>3/28/25  I emailed proposal &amp; preliminary design. Also attached homeowner info, video of What Matters Most and video of saved home.</text:p>
            <text:p/>
            <text:p>3/11/25 This is Alains 2nd property listing by the same owner. We visited about the property.        I texted Colt to prepare a preliminary for this address.</text:p>
            <text:p/>
            <text:p>3/9/25  Received RFE.</text:p>
          </table:table-cell>
          <table:table-cell table:number-columns-repeated="2"/>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3-21" calcext:value-type="date">
            <text:p>2025-03-21</text:p>
          </table:table-cell>
          <table:table-cell table:number-columns-repeated="7"/>
          <table:table-cell office:value-type="string" calcext:value-type="string">
            <text:p>true</text:p>
          </table:table-cell>
        </table:table-row>
        <table:table-row table:style-name="ro13">
          <table:table-cell office:value-type="string" calcext:value-type="string">
            <text:p>Amanda Hesser</text:p>
          </table:table-cell>
          <table:table-cell office:value-type="string" calcext:value-type="string">
            <text:p>(718) 594-7180</text:p>
          </table:table-cell>
          <table:table-cell office:value-type="string" calcext:value-type="string">
            <text:p>amandahesser@gmail.com</text:p>
          </table:table-cell>
          <table:table-cell office:value-type="string" calcext:value-type="string">
            <text:p>1449 N. Montgomery Street Ojai, CA 93023 US</text:p>
          </table:table-cell>
          <table:table-cell office:value-type="float" office:value="1544" calcext:value-type="float">
            <text:p>1544</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15/25 <text:s/>She emailed, decided not to move forward with a system at this time. NOT INTERESTED.</text:p>
          </table:table-cell>
          <table:table-cell/>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y8n8aPTnWYi5yYN</text:p>
          </table:table-cell>
          <table:table-cell office:value-type="string" calcext:value-type="string">
            <text:p>https://cloud.waveguardco.net/index.php/s/6rX93PL7DNkKDEd</text:p>
          </table:table-cell>
          <table:table-cell/>
          <table:table-cell office:value-type="string" calcext:value-type="string">
            <text:p>false</text:p>
          </table:table-cell>
          <table:table-cell/>
          <table:table-cell office:value-type="string" calcext:value-type="string">
            <text:p>Bestor Architecture</text:p>
          </table:table-cell>
          <table:table-cell/>
          <table:table-cell office:value-type="string" calcext:value-type="string">
            <text:p>4/15/25  I emailed, asked if she and her husband have come to a decision after our discussion on 3/11/25?  I attached the save home video as well.         FU 4/29/25</text:p>
            <text:p/>
            <text:p>3/11/25  I called, talked to her, explained our system, theyre almost ready to put in a system but they want the heads to be installed from the attic through the roof. I explained our procedure. She needs to visit with her husband &amp; will get back with me. I vetted her for a double pump beginning at $170.   FU 4/15/25</text:p>
            <text:p/>
            <text:p>3/10/25  Received the RFE</text:p>
          </table:table-cell>
          <table:table-cell office:value-type="string" calcext:value-type="string">
            <text:p>Wait for Leon</text:p>
          </table:table-cell>
          <table:table-cell/>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1">
          <table:table-cell office:value-type="string" calcext:value-type="string">
            <text:p>Ankur Kumar</text:p>
          </table:table-cell>
          <table:table-cell office:value-type="float" office:value="9172322947" calcext:value-type="float">
            <text:p>9172322947</text:p>
          </table:table-cell>
          <table:table-cell office:value-type="string" calcext:value-type="string">
            <text:p>kumar.ankur@gmail.com</text:p>
          </table:table-cell>
          <table:table-cell office:value-type="string" calcext:value-type="string">
            <text:p>951 Chautauqua Blvd Pacific Palisades, CA 90272 US</text:p>
          </table:table-cell>
          <table:table-cell office:value-type="float" office:value="1545" calcext:value-type="float">
            <text:p>1545</text:p>
          </table:table-cell>
          <table:table-cell office:value-type="string" calcext:value-type="string">
            <text:p>Qualified Lead</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c7gLYceZ9kkTARn</text:p>
          </table:table-cell>
          <table:table-cell office:value-type="string" calcext:value-type="string">
            <text:p>https://cloud.waveguardco.net/index.php/s/6tY7pyTFdzo2xjb</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17/25  L emailed, reminded him of communication regarding our LTR and applying that on his new construction prior to installing siding or roofing material. If he has an interest, let me know and well continue our conversations. If no, will cease reaching out.        FU 7/30/25</text:p>
            <text:p/>
            <text:p>6/18/25  Leon emailed, asked if he has any interest to continue our conversation to protect his new build home with our LTR?     FU 7/17/25</text:p>
            <text:p/>
            <text:p>5/14/25  Leon emailed, asked if he answered the questions he had and said how our LTR could be a huge benefit to protecting his new build on the inside framing and outside after the home is finished.     FU 6/18/25</text:p>
            <text:p/>
            <text:p>4/10/25  He emailed again, said our literature says the LTR is good for one year. I told him the spray that gets covered up and protected from the elements will last a very long time. Regarding the outside elements spray application need to check every 6 months and we do recommend a 2nd application after the 1st year.         FU 5/14/25</text:p>
            <text:p/>
            <text:p>4/10/25  He emailed, the system is too expensive, hell be looking for other options.           I emailed, I asked him to consider our LTR option during construction, before and after roofing and siding materials are installed. If the surfaces are porous immediate protection will be the result. I included our LTR pkg for him to review.  FU 4/23/25</text:p>
            <text:p/>
            <text:p>4/9/25  I emailed, checking back on the link I sent you and highlighting the home we saved. You said you wanted to think about it. Have You? When will your new build plans be ready to send to me?                              FU 4/23/25</text:p>
            <text:p/>
            <text:p>3/14/25 I emailed homeowner links, Protect video and Palisades fire video. Follow up 4/9/25.</text:p>
            <text:p/>
            <text:p>3/14/25 He texted, need to think about it. Asked to have me send any videos we have for more information.</text:p>
            <text:p/>
            <text:p>3/13/25 I texted told him from zillow his home would take a double pump if rebuilding same size home and price starts at $170k - 210K.</text:p>
            <text:p/>
            <text:p>3/13/25  He texted, wanted to have approx price of our system. House burned down in Palisades fires so nothing to see on google earth.</text:p>
            <text:p/>
            <text:p>3/13/25 I called, left message, texted. Asked for a time that we can speak about his property.</text:p>
            <text:p/>
            <text:p>I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8">
          <table:table-cell office:value-type="string" calcext:value-type="string">
            <text:p>Curtis Kaufman </text:p>
          </table:table-cell>
          <table:table-cell office:value-type="string" calcext:value-type="string">
            <text:p>970-948-0056</text:p>
          </table:table-cell>
          <table:table-cell office:value-type="string" calcext:value-type="string">
            <text:p>ck@kaufmancap.com</text:p>
          </table:table-cell>
          <table:table-cell office:value-type="string" calcext:value-type="string">
            <text:p><text:tab/>770 Schooner Lane Carbondale, CO 81623 US</text:p>
          </table:table-cell>
          <table:table-cell office:value-type="float" office:value="1546" calcext:value-type="float">
            <text:p>1546</text:p>
          </table:table-cell>
          <table:table-cell office:value-type="string" calcext:value-type="string">
            <text:p>Completed Estimate</text:p>
          </table:table-cell>
          <table:table-cell table:style-name="ce1" office:value-type="date" office:date-value="2025-04-02" calcext:value-type="date">
            <text:p>2025-04-02</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 Two Story</text:p>
          </table:table-cell>
          <table:table-cell table:number-columns-repeated="2"/>
          <table:table-cell office:value-type="string" calcext:value-type="string">
            <text:p>false</text:p>
          </table:table-cell>
          <table:table-cell/>
          <table:table-cell office:value-type="string" calcext:value-type="string">
            <text:p>https://cloud.waveguardco.net/index.php/s/k6fGapep6Sqwfqf</text:p>
          </table:table-cell>
          <table:table-cell office:value-type="string" calcext:value-type="string">
            <text:p>https://cloud.waveguardco.net/index.php/s/QqMb2GNCncDi7Sq</text:p>
          </table:table-cell>
          <table:table-cell/>
          <table:table-cell office:value-type="string" calcext:value-type="string">
            <text:p>false</text:p>
          </table:table-cell>
          <table:table-cell/>
          <table:table-cell office:value-type="string" calcext:value-type="string">
            <text:p>Refer</text:p>
          </table:table-cell>
          <table:table-cell/>
          <table:table-cell office:value-type="string" calcext:value-type="string">
            <text:p>7/29/25  L emailed, asked if he reached out to his ins rep to check w/Cincinnati ins on insuring his home? Told him Dorothy Sarnas response to him and it looked possible that they would consider insuring his home if he used our LTR. Let us know what he found out.   FU 8/18/25</text:p>
            <text:p/>
            <text:p>5/29/25  He emailed, said he read Dorothys response and it sounds interesting. He said its like they may cover his home in that area. He may have them take a look.         Leon emailed, agreed there could be a possibility for ins. There would be requirements like additional mitigation, home hardening, creating defensible space etc.. They are open minded. I asked him to keep in touch should he decide to go down that road w/Cincinnati.     FU 7/29/25</text:p>
            <text:p/>
            <text:p>5/28/25  Dorothy Sarna with Cincinnati emailed a response to his looking for more proof of our LTR.</text:p>
            <text:p/>
            <text:p>Leon forwarded her response to Curtis so he can see how they evaluate risk and needed mitigation.    FU 6/6/25</text:p>
            <text:p/>
            <text:p>5/27/25  Leon emailed, told him havent heard back yet from ins companies if theyd approve or not using LTR as a wildfire protection.           FU 6/6/25</text:p>
            <text:p/>
            <text:p>5/8/25  Leon called, spoke to Curtis, discussed LTR info and the MSDS. Hes still looking for more proof or approval like insurance companies or commercial recommendations before he moves forward with any decision to do a manual spray.         I spoke to Randy, he doesnt want me wasting my time, however, Ill reach out to Dorothy Sarna, give her his address and see if theyll insure his home if he has an LTR application.   FU  5/27/25</text:p>
            <text:p/>
            <text:p>5/2/25  Leon emailed, asked for his best day and time to discuss the report?         FU 5/6/25</text:p>
            <text:p/>
            <text:p>5/1/25  Leon emailed the LTR brochure, LTR video and LTR explanation for homeowners and the MSDS sheet. He did not agree to the terms of agreement form the links so Leon send it over easier.    FU 5/12/25</text:p>
            <text:p/>
            <text:p>4/12/25  I emailed asked if hes had a chance to read and listen to the LTR info I sent last week? Wed appreciate the opportunity to get to the next step with him and protect his home &amp; property.                                           FU 4/28/25</text:p>
            <text:p/>
            <text:p>4/8/25  He texted, wants to do more bladder research. He also would like more info on our retardant.                                    I emailed our LTR pkg including the MSDS files.   FU 4/11/25</text:p>
            <text:p/>
            <text:p>4/7/25  I called, left message, texted, asked if tomorrow morning 4/8 @ 9am will still work for Randy to see you at your house?    FU 4/9/25</text:p>
            <text:p/>
            <text:p>4/2/25  I called Randy, he said hell send out Curtiss proposal and follow up with him because hell have to set up a site visit in Carbondale, CO with him.</text:p>
            <text:p/>
            <text:p>3/27/25 Randy called him. explained the water storage issue. He wants to move forward with a preliminary. I let Colt know to start prelim. Randy will need to do a site visit.</text:p>
            <text:p/>
            <text:p>3/17/25  I called, discussed our system, had lots of questions. He asked for my contact info for follow up. Also asked if we have a client Kovak? I said it doesnt sound familiar. He said a system in the Palisades fire saved our friends home. Was wondering if it was our system. Could you find out who the company was that saved their home? Hell find out because that story was all over the news. Had question about water storage. Has room in basement for rubber bladders, thick walls tie together to get the amount of water needed for the system. Discussed gravity feel. I told him our owner will be giving him a call.</text:p>
            <text:p/>
            <text:p>3/14/25  He texted, said to call him 3/17/25 @ 5 cdt.</text:p>
            <text:p/>
            <text:p>3/13/25  I called, left message, texted, asked if hes be available for a call tomorrow after lunch to clarify a couple of questions from his estimate form?     Received RFE.</text:p>
          </table:table-cell>
          <table:table-cell office:value-type="string" calcext:value-type="string">
            <text:p>3/27/25 Randy called him. explained the water storage issue. He wants to move forward with a preliminary. I let Colt know to start prelim. Randy will need to do a site visit. <text:s text:c="22"/>I called, discussed our system, had lots of questions. He asked for my contact info for followup. Also asked if we have a client Kovak? I said it doesnt sound familar. He said a system in the Palisades fire saved our friends home. Was wondering if it was our system. Could you find out who the company was that saved their home? Hell find out because that story was all over the news. Had question about water storage. Has room in basement for ubber bladders, thick walls tie together to get the amount of water needed for the system. Discussed gravity feel. I told him our owner will be giving him a call. <text:s text:c="11"/>He texted, said to call him 3/17/25 @ 5 cdt. <text:s text:c="4"/>I called, left message, texted, asked if hes be available for a call tomorrow after lunch to clarify a couple of questions from his estimate form? <text:s text:c="4"/>Received RFE. <text:s/></text:p>
          </table:table-cell>
          <table:table-cell/>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Jonathon Micheletti</text:p>
          </table:table-cell>
          <table:table-cell office:value-type="float" office:value="2096078774" calcext:value-type="float">
            <text:p>2096078774</text:p>
          </table:table-cell>
          <table:table-cell office:value-type="string" calcext:value-type="string">
            <text:p>jonathon98@gmail.com</text:p>
          </table:table-cell>
          <table:table-cell office:value-type="string" calcext:value-type="string">
            <text:p>14691 Colter Way, Magalia , CA 95954 US</text:p>
          </table:table-cell>
          <table:table-cell office:value-type="float" office:value="1547" calcext:value-type="float">
            <text:p>1547</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Contact Form</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k6fGapep6Sqwfqf</text:p>
          </table:table-cell>
          <table:table-cell office:value-type="string" calcext:value-type="string">
            <text:p>https://cloud.waveguardco.net/index.php/s/QqMb2GNCncDi7Sq</text:p>
          </table:table-cell>
          <table:table-cell/>
          <table:table-cell office:value-type="string" calcext:value-type="string">
            <text:p>false</text:p>
          </table:table-cell>
          <table:table-cell/>
          <table:table-cell office:value-type="string" calcext:value-type="string">
            <text:p>ChatGPT</text:p>
          </table:table-cell>
          <table:table-cell/>
          <table:table-cell office:value-type="string" calcext:value-type="string">
            <text:p>6/27/25  No responses from Jonathon. **Not Interested.**</text:p>
            <text:p/>
            <text:p>5/27/25  Leon emailed asked for an answer if hes still interested. If yes, let me know and well find a day and time to make that happen. If no, let me know that too and Ill remove you from my follow up list.           FU 6/27/25</text:p>
            <text:p/>
            <text:p>4/17/25  Leon emailed him, asked if hes made a decision to have his property &amp; home sprayed w/our LTR per the proposal price of $8125? Any info he could share would be appreciated.      FU 5/27/25</text:p>
            <text:p/>
            <text:p>4/4/25  I emailed, asked if hes read the information I sent him on 3/18?  And did he have any questions about the efficacy and the fire protection it provides? Has he made a decision to have our personnel spray his home and property?       FU 4/15/25.</text:p>
            <text:p/>
            <text:p>3/18/25 I emailed, regarding our communication on Mar. 13th, I found out today from our installers that the price to spray your entire home is $8125. If youre interested they could work you into their schedule within the next 2-3 weeks and get your home protected before the next fire challenge. Let me know if you have any questions.  FU 4/2/25.</text:p>
            <text:p/>
            <text:p>3/13/25 I called, left message, emailed, told him were waiting on LTR pricing. I attached link for our LTR info.</text:p>
            <text:p/>
            <text:p>3/13/25 I received RFE for LTR application.</text:p>
          </table:table-cell>
          <table:table-cell table:number-columns-repeated="2"/>
          <table:table-cell table:style-name="Default"/>
          <table:table-cell/>
          <table:table-cell office:value-type="string" calcext:value-type="string">
            <text:p>Long Term Retardant (LTR) Application</text:p>
          </table:table-cell>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John Simmons</text:p>
          </table:table-cell>
          <table:table-cell office:value-type="string" calcext:value-type="string">
            <text:p>(818) 348-2722</text:p>
          </table:table-cell>
          <table:table-cell office:value-type="string" calcext:value-type="string">
            <text:p>jds963@gmail.com</text:p>
          </table:table-cell>
          <table:table-cell office:value-type="string" calcext:value-type="string">
            <text:p>8369 Jason Ave West Hills, CA 91304 US</text:p>
          </table:table-cell>
          <table:table-cell office:value-type="float" office:value="1548" calcext:value-type="float">
            <text:p>1548</text:p>
          </table:table-cell>
          <table:table-cell office:value-type="string" calcext:value-type="string">
            <text:p>Closed Lost</text:p>
          </table:table-cell>
          <table:table-cell table:number-columns-repeated="2"/>
          <table:table-cell office:value-type="string" calcext:value-type="string">
            <text:p>Pre-existing Multi-Tennant</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Qt925nEi7p6XCGB</text:p>
          </table:table-cell>
          <table:table-cell office:value-type="string" calcext:value-type="string">
            <text:p>https://cloud.waveguardco.net/index.php/s/7HcoXyPXfdAWd6C</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6/25/25  No responses from John.  **Not Interested.**</text:p>
            <text:p/>
            <text:p>6/18/25  Leon called, left message, texted, asked if he still has any interest to protect his multi tenant property? If no, let us know, if yes, give day &amp; time to have a conversation.   FU 7/17/25</text:p>
            <text:p/>
            <text:p>6/2/25  Leon emailed, checking back again for your request for info you submitted on 3/13/25 to protect your home &amp; property from exterior wildfire. I emailed you on 5/1/25 the homeowner info for our system, our LTR info as a 2nd option and the video of the home our system saved in the Malibu fire. Are you any closer to making a decision on the direction you want to pursue?    FU 6/18/25</text:p>
            <text:p/>
            <text:p>5/1/25  Leon emailed asked if hes made a decision to protect his home and valuable possessions with either our system or LTR spray option? Let me know.         FU 6/1//25</text:p>
            <text:p/>
            <text:p>4/14/25  I emailed, checking back on the info I sent him of 3/14/25. Asked if he needs anything else from us to get to the next step?  Let me know and we could have another conversation,         FU 4/30/25</text:p>
            <text:p/>
            <text:p>He emailed, said he received the info I sent. Follow up 4/14/25.</text:p>
            <text:p/>
            <text:p>3/14/25 I called, spoke to John. Discussed our system, answered questions. He has Mercury Ins. They have a smaller home but he understands the need. Discussed the LTR also. He wants more info. I sent Malibu saved home video, homeowner info, LTR info &amp; Protect What Matters Most video.</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9">
          <table:table-cell office:value-type="string" calcext:value-type="string">
            <text:p>Carlos Rodriguez</text:p>
          </table:table-cell>
          <table:table-cell office:value-type="string" calcext:value-type="string">
            <text:p>(415) 233-3885</text:p>
          </table:table-cell>
          <table:table-cell office:value-type="string" calcext:value-type="string">
            <text:p>carlos@murphymckenna.com</text:p>
          </table:table-cell>
          <table:table-cell office:value-type="string" calcext:value-type="string">
            <text:p>2560 W. Dry Creek Road Healdsburg, CA 95448 US</text:p>
          </table:table-cell>
          <table:table-cell office:value-type="float" office:value="1549" calcext:value-type="float">
            <text:p>1549</text:p>
          </table:table-cell>
          <table:table-cell office:value-type="string" calcext:value-type="string">
            <text:p>Completed Estimate</text:p>
          </table:table-cell>
          <table:table-cell table:style-name="ce1" office:value-type="date" office:date-value="2025-04-03" calcext:value-type="date">
            <text:p>2025-04-03</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 Two Story</text:p>
          </table:table-cell>
          <table:table-cell office:value-type="string" calcext:value-type="string">
            <text:p>Full Remodel of an existing single story Main House, two-story Barn/Guest House, single story Pool House, &amp; Shed.</text:p>
          </table:table-cell>
          <table:table-cell/>
          <table:table-cell office:value-type="string" calcext:value-type="string">
            <text:p>false</text:p>
          </table:table-cell>
          <table:table-cell/>
          <table:table-cell office:value-type="string" calcext:value-type="string">
            <text:p>https://cloud.waveguardco.net/index.php/s/FjZBkiTSQ5sxFHa</text:p>
          </table:table-cell>
          <table:table-cell office:value-type="string" calcext:value-type="string">
            <text:p>https://cloud.waveguardco.net/index.php/s/7eHzLt5BpbWGSBX</text:p>
          </table:table-cell>
          <table:table-cell/>
          <table:table-cell office:value-type="string" calcext:value-type="string">
            <text:p>false</text:p>
          </table:table-cell>
          <table:table-cell/>
          <table:table-cell office:value-type="string" calcext:value-type="string">
            <text:p>architect</text:p>
          </table:table-cell>
          <table:table-cell/>
          <table:table-cell office:value-type="string" calcext:value-type="string">
            <text:p>5/30/25  Leon called, spoke to Carols, theres been a few design changes and theyre working through that phase before decisions can begin to discuss wildfire protection. I emailed him link to Questions to Ask doc for when that time arrives.  FU 8/11/25</text:p>
            <text:p/>
            <text:p>4/21/25  I called, they are still out at least 4-6 wks for owners to make a decision on all contractors including wG. He wants me to call back in a month.          FU 5/29/25</text:p>
            <text:p/>
            <text:p>4/4/25   I called, Carlos did receive the proposal I sent and hell pass it along to the owner.  He said the video I sent was very helpful and wants to understand the system a little more. He doesnt have any questions right now and hell reach out to me the middle part of next week. This  </text:p>
            <text:p>RFE was a request by the architect as an add-on due to the recent fires and additional protection because of ins challenges that could happen. There are more houses in the hills that fire trucks cant get to. This is from the home lost in the Sonoma fire and will help them to see it can be an addition to save their investment.  FU 4/17/25.</text:p>
            <text:p/>
            <text:p>4/3/25  I emailed proposal &amp; prelim design. Also sent link to homeowner info, video of Protect What Matters Most and video of save Palisades home. FU 4/4/25</text:p>
            <text:p/>
            <text:p>3/31/25 Colt emailed preliminary to Jason.</text:p>
            <text:p/>
            <text:p>3/14/25  I emailed, said that its possible to do both , however, I spoke to the owner and he said there will be more cost savings if we do it as one proposal.</text:p>
            <text:p/>
            <text:p>3/14/25 Carlos, with Murphy McKenna, called, their company has a lead in Healdsburg. Would like estimates for individual and as one complete estimate. I spoke to Randy &amp; Colt. They���ll do one preliminary, it will be more cost effective. Hope to have them done by Fri 3/21/25.</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0">
          <table:table-cell office:value-type="string" calcext:value-type="string">
            <text:p>Alex Wake</text:p>
          </table:table-cell>
          <table:table-cell office:value-type="string" calcext:value-type="string">
            <text:p>(213) 284-9635</text:p>
          </table:table-cell>
          <table:table-cell office:value-type="string" calcext:value-type="string">
            <text:p>alex54444@gmail.com</text:p>
          </table:table-cell>
          <table:table-cell office:value-type="string" calcext:value-type="string">
            <text:p>506 thrift rd Malibu, CA 90265 US</text:p>
          </table:table-cell>
          <table:table-cell office:value-type="float" office:value="1550" calcext:value-type="float">
            <text:p>1550</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Garage</text:p>
          </table:table-cell>
          <table:table-cell/>
          <table:table-cell office:value-type="string" calcext:value-type="string">
            <text:p>true</text:p>
          </table:table-cell>
          <table:table-cell/>
          <table:table-cell office:value-type="string" calcext:value-type="string">
            <text:p>https://cloud.waveguardco.net/index.php/s/XM4xfs5S623GMQo</text:p>
          </table:table-cell>
          <table:table-cell office:value-type="string" calcext:value-type="string">
            <text:p>https://cloud.waveguardco.net/index.php/s/atkQXrdJxDX6Xcx</text:p>
          </table:table-cell>
          <table:table-cell/>
          <table:table-cell office:value-type="string" calcext:value-type="string">
            <text:p>false</text:p>
          </table:table-cell>
          <table:table-cell office:value-type="string" calcext:value-type="string">
            <text:p>Neighbor</text:p>
          </table:table-cell>
          <table:table-cell table:number-columns-repeated="2"/>
          <table:table-cell office:value-type="string" calcext:value-type="string">
            <text:p>6/20/25  Leon emailed, asked if hes completed his stucco project?                FU 8/19/25</text:p>
            <text:p/>
            <text:p>4/12/25  He emailed, appreciated the info. Hell be back in touch when hes finished installing the new stucco.            FU 6/20/25</text:p>
            <text:p/>
            <text:p>4/12/25  He emailed, likes our LTR, hes going to reapply new stucco in the net couple of months. He definitely will wait to spray on the application till then.  He also asked if waiting till fire season starts if best anyway? I told him its always his choice but in todays CA environment its difficult to guess that time, especially when our LTR absorbs immediately and it doesnt wash off.  It provides immediate protection. Theres no need to guess.                FU 4/28/25</text:p>
            <text:p/>
            <text:p>4/10/25  I emailed Alex, reminded him I emailed the LTR info to him on 3/19/25 to consider an LTR spray application for his home. Im checking back to see how hed like to proceed. FU 4/21/25</text:p>
            <text:p/>
            <text:p>3/19/25  Alex emailed Hes intrigued by our LTR however needs more info about it being plant / vegetable based. I emailed our MSDS file and the Palisades/Malibu fire video.  Follow Up 4/10/25</text:p>
            <text:p/>
            <text:p>3/18/25  I emailed, regarding our communication on Sat. below is our LTR links. I was told that to spray your entire home is $6500 . If youre interested our installers could work you into their schedule within the next 2-3 wks. and get your home protected before the next fire challenge. Let me know if you have any questions.</text:p>
            <text:p/>
            <text:p>3/17/25   I called on the 17th. The system is too expensive, however, hes interested the LTR info.</text:p>
            <text:p/>
            <text:p>3/15/25  Alex texted, hes available for a call Mon 3/17 1:30pst.</text:p>
            <text:p/>
            <text:p>3/15/25  I called, left message, texted asked for best day/time to talk about his request.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6">
          <table:table-cell office:value-type="string" calcext:value-type="string">
            <text:p>Alain Yotnegparian</text:p>
          </table:table-cell>
          <table:table-cell office:value-type="string" calcext:value-type="string">
            <text:p>(818) 419-9119</text:p>
          </table:table-cell>
          <table:table-cell office:value-type="string" calcext:value-type="string">
            <text:p>alainy@ayarchitects.net</text:p>
          </table:table-cell>
          <table:table-cell office:value-type="string" calcext:value-type="string">
            <text:p>275 Bentley Circle Bel Air, CA 90049 US</text:p>
          </table:table-cell>
          <table:table-cell office:value-type="float" office:value="1551" calcext:value-type="float">
            <text:p>1551</text:p>
          </table:table-cell>
          <table:table-cell office:value-type="string" calcext:value-type="string">
            <text:p>Completed Estimate</text:p>
          </table:table-cell>
          <table:table-cell table:style-name="ce1" office:value-type="date" office:date-value="2025-03-28" calcext:value-type="date">
            <text:p>2025-03-2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table-cell office:value-type="string" calcext:value-type="string">
            <text:p>Jason Davenport</text:p>
          </table:table-cell>
          <table:table-cell office:value-type="string" calcext:value-type="string">
            <text:p>false</text:p>
          </table:table-cell>
          <table:table-cell/>
          <table:table-cell office:value-type="string" calcext:value-type="string">
            <text:p>https://cloud.waveguardco.net/index.php/s/mSQYRm7tWrzimPp</text:p>
          </table:table-cell>
          <table:table-cell office:value-type="string" calcext:value-type="string">
            <text:p>https://cloud.waveguardco.net/index.php/s/4xjX26H6bzSztdW</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6/26/25  Alain emailed, said no word yet. Theyre preoccupied with some other matters at the moment. Once they settle, they may get back to this.     FU 7/31/25</text:p>
            <text:p/>
            <text:p>6/26/25  Leon emailed, in last phone call on 5/27/25 he mentioned the challenges of the large family making decisions and that the wife was in charge. Knowing that have you received any updates this past month?        FU 7/7/25</text:p>
            <text:p/>
            <text:p>5/27/25  Alain called, hasnt heard anything from owner. Hopes to be checking in with them this week. The wife is in charge, makes the decisions. He feels this is important to do. They live overseas. Has big families. 1 owner for all 3 properties. Hopes to have info soon.    FU 6/26/25</text:p>
            <text:p/>
            <text:p>5/27/25  Leon call, left message, texted, asked if he has updated info from the 3 contacts that were interested in our system? He said on last email that there were 2 other proposals. Please let me know how you want me to proceed.       FU 6/26/25</text:p>
            <text:p/>
            <text:p>5/16/25  He emailed, said they do have 2 other proposals.      Leon responded, emailed, reoffered to do a zoom call with the owners.         FU 5/27/25</text:p>
            <text:p/>
            <text:p>5/16/25  Alain emailed, said sorry the owners are taking their time to make a decision.   Leon emailed thanked him for the update. Said not knowing if the owners are looking at other companies Im attaching the doc Questions to Ask when comparing us to other companies. We know our system is like comparing apples to oranges when looking at other companies. There are major differences that can impact a home being saved or not. Id be honored to go over this doc with you next week if that interests you. Please share this doc with the owners. Randy &amp; I would be available for a zoom call as well if the owners would be interested. Let us know.       FU 5/20/26</text:p>
            <text:p/>
            <text:p>5/15/25  Leon emailed, said from email exchange on 5/8/25, you were hoping the owners wouldve replied to you by now on their decisions to move forward with their 3 properties concerning their wG installations. Do you have any updates you can provide?  FU 5/20/25</text:p>
            <text:p/>
            <text:p>4/29/25 He emailed, said the owners are still in the review mode. They just renewed the insurance. By this time next week they will probably know what they want to pursue.      FU 5/7/25</text:p>
            <text:p/>
            <text:p>4/28/25    Leon emailed asked if the owners are still reviewing the proposals and prelims that were sent on 3/31/25? Are they giving any indications on how theyre leaning? Would they be interested in a zoom call with the owner, Randy Lang, and me? We could answer any questions they may have. Let us know.     FU 5/1/25</text:p>
            <text:p/>
            <text:p>4/14/25  He emailed, said the owners are still reviewing. I asked when would he like for me to check back:               FU 4/28/25</text:p>
            <text:p/>
            <text:p>4/12/25  I emailed, asked if he visited with the owners about the three proposals and prelim designs that were went? If so did the owner need any additional info from us to get to the next step?  Any updates would be appreciated.          FU 4/24/25</text:p>
            <text:p/>
            <text:p>3/31/28  He emailed said he received the proposal &amp; preliminary design. Hell speak to the owners and get back with me.    FU 4/24/25</text:p>
            <text:p/>
            <text:p>3/28/25  I emailed proposal &amp; preliminary design. Also attached homeowner info, video of What Matters Most and video of saved home.</text:p>
            <text:p/>
            <text:p>3/17/25 This is Alains 3nd property listing by the same owner. We visited about the property.        I texted Colt to prepare a preliminary for this address.</text:p>
            <text:p/>
            <text:p>3/17/25  Received RFE.</text:p>
          </table:table-cell>
          <table:table-cell table:number-columns-repeated="2"/>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3-21" calcext:value-type="date">
            <text:p>2025-03-21</text:p>
          </table:table-cell>
          <table:table-cell table:number-columns-repeated="7"/>
          <table:table-cell office:value-type="string" calcext:value-type="string">
            <text:p>true</text:p>
          </table:table-cell>
        </table:table-row>
        <table:table-row table:style-name="ro11">
          <table:table-cell office:value-type="string" calcext:value-type="string">
            <text:p>Bruce Anglin</text:p>
          </table:table-cell>
          <table:table-cell office:value-type="string" calcext:value-type="string">
            <text:p>(530) 448-9040</text:p>
          </table:table-cell>
          <table:table-cell office:value-type="string" calcext:value-type="string">
            <text:p>bruceanglin@ymail.com</text:p>
          </table:table-cell>
          <table:table-cell office:value-type="string" calcext:value-type="string">
            <text:p>1165 lakeshore drive Incline Village, NV 89451 US</text:p>
          </table:table-cell>
          <table:table-cell office:value-type="float" office:value="1552" calcext:value-type="float">
            <text:p>1552</text:p>
          </table:table-cell>
          <table:table-cell office:value-type="string" calcext:value-type="string">
            <text:p>Completed Estimate</text:p>
          </table:table-cell>
          <table:table-cell table:style-name="ce1" office:value-type="date" office:date-value="2025-04-03" calcext:value-type="date">
            <text:p>2025-04-03</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TNJgwgwK4fJFF4k</text:p>
          </table:table-cell>
          <table:table-cell office:value-type="string" calcext:value-type="string">
            <text:p>https://cloud.waveguardco.net/index.php/s/pCzaAL66GpiP3ee</text:p>
          </table:table-cell>
          <table:table-cell/>
          <table:table-cell office:value-type="string" calcext:value-type="string">
            <text:p>true</text:p>
          </table:table-cell>
          <table:table-cell table:number-columns-repeated="3"/>
          <table:table-cell office:value-type="string" calcext:value-type="string">
            <text:p>6/18/25  Leon called spoke to Bruce. He said owners went with FL. They have friends in LA who have that system and advised them to go with them also.        Bruce did say he has a client thats building a $100K home next year and they trust Bruce for all decisions.  He wants Leon to reach back after the 1st of the year 2026.   FU **1/6/2026**</text:p>
            <text:p/>
            <text:p>5/27/25  Leon called, left urgent message on why hes not responding, if the owner even interested in our system?     Bruce called, apologized for delay, said theres been discussion about using more underground tanks for landscaping and wanted to know if that would affect our proposal?  Leon asked if the additional water tanks have a pipe running to the mechanical room?        He called, said yes there will still be access. Said that should lower their price because we wont need to install the tanks, they will. He said the owners wife is driving this protection project and wants to have a discussion on how our system is different from other systems. Theyre on vacation, when they return, we can discuss having a zoom call with her.  Leon said hell check on that because we thought we already did a reduction for the previous discussion with the tanks being removed from our proposal. Said hell get back with him.</text:p>
            <text:p/>
            <text:p>Leon called, left message, said the proposals that were sent out on 4/17/25 had factored in removing tanks, therefore the proposal is still accurate.        FU 6/18/25</text:p>
            <text:p/>
            <text:p>5/26/25  Leon called, spoke to Bruce,</text:p>
            <text:p/>
            <text:p>5/15/25  Leon texted, said I hope everything is ok with you personally because youve always answered my texts and phone calls. Let me know if youre good.   FU 5/27/25</text:p>
            <text:p/>
            <text:p>5/12/25  Leon texted, asked how the meeting had one last week with the owner and the frontline proposal?            FU 5/15/25</text:p>
            <text:p/>
            <text:p>5/8/25  Leon texted, asked if they received the frontline proposal?    He texted, yes and the owner has both proposals. Theres a meeting today. Hell let me know how it went.    I asked if the owner knows the major differences between our 2 systems?   He texted, said YES!       FU</text:p>
            <text:p/>
            <text:p>4/30/25  Leon texted Bruce, asked if theyve received the Frontline proposal?       FU 5/8/25</text:p>
            <text:p/>
            <text:p>4/17/25  Leon **emailed the revised proposal** and sent a text with the final number. I also asked him to look at the second page of the proposal for clarification on what we spoke about.   FU 4/30/25</text:p>
            <text:p/>
            <text:p>4/15/25 Bruce called during our weekly team meeting, I answered and shared the ongoing conversation with the team. Michael was able to address Bruce on his concerns with Lithium batteries and battery backup.        After the call, we discussed the location and I will reach back to Bruce and ask  "Are they going to put the pumps in the mechanical room or in our cabinet  outside?".  If they want them in the mechanical room well need to add another pump to the quote in order to have gravity feed.      I called Bruce he said in the mechanical room.      I called again to see if theyre providing the tanks.    Bruce said yes.   I called again per Randy, asked if theyre be providing the 4" water line to the mechanical room from the tanks?       Bruce said yes.  FU 4/18/25</text:p>
            <text:p/>
            <text:p>4/14/25  I called, left message and texted, asked him to send me the battery bank info for our call tomorrow with our owners.                 FU 4/15/25</text:p>
            <text:p/>
            <text:p>4/12/25  Bruce called, Needs more info. I explained some of what Michael said and I repeated my earlier answers to his questions. And he repeated his concerns again about enough backup power. He explain their 3 different backup options and hell send those names &amp; specs over for us to look. These are lithium batteries. He said batteries start with lead acid then upgrade to gel, then to fiberglass then to lithium.  He said the owner doesnt want solar panels. He said this owner also has a home in Malibu that needs protection.</text:p>
            <text:p/>
            <text:p>4/9/25  I called Michael, told him about the battery packs that Bruce has.  Michael couldnt understand why he needs the battery packs nor the battery info. He said the better question is What size circuit does their electrician need to keep our batteries charged? He said the answer is a 15 amp circuit and this would be one for each cabinet.</text:p>
            <text:p/>
            <text:p>4/9/25  Bruce called, wanted info on our batteries and amps; concerned with having enough battery backup as they have battery packs themselves that we could tap into. He said hell send over their batter pack info.    Ill call Michael to get this thoughts on this.</text:p>
            <text:p/>
            <text:p>4/5/25  Bruce called said theyre going to talk next week and send over questions for us to answer. They would like to consider cisterns above the property that would accommodate gravity feed,   FU4/9/25</text:p>
            <text:p/>
            <text:p>4/4/25   I called Bruce, he didnt get the proposal. I sent it again to a different email, he received it. Hes very interested to work with us. He needs answers and verification on certain aspects so he can discuss with the engineers and architects. Some of those being what are the amp hours of our batteries; how many batteries will be required; how long will the system support the batteries, with and without power backup and hes pointing out our systems weak points, which are power and tank water storage logistics.    FU 4/9/25</text:p>
            <text:p/>
            <text:p>4/3/25  i emailed proposal &amp; preliminary design to Bruce.      FU 4/4/25</text:p>
            <text:p/>
            <text:p>4/1/25  Google Teams call went well. Had good questions. Randy answered them. Theres a possibility of another call next week. Bruce has follow up questions for Randy and Michael regarding a generator and their backup batteries.  FU 4/4/25.</text:p>
            <text:p/>
            <text:p>3/28/25 Bruce emailed, wants a teams call with Randy &amp; me on 4/1/25 at 1pm cst. Will also have Rick Baines (Bruces employee), Dane Hutchens, the owners rep. &amp; Bruce Olson.</text:p>
            <text:p/>
            <text:p>3/28/25  I texted Colt for a preliminary</text:p>
            <text:p/>
            <text:p>3/26/25 I spoke to Bruce, vetting this owner is no problem. Bruce deals with high end owners.</text:p>
            <text:p/>
            <text:p>3/23/25 I called his son Michael about installing our system. Hes very interested. I sent him homeowner info to read and videos to watch. Will discuss w/Randy &amp; have him call him.</text:p>
            <text:p/>
            <text:p>3/21/25 Received the RFE.  I asked him to send site &amp; elevation plans via drop box. I also sent him the link for Plans. He sent them over.</text:p>
            <text:p/>
            <text:p>3/20/25 He called, hes a GC in NV. Interested in system and son, Michael, is interested in installing our system. I asked him to fill out the RFE.  Follow up 4/9/25</text:p>
          </table:table-cell>
          <table:table-cell office:value-type="string" calcext:value-type="string">
            <text:p>4/17/25 sent revised updated proposal &amp; prelim design.</text:p>
          </table:table-cell>
          <table:table-cell/>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30">
          <table:table-cell office:value-type="string" calcext:value-type="string">
            <text:p>Diane Doroski</text:p>
          </table:table-cell>
          <table:table-cell office:value-type="string" calcext:value-type="string">
            <text:p>(858) 204-4663</text:p>
          </table:table-cell>
          <table:table-cell office:value-type="string" calcext:value-type="string">
            <text:p>dianedoroski@gmail.com</text:p>
          </table:table-cell>
          <table:table-cell office:value-type="string" calcext:value-type="string">
            <text:p>20127 Archie Briggs Road Bend, OR 97703 US</text:p>
          </table:table-cell>
          <table:table-cell office:value-type="float" office:value="1553" calcext:value-type="float">
            <text:p>1553</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7/25  She emailed, said they decided not to go in this direction. NOT INTERESTED.</text:p>
            <text:p/>
            <text:p>4/7/25  I emailed, asked if shes looked over the LTR to see if she has any questions. Does she have an interest to consider this option for this coming spring?</text:p>
          </table:table-cell>
          <table:table-cell/>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PTnopbo59HK8sCe</text:p>
          </table:table-cell>
          <table:table-cell office:value-type="string" calcext:value-type="string">
            <text:p>https://cloud.waveguardco.net/index.php/s/dTJwgQBFkRC8L34</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
            <text:p>3/26/25  I emailed our MSDS file on the LTR. FU 4/7/25.         </text:p>
            <text:p/>
            <text:p>3/26/25  I called her back. Explained our system. The house is on small plot so doesnt have room for a tank. Does have a river that they have rights to use. However, it freezes in winter so they close off the pipes then. Told her it probably wont work for our system.   Told her of another option to protecting her home would be our LTR spray application.  She agreed to have me send her info on the LTR. Ill follow up 4/7/25.                 </text:p>
            <text:p/>
            <text:p> 3/25/25  She called, from Oregon, interested in our system. Had her go to the web and fill out the RFE. She said her roof is concrete, siding is wood, needs water under eaves. Told her Ill call her after she submits the form so I have her info and well finish the conversation. Follow up 3/26/25.</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8">
          <table:table-cell office:value-type="string" calcext:value-type="string">
            <text:p>Dan Sheron</text:p>
          </table:table-cell>
          <table:table-cell office:value-type="string" calcext:value-type="string">
            <text:p>(415) 497-7189</text:p>
          </table:table-cell>
          <table:table-cell office:value-type="string" calcext:value-type="string">
            <text:p>dsheron@mcquadedev.co</text:p>
          </table:table-cell>
          <table:table-cell office:value-type="string" calcext:value-type="string">
            <text:p>538 Chautauqua BLVD Pacific Palisades, CA 900272 US</text:p>
          </table:table-cell>
          <table:table-cell office:value-type="float" office:value="1554" calcext:value-type="float">
            <text:p>1554</text:p>
          </table:table-cell>
          <table:table-cell office:value-type="string" calcext:value-type="string">
            <text:p>Completed Estimate</text:p>
          </table:table-cell>
          <table:table-cell table:style-name="ce1" office:value-type="date" office:date-value="2025-04-18" calcext:value-type="date">
            <text:p>2025-04-18</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Roof Plans, Elevation Plans, Site</text:p>
          </table:table-cell>
          <table:table-cell office:value-type="string" calcext:value-type="string">
            <text:p>Two Story</text:p>
          </table:table-cell>
          <table:table-cell office:value-type="string" calcext:value-type="string">
            <text:p>Auxiliary Cabana building by Pool</text:p>
          </table:table-cell>
          <table:table-cell/>
          <table:table-cell office:value-type="string" calcext:value-type="string">
            <text:p>true</text:p>
          </table:table-cell>
          <table:table-cell table:number-columns-repeated="2"/>
          <table:table-cell office:value-type="string" calcext:value-type="string">
            <text:p>https://cloud.waveguardco.net/index.php/s/QEEoGXK9Q4itbbD</text:p>
          </table:table-cell>
          <table:table-cell/>
          <table:table-cell office:value-type="string" calcext:value-type="string">
            <text:p>true</text:p>
          </table:table-cell>
          <table:table-cell/>
          <table:table-cell office:value-type="string" calcext:value-type="string">
            <text:p>We bid another project for McQuade Dev.</text:p>
          </table:table-cell>
          <table:table-cell/>
          <table:table-cell office:value-type="string" calcext:value-type="string">
            <text:p>7/3/25  L emailed, called, left message, asked if their client has completed looking at all their potential options for wildfire coverage? If so, have they come to any conclusion? Any updates would be appreciated.     FU 8/5/25</text:p>
            <text:p/>
            <text:p>6/18/25  Leon emailed, asked if he had any updates from the owners on their options they were pursuing? And did he share with the owners that Questions to Ask doc that was emailed to him on 6/15/25?   FU 7/3/25</text:p>
            <text:p/>
            <text:p>5/15/25  Leon emailed, said from our discussion on 5/1/25 and he mentioned the owners are still looking at options, below is a link titled Questions to Ask when comparing other systems. Please share this with the owners as a help mate when comparing others systems to waveGUARD systems there are MAJOR differences and those need to be explained! Let me know if you have any questions. FU 6/18/25</text:p>
            <text:p/>
            <text:p>5/1/25  Leon called, Dan said the owners are still at the same place, looking at options. He wants to keep in touch and hell keep working with the owners.      FU 5/15/25</text:p>
            <text:p/>
            <text:p>4/28/25  Leon emailed, asked if the owners have shown any movement in the proposal and additional info He sent to share with the owners? Any updates would be appreciated.         FU 5/2/25</text:p>
            <text:p/>
            <text:p>4/18/25  **Leon emailed proposal &amp; prelim design.**  I emailed homeowner info, video on Protect What MM and video of the saved home in Malibu fire.              FU 4/25/25</text:p>
            <text:p/>
            <text:p>4/2/25 Colt texted, asked if they want the detached rec room covered?     Called Dan, he said they do not. Theyre going to demo it so not necessary. Leon let Colt know.</text:p>
            <text:p/>
            <text:p>3/28/25 Texted Colt, requested a preliminary.  FU 4/16/25.      Called, spoke to Dan. Hes with McQuade Dev. His client had fence destroyed in fire but home is ok. Client wants quote on system. Need elevation plans. He can send them to Colt, Randy &amp; me.  Spoke to Dan about his RFE.  Gave a brief explanation of our system. He already had a concept of how it works. Asked if he knew the financial where withal for me to vet him?  Dan said he has no idea, Have to speak to David McQuad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3">
          <table:table-cell office:value-type="string" calcext:value-type="string">
            <text:p><text:tab/>Lorene Hernandez</text:p>
          </table:table-cell>
          <table:table-cell office:value-type="string" calcext:value-type="string">
            <text:p>(602) 525-4901</text:p>
          </table:table-cell>
          <table:table-cell office:value-type="string" calcext:value-type="string">
            <text:p>lmhaspen@gmail.com</text:p>
          </table:table-cell>
          <table:table-cell office:value-type="string" calcext:value-type="string">
            <text:p>1145 black birch dr Aspen, CO 81611 US</text:p>
          </table:table-cell>
          <table:table-cell office:value-type="float" office:value="1555" calcext:value-type="float">
            <text:p>1555</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Separate garage</text:p>
          </table:table-cell>
          <table:table-cell/>
          <table:table-cell office:value-type="string" calcext:value-type="string">
            <text:p>false</text:p>
          </table:table-cell>
          <table:table-cell/>
          <table:table-cell office:value-type="string" calcext:value-type="string">
            <text:p>https://cloud.waveguardco.net/index.php/s/L4HLwztBfeSzjxn</text:p>
          </table:table-cell>
          <table:table-cell office:value-type="string" calcext:value-type="string">
            <text:p>https://cloud.waveguardco.net/index.php/s/9gjWPDWDJiSk2Yw</text:p>
          </table:table-cell>
          <table:table-cell/>
          <table:table-cell office:value-type="string" calcext:value-type="string">
            <text:p>true</text:p>
          </table:table-cell>
          <table:table-cell/>
          <table:table-cell office:value-type="string" calcext:value-type="string">
            <text:p>insurance company</text:p>
          </table:table-cell>
          <table:table-cell/>
          <table:table-cell office:value-type="string" calcext:value-type="string">
            <text:p>5/8/25  She emailed, said shes already committed her yearly budget so shell reconsider this next year.     FU **5/5/2026**</text:p>
            <text:p/>
            <text:p>5/7/25  Leon emailed, told her Alpine bank is offering financing for our systems.  Is she still interested?    FU 5/22/25</text:p>
            <text:p/>
            <text:p>4/23/25  I emailed, asked if shes going to pursue the option of financing our system when Alpine Bank makes this option available to homeowners?      FU 5/16/25</text:p>
            <text:p/>
            <text:p>4/10/25 Carson Campbell, son of Lorene Hernandez, called. Hes willing to set up a call with an experienced lender from their firm. His name is Jonathan Feldman and Carson will send out an invite to Randy, Michael &amp; myself to discuss the possibility of financing waveGUARD for interested leads. FU 4/22/25</text:p>
            <text:p/>
            <text:p>4/9/25  Per Randys request, I called, left message and texted, asked if she would give us the name of the person shed recommend for Randy to reach out to who sites on the board at Alpine Bank,   She texted, said she would ask her friend who sits on the board.           She texted, said someone should be reaching back in a couple of days. Let her know if they dont.          FU 4/16/25</text:p>
            <text:p/>
            <text:p>4/7/25  She called, likes our system but its not affordable for her right now. She asked if we finance. She suggested Alpine Bank of Colorado as an option for homeowners in Colorado. Theyre a smaller bank and want to help homeowners. We discussed LTR spray. Shes very open but again needs financing. She wants me to check back the end of summer.                **FU 9/12/25**</text:p>
            <text:p/>
            <text:p>4/4/25  I emailed, asked her for the material on her garage roof and siding. I also included links for the LTR package including MSDS sheet.   FU 4/7/25</text:p>
            <text:p/>
            <text:p>4/3/25  I texted Colt for LTR sq ft. for her home.     FU 4/7/25</text:p>
            <text:p/>
            <text:p>4/3/25  She called, we spoke about our system. Told her the approx cost. Its too expensive. Insurance premium is $21K a year. Has Metal roof, metal &amp; wood siding on her home. She needs to mitigate, has several close pine trees. Shes interested in LTR spray to protect home.</text:p>
            <text:p/>
            <text:p>3/26/25 Received RFE. I called, left message, asked for time/day to call? I also emailed links to Homeowner info , video of What Matters and video of saved home. FU 4/1/25</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1">
          <table:table-cell office:value-type="string" calcext:value-type="string">
            <text:p><text:tab/>Francis Dean</text:p>
          </table:table-cell>
          <table:table-cell office:value-type="float" office:value="4157107484" calcext:value-type="float">
            <text:p>4157107484</text:p>
          </table:table-cell>
          <table:table-cell office:value-type="string" calcext:value-type="string">
            <text:p>fdean@yosemite.org</text:p>
          </table:table-cell>
          <table:table-cell office:value-type="string" calcext:value-type="string">
            <text:p>109 Live Oak Drive Petaluma, CA 94952 US</text:p>
          </table:table-cell>
          <table:table-cell office:value-type="float" office:value="1556" calcext:value-type="float">
            <text:p>1556</text:p>
          </table:table-cell>
          <table:table-cell office:value-type="string" calcext:value-type="string">
            <text:p>Closed Lost</text:p>
          </table:table-cell>
          <table:table-cell table:style-name="ce1" office:value-type="date" office:date-value="2025-04-18" calcext:value-type="date">
            <text:p>2025-04-1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Separate studio building and Well House (Image 3)</text:p>
          </table:table-cell>
          <table:table-cell office:value-type="string" calcext:value-type="string">
            <text:p>Jason Davenport</text:p>
          </table:table-cell>
          <table:table-cell office:value-type="string" calcext:value-type="string">
            <text:p>true</text:p>
          </table:table-cell>
          <table:table-cell/>
          <table:table-cell office:value-type="string" calcext:value-type="string">
            <text:p>https://cloud.waveguardco.net/index.php/s/Qas7S5KsSbTd8Jj</text:p>
          </table:table-cell>
          <table:table-cell office:value-type="string" calcext:value-type="string">
            <text:p>https://cloud.waveguardco.net/index.php/s/bdqRrJRsd5SwgyS</text:p>
          </table:table-cell>
          <table:table-cell/>
          <table:table-cell office:value-type="string" calcext:value-type="string">
            <text:p>true</text:p>
          </table:table-cell>
          <table:table-cell office:value-type="string" calcext:value-type="string">
            <text:p>Neighbor</text:p>
          </table:table-cell>
          <table:table-cell table:number-columns-repeated="2"/>
          <table:table-cell office:value-type="string" calcext:value-type="string">
            <text:p>7/14/25  Frank called back. He decided not to go with our system nor the LTR spray application.  **Not Interested**.</text:p>
            <text:p/>
            <text:p>7/14/25  L called, left message, texted, asked if theres a good time today to visit about the site visit?         FU 7/16/25</text:p>
            <text:p/>
            <text:p>7/11/25  L called Frank, left message, texted, asked him to call to discuss site visit he attended yesterday at Tim McDonalds home.</text:p>
            <text:p/>
            <text:p>7/10/25  L called Jason. Frank showed up to see the system run. Tim was not there but his wife was.  Frank asked questions, Jake answered them.  Frank made no comment then left.</text:p>
            <text:p/>
            <text:p>7/8/25  L called Frank, told him the visit to see the system in action has been set up for him. Told him hell text the info for him to be at Tim McDonalds home on Thur. 7/10/25 at 10am to see how our system works. Jason will be completing Tims scheduled maintenance. FU 7/10/25</text:p>
            <text:p/>
            <text:p>6/30/25  Tim texted, said he started his system last week.           Leon texted, asked if the spring maintenance was done? If not does he have an agreement?        Tim texted, he thought he did.       Leon texted Michael, he said hes sent out agreement at least 3 times, Tim never responded. Hell send it again.             Leon texted Tim, told him he needs to sign the agreement that Michael is sending over.          Tim texted, signed it sent it back to Michael, said hed work w/guys and Frank Dean for him to see the system.        Leon texted Tim, thank him. Said hell keep in touch.      FU 7/8/25</text:p>
            <text:p/>
            <text:p>6/30/25  Leon called Tim, left message, texted, asked for day/time and explained my request.</text:p>
            <text:p/>
            <text:p>6/27/25  Leon texted Randy, asked for closest home with our install for Francis to see. He suggested Tim McDonald in Angwin, CA.</text:p>
            <text:p/>
            <text:p>6/27/25  Francis called, had questions about LTR also asked if there were any install in his area within an hour or 2 that he could see our system run? Also wanted LTR proposal from Jason on just his home &amp; patio. Told him Jason was in Chicago this, hell have that proposal next week.</text:p>
            <text:p/>
            <text:p>6/24/25  Leon called Jason, told him about the call to Frank and him needing an updated LTR proposal with main house and patio only.       FU 7/7/25</text:p>
            <text:p/>
            <text:p>6/23/25  Leon text Jason, asked him to resend the email with the pictures for Frank and the Micek property. Need to discuss what additional coverage he found on his visit for that home. FU 6/24/25</text:p>
            <text:p/>
            <text:p>6/23/25  Leon called Frank, spoke about the system again, hed like it but just too expensive, went back to just the LTR. Wants a new proposal from Jason on just the main house with LTR only.  FU 6/24/25</text:p>
            <text:p/>
            <text:p>6/20/25  Leon called, left message, texted, asked if he had time to discuss Jasons site visit? The guys spoke about the LTR spray proposal and the potential renewed interest in our system. Asked When is he able to visit.     FU 6/27/25</text:p>
            <text:p/>
            <text:p>6/13/25  Jason completed site visit. Discussed LTR. Jason gave proposal cost.  Frank showed renewed interest now in our system also.  FU 6/20/25</text:p>
            <text:p/>
            <text:p>6/11/25  Leon called Frank about Jasons visit, he asked if Jason will be able to discuss our system too? Told him he can and will explain why thats the first best option.   FU 6/18/25</text:p>
            <text:p/>
            <text:p>6/11/25  Leon texted Jason, gave him the breakdown of the 4 buildings, roof tops sq ft in case all have the TPO rubberized membranes for the LTR coverage.</text:p>
            <text:p/>
            <text:p>6/7/25  Leon called Jason, hes good for Fri 6/13, first stop needs to be between 7-8am. Called Frank, hell be available all day from 8am on.        FU 6/11/25</text:p>
            <text:p/>
            <text:p>6/6/25  Leon called Frank, apologized the site visit has taken so long. Told him were hoping to get that set up for next week. Hell be available Thurs or Fri 6/12 or 6/13/25.       FU 6/9/25</text:p>
            <text:p/>
            <text:p>6/2/25  Colt texted, 13,000 sq ft. Get info to Jason.      FU 6/10/25</text:p>
            <text:p/>
            <text:p>5/29/25  Leon emailed told him both products have saved homes during wildfires. Our system is the very best way to protect your home. However, when not affordable, the fire terminator is the very best 2nd option as it absorbs into any surface thats porous and doesnt wash off with rain. Told him will reach out to Jason again on getting him a proposal.          Leon texted Colt to give a sq ft for the 4 buildings with and without roofs coverage.       FU 6/3/25</text:p>
            <text:p/>
            <text:p>5/28/25  He emailed, asked if our LTR is different than the micro blaze out for our automatic system? And he hasnt heard form Jason on a proposal.</text:p>
            <text:p/>
            <text:p>5/19/25  Leon emailed him links to LTR and told him Jason would be reaching out with a proposal for all 4 buildings for our LTR spray.  Emailed Jason Colts prelim design  FU 6/2/25</text:p>
            <text:p/>
            <text:p>5/16/25 Leon call Frank, discussed his 2 proposals and our system is too expensive for him. Discussed the LTR option, he was very open to receiving info and getting a proposal from Jason sometime next week.    Called Jason to let him know.</text:p>
            <text:p/>
            <text:p>5/15/25  Leon emailed, asked what time on Friday works for him?   He emailed, hes busy 9"30-10:30 but is available after that.     Leon emailed, lets do 11 am pdt. 5/16/25</text:p>
            <text:p/>
            <text:p>5/14/25  Leon emailed, texted, asked if hes any further along in making a decision to protect all 4 buildings or just the 3 without the cottage?      FU5/21/25</text:p>
            <text:p/>
            <text:p>4/28/25  He emailed, asked if we can use one tank instead of 2 -3000 gallon?    I emailed, said yes a 6K gal tank is available. Is he leaning toward the 4 building proposal? Hes in Washington DC this week and wants to study our proposals next week when he returns.      FU 5/14/25</text:p>
            <text:p/>
            <text:p>4/26/25  Leon called, left message, checking to make sure he received our proposals and asked if he had any questions? Let me know what your next step is.     FU 5/2/25</text:p>
            <text:p/>
            <text:p>4/22/25  Leon texted, said just called and left you a message, checking in to make sure you received the 2 proposals and prelim designs sent you on 4/17/25? Also wanted to see if you have any questions on those proposals and designs?   Appreciate you letting me know. FU 4/25/25</text:p>
            <text:p/>
            <text:p>4/18/25  **Emailed 1st proposal for main house, studio &amp; well house.  Emailed 2nd proposal for main house, studio, well house &amp; cottage.**              FU 4/21/21</text:p>
            <text:p/>
            <text:p>4/4/25       Frank returned the screen shot of property. They want the home, studio and well house protected.  After speaking to his wife, she mentioned that if they have the old college rental cottage covered thats also on their property, they may be able to write part of the cost of the system off on their taxes.      Frank wants all 4 buildings on the 1st proposal and want a 2nd proposal without the cottage to see if they want to protect it.       Will let Colt know to begin the preliminaries.</text:p>
            <text:p/>
            <text:p>4/4/25      Called Frank. He had some questions about our system. Explained it and told him of the home we saved in the Palisades fire. Also explained the LTR we use.  Vetted him for $170K . He wanted to know what that all includes.  He knows Matt Adams who was on the Yosemite board  for 3 yrs  (His home is on the front page of our waveGUARD web site.)  Matt referred him to us.   Asked him if hes done mitigation according to CA regulations?  Hes done some.  They have a well on their property and a generator that runs the well and a few other things. They have a lot of tree coverage.  They have a cottage there too but doesnt want it protected.  Has a TPO roof (rubberized), ( its membranes are Class A fire-resistant.  During the production process, the manufacturer adds fire retardant chemicals to the composition of the material.)  Hes interested in going forward but will speak with his wife. Wants to keep the conversation going.</text:p>
            <text:p/>
            <text:p>Texted Colt to do a proposal for him.</text:p>
            <text:p/>
            <text:p>Emailed Frank a screen shot of his property to identify the buildings.</text:p>
            <text:p/>
            <text:p>```</text:p>
            <text:p> </text:p>
            <text:p>```</text:p>
            <text:p/>
            <text:p>3/31/25   Called, had to leave a message, texted and emailed, asked for best day/time for a conversation to discuss the RFE he completed. Also sent link to Homeowner info, video Protect What Matters and video of Palisades saved home. FU 4/4/25.</text:p>
          </table:table-cell>
          <table:table-cell table:number-columns-repeated="2"/>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6-13" calcext:value-type="date">
            <text:p>2025-06-13</text:p>
          </table:table-cell>
          <table:table-cell table:number-columns-repeated="7"/>
          <table:table-cell office:value-type="string" calcext:value-type="string">
            <text:p>true</text:p>
          </table:table-cell>
        </table:table-row>
        <table:table-row table:style-name="ro6">
          <table:table-cell office:value-type="string" calcext:value-type="string">
            <text:p><text:tab/>Lee Horvitz</text:p>
          </table:table-cell>
          <table:table-cell office:value-type="string" calcext:value-type="string">
            <text:p>(310) 402-8343</text:p>
          </table:table-cell>
          <table:table-cell office:value-type="string" calcext:value-type="string">
            <text:p>lci.leeh@gmail.com</text:p>
          </table:table-cell>
          <table:table-cell office:value-type="string" calcext:value-type="string">
            <text:p>703 Brooktree Rd Pacific Palisades, CA 90272 US</text:p>
          </table:table-cell>
          <table:table-cell office:value-type="float" office:value="1561" calcext:value-type="float">
            <text:p>1561</text:p>
          </table:table-cell>
          <table:table-cell office:value-type="string" calcext:value-type="string">
            <text:p>Closed Lost</text:p>
          </table:table-cell>
          <table:table-cell table:style-name="ce1" office:value-type="date" office:date-value="2025-04-18" calcext:value-type="date">
            <text:p>2025-04-1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6wmdN73adEJGATw</text:p>
          </table:table-cell>
          <table:table-cell office:value-type="string" calcext:value-type="string">
            <text:p>https://cloud.waveguardco.net/index.php/s/fPWyyYJkadjf2fE</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5/27/25  Lee emailed, said the owner of all 4 homes are moving in another direction and no longer interested in our system. **Not Interested.**</text:p>
            <text:p/>
            <text:p>5/21/25  Leon emailed, checking in for any updates on the 3 properties? What questions are they asking you that we can address? Are they still interested? Would it be helpful for Randy and Leon to have a zoom call with you and them?   Thanks for any info you can share.  </text:p>
            <text:p>FU 5/28/25</text:p>
            <text:p/>
            <text:p>5/15/25  Leon emailed and texted again, checking in to see if theres been any updates from the owners on their next step? Fire season is starting again and hopefully deciding on doing something soon.   FU 5/20/25</text:p>
            <text:p/>
            <text:p>5/8/25  Leon texted, checking back in to see if hes visited w/the owners about the proposals sent him earlier? Updates appreciated.       FU 5/15/25</text:p>
            <text:p/>
            <text:p>4/23/25  He texted, said he "appreciated the note. Yes got all 4. Currently reviewing and in the process of sharing with clients. Will keep you posted and let you know as further questions arise."       Leon answered, he appreciated his response and look forward to hearing back from him on their decision.         FU 5/7/25</text:p>
            <text:p/>
            <text:p>4/22/25  Leon rexted, checking in to make sure you received the 4 proposals sent you Thurs 4/17/25 and if you have any questions on those proposals? Appreciate you letting me know.  FU  4/25/25</text:p>
            <text:p/>
            <text:p>4/18/25  Randy emailed Lee, copied me, the 4 proposals 1)703 Brooktree ; 2) 707 Brooktree ; 3)708 Brooktree ; and 4) 711 Brooktree.               FU 4/22/25</text:p>
            <text:p/>
            <text:p>4/8/25  Leon verified with Colt to start preliminary . He said theyre next on his list to do.    FU 4/22/25</text:p>
            <text:p/>
            <text:p>4/7/25  Call went well. He wants to see the proposal before making any recommendations to the owner.</text:p>
            <text:p/>
            <text:p>4/7/25  Emailed our homeowner info, video of Protect What MM, and video of Saved home for todays call at 2 cst.</text:p>
            <text:p/>
            <text:p>4/1/25 He texted said no worries, price range is ok.      Texted, asked for a zoom all w/Randy today?</text:p>
            <text:p/>
            <text:p>3/31/25 Received all 4 RFE.  Leon texted him said our system start at $170-210K. Please ask owner if this is acceptable for him. He owns all 4 properties. **All communication will apply to all 4 properties, #1558, #1559. #1560 &amp; #1561.**     Also sent homeowners info and videos of saved Palisades home and of Protect What Matters Most.</text:p>
            <text:p/>
            <text:p>3/28/25  Lee texted, he has 4 other properties that need protection. Leon called him, asked him to go to the web site and fill out an RFE for each property.</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2">
          <table:table-cell office:value-type="string" calcext:value-type="string">
            <text:p>Lee Horvitz</text:p>
          </table:table-cell>
          <table:table-cell office:value-type="string" calcext:value-type="string">
            <text:p>(310) 402-8343</text:p>
          </table:table-cell>
          <table:table-cell office:value-type="string" calcext:value-type="string">
            <text:p>lci.leeh@gmail.com</text:p>
          </table:table-cell>
          <table:table-cell office:value-type="string" calcext:value-type="string">
            <text:p>707 Brooktree Rd Pacific Palisades, CA 90272 US</text:p>
          </table:table-cell>
          <table:table-cell office:value-type="float" office:value="1558" calcext:value-type="float">
            <text:p>1558</text:p>
          </table:table-cell>
          <table:table-cell office:value-type="string" calcext:value-type="string">
            <text:p>Closed Lost</text:p>
          </table:table-cell>
          <table:table-cell table:style-name="ce1" office:value-type="date" office:date-value="2025-04-18" calcext:value-type="date">
            <text:p>2025-04-1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zytFTpbgPEAKRmN</text:p>
          </table:table-cell>
          <table:table-cell office:value-type="string" calcext:value-type="string">
            <text:p>https://cloud.waveguardco.net/index.php/s/566HWkzJH9XnYwa</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5/27/25  Lee emailed, said the owner of all 4 homes are moving in another direction and no longer interested in our system. **Not Interested.**</text:p>
            <text:p/>
            <text:p>5/21/25  Leon emailed, checking in for any updates on the 3 properties? What questions are they asking you that we can address? Are they still interested? Would it be helpful for Randy and Leon to have a zoom call with you and them?   Thanks for any info you can share.  </text:p>
            <text:p>FU 5/28/25</text:p>
            <text:p/>
            <text:p>5/15/25  Leon emailed and texted again, checking in to see if theres been any updates from the owners on their next step? Fire season is starting again and hopefully deciding on doing something soon.   FU 5/20/25</text:p>
            <text:p/>
            <text:p>5/8/25  Leon texted, checking back in to see if hes visited w/the owners about the proposals sent him earlier? Updates appreciated.       FU 5/15/25</text:p>
            <text:p/>
            <text:p>4/23/25  He texted, said he "appreciated the note. Yes got all 4. Currently reviewing and in the process of sharing with clients. Will keep you posted and let you know as further questions arise."       Leon answered, he appreciated his response and look forward to hearing back from him on their decision.         FU 5/7/25</text:p>
            <text:p/>
            <text:p>4/22/25  I texted, checking in to make sure you received the 4 proposals I sent you Thurs 4/17/25 and if you have any questions on those proposals? I appreciate you letting me know.  FU  4/25/25</text:p>
            <text:p/>
            <text:p>4/18/25  Randy emailed Lee, copied me, the 4 proposals 1)703 Brooktree ; 2) 707 Brooktree ; 3)708 Brooktree ; and 4) 711 Brooktree.               FU 4/22/25</text:p>
            <text:p/>
            <text:p>4/8/25  I verified with Colt to start preliminary . He said theyre next on his list to do.    FU 4/22/25</text:p>
            <text:p/>
            <text:p>4/7/25  Call went well. He wants to see the proposal before making any recommendations to the owner.</text:p>
            <text:p/>
            <text:p>4/7/25  I emailed our homeowner info, video of Protect What MM, and video of Saved home for todays call at 2 cst.</text:p>
            <text:p/>
            <text:p>4/1/25 He texted not available today but can on Mon 4/7/25 at 12 pst.        I texted Randy, hes ok and will set up the zoom invite. FU 4/8/25</text:p>
            <text:p/>
            <text:p>4/1/25 He texted said no worries, price range is ok.      I texted, asked for a zoom all w/Randy today?</text:p>
            <text:p/>
            <text:p>3/31/25 I received all 4 RFE. I texted him said our system start at $170-210K. Please ask owner if this is acceptable for him. He owns all 4 properties. **All communication will apply to all 4 properties, #1558, #1559. #1560 &amp; #1561.**     I also sent homeowners info and videos of saved Palisades home and of Protect What Matters Most.</text:p>
            <text:p/>
            <text:p>3/28/25  Lee texted me, he has 4 other properties that need protection. I called him, asked him to go to the web site and fill out an RFE for each property.</text:p>
          </table:table-cell>
          <table:table-cell office:value-type="string" calcext:value-type="string">
            <text:p>All properties owned by same person. <text:s/>All communication will apply to all 4 properties, #1558, #1559. #1560 &amp; #1561.</text:p>
          </table:table-cell>
          <table:table-cell/>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6">
          <table:table-cell office:value-type="string" calcext:value-type="string">
            <text:p>Lee Horvitz</text:p>
          </table:table-cell>
          <table:table-cell office:value-type="string" calcext:value-type="string">
            <text:p>(310) 402-8343</text:p>
          </table:table-cell>
          <table:table-cell office:value-type="string" calcext:value-type="string">
            <text:p>lci.leeh@gmail.com</text:p>
          </table:table-cell>
          <table:table-cell office:value-type="string" calcext:value-type="string">
            <text:p>711 Brooktree Rd Pacific Palisades, CA 90272 US</text:p>
          </table:table-cell>
          <table:table-cell office:value-type="float" office:value="1559" calcext:value-type="float">
            <text:p>1559</text:p>
          </table:table-cell>
          <table:table-cell office:value-type="string" calcext:value-type="string">
            <text:p>Closed Lost</text:p>
          </table:table-cell>
          <table:table-cell table:style-name="ce1" office:value-type="date" office:date-value="2025-04-18" calcext:value-type="date">
            <text:p>2025-04-1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QBrpTtyfm9TBdjH</text:p>
          </table:table-cell>
          <table:table-cell office:value-type="string" calcext:value-type="string">
            <text:p>https://cloud.waveguardco.net/index.php/s/PTGc3EL9qDFbtSR</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5/27/25  Lee emailed, said the owner of all 4 homes are moving in another direction and no longer interested in our system. **Not Interested.**</text:p>
            <text:p/>
            <text:p>5/21/25  Leon emailed, checking in for any updates on the 3 properties? What questions are they asking you that we can address? Are they still interested? Would it be helpful for Randy and Leon to have a zoom call with you and them?   Thanks for any info you can share.  </text:p>
            <text:p>FU 5/28/25</text:p>
            <text:p/>
            <text:p>5/15/25  Leon emailed and texted again, checking in to see if theres been any updates from the owners on their next step? Fire season is starting again and hopefully deciding on doing something soon.   FU 5/20/25</text:p>
            <text:p/>
            <text:p>5/8/25  Leon texted, checking back in to see if hes visited w/the owners about the proposals sent him earlier? Updates appreciated.       FU 5/15/25</text:p>
            <text:p/>
            <text:p>4/23/25  He texted, said he "appreciated the note. Yes got all 4. Currently reviewing and in the process of sharing with clients. Will keep you posted and let you know as further questions arise."       Leon answered, he appreciated his response and look forward to hearing back from him on their decision.         FU 5/7/25</text:p>
            <text:p/>
            <text:p>4/22/25  I texted, checking in to make sure you received the 4 proposals I sent you Thurs 4/17/25 and if you have any questions on those proposals? I appreciate you letting me know.  FU  4/25/25</text:p>
            <text:p/>
            <text:p>4/18/25  Randy emailed Lee, copied me, the 4 proposals 1)703 Brooktree ; 2) 707 Brooktree ; 3)708 Brooktree ; and 4) 711 Brooktree.               FU 4/22/25</text:p>
            <text:p/>
            <text:p>4/8/25  I verified with Colt to start preliminary . He said theyre next on his list to do.    FU 4/22/25</text:p>
            <text:p/>
            <text:p>4/7/25  Call went well. He wants to see the proposal before making any recommendations to the owner.</text:p>
            <text:p/>
            <text:p>4/7/25  I emailed our homeowner info, video of Protect What MM, and video of Saved home for todays call at 2 cst.</text:p>
            <text:p/>
            <text:p>4/1/25 He texted said no worries, price range is ok.      I texted, asked for a zoom all w/Randy today?</text:p>
            <text:p/>
            <text:p>3/31/25 I received all 4 RFE. I texted him said our system start at $170-210K. Please ask owner if this is acceptable for him. He owns all 4 properties. **All communication will apply to all 4 properties, #1558, #1559. #1560 &amp; #1561.**     I also sent homeowners info and videos of saved Palisades home and of Protect What Matters Most.</text:p>
            <text:p/>
            <text:p>3/28/25  Lee texted me, he has 4 other properties that need protection. I called him, asked him to go to the web site and fill out an RFE for each property.</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style-name="ce2" office:value-type="string" calcext:value-type="string">
            <text:p>false</text:p>
          </table:table-cell>
          <table:table-cell table:number-columns-repeated="3"/>
          <table:table-cell table:style-name="ce2" office:value-type="string" calcext:value-type="string">
            <text:p>false</text:p>
          </table:table-cell>
          <table:table-cell table:number-columns-repeated="2"/>
          <table:table-cell table:number-columns-repeated="2" table:style-name="ce2" office:value-type="string" calcext:value-type="string">
            <text:p>false</text:p>
          </table:table-cell>
          <table:table-cell office:value-type="string" calcext:value-type="string">
            <text:p>false</text:p>
          </table:table-cell>
        </table:table-row>
        <table:table-row table:style-name="ro21">
          <table:table-cell office:value-type="string" calcext:value-type="string">
            <text:p>Lee Horvitz</text:p>
          </table:table-cell>
          <table:table-cell office:value-type="string" calcext:value-type="string">
            <text:p><text:tab/>(310) 402-8343</text:p>
          </table:table-cell>
          <table:table-cell office:value-type="string" calcext:value-type="string">
            <text:p>lci.leeh@gmail.com</text:p>
          </table:table-cell>
          <table:table-cell office:value-type="string" calcext:value-type="string">
            <text:p>708 Greentree Rd Pacific Palisades, CA 90272 US</text:p>
          </table:table-cell>
          <table:table-cell office:value-type="float" office:value="1560" calcext:value-type="float">
            <text:p>1560</text:p>
          </table:table-cell>
          <table:table-cell office:value-type="string" calcext:value-type="string">
            <text:p>Closed Lost</text:p>
          </table:table-cell>
          <table:table-cell table:style-name="ce1" office:value-type="date" office:date-value="2025-04-18" calcext:value-type="date">
            <text:p>2025-04-1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9dc8F4T6oLcBzFC</text:p>
          </table:table-cell>
          <table:table-cell office:value-type="string" calcext:value-type="string">
            <text:p>https://cloud.waveguardco.net/index.php/s/z6EJzdGcQSjCx5q</text:p>
          </table:table-cell>
          <table:table-cell/>
          <table:table-cell office:value-type="string" calcext:value-type="string">
            <text:p>false</text:p>
          </table:table-cell>
          <table:table-cell table:number-columns-repeated="3"/>
          <table:table-cell office:value-type="string" calcext:value-type="string">
            <text:p>5/27/25  Lee emailed, said the owner of all 4 homes are moving in another direction and no longer interested in our system. **Not Interested.**</text:p>
            <text:p/>
            <text:p>5/15/25  Leon emailed and texted again, checking in to see if theres been any updates from the owners on their next step? Fire season is starting again and hopefully deciding on doing something soon.   FU 5/20/25</text:p>
            <text:p/>
            <text:p>5/8/25  Leon texted, checking back in to see if hes visited w/the owners about the proposals sent him earlier? Updates appreciated.       FU 5/15/25</text:p>
            <text:p/>
            <text:p>4/23/25  He texted, said he "appreciated the note. Yes got all 4. Currently reviewing and in the process of sharing with clients. Will keep you posted and let you know as further questions arise."       Leon answered, he appreciated his response and look forward to hearing back from him on their decision.         FU 5/7/25</text:p>
            <text:p/>
            <text:p>4/22/25  I texted, checking in to make sure you received the 4 proposals I sent you Thurs 4/17/25 and if you have any questions on those proposals? I appreciate you letting me know.  FU  4/25/25</text:p>
            <text:p/>
            <text:p>4/18/25  Randy emailed Lee, copied me, the 4 proposals 1)703 Brooktree ; 2) 707 Brooktree ; 3)708 Brooktree ; and 4) 711 Brooktree.               FU 4/22/25</text:p>
            <text:p/>
            <text:p>4/8/25  I verified with Colt to start preliminary . He said theyre next on his list to do.    FU 4/22/25</text:p>
            <text:p/>
            <text:p>4/7/25  Call went well. He wants to see the proposal before making any recommendations to the owner.</text:p>
            <text:p/>
            <text:p>4/7/25  I emailed our homeowner info, video of Protect What MM, and video of Saved home for todays call at 2 cst.</text:p>
            <text:p/>
            <text:p>4/1/25 He texted said no worries, price range is ok.      I texted, asked for a zoom all w/Randy today?</text:p>
            <text:p/>
            <text:p>3/31/25 I received all 4 RFE. I texted him said our system start at $170-210K. Please ask owner if this is acceptable for him. He owns all 4 properties. **All communication will apply to all 4 properties, #1558, #1559. #1560 &amp; #1561.**     I also sent homeowners info and videos of saved Palisades home and of Protect What Matters Most.</text:p>
            <text:p/>
            <text:p>3/28/25  Lee texted me, he has 4 other properties that need protection. I called him, asked him to go to the web site and fill out an RFE for each property.</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
          <table:table-cell office:value-type="string" calcext:value-type="string">
            <text:p>Evital Kohan</text:p>
          </table:table-cell>
          <table:table-cell office:value-type="float" office:value="2137208754" calcext:value-type="float">
            <text:p>2137208754</text:p>
          </table:table-cell>
          <table:table-cell office:value-type="string" calcext:value-type="string">
            <text:p>evital@pettas.com</text:p>
          </table:table-cell>
          <table:table-cell office:value-type="string" calcext:value-type="string">
            <text:p>Hidden Hills, CA</text:p>
          </table:table-cell>
          <table:table-cell office:value-type="float" office:value="1557" calcext:value-type="float">
            <text:p>1557</text:p>
          </table:table-cell>
          <table:table-cell office:value-type="string" calcext:value-type="string">
            <text:p>Completed Estimate</text:p>
          </table:table-cell>
          <table:table-cell table:style-name="ce1" office:value-type="date" office:date-value="2025-04-03" calcext:value-type="date">
            <text:p>2025-04-03</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yyxF8m6kZXyBjty</text:p>
          </table:table-cell>
          <table:table-cell table:number-columns-repeated="2"/>
          <table:table-cell office:value-type="string" calcext:value-type="string">
            <text:p>false</text:p>
          </table:table-cell>
          <table:table-cell table:number-columns-repeated="3"/>
          <table:table-cell office:value-type="string" calcext:value-type="string">
            <text:p>6/23/25  She emailed, the plans are still in process and have not submitted for permitting yet. Shell reach out when theyre ready to proceed.     FU 8/13/25</text:p>
            <text:p/>
            <text:p>6/20/25  Leon emailed, asked if theres been any updates or feedback from the owners since our last communication on 5/7/25?        FU 6/27/25</text:p>
            <text:p/>
            <text:p>5/7/25  Leon emailed, asked if shes had any feedback from the owners on the recent proposal &amp; preliminary design he sent, giving them a comparison of the 2 different proposals?     She emailed, said it may take a month or so before they hear back from them. Shell keep me posted.         FU 6/20/25</text:p>
            <text:p/>
            <text:p>4/22/25  I called, asked her if she received the proposal and design? She said yes, the owners are going to review it. I asked her to make sure they realize they made a good decision to ask for all of the properties to be included, for theres a big savings. She asked me to follow up 2 weeks.                   FU 5/6/25</text:p>
            <text:p/>
            <text:p>4/18/25  I emailed the 3 property proposal &amp; prelim design, giving them an idea to compare the cost savings to the previous house only proposal.</text:p>
            <text:p/>
            <text:p>4/4/25  I called to make sure she received our proposal &amp; design.  She did and wanted to make sure we had the elevations for the other 2 buildings. I told her we did and well make sure to have a proposal for all 3 buildings together.</text:p>
            <text:p/>
            <text:p>4/3/25  She emailed plans for their remaining 2 buildings to create preliminary.      I emailed the home proposal &amp; prelim design and included links to the homeowner info and videos of Protect what MM and of the saved Malibu home.</text:p>
            <text:p/>
            <text:p>3/28/25  I called, spoke to her about what structures they want protected.  She said shell send original house plans, asked us to start with that proposal and shell send the barn and studio plans on Monday 3/30/25.</text:p>
            <text:p/>
            <text:p>3/27/25  She followed up with an email, said theyd like to get a proposal for the property in Hidden Hills, Calabasas, CA which has an existing building to be remodeled (currently in the schematic design phase). The project has an NDA but they will provide more info after they receive the proposal.              Randy saw email, told Colt to get started on prelim. Colt texted me, asked if they want all 3 buildings covered.          I emailed and called her, left message.</text:p>
            <text:p/>
            <text:p>3/26/25  She called is interested in our system. I explained it to her.  Its a large property but didnt give the address. Shell send an email with info.</text:p>
          </table:table-cell>
          <table:table-cell office:value-type="string" calcext:value-type="string">
            <text:p>2nd proposal sent 4/18/25 for all 3 buildings</text:p>
          </table:table-cell>
          <table:table-cell/>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
          <table:table-cell office:value-type="string" calcext:value-type="string">
            <text:p>Laurence J Wiener</text:p>
          </table:table-cell>
          <table:table-cell office:value-type="float" office:value="3104288065" calcext:value-type="float">
            <text:p>3104288065</text:p>
          </table:table-cell>
          <table:table-cell office:value-type="string" calcext:value-type="string">
            <text:p>lwdc123@yahoo.com</text:p>
          </table:table-cell>
          <table:table-cell office:value-type="string" calcext:value-type="string">
            <text:p>21551 dome trl topanga, CA 90290 US</text:p>
          </table:table-cell>
          <table:table-cell office:value-type="float" office:value="1562" calcext:value-type="float">
            <text:p>1562</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my home is 2000 sq foot 2 story--i have a 9500 gallon pool---u can see my house on google maps satellite view better then on google earth</text:p>
          </table:table-cell>
          <table:table-cell/>
          <table:table-cell office:value-type="string" calcext:value-type="string">
            <text:p>false</text:p>
          </table:table-cell>
          <table:table-cell/>
          <table:table-cell office:value-type="string" calcext:value-type="string">
            <text:p>https://cloud.waveguardco.net/index.php/s/jXs2APJr3F9yKb7</text:p>
          </table:table-cell>
          <table:table-cell office:value-type="string" calcext:value-type="string">
            <text:p>https://cloud.waveguardco.net/index.php/s/KCpLS5XGBL6z55H</text:p>
          </table:table-cell>
          <table:table-cell/>
          <table:table-cell office:value-type="string" calcext:value-type="string">
            <text:p>true</text:p>
          </table:table-cell>
          <table:table-cell table:number-columns-repeated="3"/>
          <table:table-cell office:value-type="string" calcext:value-type="string">
            <text:p>5/15/25  Jason emailed Laurence, copied Leon, **sent the proposal for LTR.** Waiting for verification.  FU 6/18/25</text:p>
            <text:p/>
            <text:p>5/7/25  Leon emailed, told him Jason will be reaching out via a phone call and will be sending a proposal.     FU 5/14/25</text:p>
            <text:p/>
            <text:p>4/3/25 I texted Colt, asked for LTR sq ft. FU 4/7/25.</text:p>
            <text:p/>
            <text:p>4/3/25 I called, discussed our system, I attempted to vet him for $170k, it was too expensive.  However, we spoke about the LTR and hed like an approximate quote for an LTR spray.</text:p>
            <text:p/>
            <text:p>4/2/25 Received RFE</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false</text:p>
          </table:table-cell>
        </table:table-row>
        <table:table-row table:style-name="ro24">
          <table:table-cell office:value-type="string" calcext:value-type="string">
            <text:p>Jim Rogers</text:p>
          </table:table-cell>
          <table:table-cell office:value-type="float" office:value="9073510654" calcext:value-type="float">
            <text:p>9073510654</text:p>
          </table:table-cell>
          <table:table-cell office:value-type="string" calcext:value-type="string">
            <text:p>jim.rogers.907@gmail.com</text:p>
          </table:table-cell>
          <table:table-cell office:value-type="string" calcext:value-type="string">
            <text:p>20536 Seaboard Rd malibu, CA 90265 US</text:p>
          </table:table-cell>
          <table:table-cell office:value-type="float" office:value="1563" calcext:value-type="float">
            <text:p>1563</text:p>
          </table:table-cell>
          <table:table-cell office:value-type="string" calcext:value-type="string">
            <text:p>Closed Lost</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z9NiPXLr4Cs3HPi</text:p>
          </table:table-cell>
          <table:table-cell office:value-type="string" calcext:value-type="string">
            <text:p>https://cloud.waveguardco.net/index.php/s/wBAFyc54oj35f8y</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1/25  L called, spoke to Jim, he made a decision to go with FL.  L said he never gave us a chance to create a proposal. He said it just happened and he said he needed to go.     </text:p>
            <text:p>**Not Interested.**</text:p>
            <text:p/>
            <text:p>6/2/25  Leon called, left message, texted, reminded him of the RFE he completed, our phone calls and asked if we can have another call to discuss his thoughts. Also asked for elevation and roof plans. Sent him a link to add those.      FU 7/1/25</text:p>
            <text:p/>
            <text:p>4/29/25  Spoke to him, he hasnt looked at the info I sent him but will within the next few weeks. His plot has been cleared and ready to rebuild.     FU 6/2/25</text:p>
            <text:p/>
            <text:p>4/11/25  I called, spoke to Jim, we discussed the home he lost in the Palisades fires and discussed our system. He wants me to send info. Hes not in a huge hurry to make a decision. I emailed him the homeowner info, video of Protect What MM, video of the wG promo, and video of the saved home in Malibu.           FU 4/29/25</text:p>
            <text:p/>
            <text:p>4/9/25  Received RFEs</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26">
          <table:table-cell office:value-type="string" calcext:value-type="string">
            <text:p>Jim Rominger</text:p>
          </table:table-cell>
          <table:table-cell office:value-type="float" office:value="9702740776" calcext:value-type="float">
            <text:p>9702740776</text:p>
          </table:table-cell>
          <table:table-cell office:value-type="string" calcext:value-type="string">
            <text:p>jim@sevencastlesconstruction.com</text:p>
          </table:table-cell>
          <table:table-cell office:value-type="string" calcext:value-type="string">
            <text:p>PO Box 1797 Basalt, CO 81621 US</text:p>
          </table:table-cell>
          <table:table-cell office:value-type="float" office:value="1564" calcext:value-type="float">
            <text:p>1564</text:p>
          </table:table-cell>
          <table:table-cell office:value-type="string" calcext:value-type="string">
            <text:p>Completed Estimate</text:p>
          </table:table-cell>
          <table:table-cell table:style-name="ce1" office:value-type="date" office:date-value="2025-04-28" calcext:value-type="date">
            <text:p>2025-04-28</text:p>
          </table:table-cell>
          <table:table-cell/>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JJd9g6N7A5z253P</text:p>
          </table:table-cell>
          <table:table-cell office:value-type="string" calcext:value-type="string">
            <text:p>https://cloud.waveguardco.net/index.php/s/bbScpKwHEHcka6w</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29/25  L emailed, said he told us they hired a consultant. Mentioned in the response that wed be open to a zoom call with the owners and consultant, if theyd have an interest.  Asked if he had any updates regarding the consultants recommendation?  FU 8/12/25</text:p>
            <text:p/>
            <text:p>7/17/25  L emailed, checked back from their previous conversation when he said the owners have engaged a consultant and just waiting to hear back from them. Asked if he has any new updates he can share about their results?     FU 7/29/25</text:p>
            <text:p/>
            <text:p>6/3/25  Leon emailed, asked if the owners would be open to a zoom call with Randy &amp; me to discuss the differences in our system? Also included link to Questions to Ask doc. to share with the owners.  FU 7/17/25</text:p>
            <text:p/>
            <text:p>6/3/25  Jim emailed, said this project is on hold. Theyre searching other options and have engaged a consultant and waiting to hear back from them.</text:p>
            <text:p/>
            <text:p>6/2/25  Leon called, left message, emailed, checking back on the info he sent to Randy that he needed answered on service agreement for the homeowner on their new build. Do you have any updates you can share?   FU 6/19/25</text:p>
            <text:p/>
            <text:p>5/20/25  Jim emailed Randy, had another question about service agreements. Randy emailed explained the agreement and told this this property would be around $3800 yrly. FU 6/2/25</text:p>
            <text:p/>
            <text:p>5/15/25  Leon called, Jim hasnt heard back from owners. He asked if either Randy or I received the questions he sent over to be answered? Told him we didnt. He said hell look for them.     Jim followed up our call with an email, he found the questions in his draft, never sent so he sent them.  Randy said hell answer them.           FU 5/28/25</text:p>
            <text:p/>
            <text:p>5/6/25  Leon called, Jim hasnt heard back from the owners. Call back in another week. FU 5/13/25</text:p>
            <text:p/>
            <text:p>4/29/25  Emailed him homeowner pkg,, video of Protect What Matters and video of saved home in Malibu.          FU 5/6/25</text:p>
            <text:p/>
            <text:p>4/28/25  Leon **emailed proposal and prelim design,** said if he has any questions to give him a call.</text:p>
            <text:p/>
            <text:p>4/22/25  Jim emailed, asked for updates.     I emailed we have everything we need from him.. We have one step left on our part to complete and I hope to have a proposal &amp; prelim design ready to send by Thursday 4/24/25.             FU 5/1/25</text:p>
            <text:p/>
            <text:p>4/11/25  Jim emailed me a DocuSign to also sign an NDA.      I signed and it immediately returned to him.                                       FU 4/25/25</text:p>
            <text:p/>
            <text:p>4/10/25  He completed RFE and sent site plans as well to Randy, Colt and me.  Randy told Colt to start a preliminary.</text:p>
            <text:p/>
            <text:p>4/9/25 Jim called, said he sent it to Randy.      Randy emailed, said he received it and sent it ack to Jim.         Jim emailed drawings for us to look at.</text:p>
            <text:p/>
            <text:p>4/8/25  Jim called, hes a GC with Seven Castles Construction. An owner has a new build in Basalt, CO, between Glenwood and Aspen. Has metal roof. We discussed our system , explained pricing and vetted for $170k. We need to see plans on the home. I asked him to complete RFE.  Hell do that but needs an NDA signed. I asked him to send it to Randy.</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
          <table:table-cell office:value-type="string" calcext:value-type="string">
            <text:p>Harry McMahon</text:p>
          </table:table-cell>
          <table:table-cell office:value-type="string" calcext:value-type="string">
            <text:p>(310) 488-6200</text:p>
          </table:table-cell>
          <table:table-cell office:value-type="string" calcext:value-type="string">
            <text:p>htmcm3@gmail.com</text:p>
          </table:table-cell>
          <table:table-cell office:value-type="string" calcext:value-type="string">
            <text:p>975 Hotsprings road Montecito, CA 93108 US</text:p>
          </table:table-cell>
          <table:table-cell office:value-type="float" office:value="1565" calcext:value-type="float">
            <text:p>1565</text:p>
          </table:table-cell>
          <table:table-cell office:value-type="string" calcext:value-type="string">
            <text:p>Closed Lost</text:p>
          </table:table-cell>
          <table:table-cell table:style-name="ce1" office:value-type="date" office:date-value="2025-04-25" calcext:value-type="date">
            <text:p>2025-04-25</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table-cell office:value-type="string" calcext:value-type="string">
            <text:p>https://cloud.waveguardco.net/index.php/s/cizY4jAS26zCFfY</text:p>
          </table:table-cell>
          <table:table-cell office:value-type="string" calcext:value-type="string">
            <text:p>https://cloud.waveguardco.net/index.php/s/3pDYqk3QNgmXKEe</text:p>
          </table:table-cell>
          <table:table-cell/>
          <table:table-cell office:value-type="string" calcext:value-type="string">
            <text:p>false</text:p>
          </table:table-cell>
          <table:table-cell/>
          <table:table-cell office:value-type="string" calcext:value-type="string">
            <text:p>Insurance Agent</text:p>
          </table:table-cell>
          <table:table-cell/>
          <table:table-cell office:value-type="string" calcext:value-type="string">
            <text:p>5/21/25  Randy emailed Brad Sawyer. He got a response from Harry. They decided to go with FL due to cost and "experience in their community:. **Not interested.**</text:p>
            <text:p/>
            <text:p>5/1/25  Randy called Harry, he still needs a little more time to go over everything.       FU 5/29/25</text:p>
            <text:p/>
            <text:p>4/25/25  **Randy completed his Proposal and sent** it to Harry. Randy follows up the next business day to make sure it was received.     FU 5/8/25</text:p>
            <text:p/>
            <text:p>4/22/25  I texted Randy, asked if he spoke to Harry?       Randy texted, yes, thats what started the preliminary process.        I texted Jason, asked him to add this to their list to complete asap.        Randy said hell complete Harrys proposal when it comes in.             FU 4/24/25</text:p>
            <text:p/>
            <text:p>4/21/25  Colt sent preliminary to Jason.</text:p>
            <text:p/>
            <text:p>4/15/25  I called him asked him to give Randy a call to set up an appt. to visit.     FU  4/21/25</text:p>
            <text:p/>
            <text:p>4/11/25  Harry never responded.</text:p>
            <text:p/>
            <text:p>4/10/25  Randy emailed thanked him for completing the RFE. He asked if he could have a phone call tomorrow 4/11/25 to discuss the value table in comparison to our competition.     FU 4/15/25</text:p>
            <text:p/>
            <text:p>4/10/25  Harry McMahon was referred to us by Brad.  Brad emailed an introduction to Randy and me.        Randy emailed Harry, saying well prepare a proposal for him. Randy asked him to go to our website to complete an RFE</text:p>
            <text:p/>
            <text:p>4/10/25  Harry filled out the RFE. he explained he lives on a fire line in Montecito and lost a home in the Palisades/Malibu fire and doesnt intend to lose another on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4">
          <table:table-cell office:value-type="string" calcext:value-type="string">
            <text:p><text:tab/>Douglas Stringer</text:p>
          </table:table-cell>
          <table:table-cell office:value-type="string" calcext:value-type="string">
            <text:p><text:tab/>9177055301</text:p>
          </table:table-cell>
          <table:table-cell office:value-type="string" calcext:value-type="string">
            <text:p><text:tab/>dougstringer@mac.com</text:p>
          </table:table-cell>
          <table:table-cell office:value-type="string" calcext:value-type="string">
            <text:p>1445 San Antonio Road Petaluma, CA 94952 US</text:p>
          </table:table-cell>
          <table:table-cell office:value-type="float" office:value="1566" calcext:value-type="float">
            <text:p>1566</text:p>
          </table:table-cell>
          <table:table-cell office:value-type="string" calcext:value-type="string">
            <text:p>Completed Estimate</text:p>
          </table:table-cell>
          <table:table-cell table:style-name="ce1" office:value-type="date" office:date-value="2025-04-26" calcext:value-type="date">
            <text:p>2025-04-26</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EgCbe7AJGdQwax5</text:p>
          </table:table-cell>
          <table:table-cell office:value-type="string" calcext:value-type="string">
            <text:p>https://cloud.waveguardco.net/index.php/s/krLfPAASXwCBmmw</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15/25  L emailed him, asked which of the options he was leaning on to protect their home and barn? The complete system with rotor &amp; spray heads or the perimeter system with galvanized poles with rotor heads?       FU  7/30/25</text:p>
            <text:p/>
            <text:p>6/9/25  Leon called, left message, texted, asked if he still has any interest in our system since I havent heard back from him? If not just let me know.                        He texted, hes been slammed with work and backed up. Hell be gone for the next 3 wks so hell need to push back the project a month or so.        Leon texted, said hell reach back in 5 wks.              FU 7/15/25</text:p>
            <text:p/>
            <text:p>6/7/25  Leon called, texted, emailed, told him a site visit has been set up for Fri 5/13, arriving 7-7:30am. Will this work for you?         FUJ 6/9/25</text:p>
            <text:p/>
            <text:p>6/6/25  Leon called, left message, texted, told him I havent forgotten about him. Our team has been busy however the site visit needs to happen asap, hopefully next week. Will keep in touch.        FU 6//25</text:p>
            <text:p/>
            <text:p>5/19/25  Leon called Doug, discussed both proposals, he thought someone should come out so he could discuss all the infrastructure they already have like the pool, 40K gallons of water thats possible &amp; other aspects to save month. Told him will see if that works for Jason to do that.  Emailed him the Questions to Ask doc.           FU 6/4/25</text:p>
            <text:p/>
            <text:p>5/15/25  Leon called, left message, texted &amp; emailed, asked if he received the proposal &amp; asked for day &amp; time to visit?           Douglas texted, said thx for checking in. can we schedule something for Mon or Tues next week 5/19/25 or 5/20/25?          Leon texted, said hes good either day. Which one works best for you?   He texted back - Mon. 5/19/25 12:00cst        FU 5/19/25</text:p>
            <text:p/>
            <text:p>5/8/25  Leon emailed, checking in on his reviewing process and asked if theres any additional info that can be provided to assist him in getting to the next step? Also attached the Mueller perimeter system video.     FU  5/15/25</text:p>
            <text:p/>
            <text:p>4/28/25  He emailed, thanked us for the two proposals. Theyll be reviewing them.     FU 5/8/25</text:p>
            <text:p/>
            <text:p>4/26/25 Leon emailed proposal for his main house &amp; barn and a proposal for his perimeter system. Included links to homeowner info, video of Protect What Matters Most and video of saved Malibu home.         FU 4/29/25</text:p>
            <text:p/>
            <text:p>4/25/25 Called Jason, reminded him that we havent received the Stringer preliminary that Colt sent him earlier.         Colt received it from him late this evening.</text:p>
            <text:p/>
            <text:p>4/11/25  Colt called, needed pictures of home and barn. Needs 1 picture of each side of both buildings, 8 total.           I texted Doug to send pictures.       He sent photos to Colt and me.        FU 4/25/25</text:p>
            <text:p/>
            <text:p>4/11/25  I received RFE.</text:p>
            <text:p/>
            <text:p>4/10/25 Doug called wanted to discuss his home and buildings and how we protect them in exterior wildfires. I explained our system. We then facetimed and he showed me around his property. He explained he only needs to protect his home and barn. Barn has metal roof &amp; wood siding. Home has wood siding also. Also discussed a perimeter system as a separate proposal so he can compare both proposals. I called Colt to create 2 proposals; one for home and barn and one for perimeter.    I asked him to complete the RFE and guided him to the form.</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
          <table:table-cell office:value-type="string" calcext:value-type="string">
            <text:p>Devin Denman</text:p>
          </table:table-cell>
          <table:table-cell office:value-type="float" office:value="9493077653" calcext:value-type="float">
            <text:p>9493077653</text:p>
          </table:table-cell>
          <table:table-cell office:value-type="string" calcext:value-type="string">
            <text:p>devin@alpineor.com</text:p>
          </table:table-cell>
          <table:table-cell office:value-type="string" calcext:value-type="string">
            <text:p>64 Lower Cedarview Drive, Big Sky, MT <text:s/>59716 US</text:p>
          </table:table-cell>
          <table:table-cell office:value-type="float" office:value="1567" calcext:value-type="float">
            <text:p>1567</text:p>
          </table:table-cell>
          <table:table-cell office:value-type="string" calcext:value-type="string">
            <text:p>Completed Estimate</text:p>
          </table:table-cell>
          <table:table-cell table:style-name="ce1" office:value-type="date" office:date-value="2025-04-19" calcext:value-type="date">
            <text:p>2025-04-19</text:p>
          </table:table-cell>
          <table:table-cell/>
          <table:table-cell office:value-type="string" calcext:value-type="string">
            <text:p>Residential - New Build</text:p>
          </table:table-cell>
          <table:table-cell office:value-type="string" calcext:value-type="string">
            <text:p>Web Estimate Complete</text:p>
          </table:table-cell>
          <table:table-cell/>
          <table:table-cell office:value-type="string" calcext:value-type="string">
            <text:p>Elevation Plans, Site</text:p>
          </table:table-cell>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zki27BnMDxSSzyn</text:p>
          </table:table-cell>
          <table:table-cell table:number-columns-repeated="2"/>
          <table:table-cell office:value-type="string" calcext:value-type="string">
            <text:p>true</text:p>
          </table:table-cell>
          <table:table-cell/>
          <table:table-cell office:value-type="string" calcext:value-type="string">
            <text:p>CHUBB Ins Broker</text:p>
          </table:table-cell>
          <table:table-cell/>
          <table:table-cell office:value-type="string" calcext:value-type="string">
            <text:p>5/30/25  Leon talked to Randy. owners havent made a decision yet.     FU 8/4/25</text:p>
            <text:p/>
            <text:p>4/28/25  Randy resent proposal.      FU 5/29/25</text:p>
            <text:p/>
            <text:p>4/22/25  She emailed, appreciated Randys input. She plans to review with their architect team and will be in touch.       FU 5/2/25</text:p>
            <text:p/>
            <text:p>4/21/25  I called Randy, told him of her questions and asked him to follow up with her.   FU 4/22/25</text:p>
            <text:p/>
            <text:p>4/20/25  She emailed, needing to understand the lead times and next steps. She said the drawing set issuance will be happening within the next 6 wks and they would like to include this system internally to avoid exterior mounted pipes. She asked if we have a dedicated person that can work with their architect to incorporate our system within the existing constraints of their design via CAD?</text:p>
            <text:p/>
            <text:p>4/19/25 I emailed proposal for main house and perimeter and the prelim design.</text:p>
            <text:p/>
            <text:p>4/15/25  I looked at prelim, need to get Colt to add a perimeter system that the owner wanted added.  I called Colt, hell add it in the morning and resend it back over to Jason for completion.     FU 4/21/25</text:p>
            <text:p/>
            <text:p>4/14/25  Colt emailed preliminary to Jason.</text:p>
            <text:p/>
            <text:p>4/10/25  I called again, left message, asked her to complete the RFE.</text:p>
            <text:p/>
            <text:p>4/8/25  She called, spoke about their Montana project, single family resident. I explained our system.  I asked her to complete the RFE. I spoke to Randy. Hell let Colt know to start a prelim.</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33">
          <table:table-cell office:value-type="string" calcext:value-type="string">
            <text:p><text:tab/>Ed Gibbons</text:p>
          </table:table-cell>
          <table:table-cell office:value-type="string" calcext:value-type="string">
            <text:p>(818) 669-6080</text:p>
          </table:table-cell>
          <table:table-cell office:value-type="string" calcext:value-type="string">
            <text:p>ed@hoaconstructionconsulting.com</text:p>
          </table:table-cell>
          <table:table-cell office:value-type="string" calcext:value-type="string">
            <text:p>2664 - 26668 Seagull Way Malibu, CA 90265 US</text:p>
          </table:table-cell>
          <table:table-cell office:value-type="float" office:value="1568" calcext:value-type="float">
            <text:p>1568</text:p>
          </table:table-cell>
          <table:table-cell office:value-type="string" calcext:value-type="string">
            <text:p>Completed Estimate</text:p>
          </table:table-cell>
          <table:table-cell table:style-name="ce1" office:value-type="date" office:date-value="2025-04-25" calcext:value-type="date">
            <text:p>2025-04-25</text:p>
          </table:table-cell>
          <table:table-cell/>
          <table:table-cell office:value-type="string" calcext:value-type="string">
            <text:p>Pre-existing Multi-Tennant</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office:value-type="string" calcext:value-type="string">
            <text:p>He entered incorrect email address. <text:s/>Correct one is: ed@hoaconstructionconsulting.com</text:p>
          </table:table-cell>
          <table:table-cell/>
          <table:table-cell office:value-type="string" calcext:value-type="string">
            <text:p>false</text:p>
          </table:table-cell>
          <table:table-cell/>
          <table:table-cell office:value-type="string" calcext:value-type="string">
            <text:p>https://cloud.waveguardco.net/index.php/s/KSpKPA2yLtLgjCr</text:p>
          </table:table-cell>
          <table:table-cell office:value-type="string" calcext:value-type="string">
            <text:p>https://cloud.waveguardco.net/index.php/s/sjPKpg4KLnxiRSP</text:p>
          </table:table-cell>
          <table:table-cell/>
          <table:table-cell office:value-type="string" calcext:value-type="string">
            <text:p>false</text:p>
          </table:table-cell>
          <table:table-cell office:value-type="string" calcext:value-type="string">
            <text:p>Neighbor</text:p>
          </table:table-cell>
          <table:table-cell table:number-columns-repeated="2"/>
          <table:table-cell office:value-type="string" calcext:value-type="string">
            <text:p>6/23/25  Jason emailed his revised numbers to Colt.     Randy emailed updated proposal &amp; prelim design to Ed and David Coffman.       David emailed, said this proposal will be integrated into their capital investment. It will take some time to get a decision.      FU 9/23/25</text:p>
            <text:p/>
            <text:p>6/17/25  Colt &amp; Randy updated the preliminary and sent it to Jason &amp; Ben for their numbers.  FU 6/26/25</text:p>
            <text:p/>
            <text:p>6/6/25  Jason completed site visit. Randy wants a recap.          Jason called Randy &amp; Leon. Gave a very positive update from David Coffman. Needs to be a few changes to our proposal, theyll get them to Colt. The entire complex is requiring serious upgrades, too many to list here. Good news is David wants to see our changes they discussed and get to the next step to address how our system can be incorporated into their plans.   FU 6/18/25</text:p>
            <text:p/>
            <text:p>6/5/25  Jason texted, asked about a company called *Fire Dome.* They shoot fire retardant capules out from a cannon that site on the ground.</text:p>
            <text:p/>
            <text:p>6/4/25  Leon texted Jason, told him it will work.      FU 6/6/25</text:p>
            <text:p/>
            <text:p>6/4/25  Jason texted Leon, asked if Leon could ask Ed to push the meeting time tomorrow to 9:30 instead of 9am.  Leon called Ed, asked him, he said of course, that will work. Also told Ed, hed text Jasons cell # to him. And said Jason would be phoning him later this afternoon.</text:p>
            <text:p/>
            <text:p>6/3/25  Leon called Jason, he can do a visit Thur or Fri (6/5/25 or 6/6/25) 8-10am.        Leon called Ed, gave him the info. He checked w/David. Thurs at 9am works for them. Leon asked him about funding this project, he said there are other capital improvements needing to be done on the property so there is funding overall. Its whether or not there will be other funding available for the system or they can work in our system into the current capital improvements project. It will not be a stand alone project for just wG but will be incorporated into the funding. He said give Jason his number, its a gated community so hell need to be let in.    FU 6/4/25</text:p>
            <text:p/>
            <text:p>5/30/25  Leon called, spoke to Ed. Theyre ready for a site visit to get to the next step. I told him Ill get back w/him soon.      Leon called Jason, hes checking his schedule and will make it a priority and get back to me.    FU 6/4/25</text:p>
            <text:p/>
            <text:p>5/16/25  Had zoom call w/Randy, Ed, board members David Coffman who is leading the push w/the board to provide protection for their facility, Mustapha Baha who is also a board member who asked lots of questions and Janet Ulrich who is on the team doing research and reports to the board.  Was a good meeting, valuable discussions and questions answered. Gave us a better understanding of their challenges and opportunity to solve them like the water tank and cabinet space requirements. David said theres possible land available to their north and will find out if they can use it. Potential on the south side too.  Since Ed didnt share the info I sent him earlier I resent the commercial brochure, How it works links, video of Protect what Matters most and video of save home. Also sent the LTR pkg.                    David emailed, thanking for the info and asked if we could send the proposal and prelim design so everyone could see it as well?        Leon emailed proposal and prelim design and told him and everyone, were looking forward to our next zoom call when that is scheduled.  Also told David to reach back if theres any additional questions before the next board meeting.     FU 5/29/25</text:p>
            <text:p/>
            <text:p>5/3/25  Ed emailed, verified from their team that 5/15/25 will work for our zoom call if that works for Randy &amp; me, 4pm pdt?  Leon emailed said, yes, that will work.       FU 5/16/25</text:p>
            <text:p/>
            <text:p>5/1/25  Ed emailed said next Tuesday isnt going to work. Is there any other day available?     Leon emailed said Thurs 5/8/25 is available and the following week on 5/13/25 and 5/15/25 are available.         FU 5/7/25</text:p>
            <text:p/>
            <text:p>4/30/25  Ed emailed, asked if we could be available for a zoom call on 5/5/25 at 10:30pdt?         I emailed Randy, he said Tues 5/6 works better.      I emailed Ed, asked if he could do Tues with his team and us?                             FU   5/5/25</text:p>
            <text:p/>
            <text:p>4/28/25 *David Coffman* emailed, said hell give Leon a call and discuss.     Leon called Ed, he said David is now the lead on this account and will be giving Leon a call. Also said there is no room in the underground parking garage for tanks &amp; cabinet.        Leon emailed David, said Im looking forward to your call. Copying Randy Lang, owner and we can do a conference or zoom call to discuss your *Tivoli Cove* project.        FU 4/30/25</text:p>
            <text:p/>
            <text:p>4/26/25 Leon emailed, thanked him for the referral, asked him if theres an option to maybe utilize the underground parking space for our cabinet and tanks? We could use smaller tanks to get through the doors.         FU 4/29/25</text:p>
            <text:p/>
            <text:p>4/26/25  He emailed, copied me, forwarded my email to 3 people on the board. He asked a member, David, if he wanted to take the lead on y request.</text:p>
            <text:p/>
            <text:p>4/26/25  Emailed dimensions of our tanks &amp; cabinets and asked if he knew of any board member who had a relationship with county personnel and leasing enough land for tanks &amp; cabinets? This could solve the space challenge and make this work. They have a board meeting Monday 4/28/25 at 10am. Sent commercial brochure and saved home video.   FU 4/29/25</text:p>
            <text:p/>
            <text:p>4/25/25  Called Ed, said Im sending their proposal. Asked for project name. He said TIVOLI COVE.  </text:p>
            <text:p>Asked about their property dimensions due to needing space for our tanks &amp; cabinets. He said their space is very limited on all sides.</text:p>
            <text:p/>
            <text:p>4/14/25  Received RFE.  He completed the RFE. Had another discussion about the screenshot I sent him and he identified all the buildings and an extra building to be protected which is their sewage plant. He said the owners were asking him about the estimate price for our system. I told him Ill see what I can get done. I reached out to Colt, requested a preliminary and asked if he could push that along faster under these circumstances. He said hed do that.     FU 4/28/25</text:p>
            <text:p/>
            <text:p>4/5/25  I called, had conversation, explained our system, encouraged him to complete an RFE. I also emailed him a screenshot of the address he gave in order to identify the buildings he was referring to that needs protection.</text:p>
            <text:p/>
            <text:p>4/3/25 Ed sent a Get In Touch email.</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7">
          <table:table-cell office:value-type="string" calcext:value-type="string">
            <text:p>Cooksie Giannini</text:p>
          </table:table-cell>
          <table:table-cell office:value-type="float" office:value="4158528813" calcext:value-type="float">
            <text:p>4158528813</text:p>
          </table:table-cell>
          <table:table-cell office:value-type="string" calcext:value-type="string">
            <text:p>cooksie@foxhollowventures.com</text:p>
          </table:table-cell>
          <table:table-cell office:value-type="string" calcext:value-type="string">
            <text:p>386 Mountain Home Road Woodside, CA 94062 US</text:p>
          </table:table-cell>
          <table:table-cell office:value-type="float" office:value="1569" calcext:value-type="float">
            <text:p>1569</text:p>
          </table:table-cell>
          <table:table-cell office:value-type="string" calcext:value-type="string">
            <text:p>Completed Estimate</text:p>
          </table:table-cell>
          <table:table-cell table:style-name="ce1" office:value-type="date" office:date-value="2025-04-18" calcext:value-type="date">
            <text:p>2025-04-18</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5"/>
          <table:table-cell office:value-type="string" calcext:value-type="string">
            <text:p>false</text:p>
          </table:table-cell>
          <table:table-cell/>
          <table:table-cell office:value-type="string" calcext:value-type="string">
            <text:p>https://cloud.waveguardco.net/index.php/s/Qfp49PAJXCJeQL2</text:p>
          </table:table-cell>
          <table:table-cell office:value-type="string" calcext:value-type="string">
            <text:p>https://cloud.waveguardco.net/index.php/s/TLrZP8R8E2MspHm</text:p>
          </table:table-cell>
          <table:table-cell/>
          <table:table-cell office:value-type="string" calcext:value-type="string">
            <text:p>false</text:p>
          </table:table-cell>
          <table:table-cell/>
          <table:table-cell office:value-type="string" calcext:value-type="string">
            <text:p>Insurance Provider</text:p>
          </table:table-cell>
          <table:table-cell/>
          <table:table-cell office:value-type="string" calcext:value-type="string">
            <text:p>7/29/25  Per Randy on weekly call, no decision yet.  FU8/13/25</text:p>
            <text:p/>
            <text:p>7/8/25  Randy said nothing new other than Fls pricing is 50% less than our price.    FU 7/29/25</text:p>
            <text:p/>
            <text:p>5/30/25  Leon called Randy, hes been in touch w/Cooksie. Theyre waiting on the go ahead from the owner.  FU 7/8/25</text:p>
            <text:p/>
            <text:p>4/24/25  Randy had a meeting with her on 4/24/25 .  Shes going to recommend wG as the company of choice.              FU 6/9/25</text:p>
            <text:p/>
            <text:p>4/18/25  Randy emailed her and me her 4 proposals and prelim designs; 1)house &amp; pool house ; 2) barn ; 3) winery ; 4) vineyard perimeter system.      FU 4/28/25</text:p>
            <text:p/>
            <text:p>4/16/25  She emailed in response to our automatic acknowledgment of RFE , "Thanks for your email. I will be out of the office from Wednesday, April 16 until Monday, April 21, 2025, returning Tuesday, April 22. I will not be checking email regularly."</text:p>
            <text:p/>
            <text:p>4/16/25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7">
          <table:table-cell office:value-type="string" calcext:value-type="string">
            <text:p>Mary Lim</text:p>
          </table:table-cell>
          <table:table-cell office:value-type="string" calcext:value-type="string">
            <text:p>(240) 401-4489</text:p>
          </table:table-cell>
          <table:table-cell office:value-type="string" calcext:value-type="string">
            <text:p>mary.jlim@gmail.com</text:p>
          </table:table-cell>
          <table:table-cell office:value-type="string" calcext:value-type="string">
            <text:p>5919 Avoca Ave Oakland, CA 94611 US</text:p>
          </table:table-cell>
          <table:table-cell office:value-type="float" office:value="1570" calcext:value-type="float">
            <text:p>1570</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true</text:p>
          </table:table-cell>
          <table:table-cell/>
          <table:table-cell office:value-type="string" calcext:value-type="string">
            <text:p>https://cloud.waveguardco.net/index.php/s/4pYS6S3xjZroPpf</text:p>
          </table:table-cell>
          <table:table-cell office:value-type="string" calcext:value-type="string">
            <text:p>https://cloud.waveguardco.net/index.php/s/SWYTrrNLEHX6PKz</text:p>
          </table:table-cell>
          <table:table-cell/>
          <table:table-cell office:value-type="string" calcext:value-type="string">
            <text:p>false</text:p>
          </table:table-cell>
          <table:table-cell table:number-columns-repeated="3"/>
          <table:table-cell office:value-type="string" calcext:value-type="string">
            <text:p>7/2/25  She emailed, theyre not moving forward w/this project at this time.  **Not Interested.**    </text:p>
            <text:p/>
            <text:p>6/30/25  L emailed, asked if she was successful in getting work started on her home? If so, did she still have an interest to coordinate our LTR spray application during or after the work is performed? And info would be appreciated.       FU 7/30/25</text:p>
            <text:p/>
            <text:p>5/30/25  Leon emailed, asked again for any updates she can provide and if our price range was acceptable to move forward?    FU 6/30/25</text:p>
            <text:p/>
            <text:p>5/7/25  Leon emailed, asked if a date has been scheduled for the work thats being performed and how that could possibly coordinate with using their scaffolding to do the spray application? Also asked if the $10K-11K price was in their range?        FU 5/30/25</text:p>
            <text:p/>
            <text:p>4/21/25  I emailed links to LTR info including the MSDS file. Also gave her an approximate price of $10K-11K to spray. Said it could be less or it could be more depending upon whether our team can use the scaffolding the painters will be using when theyre there. This will need to be coordinated before any final decisions can be made. I need to visit with Jason.    FU 5/7/25</text:p>
            <text:p/>
            <text:p>4/17/25 She called, I explained our system, it was too expensive. We spoke about the LTR option and that did interest her and she wanted more info.</text:p>
            <text:p/>
            <text:p>4/17/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text:tab/>Gallagher Construction</text:p>
          </table:table-cell>
          <table:table-cell office:value-type="float" office:value="5306088020" calcext:value-type="float">
            <text:p>5306088020</text:p>
          </table:table-cell>
          <table:table-cell office:value-type="string" calcext:value-type="string">
            <text:p>rick@gallagherconstructiontahoe.com</text:p>
          </table:table-cell>
          <table:table-cell office:value-type="string" calcext:value-type="string">
            <text:p>1470 Flowers Ave Glenbrook, NV 89413 US</text:p>
          </table:table-cell>
          <table:table-cell office:value-type="float" office:value="1571" calcext:value-type="float">
            <text:p>1571</text:p>
          </table:table-cell>
          <table:table-cell office:value-type="string" calcext:value-type="string">
            <text:p>Closed Lost</text:p>
          </table:table-cell>
          <table:table-cell table:style-name="ce1" office:value-type="date" office:date-value="2025-04-27" calcext:value-type="date">
            <text:p>2025-04-27</text:p>
          </table:table-cell>
          <table:table-cell/>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zze6KYjqgXSqWws</text:p>
          </table:table-cell>
          <table:table-cell office:value-type="string" calcext:value-type="string">
            <text:p>https://cloud.waveguardco.net/index.php/s/DX5cJmwwHDsEfkt</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14/25  Rick emailed, owners decided not to install a system. **Not interested.**</text:p>
            <text:p/>
            <text:p>7/14/25  Randy emailed Rick, asked if theres been any decision from the owners on moving forward?  </text:p>
            <text:p/>
            <text:p>5/30/25  Leon talked to Randy, hes waiting on Rick to get a response from owner.   FU 8/4/25</text:p>
            <text:p/>
            <text:p>4/27/25  Randy **sent proposal &amp; preliminary** to Rick for house, garage &amp; gym. Randy will follow up.        FU 6/19/25</text:p>
            <text:p/>
            <text:p>4/22/25  Colt started a preliminary per Randy.         FU 4/30/25</text:p>
            <text:p/>
            <text:p>4/21/25  Rick Parlett completed an RFE.  He also send a separate email with site plans. FU 4/24/25</text:p>
            <text:p/>
            <text:p>4/18/25 Randy called Rick Parlett with Gallagher Construction a call to discuss his interests.</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5">
          <table:table-cell office:value-type="string" calcext:value-type="string">
            <text:p>Shannon Smith</text:p>
          </table:table-cell>
          <table:table-cell office:value-type="float" office:value="9512037949" calcext:value-type="float">
            <text:p>9512037949</text:p>
          </table:table-cell>
          <table:table-cell office:value-type="string" calcext:value-type="string">
            <text:p>shannonsalanasmith99@gmail.com</text:p>
          </table:table-cell>
          <table:table-cell office:value-type="string" calcext:value-type="string">
            <text:p>970 Brooktree Road Santa Barbara, CA 93108 US</text:p>
          </table:table-cell>
          <table:table-cell office:value-type="float" office:value="1572" calcext:value-type="float">
            <text:p>1572</text:p>
          </table:table-cell>
          <table:table-cell office:value-type="string" calcext:value-type="string">
            <text:p>Completed Estimate</text:p>
          </table:table-cell>
          <table:table-cell table:style-name="ce1" office:value-type="date" office:date-value="2025-05-06" calcext:value-type="date">
            <text:p>2025-05-06</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Roof Plans, Elevation Plans, Site</text:p>
          </table:table-cell>
          <table:table-cell office:value-type="string" calcext:value-type="string">
            <text:p>Rambler - One Story</text:p>
          </table:table-cell>
          <table:table-cell office:value-type="string" calcext:value-type="string">
            <text:p>Garage, Outdoor Kitchen, Pool House and Landscaping</text:p>
          </table:table-cell>
          <table:table-cell/>
          <table:table-cell office:value-type="string" calcext:value-type="string">
            <text:p>true</text:p>
          </table:table-cell>
          <table:table-cell/>
          <table:table-cell office:value-type="string" calcext:value-type="string">
            <text:p>https://cloud.waveguardco.net/index.php/s/Y62N57ApdbJYWfr</text:p>
          </table:table-cell>
          <table:table-cell office:value-type="string" calcext:value-type="string">
            <text:p>https://cloud.waveguardco.net/index.php/s/FtwmzcBrgntXd8m</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6/20/25  She emailed, said she mentioned this to Michael and have sent him all the necessary info so no need to follow up further at this time.  Shes not aware of his timeline.   FU 8/20/25</text:p>
            <text:p/>
            <text:p>6/20/25  Leon emailed, asked if shes heard from Michael regarding his interest in our system? Emailed him with no response.  If hes interested  please give day &amp; time to visit.  If not interested please let me know.                                           FU 7/2/25</text:p>
            <text:p/>
            <text:p>5/28/25  Leon emailed Michael. Shannon reached out to waveGuard on 4/23/25 and completed our RFE. We began our conversations then completed a proposal &amp; prelim design. She shared that with you around 5/6/25 or 5/7/25.   Leon said he spoke with Shannon today and gave me your email address for me to reach out to you. Id like to visit with you directly about your proposal and prelim design and would like your best day and time to make that happen. Ive included a link to the $37M home we saved in the recent Palisades/Malibu fires as an example of how were able to protect beautiful homes like yours from wildfires. I look forward to your reply.         FU 619/25</text:p>
            <text:p/>
            <text:p>5/28/25  Leon called, she said Michael is very busy with his real-estate business.  Shell send me his email address so I can reach out directly to him and explain our system in more detail. She said to send over the saved home video again. He did tell her our system is expensive but she did explain some of the reasons why.            She emailed his email address.</text:p>
            <text:p/>
            <text:p>5/19/25  Leon emailed, said still havent heard back from the owner. Does she have any suggestions? Does she have his cell# so he can be called?    FU 5/28/25</text:p>
            <text:p/>
            <text:p>5/6/25  She emailed, yes did receive it and asked if Michael the owner had reached out to me yet? She said shes out of town and will speak to him next week in person.      Leon emailed, said he hadnt heard from him.            FU 5/16/25</text:p>
            <text:p/>
            <text:p>5/6/25  Leon **emailed proposal &amp; prelim** design.  FU 5/8/25</text:p>
            <text:p/>
            <text:p>4/24/25  Leon called, shes the personal assistant to the owner, Michael MacInerny. She takes all info from companies and passes that along to him. I explained our system, she had lots of questions. She asked about pricing. I told her up to $350K. She asked if we give discounts if owner had other properties he wanted protected in NV? I said we would always consider that. She asked about LTR. wants me to send info. Asked if we factored in landscaping spray?  Said we did not however its possible we could work out something. Discussed site visit. Told her that will happen when owner wants to go forward with a contract, otherwise we have everything we need.</text:p>
            <text:p/>
            <text:p>Leon emailed links to our LTR info as well as the MSDS file we spoke about. Also attached a link to the doc Questions to Ask when comparing other systems.  Looking forward to having a conversation w/Michael after you share this info with him. BTY how do you spell his last names?  FU 5/8/25</text:p>
            <text:p/>
            <text:p>4/23/25  Called, left message, texted, asked for best day and time to have a conversation.     She texted, asked if 8-10 4/24/25 works?      I texted yes, around 9pdt works, I attached links to homeowner info and videos of Protect WMM and of the saved Malibu home.     FU 4/24/25</text:p>
            <text:p/>
            <text:p>4/22/25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20">
          <table:table-cell office:value-type="string" calcext:value-type="string">
            <text:p>ANASTASIA POZDEYEVA</text:p>
          </table:table-cell>
          <table:table-cell table:number-columns-repeated="2" office:value-type="string" calcext:value-type="string">
            <text:p>(310) 630-7831</text:p>
          </table:table-cell>
          <table:table-cell office:value-type="string" calcext:value-type="string">
            <text:p>1115 CALLE VISTA BEVERLY HILLS, CA 90210 US</text:p>
          </table:table-cell>
          <table:table-cell office:value-type="float" office:value="1573" calcext:value-type="float">
            <text:p>1573</text:p>
          </table:table-cell>
          <table:table-cell office:value-type="string" calcext:value-type="string">
            <text:p>Completed Estimate</text:p>
          </table:table-cell>
          <table:table-cell table:style-name="ce1" office:value-type="date" office:date-value="2025-05-13" calcext:value-type="date">
            <text:p>2025-05-13</text:p>
          </table:table-cell>
          <table:table-cell/>
          <table:table-cell office:value-type="string" calcext:value-type="string">
            <text:p>Residential - New Build</text:p>
          </table:table-cell>
          <table:table-cell office:value-type="string" calcext:value-type="string">
            <text:p>Web Estimate Complete</text:p>
          </table:table-cell>
          <table:table-cell/>
          <table:table-cell office:value-type="string" calcext:value-type="string">
            <text:p>Roof Plans, Elevation Plans, Site</text:p>
          </table:table-cell>
          <table:table-cell office:value-type="string" calcext:value-type="string">
            <text:p>Two Story, Three Story</text:p>
          </table:table-cell>
          <table:table-cell table:number-columns-repeated="2"/>
          <table:table-cell office:value-type="string" calcext:value-type="string">
            <text:p>true</text:p>
          </table:table-cell>
          <table:table-cell/>
          <table:table-cell office:value-type="string" calcext:value-type="string">
            <text:p>https://cloud.waveguardco.net/index.php/s/tPdpnaeeHCjmoFd</text:p>
          </table:table-cell>
          <table:table-cell office:value-type="string" calcext:value-type="string">
            <text:p>https://cloud.waveguardco.net/index.php/s/WSNR8pkbFTJBXgL</text:p>
          </table:table-cell>
          <table:table-cell/>
          <table:table-cell office:value-type="string" calcext:value-type="string">
            <text:p>false</text:p>
          </table:table-cell>
          <table:table-cell/>
          <table:table-cell office:value-type="string" calcext:value-type="string">
            <text:p>Colleague</text:p>
          </table:table-cell>
          <table:table-cell/>
          <table:table-cell office:value-type="string" calcext:value-type="string">
            <text:p>7/15/25  Randy emailed her, asked if theres been any movement on a decision?     FU 8/14/25</text:p>
            <text:p/>
            <text:p>6/10/25  Randy emailed her, asked if there has been a decision reached regarding the waveGUARD system?              She emailed, said Not yet!         FU 7/15/25</text:p>
            <text:p/>
            <text:p>6/5/25  She emailed, ok, is pool water primary source for system?         Randy emailed, yes we will be utilizing the pool water for our water source per our proposal. It will require a gravity feed line from the pool to the mechanical room where the pumps will be installed. FU 7/9/25</text:p>
            <text:p/>
            <text:p>6/5/25  She emailed, how does the owner control the retardant dispersement overall? Is it all or nothing set up...he either sets up from day 1 to use it or not and cannot control it from the app or manually down the road?                 Randy emailed, the fire retardant is automatically injected into our system at a 1% ratio. It is only dispensed in the event of a wildfire. The client cannot control the amount of retardant due to the fact that our technology automatically injects it.</text:p>
            <text:p/>
            <text:p>6/4/25  Randy copied Leon on email, said the client was asked..... Do you have an ingredient list for retardant and anything else that gets added into the spraying solution?</text:p>
            <text:p/>
            <text:p>Randy answered, fire retardant is the only thing that gets automatically injected into our system. Its 100% chemical free and plant/animal based. Product is an intellectual product purchased out of Singapore. Attached data sheet for her review.</text:p>
            <text:p/>
            <text:p>She answered, thanks, she sees the report for certain element testing within the solution (metals, PFAs). Do you have a full ingredient list for the solution to send over?</text:p>
            <text:p/>
            <text:p>Randy answered, apologized, thought it was attached on previous email. This is the list that was provided to us.</text:p>
            <text:p/>
            <text:p>She answered, thank you! And no corresponding %- concentration ratios for these?     Randy answered, owner of product does not give out composition of product.</text:p>
            <text:p/>
            <text:p>5/30/25  Leon called Randy, he said she had given the proposal &amp; design to owner but hasnt heard a response from him yet.</text:p>
            <text:p/>
            <text:p>5/13/25  Randy **emailed proposal and prelim** design to Anastasia.       FU 6/19/25</text:p>
            <text:p/>
            <text:p>5/13/25  Jason emailed preliminary back to Colt.      FU 5/16/25</text:p>
            <text:p/>
            <text:p>5/6/25  Colt emailed the preliminary to Jason.           FU 5/16/25</text:p>
            <text:p/>
            <text:p>5/1/25  Leon called Randy to remind him to call her. He appreciated the reminder.     FU 5/6/25</text:p>
            <text:p/>
            <text:p>4/28/25  She emailed, asked what time zone Randy is in. I emailed said MDT. I also copied Randy on the email.</text:p>
            <text:p/>
            <text:p>4/25/25  Leon emailed, explained Randy will be giving her a call, pro a ly Mon or Tues next week to discuss their project. I also included homeowner pkg, video Protect What Matters Most and video of saved Malibu home.         FU 5/1/25</text:p>
            <text:p/>
            <text:p>4/24/25  Leon spoke to Randy, he saw this come across and hell be giving her a call and explain it will not work to integrate the piping and heads. It will work much better to consider this a pre-existing home. Its a flat roof and will work well. He needs to find out if theyre putting in a parapet for us to hide the heads and copper lines.</text:p>
            <text:p/>
            <text:p>4/23/25  She called, she works with Sky Bartach, with Tyler Construction. They have an opportunity for us. New home under construction. Client wants wildfire protection. She needs time frame, logistics etc. She would like to have an idea if our system can be installed at the stage the house is currently in, meaning are we able to put some of our piping in the attic to hide? Shed like a site visit to determine that. Told her that its possible however, it may need to happen next week. Whats her schedule? She said shes available Mon &amp; Tues and her **site mgr. Jack Hayes would be available too.**</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3">
          <table:table-cell office:value-type="string" calcext:value-type="string">
            <text:p>Randall Baack <text:s text:c="4"/>8100 Kincross Dr</text:p>
          </table:table-cell>
          <table:table-cell office:value-type="string" calcext:value-type="string">
            <text:p>(303) 530-5551</text:p>
          </table:table-cell>
          <table:table-cell office:value-type="string" calcext:value-type="string">
            <text:p>r.baack@comcast.net</text:p>
          </table:table-cell>
          <table:table-cell office:value-type="string" calcext:value-type="string">
            <text:p>8100 Kincross Drive Boulder, CO 80301-4227 US</text:p>
          </table:table-cell>
          <table:table-cell office:value-type="float" office:value="1574" calcext:value-type="float">
            <text:p>1574</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28/25 <text:s/>Randall called, spoke about the system. He wanted something for @ $4000-5000. <text:s/>Told him we dont have that kind of system. So hes **Not Interested** in either of his 2 homes.</text:p>
          </table:table-cell>
          <table:table-cell/>
          <table:table-cell office:value-type="string" calcext:value-type="string">
            <text:p>Two Story</text:p>
          </table:table-cell>
          <table:table-cell office:value-type="string" calcext:value-type="string">
            <text:p>"WE want a set-up to wildfire protection by using 20,000 gallon swimming pool water similar to youtube video: "Family saves Palisades home from wildfire with pool pump &amp; sprinklers." 442K views 3min. 16sec. Thanks, RB"</text:p>
          </table:table-cell>
          <table:table-cell/>
          <table:table-cell office:value-type="string" calcext:value-type="string">
            <text:p>false</text:p>
          </table:table-cell>
          <table:table-cell/>
          <table:table-cell office:value-type="string" calcext:value-type="string">
            <text:p>https://cloud.waveguardco.net/index.php/s/nEJ3C6K32Y9GxkD</text:p>
          </table:table-cell>
          <table:table-cell office:value-type="string" calcext:value-type="string">
            <text:p>https://cloud.waveguardco.net/index.php/s/K4H3ei7CfY4tExz</text:p>
          </table:table-cell>
          <table:table-cell/>
          <table:table-cell office:value-type="string" calcext:value-type="string">
            <text:p>true</text:p>
          </table:table-cell>
          <table:table-cell/>
          <table:table-cell office:value-type="string" calcext:value-type="string">
            <text:p>I Contacted my CO, State Representative, Rep. Dr. Mike Brown, who contacted Mr. @ CDPS, who contacted Mr. Chris Brunette @ DFPC</text:p>
          </table:table-cell>
          <table:table-cell/>
          <table:table-cell office:value-type="string" calcext:value-type="string">
            <text:p>4/28/25  Randall called, spoke about the system.  Hes **Not Interested** for either of his 2 homes. He wanted something for @ $4000-5000.  Told him we dont have that kind of system.</text:p>
            <text:p/>
            <text:p>4/25/25  Leon called, his mailbox was full. Tried to text, his number is a landline. So I sent an email asking for best day and time to have a conversation?   This lead has 2 smaller homes.     FU 4/30/25</text:p>
            <text:p/>
            <text:p>4/24/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3">
          <table:table-cell office:value-type="string" calcext:value-type="string">
            <text:p>Randall Baack <text:s text:c="5"/>8110 Kincross Dr</text:p>
          </table:table-cell>
          <table:table-cell office:value-type="string" calcext:value-type="string">
            <text:p><text:tab/>(303) 530-5551</text:p>
          </table:table-cell>
          <table:table-cell office:value-type="string" calcext:value-type="string">
            <text:p><text:tab/>r.baack@comcast.net</text:p>
          </table:table-cell>
          <table:table-cell office:value-type="string" calcext:value-type="string">
            <text:p>8110 Kincross Drive Boulder, CO 80301-4227 US</text:p>
          </table:table-cell>
          <table:table-cell office:value-type="float" office:value="1575" calcext:value-type="float">
            <text:p>1575</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office:value-type="string" calcext:value-type="string">
            <text:p>4/28/25 <text:s/>Randall called, spoke about the system. <text:s/>Hes **Not Interested** for either of his 2 homes. He wanted something for @ $4000-5000. <text:s/>Told him we dont have that kind of system.</text:p>
          </table:table-cell>
          <table:table-cell/>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NcMN3xDnJsTZqz8</text:p>
          </table:table-cell>
          <table:table-cell office:value-type="string" calcext:value-type="string">
            <text:p>https://cloud.waveguardco.net/index.php/s/yDCpwgysSTtzNZN</text:p>
          </table:table-cell>
          <table:table-cell/>
          <table:table-cell office:value-type="string" calcext:value-type="string">
            <text:p>false</text:p>
          </table:table-cell>
          <table:table-cell table:number-columns-repeated="3"/>
          <table:table-cell office:value-type="string" calcext:value-type="string">
            <text:p>4/28/25  Randall called, spoke about the system.  Hes **Not Interested** for either of his 2 homes. He wanted something for @ $4000-5000.  Told him we dont have that kind of system.</text:p>
            <text:p/>
            <text:p>4/25/25  Leon called, his mailbox was full. Tried to text, his number is a landline. So I sent an email asking for best day and time to have a conversation?   This lead has 2 homes.     FU 4/30/25</text:p>
            <text:p/>
            <text:p>4/24/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4">
          <table:table-cell office:value-type="string" calcext:value-type="string">
            <text:p>Michael Ehrmann</text:p>
          </table:table-cell>
          <table:table-cell office:value-type="string" calcext:value-type="string">
            <text:p>(818) 926-6617</text:p>
          </table:table-cell>
          <table:table-cell office:value-type="string" calcext:value-type="string">
            <text:p>Michael.ehrmann@goosehead.com</text:p>
          </table:table-cell>
          <table:table-cell office:value-type="string" calcext:value-type="string">
            <text:p>165 Circle Dr Bradbury, CA 91008 US</text:p>
          </table:table-cell>
          <table:table-cell office:value-type="float" office:value="1576" calcext:value-type="float">
            <text:p>1576</text:p>
          </table:table-cell>
          <table:table-cell office:value-type="string" calcext:value-type="string">
            <text:p>Completed Estimate</text:p>
          </table:table-cell>
          <table:table-cell table:style-name="ce1" office:value-type="date" office:date-value="2025-05-06" calcext:value-type="date">
            <text:p>2025-05-06</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YTiMxaTGRiDzCwM</text:p>
          </table:table-cell>
          <table:table-cell office:value-type="string" calcext:value-type="string">
            <text:p>https://cloud.waveguardco.net/index.php/s/n9tBDENa5WAFaMZ</text:p>
          </table:table-cell>
          <table:table-cell/>
          <table:table-cell office:value-type="string" calcext:value-type="string">
            <text:p>true</text:p>
          </table:table-cell>
          <table:table-cell/>
          <table:table-cell office:value-type="string" calcext:value-type="string">
            <text:p>Insurance Agent</text:p>
          </table:table-cell>
          <table:table-cell/>
          <table:table-cell office:value-type="string" calcext:value-type="string">
            <text:p>7/16/25  L called, left message, texted, asked if the owner is making any progress with the purchase of the home weve been speaking about? Anything he can share would be appreciated.     FU 7/30/25</text:p>
            <text:p/>
            <text:p>7/10/25  L texted, asked to see if the owner has been successful in getting the contract finalized.     FU 7/16/25</text:p>
            <text:p/>
            <text:p>6/19/25  Michael texted, said unfortunately no updates. Hell keep in touch.   FU 7/10/25</text:p>
            <text:p/>
            <text:p>6/18/25  Leon texted, asked if he has any updates from the owner finalizing the purchasing contract for his home?    FU 6/24/25</text:p>
            <text:p/>
            <text:p>6/4/25  Leon called, left message, texted said its been a couple of weeks since our last text, Was your client able to get the house purchased? Any updates you can share would be appreciated.     FU 6/18/25</text:p>
            <text:p/>
            <text:p>\*  Michael texted said owner has officially moved but the purchase is still in play but no date has been confirmed. As soon as they have confirmation hell bae sure to let you know as this is his 1st priority.        FU 6/10/25</text:p>
            <text:p/>
            <text:p>5/19/25  Michael texted, didnt have any updates. Its still in motion and taking more time than the client would like. He hopes to have an update this week or next week.  FU 6/4/25</text:p>
            <text:p/>
            <text:p>5/19/25  Leon called, left message and texted, asked if he had any updates from the owner if he was able to finalize the financial transaction last week so an inspection date could be set up and so our owner, Randy Lang, will be able to schedule a visit?         FU 5/21/25</text:p>
            <text:p/>
            <text:p>5/8/25  Michael called, he had his ringer and notifications off. He did share the proposal and prelim with the owner. He said the owner didnt seem surprised. He will see him next week and verify the owner is ok with the price so we can get Randy out to see him during inspection. Hell close on the house next week. Biggest challenge is moving $13M cash from over seas to purchase the home. Michael will know more next week.               FU 5/16/25</text:p>
            <text:p/>
            <text:p>5/7/25  Leon emailed, called, left message, and texted, asked if hes able to visit about the proposal &amp; prelim design?     FU  5/8/25</text:p>
            <text:p/>
            <text:p>5/6/25  Leon **emailed the proposal and prelim design** and per the previous phone call he said he would vet the owner for this price that will allow a site visit during the inspection date that he requested. Leon emailed homeowner pkg, Protect what matter video and the saved home in Palisades fires video.  The owner told Michael he lost 2 homes in the Palisades fire and will not loose another!          Leon called, left message &amp; texted, told Michael he sent the proposal and prelim design.  FU 5/8/25</text:p>
            <text:p/>
            <text:p>4/28/25  Colt sent prelim to Jason. Leon called Jason to see if he can get to that today?  FU 5/8/25</text:p>
            <text:p/>
            <text:p>4/24/25  Michael called, hes an agent with Goosehead Ins. He provided the ins for Ronnie Enriquess owner, Daniel Kim. He likes what he saw there and now has a client in Bradbury, CA. High net worth, purchasing a home hes currently leasing. There will be an inspection within the next 30 days and would like to have a high level executive with wG at the inspection. Leon called Randy, hes needing owner to be vetted and ready to move forward before he visits. Leon spoke to Michael a couple of times and he said the owner is ready to move forward and sign. Leon proposed to Michael, that when our proposal price is ready that he speak to the owner, let him know Randy will come out if the owner is ready to sign our agreement. He said he would do that. Leon let Colt know to begin the prelim. Michael also said owner lost 2 homes in the Palisades fires and will not lose another one. He also said the owner is moving six employees over from the UK to the USA and he intends to buy each one a home and wants a system on those as well. The owner also has another home in Malibu he wants to protect.  Very high end, very private but also very hands on and will be present at inspection.       FU  5/5/25</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9">
          <table:table-cell office:value-type="string" calcext:value-type="string">
            <text:p>Sharon Benoit</text:p>
          </table:table-cell>
          <table:table-cell office:value-type="string" calcext:value-type="string">
            <text:p>(808) 757-8497</text:p>
          </table:table-cell>
          <table:table-cell office:value-type="string" calcext:value-type="string">
            <text:p>luckys151@ymail.com</text:p>
          </table:table-cell>
          <table:table-cell office:value-type="string" calcext:value-type="string">
            <text:p><text:tab/>151 Hakui Lp Lahaina, HI 96761 US</text:p>
          </table:table-cell>
          <table:table-cell office:value-type="float" office:value="1577" calcext:value-type="float">
            <text:p>1577</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LTR on house and yard</text:p>
          </table:table-cell>
          <table:table-cell/>
          <table:table-cell office:value-type="string" calcext:value-type="string">
            <text:p>false</text:p>
          </table:table-cell>
          <table:table-cell/>
          <table:table-cell office:value-type="string" calcext:value-type="string">
            <text:p>https://cloud.waveguardco.net/index.php/s/zed25GjwABQW8ts</text:p>
          </table:table-cell>
          <table:table-cell office:value-type="string" calcext:value-type="string">
            <text:p>https://cloud.waveguardco.net/index.php/s/XzKXF7J5LHMtNxJ</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8/25  L emailed, asked if she still has any interest in the LTR discussion that had on 4/28/25? If not, just say so and will cease reaching out. If yes, let me know your next steps.    FU 8/12/25</text:p>
            <text:p/>
            <text:p>6/25/25  Leon emailed again and asked for info that he requested on 5/20/25?  FU 7/8/25</text:p>
            <text:p/>
            <text:p>5/20/25  Leon emailed, asked if she could get the name &amp; phone number for the person she said could spray her home, if she decides to go down that road? Our owner would like to visit with this person to discuss his interest to become a certified sprayer for us.    FU 6/25/25</text:p>
            <text:p/>
            <text:p>5/12/25  Leon emailed, said he hadnt forgotten about her phone call and interest in our LTR.  Waiting on pricing and shipping charges to Hawaii.   Told her our owner would like to contact her sprayer contact as a possible interest to become our certified sprayer. Asked for his name, email and number. Also included LTR pkg for her research.    FU 5/19/25</text:p>
            <text:p/>
            <text:p>4/28/25 She called discussed our system. Shes from Hawaii but lost a home in the Palisades/Malibu fires. Has a small home in Lahaina. Our system is too expensive. Discussed LTR as an option. She has a friend who sprays phoschek. He would spray her home and property. He may want to use our LTR instead. Leons getting prices from Randy to cover her home and landscape area. He would like to speak to her spray friend to know what to do regarding some pricing. She has cedar shingles and siding.</text:p>
            <text:p/>
            <text:p>4/28/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8">
          <table:table-cell office:value-type="string" calcext:value-type="string">
            <text:p>Megan Miller</text:p>
          </table:table-cell>
          <table:table-cell office:value-type="string" calcext:value-type="string">
            <text:p><text:tab/>(310) 390-0465</text:p>
          </table:table-cell>
          <table:table-cell office:value-type="string" calcext:value-type="string">
            <text:p>megan@pettas.com</text:p>
          </table:table-cell>
          <table:table-cell office:value-type="string" calcext:value-type="string">
            <text:p>6270 Sea Star Drive Lot 9 Malibu, CA 90265 US</text:p>
          </table:table-cell>
          <table:table-cell office:value-type="float" office:value="1578" calcext:value-type="float">
            <text:p>1578</text:p>
          </table:table-cell>
          <table:table-cell office:value-type="string" calcext:value-type="string">
            <text:p>Completed Estimate</text:p>
          </table:table-cell>
          <table:table-cell table:style-name="ce1" office:value-type="date" office:date-value="2025-05-06" calcext:value-type="date">
            <text:p>2025-05-06</text:p>
          </table:table-cell>
          <table:table-cell/>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FDJzBQ3XKyrtMHW</text:p>
          </table:table-cell>
          <table:table-cell office:value-type="string" calcext:value-type="string">
            <text:p>https://cloud.waveguardco.net/index.php/s/3AraZdxHNYjDDgJ</text:p>
          </table:table-cell>
          <table:table-cell/>
          <table:table-cell office:value-type="string" calcext:value-type="string">
            <text:p>false</text:p>
          </table:table-cell>
          <table:table-cell table:number-columns-repeated="3"/>
          <table:table-cell office:value-type="string" calcext:value-type="string">
            <text:p>5/14/25  Megan emailed, said they have higher priority items on their list. They are a long ways out from installing the system. Theyll keep in touch.       Leon emailed in response, told her we were confused from her email that the client was shocked by the price increase and they are competitively bidding the scope. Our proposal was based on the updated plans she sent us and that price was reduced by almost $10k from the 1st proposal sent out on 7/20/23.  Therefore, we believe your client will be very pleased to know that info!        FU 8/14/25</text:p>
            <text:p/>
            <text:p>5/14/25  Leon emailed Lauren S., asked if she and her company are involved in the Lot #9 project being started soon? It involves what Megan Miller had requested.     </text:p>
            <text:p/>
            <text:p>5/13/25  Leon called, left message, emailed, asked to visit with her today or tomorrow about the proposal and prelim design he sent on 5/6/25 and we discussed last Friday.    FU 5/14/25</text:p>
            <text:p/>
            <text:p>5/8/25  Leon emailed, asked if she received the proposal and prelim design sent her on 5/6?  If she did not, please inform.   FU 5/12/25</text:p>
            <text:p/>
            <text:p>5/6/25  Leon **emailed proposal &amp; prelim design**.      FU 5/8/25</text:p>
            <text:p/>
            <text:p>4/29/25  Colt texted Leon the tank info. He emailed Megan, said theyll need 2- 2000 gallon tanks. Theyre 7.5 ft diameter &amp; 7 ft tall. Let us know if theres any additional questions.   FU 5/8/25</text:p>
            <text:p/>
            <text:p>4/28/25  Randy emailed, said will create a proposal and asked her to create an RFE from the web site.</text:p>
            <text:p/>
            <text:p>4/25/25  She emailed, theyre in developing stage for Lot #9 across from Lot #10. They want to plan for a water tank since this lot will not have a pool. Drawings are attached. She needs an estimated tank siz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9">
          <table:table-cell office:value-type="string" calcext:value-type="string">
            <text:p>albert khodari</text:p>
          </table:table-cell>
          <table:table-cell office:value-type="float" office:value="3107141377" calcext:value-type="float">
            <text:p>3107141377</text:p>
          </table:table-cell>
          <table:table-cell office:value-type="string" calcext:value-type="string">
            <text:p>albertk@distortionusa.com</text:p>
          </table:table-cell>
          <table:table-cell office:value-type="string" calcext:value-type="string">
            <text:p><text:tab/>203 North Maple Drive Beverly Hills, CA 90210 US</text:p>
          </table:table-cell>
          <table:table-cell office:value-type="float" office:value="1579" calcext:value-type="float">
            <text:p>1579</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the idea is using the pool water to douse the house  </text:p>
            <text:p>please advise</text:p>
          </table:table-cell>
          <table:table-cell/>
          <table:table-cell office:value-type="string" calcext:value-type="string">
            <text:p>false</text:p>
          </table:table-cell>
          <table:table-cell/>
          <table:table-cell office:value-type="string" calcext:value-type="string">
            <text:p>https://cloud.waveguardco.net/index.php/s/bRFD35qfX4NT3Ki</text:p>
          </table:table-cell>
          <table:table-cell office:value-type="string" calcext:value-type="string">
            <text:p>https://cloud.waveguardco.net/index.php/s/kr9yMPqQSdqXsyt</text:p>
          </table:table-cell>
          <table:table-cell/>
          <table:table-cell office:value-type="string" calcext:value-type="string">
            <text:p>true</text:p>
          </table:table-cell>
          <table:table-cell/>
          <table:table-cell office:value-type="string" calcext:value-type="string">
            <text:p>chatgpt</text:p>
          </table:table-cell>
          <table:table-cell/>
          <table:table-cell office:value-type="string" calcext:value-type="string">
            <text:p>5/14/25  Leon spoke to Jason. **Jason emailed an LTR proposal** to Albert, copied Leon.  Hes waiting for verification.     FU 6/18/25</text:p>
            <text:p/>
            <text:p>5/7/25 Leon called Jason, hell reach out with a proposal for LTR.         FU 5/14/25</text:p>
            <text:p/>
            <text:p>5/6/25  Leon emailed, told him wed have an LTR proposal for him in the next couple of days. And said Yes, fire season is upon CA now. Having a spray application done as soon as possible would be preferred.    FU 5/8/25</text:p>
            <text:p/>
            <text:p>5/5/25 He emailed, said he read that the LTR is green and not dangerous and will not affect ground water quality or any other contamination issues. I need to know an estimate for the job and understand its advisable to do just before fire season. Please advise.</text:p>
            <text:p/>
            <text:p>5/1/25  Leon called, spoke to Albert. Discussed water availability and he has a pool, however, the pool equipment is not able to be gravity fed to our cabinet. Therefore we discussed our LTR. His roof has a 5 rated composition and may or may not need to be sprayed, siding is porous, stucco. He wants me to send him our LTR pkg which Leon did. Hes also interested in ember vents if this opportunity goes this far. I told him to check out embers out web site.       FU 5/8/25</text:p>
            <text:p/>
            <text:p>4/30/25  Received RFE.</text:p>
          </table:table-cell>
          <table:table-cell table:number-columns-repeated="2"/>
          <table:table-cell table:style-name="Default"/>
          <table:table-cell table:number-columns-repeated="2"/>
          <table:table-cell office:value-type="string" calcext:value-type="string">
            <text:p>Other</text:p>
          </table:table-cell>
          <table:table-cell table:number-columns-repeated="9"/>
          <table:table-cell office:value-type="string" calcext:value-type="string">
            <text:p>false</text:p>
          </table:table-cell>
        </table:table-row>
        <table:table-row table:style-name="ro8">
          <table:table-cell office:value-type="string" calcext:value-type="string">
            <text:p>Carla Gonzales</text:p>
          </table:table-cell>
          <table:table-cell office:value-type="string" calcext:value-type="string">
            <text:p>(818) 298-0541</text:p>
          </table:table-cell>
          <table:table-cell office:value-type="string" calcext:value-type="string">
            <text:p>carla@boswell.com</text:p>
          </table:table-cell>
          <table:table-cell office:value-type="string" calcext:value-type="string">
            <text:p><text:tab/>2451 Arbutus Dr Los Angeles, CA 90049 US</text:p>
          </table:table-cell>
          <table:table-cell office:value-type="float" office:value="1580" calcext:value-type="float">
            <text:p>1580</text:p>
          </table:table-cell>
          <table:table-cell office:value-type="string" calcext:value-type="string">
            <text:p>Referral</text:p>
          </table:table-cell>
          <table:table-cell table:number-columns-repeated="2"/>
          <table:table-cell office:value-type="string" calcext:value-type="string">
            <text:p>Residential - New Build</text:p>
          </table:table-cell>
          <table:table-cell office:value-type="string" calcext:value-type="string">
            <text:p>Web Estimate Incomplete</text:p>
          </table:table-cell>
          <table:table-cell table:number-columns-repeated="3"/>
          <table:table-cell office:value-type="string" calcext:value-type="string">
            <text:p>Fire Retardant with remote access</text:p>
          </table:table-cell>
          <table:table-cell/>
          <table:table-cell office:value-type="string" calcext:value-type="string">
            <text:p>false</text:p>
          </table:table-cell>
          <table:table-cell/>
          <table:table-cell office:value-type="string" calcext:value-type="string">
            <text:p>https://cloud.waveguardco.net/index.php/s/ekoDTdKWQZR2nLn</text:p>
          </table:table-cell>
          <table:table-cell office:value-type="string" calcext:value-type="string">
            <text:p>https://cloud.waveguardco.net/index.php/s/gDZ7nXPCFDDtHx9</text:p>
          </table:table-cell>
          <table:table-cell/>
          <table:table-cell office:value-type="string" calcext:value-type="string">
            <text:p>true</text:p>
          </table:table-cell>
          <table:table-cell table:number-columns-repeated="3"/>
          <table:table-cell office:value-type="string" calcext:value-type="string">
            <text:p>6/25/25  Leon emailed, checking in again to see if shes had any feedback from owners since our last email communication on 5/28/25?  Updates are appreciated.  FU 8/5/25</text:p>
            <text:p/>
            <text:p>5/28/25  Leon emailed, checking back to see if the questions we answered satisfied the owner? And if it did, were they ok with the starting price of $170K? If so well need the site, elevation and roof plans to get started.  Included is the link for them to send them.</text:p>
            <text:p/>
            <text:p>She emailed, said theyll consult with the client in a few weeks.        FU 6/25/25</text:p>
            <text:p/>
            <text:p>5/16/25  She emailed, asked how long the company has been around?      Leon responded, emailed, was incorporated in 2013 after a couple years of researching and designing how our system needed to operate to become what it is today. Our first system installed in CA was in 2016. Were leaders in the new innovations dealing with solving the exterior wildfire challenges and how that impacts insurance companies and homeowners.       Fu 5/28/25</text:p>
            <text:p/>
            <text:p>5/15/25  Leon emailed, asked if she heard from the owner on the LTR pkg that she requested? Any updates appreciated. Also asked if she shared the approx price of $170k with the owners that we discussed? Included homeowner pkg, video of Protect What Matters and video of saved home.  FU 5/28/25</text:p>
            <text:p/>
            <text:p>5/5/25  She called, theyre a construction company, wanted info on our fire retardant with remote access. Leon explained that our clients dont need remote access and the LTR is applied with our system or alone as a spray application.  He explained how our system works and gave her the price starting at $170K. Shell speak w/owners and see if they want to go forward.  FU 5/15/25</text:p>
            <text:p/>
            <text:p>5/2/25  Leon called, left message, and emailed, asked for best day and time to discuss the request for LTR on their new build. I included the LTR package links.            FU 5/5/25</text:p>
            <text:p/>
            <text:p>5/2/25 Received LTR request.</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2">
          <table:table-cell office:value-type="string" calcext:value-type="string">
            <text:p>Brian Blond</text:p>
          </table:table-cell>
          <table:table-cell office:value-type="float" office:value="4157864496" calcext:value-type="float">
            <text:p>4157864496</text:p>
          </table:table-cell>
          <table:table-cell office:value-type="string" calcext:value-type="string">
            <text:p>bblond@gmail.com</text:p>
          </table:table-cell>
          <table:table-cell office:value-type="string" calcext:value-type="string">
            <text:p><text:tab/>1288 Rose Ln Lafayette, CA 94549 US</text:p>
          </table:table-cell>
          <table:table-cell office:value-type="float" office:value="1581" calcext:value-type="float">
            <text:p>1581</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xoEjZ6pjwMPZEi4</text:p>
          </table:table-cell>
          <table:table-cell office:value-type="string" calcext:value-type="string">
            <text:p>https://cloud.waveguardco.net/index.php/s/EZATRYm92aqHtqr</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6/20/25  Brian sent in another RFE for his same property.  Leon called him, he couldnt remember if he ever got a quote from waveGUARD so thats why he sent it in again. Leon told him he didnt get a quote but told him initially it was going to be a double system and it would run $350K-390. He thought that the figure was really high. but said he would think about it and reconnect if interested.   After speaking to Leon he said its definitely too expensive.  **Not Interested.**</text:p>
            <text:p/>
            <text:p>5/8/25 Leon called Brian, discussed the system. He brought up pros and cons w/info he heard about frontline. Tried to vet him for $250-390K. He couldnt believe it would be that much for a spray system and needed to think if he even wanted a proposal. He said FL saved several homes in the Palisades/Malibu fires. Leon explained why that was probably not true because of how they market their product. Didnt need any additional info and if interested hell reconnect  FU 6/19/25.</text:p>
            <text:p/>
            <text:p>5/7/25  Brian texted. wants to do a call at 3:30 pdt tomorrow 5/8/25.</text:p>
            <text:p/>
            <text:p>5/7/25  Leon called, left message and texted, asked for a best day and time to have a conversation about his request? Also sent an email with links to homeowner pkg, video of Protect What Matters and video of save Palisades home.     FU 5/8/25</text:p>
            <text:p/>
            <text:p>5/7/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5">
          <table:table-cell office:value-type="string" calcext:value-type="string">
            <text:p>Ronnie Enriquez 3068 Windmill Drive</text:p>
          </table:table-cell>
          <table:table-cell office:value-type="string" calcext:value-type="string">
            <text:p>(949) 615-4610</text:p>
          </table:table-cell>
          <table:table-cell office:value-type="string" calcext:value-type="string">
            <text:p>ronnie@enriquezpools.com</text:p>
          </table:table-cell>
          <table:table-cell office:value-type="string" calcext:value-type="string">
            <text:p>3068 Windmill Drive Diamond Bar, CA 91765 US</text:p>
          </table:table-cell>
          <table:table-cell office:value-type="float" office:value="1582" calcext:value-type="float">
            <text:p>1582</text:p>
          </table:table-cell>
          <table:table-cell office:value-type="string" calcext:value-type="string">
            <text:p>Completed Estimate</text:p>
          </table:table-cell>
          <table:table-cell table:style-name="ce1" office:value-type="date" office:date-value="2025-05-19" calcext:value-type="date">
            <text:p>2025-05-19</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table:number-columns-repeated="2"/>
          <table:table-cell office:value-type="string" calcext:value-type="string">
            <text:p>true</text:p>
          </table:table-cell>
          <table:table-cell/>
          <table:table-cell office:value-type="string" calcext:value-type="string">
            <text:p>https://cloud.waveguardco.net/index.php/s/xYEAyGaRJG2zZMW</text:p>
          </table:table-cell>
          <table:table-cell office:value-type="string" calcext:value-type="string">
            <text:p>https://cloud.waveguardco.net/index.php/s/nRCHySAjNMWxioq</text:p>
          </table:table-cell>
          <table:table-cell/>
          <table:table-cell office:value-type="string" calcext:value-type="string">
            <text:p>true</text:p>
          </table:table-cell>
          <table:table-cell table:number-columns-repeated="3"/>
          <table:table-cell office:value-type="string" calcext:value-type="string">
            <text:p>6/19/25  Michael texted, said the ACH posted.     Leon emailed Ronnie and the Wangs to let them know it posted.           FU 7/30/25</text:p>
            <text:p/>
            <text:p>6/18/25  Leon texted Ronnie asked about pmt from Wants?        Ronnie texted, said hes speaking w/homeowners now and talked them through how to do the wire. *That will happen today!!                 Ronnie said the pmt was sent via ACH today, Supply Agreement was signed and sent over.  I let Michael know he should be receiving pmt.                FU 6/20/25*</text:p>
            <text:p/>
            <text:p>6/17/25  Leon texted, asked when the Wangs would be able to sign their agreement and deposit their 50% down pmt so we can order equipment?   FU 6/19/25</text:p>
            <text:p/>
            <text:p>6/11/25  Michael emailed supply agreement, sales, order &amp; invoice. Leon emailed them to the Wangs and Ronnie. Told them Ronnie would explain our process as he did for his other client that purchased our system.      FU 6/19/25</text:p>
            <text:p/>
            <text:p>6/10/25  Maggie Wang emailed, they want to go forward!       Leon texted Michael to create docs and list Andy &amp; Maggie Wang as clients.            Leon called Ronnie, he will be the Wangs lead so copy him on all emails.</text:p>
            <text:p/>
            <text:p>6/10/25  Leon emailed Ronnie the **updated proposal &amp; preliminary**. FU 6/11/25</text:p>
            <text:p/>
            <text:p>6/9/25  Ronnie emailed, owners want to move forward! Originally quoted w/tanks but want to use pool water. Colt is updating prelim and sending to Jason for his update. Hope to receive that by Tuesday. FU 6/10/25</text:p>
            <text:p/>
            <text:p>6/6/25  Leon called Jason, left message, texted, said we really need to talk about 3 site visits next week. And he or Ben needs to call Ronnie today to give him their initial install schedule.</text:p>
            <text:p/>
            <text:p>Leon also called &amp; texted Ben about calling Ronnie.          Ben texted back, asked for Ronnies number, said hell give him a call.      FU 6/10/25</text:p>
            <text:p/>
            <text:p>6/6/29  Leon called, spoke to Ronnie, hes waiting on permits to be issued. Lead is frustrated too. Ronnie hopes to have those issued today. He said he needs to wait a little bit to bring up the fire protection but knows theyre interested.     FU6/24/25</text:p>
            <text:p/>
            <text:p>5/29/25  Leon called, he said hell be reaching out again to homeowner to encourage them to get started and get our supply agreement. Were 8-12 weeks out for installs.    FU 6/6/25</text:p>
            <text:p/>
            <text:p>5/20/25  Leon called, verified he received the proposal &amp; design. He said he sent it to the owner. Hes waiting for owners feedback.   FU 5/27/25</text:p>
            <text:p/>
            <text:p>5/19/25  Leon **emailed Ronnie the proposal and prelim design.**   FU 5/20/25</text:p>
            <text:p/>
            <text:p>5/19/25  Jason sent Colt the finished prelim.  Colt then sent it to me.</text:p>
            <text:p/>
            <text:p>5/9/25  Colt sent Jason a prelim.     FU 5/16/25</text:p>
            <text:p/>
            <text:p>5/8/25  Ronnie called, spoke about a new client of his who wants to have a proposal created. I texted Colt to start a prelim.</text:p>
            <text:p/>
            <text:p>5/8/25  Received RFE for another client of Ronnie Enriquez</text:p>
          </table:table-cell>
          <table:table-cell office:value-type="string" calcext:value-type="string">
            <text:p>UPDATED PROPOSAL <text:s/>on <text:s/>6/10/25</text:p>
          </table:table-cell>
          <table:table-cell/>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8">
          <table:table-cell office:value-type="string" calcext:value-type="string">
            <text:p>Kate Conway</text:p>
          </table:table-cell>
          <table:table-cell office:value-type="string" calcext:value-type="string">
            <text:p>(831) 641-7066</text:p>
          </table:table-cell>
          <table:table-cell office:value-type="string" calcext:value-type="string">
            <text:p>kate.conway@colebreit.com</text:p>
          </table:table-cell>
          <table:table-cell office:value-type="string" calcext:value-type="string">
            <text:p>26790 Taaffee Rd Los Altos Hills, CA 94022 US</text:p>
          </table:table-cell>
          <table:table-cell office:value-type="float" office:value="1583" calcext:value-type="float">
            <text:p>1583</text:p>
          </table:table-cell>
          <table:table-cell office:value-type="string" calcext:value-type="string">
            <text:p>Completed Estimate</text:p>
          </table:table-cell>
          <table:table-cell table:style-name="ce1" office:value-type="date" office:date-value="2025-05-19" calcext:value-type="date">
            <text:p>2025-05-19</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Elevation Plans, Site</text:p>
          </table:table-cell>
          <table:table-cell office:value-type="string" calcext:value-type="string">
            <text:p>Rambler - One Story</text:p>
          </table:table-cell>
          <table:table-cell office:value-type="string" calcext:value-type="string">
            <text:p>New Main House only (not for the garage/ADU or pool cabana).</text:p>
          </table:table-cell>
          <table:table-cell/>
          <table:table-cell office:value-type="string" calcext:value-type="string">
            <text:p>false</text:p>
          </table:table-cell>
          <table:table-cell table:number-columns-repeated="4"/>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22/25  Randy spoke to Kate, she has not heard back from the homeowner. Hell keep in touch with her.     FU 8/5/25</text:p>
            <text:p/>
            <text:p>6/10/25  She emailed, Randy said theyll be meeting with the owners next week to discuss options. Hopefully theyll be closer to a decision.       FU 8/4/25</text:p>
            <text:p/>
            <text:p>5/30/25  Leon called Randy, he said she aske some questions the other day, he answered them. She said theyll be back in touch once they speak to the owner.    FU 7/9/25</text:p>
            <text:p/>
            <text:p>5/19/25  Randy sent proposal &amp; prelim design.    FU 5/30/25</text:p>
            <text:p/>
            <text:p>5/13/25  Jason returned prelim to Colt.</text:p>
            <text:p/>
            <text:p>5/12/25  Colt sent prelim to Jason.</text:p>
            <text:p/>
            <text:p>5/8/25  She called, shes a consultant to the architect. Theyll send an NDA agreement to Randy then complete the RFE when received. Randy told Colt to start a preliminary.</text:p>
            <text:p/>
            <text:p>5/8/25  Received RFE</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false</text:p>
          </table:table-cell>
        </table:table-row>
        <table:table-row table:style-name="ro9">
          <table:table-cell office:value-type="string" calcext:value-type="string">
            <text:p>Sam Wikamulia</text:p>
          </table:table-cell>
          <table:table-cell office:value-type="string" calcext:value-type="string">
            <text:p>(510) 384-3326</text:p>
          </table:table-cell>
          <table:table-cell office:value-type="string" calcext:value-type="string">
            <text:p>swikamulia@gmail.com</text:p>
          </table:table-cell>
          <table:table-cell office:value-type="string" calcext:value-type="string">
            <text:p>7592 Mindy Mae Lane Dublin, CA 94568 US</text:p>
          </table:table-cell>
          <table:table-cell office:value-type="float" office:value="1584" calcext:value-type="float">
            <text:p>1584</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Home and perimeter</text:p>
          </table:table-cell>
          <table:table-cell/>
          <table:table-cell office:value-type="string" calcext:value-type="string">
            <text:p>false</text:p>
          </table:table-cell>
          <table:table-cell/>
          <table:table-cell office:value-type="string" calcext:value-type="string">
            <text:p>https://cloud.waveguardco.net/index.php/s/oQizWaSHqdXJEMq</text:p>
          </table:table-cell>
          <table:table-cell office:value-type="string" calcext:value-type="string">
            <text:p>https://cloud.waveguardco.net/index.php/s/j2dip7fEQP2XSmm</text:p>
          </table:table-cell>
          <table:table-cell/>
          <table:table-cell office:value-type="string" calcext:value-type="string">
            <text:p>false</text:p>
          </table:table-cell>
          <table:table-cell table:number-columns-repeated="3"/>
          <table:table-cell office:value-type="string" calcext:value-type="string">
            <text:p>7/8/25  L emailed, checking again from last email, asked if they got the composition of the siding and roof material to get to the next step? Any updates you can provide would be appreciated.       FU 8/5/25</text:p>
            <text:p/>
            <text:p>6/3/25  Leon emailed, asked if he had any updates on the composition of the roof and siding material to get to the next step?      FU 7/8/25</text:p>
            <text:p/>
            <text:p>5/21/25  He called, wanted to know what we can do to protect his home? Spoke mainly about water and availability of source. Doesnt appear he has room for tanks and no pool. Discussed LTR and the process. I asked for the material on roof and sidings, he didnt know. Will check w/HOA for that composition. Needs to be porous for absorption of LTR. Hell get back w/me when he gets the answer.     FU 6/3/25</text:p>
            <text:p/>
            <text:p>5/19/25  Leon emailed, left message on their business line, asked for best day &amp; time for a phone call?  FU 5/27/25</text:p>
            <text:p/>
            <text:p>5/13/25  Leon emailed, texted, called &amp; left message for the best day and time to discuss his RFE.     FU 5/16/25</text:p>
            <text:p/>
            <text:p>5/12/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4">
          <table:table-cell office:value-type="string" calcext:value-type="string">
            <text:p>Sonia Soni</text:p>
          </table:table-cell>
          <table:table-cell office:value-type="string" calcext:value-type="string">
            <text:p>310-266-4433</text:p>
          </table:table-cell>
          <table:table-cell office:value-type="string" calcext:value-type="string">
            <text:p>sonia@soniasoni.com</text:p>
          </table:table-cell>
          <table:table-cell office:value-type="string" calcext:value-type="string">
            <text:p>11615 Moraga Ln; Los Angeles, CA 90049</text:p>
          </table:table-cell>
          <table:table-cell office:value-type="float" office:value="1589" calcext:value-type="float">
            <text:p>1589</text:p>
          </table:table-cell>
          <table:table-cell office:value-type="string" calcext:value-type="string">
            <text:p>Completed Estimate</text:p>
          </table:table-cell>
          <table:table-cell table:style-name="ce1" office:value-type="date" office:date-value="2025-05-12" calcext:value-type="date">
            <text:p>2025-05-12</text:p>
          </table:table-cell>
          <table:table-cell/>
          <table:table-cell office:value-type="string" calcext:value-type="string">
            <text:p>Residential - Existing</text:p>
          </table:table-cell>
          <table:table-cell office:value-type="string" calcext:value-type="string">
            <text:p>Other</text:p>
          </table:table-cell>
          <table:table-cell table:number-columns-repeated="2"/>
          <table:table-cell office:value-type="string" calcext:value-type="string">
            <text:p>Two Story</text:p>
          </table:table-cell>
          <table:table-cell office:value-type="string" calcext:value-type="string">
            <text:p>Is an existing client. <text:s/>Wants to add 1 double pump cabinet, wall sprays, in-ground vertical sprays for hedge, re-piping part of the roof to accommodate the wall sprays, remove existing tanks and adding 3 - 2500 gal tanks.</text:p>
          </table:table-cell>
          <table:table-cell/>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5/13/25  Leon emailed updated prelim design to Sonia.  Jason will follow up.        FU 7/30/25</text:p>
            <text:p/>
            <text:p>5/12/25  Leon emailed her the new proposal for additions.            </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2">
          <table:table-cell office:value-type="string" calcext:value-type="string">
            <text:p>Travis Alan Ochs</text:p>
          </table:table-cell>
          <table:table-cell office:value-type="float" office:value="3038801584" calcext:value-type="float">
            <text:p>3038801584</text:p>
          </table:table-cell>
          <table:table-cell office:value-type="string" calcext:value-type="string">
            <text:p>travisochs@hotmail.com</text:p>
          </table:table-cell>
          <table:table-cell office:value-type="string" calcext:value-type="string">
            <text:p>2956 Geer Canyon Drive Boulder, CO 80302 US</text:p>
          </table:table-cell>
          <table:table-cell office:value-type="float" office:value="1585" calcext:value-type="float">
            <text:p>1585</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xZwdJXiagdcTrDC</text:p>
          </table:table-cell>
          <table:table-cell office:value-type="string" calcext:value-type="string">
            <text:p>https://cloud.waveguardco.net/index.php/s/ggNo552e9GLrM7y</text:p>
          </table:table-cell>
          <table:table-cell/>
          <table:table-cell office:value-type="string" calcext:value-type="string">
            <text:p>true</text:p>
          </table:table-cell>
          <table:table-cell office:value-type="string" calcext:value-type="string">
            <text:p>Neighbor</text:p>
          </table:table-cell>
          <table:table-cell table:number-columns-repeated="2"/>
          <table:table-cell office:value-type="string" calcext:value-type="string">
            <text:p>6/20/25  Travis texted, **No longer interested.**  </text:p>
            <text:p/>
            <text:p>6/20/25  Leon called, left message, texted, reminded him we spoke on 5/16/25 about his request for estimate. Asked if hes still interested in our system or the LTR spray? Will need pictures of the home. If he has no interest please let me know.</text:p>
            <text:p/>
            <text:p>5/30/25  Leon emailed, asked if he has roof &amp; elevation plans for his house? Well need those to do an LTR quote or if he could take pictures that would work.  If he has a drone to take the pictures that works as well.  Included link for him to send the pictures to his file.    FU 6/19/24</text:p>
            <text:p/>
            <text:p>5/16/25  Leon called, spoke to Travis. He was referred to us by a GC whos building a home in Boulder. That homeowner had a home in CA that was saved in a wildfire and had our system on it. Theres a good change that homeowner will be putting our system on this home too. I asked Travis if he could get the homeowners name so I can look up what home that was? He said he would try.  He also didnt like the estimated costs for even a double pump system so thats why the LTR intrigued him. I sent him the LTR pkg and the video of the saved home.  This address was his mothers home. Shes now in an LTC. Travis lives in this house. His sister has a smaller home on the same ranch. There were 4 homes, 2 burned down in a fire about 5 yrs ago. I texted Colt to get sq ft for LTR. Hell need elevation plans for sq ft. Home was built in 2000. Ill ask for the info. Both homes have either stucco or wood siding. Roofs are asphalt.     FU 5/30/25</text:p>
            <text:p/>
            <text:p>5/15/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9">
          <table:table-cell office:value-type="string" calcext:value-type="string">
            <text:p><text:tab/>Oscar Ramirez</text:p>
          </table:table-cell>
          <table:table-cell office:value-type="string" calcext:value-type="string">
            <text:p>(818) 357-1015</text:p>
          </table:table-cell>
          <table:table-cell office:value-type="string" calcext:value-type="string">
            <text:p>filltrate@hotmail.com</text:p>
          </table:table-cell>
          <table:table-cell office:value-type="string" calcext:value-type="string">
            <text:p>636 Dorothea Rd. La Habra Heights, CA 90631 US</text:p>
          </table:table-cell>
          <table:table-cell office:value-type="float" office:value="1586" calcext:value-type="float">
            <text:p>1586</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Garage</text:p>
          </table:table-cell>
          <table:table-cell/>
          <table:table-cell office:value-type="string" calcext:value-type="string">
            <text:p>true</text:p>
          </table:table-cell>
          <table:table-cell table:number-columns-repeated="2"/>
          <table:table-cell office:value-type="string" calcext:value-type="string">
            <text:p>https://cloud.waveguardco.net/index.php/f/361180</text:p>
          </table:table-cell>
          <table:table-cell/>
          <table:table-cell office:value-type="string" calcext:value-type="string">
            <text:p>false</text:p>
          </table:table-cell>
          <table:table-cell/>
          <table:table-cell office:value-type="string" calcext:value-type="string">
            <text:p>Competetor</text:p>
          </table:table-cell>
          <table:table-cell/>
          <table:table-cell office:value-type="string" calcext:value-type="string">
            <text:p>6/8/25  Jason emailed an LTR proposal to Oscar.     FU 8/4/25</text:p>
            <text:p/>
            <text:p>5/23  Leon texted Jason screenshot for him to create an LTR proposal.     FU 6/23/25</text:p>
            <text:p/>
            <text:p>5/22/25  Leon called, discussed system, was too expensive. Discussed LTR option. Leon emailed LTR pkg and the Q to A doc when comparing other systems, and FL VS wG doc.        Leon texted Colt, asked for him to give sq ft for home, 2 decks and detached garage.             FU 6/5/25</text:p>
            <text:p/>
            <text:p>5/21/25  Leon called, left message, texted and emailed, asked for best day and time to have a phone call?     He texted, asked if we could speak tomorrow.   Yes.      FU 5/22/25</text:p>
            <text:p/>
            <text:p>5/19/25  Leon called, left message, texted, thanked him for his RFE. Also asked for best day &amp; time to speak about his request for estimate.  Sent link to homeowner pkg, video of Protect What MM and video of the saved home.      FU  5/21/25</text:p>
            <text:p/>
            <text:p>5/17/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8">
          <table:table-cell office:value-type="string" calcext:value-type="string">
            <text:p>Bill Desmond</text:p>
          </table:table-cell>
          <table:table-cell office:value-type="string" calcext:value-type="string">
            <text:p>(510) 393-2043</text:p>
          </table:table-cell>
          <table:table-cell office:value-type="string" calcext:value-type="string">
            <text:p>billd38@gmail.com</text:p>
          </table:table-cell>
          <table:table-cell office:value-type="string" calcext:value-type="string">
            <text:p>169 Aeolia Dr Auburn, CA 95603 US</text:p>
          </table:table-cell>
          <table:table-cell office:value-type="float" office:value="1587" calcext:value-type="float">
            <text:p>1587</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office:value-type="string" calcext:value-type="string">
            <text:p>2 car garage fully detached about 30-40 ft from house.</text:p>
          </table:table-cell>
          <table:table-cell/>
          <table:table-cell office:value-type="string" calcext:value-type="string">
            <text:p>true</text:p>
          </table:table-cell>
          <table:table-cell table:number-columns-repeated="2"/>
          <table:table-cell office:value-type="string" calcext:value-type="string">
            <text:p>https://cloud.waveguardco.net/index.php/f/361408</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5/30/25  Leon called, spoke to Bill, theyre in the middle of several projects and need to finish those before any decisions are made. Sticker shock is still a challenge as well.  Give them 60 days, then call.      FU 8/29/25</text:p>
            <text:p/>
            <text:p>5/21/25  Leon emailed, texted asked for day and time to speak.     He called, wanted to know about our system works and the price. Explained the system and gave starting price at $170K . He stopped me and said go no further, that price is too expensive for us.  They had Frontline come out and theyre getting us a quote but said their system runs $50K-100K.  Leon aid its understandable Just wanted them to know that theres a big difference in their system compared to ours.  They were curious what that was so explained all the points of comparison. That intrigued them. They hadnt looked at any other the material sent them but will when they get home from shopping.  Leon sent links to Questions to Ask doc and FL VS wG doc. for them to compare companies.     FU  5/29/25</text:p>
            <text:p/>
            <text:p>5/19/25  Leon called, left message, texted, thanked him for his RFE. Also asked for best day &amp; time to speak about his request for estimate.  Sent link to homeowner pkg, video of Protect What MM and video of the saved home.      FU  5/21/25</text:p>
            <text:p/>
            <text:p>5/19/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34">
          <table:table-cell office:value-type="string" calcext:value-type="string">
            <text:p>Ellen and Steven Jackson</text:p>
          </table:table-cell>
          <table:table-cell office:value-type="string" calcext:value-type="string">
            <text:p>(310) 922-2384</text:p>
          </table:table-cell>
          <table:table-cell office:value-type="string" calcext:value-type="string">
            <text:p>bbaeck@aciint.com</text:p>
          </table:table-cell>
          <table:table-cell office:value-type="string" calcext:value-type="string">
            <text:p>1476 Moraga Drive Los Angeles, CA 90049 US</text:p>
          </table:table-cell>
          <table:table-cell office:value-type="float" office:value="1588" calcext:value-type="float">
            <text:p>1588</text:p>
          </table:table-cell>
          <table:table-cell office:value-type="string" calcext:value-type="string">
            <text:p>Completed Estimate</text:p>
          </table:table-cell>
          <table:table-cell table:style-name="ce1" office:value-type="date" office:date-value="2025-05-22" calcext:value-type="date">
            <text:p>2025-05-22</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table-cell office:value-type="string" calcext:value-type="string">
            <text:p>https://cloud.waveguardco.net/index.php/s/YrSiYJ5BMkx2qWS</text:p>
          </table:table-cell>
          <table:table-cell office:value-type="string" calcext:value-type="string">
            <text:p>https://cloud.waveguardco.net/index.php/s/Xb4MmHZSDyAAyRZ</text:p>
          </table:table-cell>
          <table:table-cell/>
          <table:table-cell office:value-type="string" calcext:value-type="string">
            <text:p>false</text:p>
          </table:table-cell>
          <table:table-cell/>
          <table:table-cell office:value-type="string" calcext:value-type="string">
            <text:p>Marsh Insurance</text:p>
          </table:table-cell>
          <table:table-cell/>
          <table:table-cell office:value-type="string" calcext:value-type="string">
            <text:p>7/28/25  L called Jason. He did see the email from Beth where she wanted us to reach back to her mother, give her a call at 310-299-1120.  Hell call her.     FU 8/5/25</text:p>
            <text:p/>
            <text:p>7/24/25  Leon emailed Beth and everyone on the thread. Checking in to see if theyve been able to discuss Jasons proposal? If so, whats their thoughts?   FU 7/31/25</text:p>
            <text:p/>
            <text:p>7/18/25  Brad emailed, said not yet, trying to coordinate call for next wk w/Beth.    FU 7/23/25</text:p>
            <text:p/>
            <text:p>7/18/25  L emailed Brad asked if hes heard back from Beth for her parents on the LTR proposal Jason sent her on the 14th?                            FU 7/21/25</text:p>
            <text:p/>
            <text:p>7/14/25  Jason emailed Beth and several others on the email chain, the LTR proposal price and picture showing the spray area that Brad Sawyer recommended from his site visit.   FU 7/18/25</text:p>
            <text:p/>
            <text:p>7/10/25  L called Jason, said will text him the address of their home and all of the contacts info that are to be on the proposal hes creating to send.  FU 7/16/25</text:p>
            <text:p/>
            <text:p>7/8/25  Brad emailed said t6o send the proposal for LTR.   Leon emailed, said hell let Jason know.    (Emailed Jason and sent pictures w/request for proposal.)     FU 7/11/25</text:p>
            <text:p/>
            <text:p>7/7/25  Brad sent 3 pictures of the hillside. He explained to Beth what mitigation needs to be done before the proposal comes in. Wants Leon to call him on 7/10.   FU 7/10/25</text:p>
            <text:p/>
            <text:p>7/7/25  L called Brad Sawyer, he received permission from Beth to send pictures from his visit to her parents home. Brad will send them today. Also asked to have LTR MSDS info sent to him so he can share it with her and hopefully help her to use wG for their spray.  FU 7/11/25</text:p>
            <text:p/>
            <text:p>7/3/25  L texted Beth, said theres been an unseen delay in our LTR proposal. Should be resolved by middle of next week and then sent to her shortly thereafter.    FU 7/11/25</text:p>
            <text:p/>
            <text:p>6/26/25  Leon called Beth told her of the recommendations and be looking for a new proposal next week.     FU 7/3/25</text:p>
            <text:p/>
            <text:p>6/25/25  Brad Sawyer called, was at Jackson property recommended mitigation. Told him were in the process of creating an LTR proposal for home and buildings. System was too expensive.  He said to hold off for now, what is more important is to have an LTR spray on backside of their property which has a huge slope where fires approach first. Once thats completed 2nd step would be for additional sprays. He asked Leon to let Beth Baeck know of his recommendations and it will require a different LTR proposal. Hell send pictures when he gets a chance.</text:p>
            <text:p/>
            <text:p>\* Leon texted Jason to let him know that as well.</text:p>
            <text:p/>
            <text:p>6/23/25  Leon spoke to Jason. Hell reach back to them and provide a proposal.      FU 7/10/25</text:p>
            <text:p/>
            <text:p>6/19/25  Colt emailed, property will need 38K sq ft of LTR coverage.   Texted Jason to have a conversation. Waiting on his return call.    FU 6/26/25</text:p>
            <text:p/>
            <text:p>6/18/25  Leon emailed, asked if she and her parents have spoken about the 6/6/25 email offering our LTR spray application as a second option to protect their home? If they want to move forward, let me know. If not, let me know and Ill cease reaching out.           Beth emailed, asked for advice, need detailed pricing.   Called Colt, waiting on him to return the call with that info.   FU 7/3/25</text:p>
            <text:p/>
            <text:p>6/6/25  Leon emailed, said totally understand their decision. Knowing they reach out to us originally for protection, he offered them a 2nd option to consider. Told her of the LTR we use in the system but can be applied manually and will protect their home. Told her of the features and how financially its worthy of consideration.  Also included link to LTR pkg.        FU 6/18/25</text:p>
            <text:p/>
            <text:p>6/6/25  She emailed and texted, our system is too expensive and is going to pass for now.</text:p>
            <text:p/>
            <text:p>6/5/25  Leon called, left message, texted, asked if she and her parents have given any additional thoughts to the proposal &amp; prelim design we sent on 5/22/25?  Also emailed link to our Questions to Ask doc.</text:p>
            <text:p/>
            <text:p>5/30/25  Randy said he hasnt heard anything back from her.  6/5/25</text:p>
            <text:p/>
            <text:p>5/23/25  She emailed, asked if this was the best price we could offer as its very high? Are there other options?       Randy answered, emailed, "They have our best price. We dont have any options as they have a very large structure. As a point of comparison, the other projects and homes in your area that we protect are in the $200K range and are only a third of the size of their home and those have 2 pumps. Her parents home requires 5 pumps and pumping 200 g. per minutes, all at one time".   Randy asked that she call him if she or her parents have any additional questions.        FU 5/30/25</text:p>
            <text:p/>
            <text:p>5/23/25  Leon emailed Beth links to Homeowner pkg, video of Protect WMM and video of save home in Malibu.</text:p>
            <text:p/>
            <text:p>5/22/25  Leon **emailed proposal and prelim** design to Beth, their daughter, and Randy.       Per Brad Sawyers instructions I emailed Brad and everyone who was on the email chain when we got this referral. Said Ill keep all of you in the loop when theres updates.     FU  5/23/25</text:p>
            <text:p/>
            <text:p>5/19/25  She completed an RFE. Leon spoke to Colt to get this started. Colt emailed said there are 2 addresses and needed verification if they both belong to the Jacksons. Leon emailed Beth, she said yes they are, Leon let Colt know.         FU 5/30/25</text:p>
            <text:p/>
            <text:p>5/16/25 Referred by Brad Sawyer. He emailed and introduced Beth Baeck, daughter to Ellen &amp; Steven. She emailed Randy &amp; me. I answered the email. She wanted a site visit. I explained well first put together a proposal and prelim design. Shed need to create an RFE to get in our system.</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
          <table:table-cell office:value-type="string" calcext:value-type="string">
            <text:p>Robert Dailey, <text:s/>Los Altos, CA</text:p>
          </table:table-cell>
          <table:table-cell office:value-type="string" calcext:value-type="string">
            <text:p>(650) 867-9534</text:p>
          </table:table-cell>
          <table:table-cell office:value-type="string" calcext:value-type="string">
            <text:p>bob@rjdailey.com</text:p>
          </table:table-cell>
          <table:table-cell office:value-type="string" calcext:value-type="string">
            <text:p>24875 Prospect Los Altos Hills , CA 94022 US</text:p>
          </table:table-cell>
          <table:table-cell office:value-type="float" office:value="1590" calcext:value-type="float">
            <text:p>1590</text:p>
          </table:table-cell>
          <table:table-cell office:value-type="string" calcext:value-type="string">
            <text:p>Completed Estimate</text:p>
          </table:table-cell>
          <table:table-cell table:style-name="ce1" office:value-type="date" office:date-value="2025-05-22" calcext:value-type="date">
            <text:p>2025-05-22</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Please phone me. Anxious to GO!!!</text:p>
          </table:table-cell>
          <table:table-cell/>
          <table:table-cell office:value-type="string" calcext:value-type="string">
            <text:p>false</text:p>
          </table:table-cell>
          <table:table-cell/>
          <table:table-cell office:value-type="string" calcext:value-type="string">
            <text:p>https://cloud.waveguardco.net/index.php/s/589fMBCAwLjgNJB</text:p>
          </table:table-cell>
          <table:table-cell office:value-type="string" calcext:value-type="string">
            <text:p>https://cloud.waveguardco.net/index.php/s/93ZSQn9gTRWmZa2</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6/23/25  Leon called, left message, texted, asked if hes ok that were reaching out numerous times to get to the next step and with absolutely no response? Please let us know whats happening.  FU 8/11/25</text:p>
            <text:p/>
            <text:p>5/26/25   He texted, lets do the Montecito house. When could your field rep visit that address? He said going to need a quote and design.        Leon texted, can get a proposal started tomorrow for the Montecito home. Will check on Montecito visit with our installer owner.  Youre still wanting the Los Altos visit as well, correct?         He texted, more interested now in Montecito. 2 properties; his and neighbor. Monday visits are best for Montecito. Thats an open day or Sat. early AM (8:30).        Leon texted, ok, will see what can make happen. If neighbor wants proposal as well, will need them to complete the same RFE you completed for your Los Altos home.  How shall we handle that?            FU 6/23/25</text:p>
            <text:p/>
            <text:p>5/26/25  He texted, hell be in office tomorrow. Call after 1 pdt and hell let know if 6/4 works.  Leon texted, ok, will do that.</text:p>
            <text:p/>
            <text:p> FU 5/26/25     He texted, he travels 4 out of 5 days. Takes coordination to get a time but wants to meet. Wednesday is home office day.        Leon texted, lets try for Wed 6/4/25, will that work for you?</text:p>
            <text:p/>
            <text:p>5/24/25  Leon texted and emailed, asked to discuss site visit for next Mon. morning, 5/26/25. </text:p>
            <text:p/>
            <text:p>5/23/25  Leon texted asked to discuss site visit next week.</text:p>
            <text:p/>
            <text:p>5/22/25  Leon emailed proposal &amp; prelim design. Called Jason to see if hes available for site visit next week Tues, Wed or Thur 5/27, 5/28, or 5/29.  Jason said Mon 6/26 would work best. Reach out to them and see if they can make that work. Leon will call Robert.  FU 5/29/25</text:p>
            <text:p/>
            <text:p>5/20/25  Leon emailed him, thanked him for RFE and for the conversation. Included links to homeowner pkg, LTR pkg, video of Protect WMM and video of saved home. Sent prelim request to Colt. Colt finished it and sent it to Jason.        FU 5/28/25</text:p>
            <text:p/>
            <text:p>5/20/25  Leon called him. He had lots of questions and was very interested. Has a pool for water access with gravity feed. Wants no toxic sprays because his wife is recovering from cancer.  May want to have his home sprayed extra with our LTR as well as the system. Vetted him. Has no problem with the price.  Also has a Montecito home as well and Is interested in a perimeter system as well as our home system for that home.    Wants to move forward with 1st home.. Asked if someone can visit his home and walk through the process. Will call Jason and get a time frame on that visit.  He wants a proposal. Changed his status from lead to prospect. Told him were out about 8 weeks for an install.  Will get back with him on a visit.  FU 5/28/25</text:p>
            <text:p/>
            <text:p>5/20/25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7">
          <table:table-cell office:value-type="string" calcext:value-type="string">
            <text:p><text:tab/>Daniel Bondy</text:p>
          </table:table-cell>
          <table:table-cell office:value-type="string" calcext:value-type="string">
            <text:p>(973) 986-5882</text:p>
          </table:table-cell>
          <table:table-cell office:value-type="string" calcext:value-type="string">
            <text:p>dbondy4@gmail.com</text:p>
          </table:table-cell>
          <table:table-cell office:value-type="string" calcext:value-type="string">
            <text:p>9 keats rd Short Hills, NJ 07078 US</text:p>
          </table:table-cell>
          <table:table-cell office:value-type="float" office:value="1591" calcext:value-type="float">
            <text:p>1591</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Hi - I am interested in learning more about your long term fire retardant product. Thank you</text:p>
          </table:table-cell>
          <table:table-cell/>
          <table:table-cell office:value-type="string" calcext:value-type="string">
            <text:p>false</text:p>
          </table:table-cell>
          <table:table-cell/>
          <table:table-cell office:value-type="string" calcext:value-type="string">
            <text:p>https://cloud.waveguardco.net/index.php/s/RpeTwEX8NREiG4M</text:p>
          </table:table-cell>
          <table:table-cell office:value-type="string" calcext:value-type="string">
            <text:p>https://cloud.waveguardco.net/index.php/s/7MzcSeJmDm935so</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28/25  L emailed, was checking back on all the info sent on 7/2/25. Asked if he had any updates he could share regarding his research? Was it helpful?     FU 8/12/25</text:p>
            <text:p/>
            <text:p>7/2/25  L emailed LTR pkg, MSDS link, FL comparison to wG doc and Q to Ask doc. FU 7/29/25</text:p>
            <text:p/>
            <text:p>6/30/25  Leon called, left message, texted, asked for best day/time to have a conversation about his RFE request and to discuss the LTR.             Daniel called, asked to have LTR info so he could research it a little more. He also reached out to FL so told him about the comparisons.</text:p>
            <text:p/>
            <text:p>6/10/25  Leon called, spoke to Daniel. He hasnt had a chance to research the info sent him. His wife is very pregnant so hed appreciate it if Leon could call back towards the end of June to discuss the LTR and what hes looking at doing.  Possible a zoom call.  Said Yes! FU 6/30/25</text:p>
            <text:p/>
            <text:p>5/30/25  Leon emailed, asked for a day &amp; time to have a conversation.     FU 6/6/25</text:p>
            <text:p/>
            <text:p>5/21/25  Leon emailed the LTR pkg that he requested on the RFE form. Said he can call if Daniel would like to visit.         FU 5/29/25</text:p>
            <text:p/>
            <text:p>5/20/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5">
          <table:table-cell office:value-type="string" calcext:value-type="string">
            <text:p>Dana Micek</text:p>
          </table:table-cell>
          <table:table-cell office:value-type="string" calcext:value-type="string">
            <text:p>(847) 612-2869</text:p>
          </table:table-cell>
          <table:table-cell office:value-type="string" calcext:value-type="string">
            <text:p>micek.dana@gmail.com</text:p>
          </table:table-cell>
          <table:table-cell office:value-type="string" calcext:value-type="string">
            <text:p>10107 chalk hill rd Healdsburg , CA 95448 US</text:p>
          </table:table-cell>
          <table:table-cell office:value-type="float" office:value="1592" calcext:value-type="float">
            <text:p>1592</text:p>
          </table:table-cell>
          <table:table-cell office:value-type="string" calcext:value-type="string">
            <text:p>Completed Estimate</text:p>
          </table:table-cell>
          <table:table-cell table:style-name="ce1" office:value-type="date" office:date-value="2025-06-09" calcext:value-type="date">
            <text:p>2025-06-09</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 areas/structures to be protected from fire | Pool house  barn  trailer  mechanical equipment room |</text:p>
            <text:p>|--------------------------------------------|---------------------------------------------------------|</text:p>
            <text:p/>
          </table:table-cell>
          <table:table-cell office:value-type="string" calcext:value-type="string">
            <text:p>Jason Davenport</text:p>
          </table:table-cell>
          <table:table-cell office:value-type="string" calcext:value-type="string">
            <text:p>false</text:p>
          </table:table-cell>
          <table:table-cell/>
          <table:table-cell office:value-type="string" calcext:value-type="string">
            <text:p>https://cloud.waveguardco.net/index.php/s/FZyYCZsfAzJA3Gj</text:p>
          </table:table-cell>
          <table:table-cell office:value-type="string" calcext:value-type="string">
            <text:p>https://cloud.waveguardco.net/index.php/s/4YEC28jXBJ2YjDX</text:p>
          </table:table-cell>
          <table:table-cell/>
          <table:table-cell office:value-type="string" calcext:value-type="string">
            <text:p>true</text:p>
          </table:table-cell>
          <table:table-cell/>
          <table:table-cell office:value-type="string" calcext:value-type="string">
            <text:p>Insurance carrier</text:p>
          </table:table-cell>
          <table:table-cell/>
          <table:table-cell office:value-type="string" calcext:value-type="string">
            <text:p/>
            <text:p>7/2/25  She called, said they have all the info necessary to make her presentation to the owners. Theyre updating their homeowners policy. She gives them the pullet points of everything sent her. Their policy will not include exterior wildfire protection and she feels the cost of our system is worth it versus the cost of rebuilding their home. Theyre getting rid of a portion of their homeowners policy because of where they live.                                              She is optimistic it will work.   FU 8/4/25</text:p>
            <text:p/>
            <text:p>7/1/25  L called, left message, asked if shes had any response from the owners regarding getting to the next step?    </text:p>
            <text:p/>
            <text:p>6/25/25  Leon emailed, said hed spoken to Tom, it was determined pool water could not be used due to the pool having a 2" line instead of a 3" which is what we would need so tank would still work and can be located beside her other 2 tanks by the barn. Asked if shes heard from the owners and from Tom on their thoughts?           FU 7/1/25</text:p>
            <text:p/>
            <text:p>6/19/25  Leon called Tom, he said theres only a 2" line coming from the pool to the mechanical room. Theres a 3rd line coming in for the jacuzzi and the overflow but not enough water for the system. Need to get this challenge answered.  FU 6/25/25</text:p>
            <text:p/>
            <text:p>6/13/25  Jason completed site visit with Tom. Was determined that pool water could be used w/cabinet needing to be placed outside the mechanical room. Waiting on Jason to give pipe size so Colt can be accurate w/preliminary update. Owners need to decide if pool water is preferred. If so a pool preliminary will need to be created also.</text:p>
            <text:p/>
            <text:p>6/10/25  Leon called spoke to Dana, verified she received proposal \* prelim. She said she needs to get another quote for the owners. Told her the Questions to Ask doc sending her compares our system to others. Also verified it was ok to still have the site visit for Friday 6/13 with Tom. She said yes.       Leon sent Q to A doc and sent it to Jason as well.           FU 6/18/25</text:p>
            <text:p/>
            <text:p>6/9/25  Leon emailed **proposal &amp; prelim** to Dana &amp; Tom, copied Randy.       FU 6/11/25</text:p>
            <text:p/>
            <text:p>6/9/25  Leon called Jason, he needs an earlier time on Fri. Called Tom hes available at 7am.</text:p>
            <text:p/>
            <text:p>6/7/25  Leon called Jason, hes good for Fri 6/13/25 first stop between 7-8.  Called Tom, hes good all day from 8 am on.</text:p>
            <text:p/>
            <text:p>6/6/25  Leon called, spoke to Tom, apologized for not getting this site visit accomplished yet. Hes available all day next Thurs &amp; Fri 6/12 &amp; 6/13.      FU 6/9/25</text:p>
            <text:p/>
            <text:p>5/29/25  Tom texted pictures of property. Leon saved them to his photos on iphone then sent himself an email with photos in order to convert them to jpg and upload to their photo file for Colt to get started on the 2 preliminaries, pool water, tank water, that will lead to quicker proposals &amp; a site visit.      FU 6/6/25</text:p>
            <text:p/>
            <text:p>5/29/25  Dana sent Toms cell #. Leon called, had great conversation. Their home had serious damage in 2019 Kincaid fire and rebuilt with changes to the roof somewhat. We discussed drone possibilities. Their ins agent may be able to help with that next week. Pool and tank water was discussed and if they want to go forward, that will need to be figured out with a site visit. So we cannot start a prelim until all of this is settled.</text:p>
            <text:p/>
            <text:p>5/28/25  Leon Called, left message, texted, reminded her to send pictures of the trailer. And told her we need to visit with the property mgr about gravity feed possibility to use pool water.     FU 5/30/25</text:p>
            <text:p/>
            <text:p>5/24/25  Leon emailed her the link for her to attach the pictures of the property mgr trailer, We need those to figure out the size of the proposal.    FU 5/28/25</text:p>
            <text:p/>
            <text:p>5/23/25  Leon emailed homeowner pkg, video of Protect WMM &amp; video of saved home in Malubu. Also included links to Fl VS wG and the Que4stions to Ask doc. There will be a follow up call next 5/27/25 to speak to the local property mgr about needing gravity feed for the pool.      FU 5/27/25</text:p>
            <text:p/>
            <text:p>5/22/25  Leon called, spoke to her. She works for a property mgmt company and Cincinnati Ins recommended wG &amp; FL. There is also a local property mgr that lives in a trailer on the property. Could not find the trailer on google earth. Shell take pictures tomorrow and sent to Colt &amp; me.  They want to use their pool water if possible but she didnt know anything about gravity feed. The property mgr will be available Tuesday to have that discussion. Leon let Colt know to wait until Tues for that answer to begin a preliminary.</text:p>
            <text:p/>
            <text:p>5/21/25  Received RFE</text:p>
          </table:table-cell>
          <table:table-cell table:number-columns-repeated="2"/>
          <table:table-cell office:value-type="string" calcext:value-type="string">
            <text:p>true</text:p>
          </table:table-cell>
          <table:table-cell table:number-columns-repeated="2"/>
          <table:table-cell office:value-type="string" calcext:value-type="string">
            <text:p>Leon Wittman</text:p>
          </table:table-cell>
          <table:table-cell/>
          <table:table-cell table:style-name="ce1" office:value-type="date" office:date-value="2025-06-13" calcext:value-type="date">
            <text:p>2025-06-13</text:p>
          </table:table-cell>
          <table:table-cell table:number-columns-repeated="7"/>
          <table:table-cell office:value-type="string" calcext:value-type="string">
            <text:p>false</text:p>
          </table:table-cell>
        </table:table-row>
        <table:table-row table:style-name="ro7">
          <table:table-cell office:value-type="string" calcext:value-type="string">
            <text:p><text:tab/>Robert Dailey, Montecito, CA</text:p>
          </table:table-cell>
          <table:table-cell office:value-type="string" calcext:value-type="string">
            <text:p>(650) 867-9534</text:p>
          </table:table-cell>
          <table:table-cell office:value-type="string" calcext:value-type="string">
            <text:p>bob@rjdailey.com</text:p>
          </table:table-cell>
          <table:table-cell office:value-type="string" calcext:value-type="string">
            <text:p>2285 Bella Vista Dr. Montecito, CA 94022 US</text:p>
          </table:table-cell>
          <table:table-cell office:value-type="float" office:value="1593" calcext:value-type="float">
            <text:p>1593</text:p>
          </table:table-cell>
          <table:table-cell office:value-type="string" calcext:value-type="string">
            <text:p>Completed Estimate</text:p>
          </table:table-cell>
          <table:table-cell table:style-name="ce1" office:value-type="date" office:date-value="2025-06-10" calcext:value-type="date">
            <text:p>2025-06-10</text:p>
          </table:table-cell>
          <table:table-cell/>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6/20/25  Leon called, left message and texted, asked if theres a good time today for them to talk and discuss the proposal?          FU 8/11/25</text:p>
            <text:p/>
            <text:p>6/11/25  Leon called, left message, texted, asked if he was able to look at our proposal &amp; prelim design that was emailed to him yesterday? Asked if he had any questions and when would he be available to discuss the next step?      FU 6/18/25</text:p>
            <text:p/>
            <text:p>6/10/25  Leon emailed proposal &amp; prelim design to Robert, copied Randy.  FU 6/11/25</text:p>
            <text:p/>
            <text:p>6/3/25  Leon texted, asked if he could be at his Montecito home this coming Thursday for a site visit  6/5/25?              He texted back, not able to make it. Hes traveling.      FU 6/19/25</text:p>
            <text:p/>
            <text:p>5/28/25  Colt emailed preliminary to Jason with tank water.    FU 6/2/25</text:p>
            <text:p/>
            <text:p>5/28/25  This is the 2nd home submitted for possible wG protection.  Discussed the home then texted Colt to create a preliminary for this project.</text:p>
            <text:p/>
            <text:p>5/27/25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2">
          <table:table-cell office:value-type="string" calcext:value-type="string">
            <text:p>Pete Campbell</text:p>
          </table:table-cell>
          <table:table-cell office:value-type="string" calcext:value-type="string">
            <text:p>(408) 368-0713</text:p>
          </table:table-cell>
          <table:table-cell office:value-type="string" calcext:value-type="string">
            <text:p>pete.campbell@gmail.com</text:p>
          </table:table-cell>
          <table:table-cell office:value-type="string" calcext:value-type="string">
            <text:p>15556 Lois Lane Truckee, CA 96161 US</text:p>
          </table:table-cell>
          <table:table-cell office:value-type="float" office:value="1594" calcext:value-type="float">
            <text:p>1594</text:p>
          </table:table-cell>
          <table:table-cell office:value-type="string" calcext:value-type="string">
            <text:p>Closed Lost</text:p>
          </table:table-cell>
          <table:table-cell table:style-name="ce1" office:value-type="date" office:date-value="2025-06-10" calcext:value-type="date">
            <text:p>2025-06-10</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Rambler - One Story</text:p>
          </table:table-cell>
          <table:table-cell office:value-type="string" calcext:value-type="string">
            <text:p>I am looking to buy this property. The existing house is 2,555 sq ft (single story). I will be adding a 1,000 sq ft ADU on top of a large garage in the future. Would like to get a ballpark estimate on the cost for adding exterior wildfire spray system for the existing house and then new structure.</text:p>
          </table:table-cell>
          <table:table-cell/>
          <table:table-cell office:value-type="string" calcext:value-type="string">
            <text:p>true</text:p>
          </table:table-cell>
          <table:table-cell/>
          <table:table-cell office:value-type="string" calcext:value-type="string">
            <text:p>https://cloud.waveguardco.net/index.php/s/FKggYJqCdXzxqwo</text:p>
          </table:table-cell>
          <table:table-cell office:value-type="string" calcext:value-type="string">
            <text:p>https://cloud.waveguardco.net/index.php/s/tC5i8JtRDqWEnkm</text:p>
          </table:table-cell>
          <table:table-cell/>
          <table:table-cell office:value-type="string" calcext:value-type="string">
            <text:p>true</text:p>
          </table:table-cell>
          <table:table-cell/>
          <table:table-cell office:value-type="string" calcext:value-type="string">
            <text:p>Brother uses your system in Nevada City (Rob Campbell)</text:p>
          </table:table-cell>
          <table:table-cell office:value-type="string" calcext:value-type="string">
            <text:p>Photos here &lt;https://www.redfin.com/CA/Truckee/15556-Kent-Dr-96161/home/171009785&gt;</text:p>
          </table:table-cell>
          <table:table-cell office:value-type="string" calcext:value-type="string">
            <text:p>6/20/25  Leon emailed asked if he received the size and placements plan for the ADU?                        Pete emailed, unfortunately he decided not to purchase this home. Hell continue looking and when he finds one, hell reach back out for a system proposal.  **Not Interested for this home**.</text:p>
            <text:p/>
            <text:p>6/10/25  Pete Emailed, said he should have initial plans for size and placement on the lot for the ADU this week and will share to confirm this week.    FU 6/19/25</text:p>
            <text:p/>
            <text:p>6/10/25  Leon emailed **proposal and prelim design**, copied Randy.   FU 6/11/25</text:p>
            <text:p/>
            <text:p>6/2/25  Leon called, spoke to Pete, discussed our system, vetted him for $170k  and verified that he only wants to protect the main home for now. The garage and ADU will be built later. Theyll be attached to the main house. He wanted to know if that addition will require another system. I told him theres a good chance there could already be enough room on the current system to accommodate the add on.  Texted Colt to begin a prelim.  Also sent homeowner info, video of Protect What MM and the video of the saved home in Malibu.  FU 6/19/25</text:p>
            <text:p/>
            <text:p>6/2/25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3">
          <table:table-cell office:value-type="string" calcext:value-type="string">
            <text:p>Scott Sorknes</text:p>
          </table:table-cell>
          <table:table-cell office:value-type="string" calcext:value-type="string">
            <text:p>(406) 382-9326</text:p>
          </table:table-cell>
          <table:table-cell office:value-type="string" calcext:value-type="string">
            <text:p>stillcreekhomeservices@gmail.com</text:p>
          </table:table-cell>
          <table:table-cell office:value-type="string" calcext:value-type="string">
            <text:p>390 Whitefish, MT 59937 US</text:p>
          </table:table-cell>
          <table:table-cell office:value-type="float" office:value="1595" calcext:value-type="float">
            <text:p>1595</text:p>
          </table:table-cell>
          <table:table-cell office:value-type="string" calcext:value-type="string">
            <text:p>Completed Estimate</text:p>
          </table:table-cell>
          <table:table-cell table:style-name="ce1" office:value-type="date" office:date-value="2025-06-04" calcext:value-type="date">
            <text:p>2025-06-04</text:p>
          </table:table-cell>
          <table:table-cell/>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Elevation Plans</text:p>
          </table:table-cell>
          <table:table-cell office:value-type="string" calcext:value-type="string">
            <text:p>Two Story</text:p>
          </table:table-cell>
          <table:table-cell office:value-type="string" calcext:value-type="string">
            <text:p>Main house and gym</text:p>
          </table:table-cell>
          <table:table-cell/>
          <table:table-cell office:value-type="string" calcext:value-type="string">
            <text:p>false</text:p>
          </table:table-cell>
          <table:table-cell/>
          <table:table-cell office:value-type="string" calcext:value-type="string">
            <text:p>https://cloud.waveguardco.net/index.php/s/TCD49ra89si8RBk</text:p>
          </table:table-cell>
          <table:table-cell office:value-type="string" calcext:value-type="string">
            <text:p>https://cloud.waveguardco.net/index.php/s/SqZGWRTo2z4WajX</text:p>
          </table:table-cell>
          <table:table-cell/>
          <table:table-cell office:value-type="string" calcext:value-type="string">
            <text:p>true</text:p>
          </table:table-cell>
          <table:table-cell/>
          <table:table-cell office:value-type="string" calcext:value-type="string">
            <text:p>Randy Lang</text:p>
          </table:table-cell>
          <table:table-cell/>
          <table:table-cell office:value-type="string" calcext:value-type="string">
            <text:p>6/3/25  Spoke to Randy again, he said Scott has a partner whos a GC, they build homes and Scott does some finish work for their company. So they may never be using Benton as hes just getting started. Scott and his partner already have a built in clientele due to their current business. Randy said time will tell how everything will shake out.     FU 9/2/25</text:p>
            <text:p/>
            <text:p>6/3/25  This is Randys connection. Scott is becoming an installer for wG in Montana. Hell be partnering with Benton Rooks who wants to do sales in Montana. Randy said well only be providing our system and they will do the rest, the install.</text:p>
            <text:p/>
            <text:p>6/3/25  Received RFE</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9">
          <table:table-cell office:value-type="string" calcext:value-type="string">
            <text:p>Joshua Price</text:p>
          </table:table-cell>
          <table:table-cell office:value-type="string" calcext:value-type="string">
            <text:p>(315) 813-4452</text:p>
          </table:table-cell>
          <table:table-cell office:value-type="string" calcext:value-type="string">
            <text:p>jpriceseventyone@gmail.com</text:p>
          </table:table-cell>
          <table:table-cell office:value-type="string" calcext:value-type="string">
            <text:p>15151 Brunswick Dr shasta, CA 96087 US</text:p>
          </table:table-cell>
          <table:table-cell office:value-type="float" office:value="1596" calcext:value-type="float">
            <text:p>1596</text:p>
          </table:table-cell>
          <table:table-cell office:value-type="string" calcext:value-type="string">
            <text:p>Lead</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Possible propane tanks</text:p>
          </table:table-cell>
          <table:table-cell/>
          <table:table-cell office:value-type="string" calcext:value-type="string">
            <text:p>false</text:p>
          </table:table-cell>
          <table:table-cell/>
          <table:table-cell office:value-type="string" calcext:value-type="string">
            <text:p>https://cloud.waveguardco.net/index.php/s/ErMfH2wyiEwz2op</text:p>
          </table:table-cell>
          <table:table-cell office:value-type="string" calcext:value-type="string">
            <text:p>https://cloud.waveguardco.net/index.php/s/YWeDfS8tCMcW46t</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25/25  Leon texted, asked for best day &amp; time next week for a phone conversation to discuss his RFE request.     FU 8/6/25</text:p>
            <text:p/>
            <text:p>6/18/25  Leon emailed, said hes available for phone call all week when he gets a chance.  Also included links to homeowner pkg, video of Protect what MM and video of the saved home in Malibu fire.   FU 7/24/25</text:p>
            <text:p/>
            <text:p>6/10/25  Leon texted, available today to talk or tomorrow during the day and then not available until June 18th.      FU 6/18/25</text:p>
            <text:p/>
            <text:p>6/5/25  Joshua texted, available today to talk, not available on Fri 6/6/25,       Leon texted, said hes available on Sat 6/7/25, Mon 6-9 6/9/25, or Tues 6/10/25.           He texted, said hell text next week to give a date.      FU 6/10/25</text:p>
            <text:p/>
            <text:p>6/4/25  Leon called, left message, texted, said he completed a RFE yesterday and Id like to speak about your request. What time tomorrow or Fri would work for you?     FU 6/7/25</text:p>
            <text:p/>
            <text:p>6/3/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8">
          <table:table-cell office:value-type="string" calcext:value-type="string">
            <text:p>Ivo Caouette</text:p>
          </table:table-cell>
          <table:table-cell office:value-type="string" calcext:value-type="string">
            <text:p>(949) 285-4066</text:p>
          </table:table-cell>
          <table:table-cell office:value-type="string" calcext:value-type="string">
            <text:p><text:tab/>ivocaouette@gmail.com</text:p>
          </table:table-cell>
          <table:table-cell office:value-type="string" calcext:value-type="string">
            <text:p>37719 Golden Eagle Ave Murrieta, CA 92563 US</text:p>
          </table:table-cell>
          <table:table-cell office:value-type="float" office:value="1597" calcext:value-type="float">
            <text:p>1597</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Roof Plans, Elevation Plans, Site</text:p>
          </table:table-cell>
          <table:table-cell office:value-type="string" calcext:value-type="string">
            <text:p>Rambler - One Story</text:p>
          </table:table-cell>
          <table:table-cell office:value-type="string" calcext:value-type="string">
            <text:p>Casita and pool area.... Really flexible on this depending on costs</text:p>
          </table:table-cell>
          <table:table-cell/>
          <table:table-cell office:value-type="string" calcext:value-type="string">
            <text:p>false</text:p>
          </table:table-cell>
          <table:table-cell/>
          <table:table-cell office:value-type="string" calcext:value-type="string">
            <text:p>https://cloud.waveguardco.net/index.php/s/p9gdqaEPwGa5JLT</text:p>
          </table:table-cell>
          <table:table-cell office:value-type="string" calcext:value-type="string">
            <text:p>https://cloud.waveguardco.net/index.php/s/j7faZ4CEfDf9a4d</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2/25  Leon called, spoke to Ivo, **Not Interested.** </text:p>
            <text:p/>
            <text:p>6/18/25  Leon emailed, asked if he reviewed the LTR info sent him and if hed like to get to the next step of a proposal from our spray application owner?    FU 7/2/25</text:p>
            <text:p/>
            <text:p>6/10/25  Leon called, spoke to Ivo about his home and property and the protection hes looking for. Hes already received proposals from other companies for $80-100K and theyd protect everything including perimeter at the back of his yard. Our price at $170K to start was too much. We discussed LTR, very interested. Roofs are concrete, siding and under eaves are stucco. Approx 6500 sq ft. Emailed LTR pkg to him.     FU 6/18/25</text:p>
            <text:p/>
            <text:p>6/9/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8">
          <table:table-cell office:value-type="string" calcext:value-type="string">
            <text:p>Mike Inscore - Installer</text:p>
          </table:table-cell>
          <table:table-cell office:value-type="float" office:value="5127498765" calcext:value-type="float">
            <text:p>5127498765</text:p>
          </table:table-cell>
          <table:table-cell office:value-type="string" calcext:value-type="string">
            <text:p>mike@firelineprotectiontx.com</text:p>
          </table:table-cell>
          <table:table-cell office:value-type="string" calcext:value-type="string">
            <text:p>4700 Island Cove AUSTIN, TX 78731 US</text:p>
          </table:table-cell>
          <table:table-cell office:value-type="float" office:value="1598" calcext:value-type="float">
            <text:p>1598</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3"/>
          <table:table-cell office:value-type="string" calcext:value-type="string">
            <text:p>This request is to get the property into the system to start the estimate process. Risk Assessment scheduled for 6/16. More photos and drone video to follow. Let me know what you need me to photograph to help with an estimate.</text:p>
          </table:table-cell>
          <table:table-cell/>
          <table:table-cell office:value-type="string" calcext:value-type="string">
            <text:p>false</text:p>
          </table:table-cell>
          <table:table-cell/>
          <table:table-cell office:value-type="string" calcext:value-type="string">
            <text:p>https://cloud.waveguardco.net/index.php/s/B7ae4w5LbTc9Dgm</text:p>
          </table:table-cell>
          <table:table-cell office:value-type="string" calcext:value-type="string">
            <text:p>https://cloud.waveguardco.net/index.php/s/DASnbjEiDYRXRgm</text:p>
          </table:table-cell>
          <table:table-cell/>
          <table:table-cell office:value-type="string" calcext:value-type="string">
            <text:p>true</text:p>
          </table:table-cell>
          <table:table-cell/>
          <table:table-cell office:value-type="string" calcext:value-type="string">
            <text:p>Mike Inscore Fireline Protection</text:p>
          </table:table-cell>
          <table:table-cell/>
          <table:table-cell office:value-type="string" calcext:value-type="string">
            <text:p>7/9/25  Leon called, left message, asked if hes made progress with his lead and if hes moving to the next step with the lead?          FU 8/21/25</text:p>
            <text:p/>
            <text:p>6/13/25  Randy emailed him the proposal for our system, to be installed by Mike &amp; team. It also included two days of on site consultation and system certification.</text:p>
            <text:p/>
            <text:p>6/10/25  Leon emailed Mike, attached links for photos, asked Mike to click on the link to attach pictures and videos for clients home.    FU 6/26/25</text:p>
            <text:p/>
            <text:p>6/10/25  Received RFE.</text:p>
          </table:table-cell>
          <table:table-cell table:number-columns-repeated="2"/>
          <table:table-cell table:style-name="Default"/>
          <table:table-cell table:number-columns-repeated="2"/>
          <table:table-cell office:value-type="string" calcext:value-type="string">
            <text:p>Randy Lang</text:p>
          </table:table-cell>
          <table:table-cell table:number-columns-repeated="9"/>
          <table:table-cell office:value-type="string" calcext:value-type="string">
            <text:p>false</text:p>
          </table:table-cell>
        </table:table-row>
        <table:table-row table:style-name="ro5">
          <table:table-cell office:value-type="string" calcext:value-type="string">
            <text:p><text:tab/>JEAN WILLIAMS</text:p>
          </table:table-cell>
          <table:table-cell office:value-type="float" office:value="4159469744" calcext:value-type="float">
            <text:p>4159469744</text:p>
          </table:table-cell>
          <table:table-cell office:value-type="string" calcext:value-type="string">
            <text:p>ghkm007@gmail.com</text:p>
          </table:table-cell>
          <table:table-cell office:value-type="string" calcext:value-type="string">
            <text:p><text:tab/>4033 Los Arabis Drive Lafayette, CA 94549 US</text:p>
          </table:table-cell>
          <table:table-cell office:value-type="float" office:value="1599" calcext:value-type="float">
            <text:p>1599</text:p>
          </table:table-cell>
          <table:table-cell office:value-type="string" calcext:value-type="string">
            <text:p>Completed Estimate</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table-cell office:value-type="string" calcext:value-type="string">
            <text:p>Site</text:p>
          </table:table-cell>
          <table:table-cell/>
          <table:table-cell office:value-type="string" calcext:value-type="string">
            <text:p>One story 6936 SF new build home including attached garage and ADU. Can the pool be the water source of this sprinkler system?</text:p>
          </table:table-cell>
          <table:table-cell/>
          <table:table-cell office:value-type="string" calcext:value-type="string">
            <text:p>false</text:p>
          </table:table-cell>
          <table:table-cell/>
          <table:table-cell office:value-type="string" calcext:value-type="string">
            <text:p>https://cloud.waveguardco.net/index.php/s/BeCpoE2GAdLs6wP</text:p>
          </table:table-cell>
          <table:table-cell office:value-type="string" calcext:value-type="string">
            <text:p>https://cloud.waveguardco.net/index.php/s/Gee8wpcsaLW6i5d</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22/25  L emailed, knowing the link was sent to them on Questions to Ask when comparing companies, has she had any feedback from the owner on their next step? Is a zoom call possible with her and the owner to further discuss our system?     FU 8/12/25</text:p>
            <text:p/>
            <text:p>7/3/25  L emailed the Fl vs wG link of Questions to Ask doc. Also asked for day next week for a zoom call.       FU 7/23/25</text:p>
            <text:p/>
            <text:p>7/2/25  L emailed, thanked her for her questions. Told her our very important answer can be better explained on a zoom call. What day and time would work for her?     FU 7/7/25</text:p>
            <text:p/>
            <text:p>7/2/25  She emailed, thanked me for the proposal however, its $50K more than Fl and $80K more than another competitor. She asked why is our system so much more expensive?</text:p>
            <text:p/>
            <text:p>7/2/25  L **emailed her the proposal &amp; prelim design**. Mentioned the parapet discussion we had earlier and said when she forwards the proposal &amp; design to the owners and they give her the ok to move forward, we could get to the next step.</text:p>
            <text:p/>
            <text:p>6/20/25  Jean texted, the parapets were not in the plans she originally sent. She said they will be 8" high and 12" deep. Theyre still working on the insulation details.    FU 7/3/25</text:p>
            <text:p/>
            <text:p>6/19/25  Leon texted, discussed parapets that they have and the required rotor heads that need to be hidden.  Need to discuss with Jason, Ben or Randy.   FU 6/24/25</text:p>
            <text:p/>
            <text:p>6/18/25  Leon called, spoke to her, shes the owners rep., she explained they have mechanical room, large enough for our system. Needs pricing. Told her system starts at $170K. Was surprised but wanted to go forward for the owner.     Told Colt to begin preliminary.</text:p>
            <text:p/>
            <text:p>6/12/25  Leon called, left message, explained hed be traveling the ret of this week, asked if he could call back either Wed, Thur or Fri, 18th, 19th or 20th? He also included homeowner pkg, video of Protect What MM and video of our saved home.            Jean emailed, said wed or Thur between 2-4 pdt works.         Leon emailed set it for Wed.6/18/25 2pm.</text:p>
            <text:p/>
            <text:p>6/11/25  She called wanted info on our system. Explained how it works. Asked her to fill out the RFE online. We received it later that day.</text:p>
            <text:p/>
            <text:p>6/11/25  Received RFE</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9">
          <table:table-cell office:value-type="string" calcext:value-type="string">
            <text:p>Eric Zicklin</text:p>
          </table:table-cell>
          <table:table-cell office:value-type="string" calcext:value-type="string">
            <text:p>(310) 663-5943</text:p>
          </table:table-cell>
          <table:table-cell table:number-columns-repeated="2" office:value-type="string" calcext:value-type="string">
            <text:p>ezicklin@gmail.com</text:p>
          </table:table-cell>
          <table:table-cell office:value-type="float" office:value="1600" calcext:value-type="float">
            <text:p>1600</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Plus two guest houses.</text:p>
          </table:table-cell>
          <table:table-cell/>
          <table:table-cell office:value-type="string" calcext:value-type="string">
            <text:p>false</text:p>
          </table:table-cell>
          <table:table-cell/>
          <table:table-cell office:value-type="string" calcext:value-type="string">
            <text:p>https://cloud.waveguardco.net/index.php/s/cz9b8i3zJK7J8qE</text:p>
          </table:table-cell>
          <table:table-cell office:value-type="string" calcext:value-type="string">
            <text:p>https://cloud.waveguardco.net/index.php/s/LtqeZARPoyWm9rs</text:p>
          </table:table-cell>
          <table:table-cell/>
          <table:table-cell office:value-type="string" calcext:value-type="string">
            <text:p>true</text:p>
          </table:table-cell>
          <table:table-cell office:value-type="string" calcext:value-type="string">
            <text:p>Neighbor</text:p>
          </table:table-cell>
          <table:table-cell table:number-columns-repeated="2"/>
          <table:table-cell office:value-type="string" calcext:value-type="string">
            <text:p>6/20/25  Eric called spoke about price range. He said its too expensive and will focus on his mitigation. I asked if hes getting other proposals? He said he was. I told him of the doc that hes going to send over to compare systems. He appreciated that.           Leon sent document to Eric.    FU 8/6/25</text:p>
            <text:p/>
            <text:p>6/20/25  Leon emailed, I want to let you know about another option to consider that will  be considerably less expensive, very affordable and very affective. Its our LTR that comes from Singapore. Sent the links to this product. Will give you a full explanation of what it does and its the same LTR thats used in our system.         FU 6/27/25</text:p>
            <text:p/>
            <text:p>6/20/25  Leon called, left message, texted, asked if he has time today for another call to discuss pricing?                      He called, spoke about our price range. Said that was too much and he will focus on his mitigation,. I asked if he is getting other proposals He said yes. Said would send him the Q to A document. He  appreciated that. Told him theres many differences in our system than the other competitors and he needs to know those.    Told Eric, will be following up this email with another option for him to consider.</text:p>
            <text:p/>
            <text:p>6/19/25  Colt emailed system requirements, 2 dbls and 1 single.  FU 6/20/25</text:p>
            <text:p/>
            <text:p>6/18/25  Leon called, spoke with Eric about his property &amp; homes. Referred by neighbor. They have a gully down the slope from their home that is owned by another party. It needs serious mitigation and that owner doesnt car if Eric does the mitigation. The fire will come up from there.  Wants a site visit but need to vet. I emailed homeowner pkg, video of Protect and video of saved home.</text:p>
            <text:p/>
            <text:p>6/18/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7">
          <table:table-cell office:value-type="string" calcext:value-type="string">
            <text:p>Ashley Jaramillo</text:p>
          </table:table-cell>
          <table:table-cell office:value-type="string" calcext:value-type="string">
            <text:p>(925) 768-9417</text:p>
          </table:table-cell>
          <table:table-cell office:value-type="string" calcext:value-type="string">
            <text:p>ashejaram@gmail.com</text:p>
          </table:table-cell>
          <table:table-cell office:value-type="string" calcext:value-type="string">
            <text:p>9 Berrybrook Hollow Orinda, CA 94563 US</text:p>
          </table:table-cell>
          <table:table-cell office:value-type="float" office:value="1601" calcext:value-type="float">
            <text:p>1601</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table:number-columns-repeated="2"/>
          <table:table-cell office:value-type="string" calcext:value-type="string">
            <text:p>true</text:p>
          </table:table-cell>
          <table:table-cell/>
          <table:table-cell office:value-type="string" calcext:value-type="string">
            <text:p>https://cloud.waveguardco.net/index.php/s/brHDKnwxCoeWXJH</text:p>
          </table:table-cell>
          <table:table-cell office:value-type="string" calcext:value-type="string">
            <text:p>https://cloud.waveguardco.net/index.php/s/pTc2TGrR4GN3qw4</text:p>
          </table:table-cell>
          <table:table-cell/>
          <table:table-cell office:value-type="string" calcext:value-type="string">
            <text:p>true</text:p>
          </table:table-cell>
          <table:table-cell table:number-columns-repeated="3"/>
          <table:table-cell office:value-type="string" calcext:value-type="string">
            <text:p>7/10/25  L emailed, asked if shes even interested to discuss why she completed the RFE since weve reached out 4 different times with no response.   FU 7/31/25</text:p>
            <text:p/>
            <text:p>6/25/25  Leon called, left message, texted again asking for a day &amp; time to speak if shes still interested in our system?                                   FU 7/10/25</text:p>
            <text:p/>
            <text:p>6/21/25  Leon called, left message, texted, said she completed RFE and just looking for a good day and time to call her to visit?                       FU 7/10/25</text:p>
            <text:p/>
            <text:p>6/20/25  Leon called, left message, texted, asked when is the best day and time for a call to discuss your request?                                        FU 6/25/25</text:p>
            <text:p/>
            <text:p>6/20/25  Leon emailed, sent link to homeowner pkg, video of Protect, and video of saved home in Malibu fire.  FU 6/22/25</text:p>
            <text:p/>
            <text:p>6/19/25  Leon emailed, texted, asked is best day &amp; time to have a phone call to discuss the RFE?</text:p>
            <text:p/>
            <text:p>6/19/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8">
          <table:table-cell office:value-type="string" calcext:value-type="string">
            <text:p>Irwin Kwan</text:p>
          </table:table-cell>
          <table:table-cell office:value-type="string" calcext:value-type="string">
            <text:p>(510) 387-9338</text:p>
          </table:table-cell>
          <table:table-cell office:value-type="string" calcext:value-type="string">
            <text:p>irwin.kwan@gmail.com</text:p>
          </table:table-cell>
          <table:table-cell office:value-type="string" calcext:value-type="string">
            <text:p>760 Chiltern Hillsborough, CA 94401 US</text:p>
          </table:table-cell>
          <table:table-cell office:value-type="float" office:value="1602" calcext:value-type="float">
            <text:p>1602</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ADU planned for next year, additional 1400 sq ft</text:p>
          </table:table-cell>
          <table:table-cell/>
          <table:table-cell office:value-type="string" calcext:value-type="string">
            <text:p>false</text:p>
          </table:table-cell>
          <table:table-cell/>
          <table:table-cell office:value-type="string" calcext:value-type="string">
            <text:p>https://cloud.waveguardco.net/index.php/s/swfCZ6exyo3BPy5</text:p>
          </table:table-cell>
          <table:table-cell office:value-type="string" calcext:value-type="string">
            <text:p>https://cloud.waveguardco.net/index.php/s/mp4XJ4q77oFto83</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14/25  Irwin emailed, said they just sent off the details to the homeowners this morning and theyll connect with them again next week, theyre on travel the rest of this week.  FU 8/4/25</text:p>
            <text:p/>
            <text:p>7/14/25  Leon emailed, asked if hes heard from the owners on the price range given to install our system? If so w can prepare a proposal and preliminary design and at least get to the next stop.                                                                                                                             FU 7/18/25</text:p>
            <text:p/>
            <text:p>6/30/25  Irwin emailed, asked what is the expected estimated line line from signing to project planning, to installation to project completion?        Leon emailed, currently w/projects already scheduled we are out 8 weeks to completion.  Every week is subject to change.       FU 7/14/25</text:p>
            <text:p/>
            <text:p>6/27/25  Irwin emailed, said knowing the price range would be $260K-290K, he didnt recall if hed be getting a customized estimate?         Leon emailed, said he would visit w/owners about price range and get back w/him within 2-3 wks. Also told him if the owners are good w/this range, to let us know &amp; will get started on proposal.</text:p>
            <text:p/>
            <text:p>6/20/25  Leon called Irwin, explained our system and the aspects that separate us from all other systems. Discussed using pool and gravity fee. Asked about size of our cabinets. Site visit will be necessary. He asked about our maintenance agreement.  The owners have remodeling going on and hope to move in within the next 3 months. I told him theyll need a double and single pump. Thatll be around $260k - 290K.  Hell have an answer within 2-3 weeks if the owners want a proposal.                             FU 7/11/25</text:p>
            <text:p/>
            <text:p>6/20/25  Leon emailed him homeowner pkg, video of Protect what matters Most and video of save home in Malibu fire.              Irwin emailed, hes available today at 11am pdt.       Leon emailed him the Question to Ask doc in prep for the call.</text:p>
            <text:p/>
            <text:p>6/19/25  Irwin called, hes an estate mgr, overseeing a 6500 sq ft home on 1.5 acres. Planning to build an ADU of 1400 sq ft later on.  Is interested to know the approx cost. Waiting on Colt to give # of systems needed.</text:p>
            <text:p/>
            <text:p>6/19/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6">
          <table:table-cell office:value-type="string" calcext:value-type="string">
            <text:p>Andrew Petrovsky; 605 Cowles Rd</text:p>
          </table:table-cell>
          <table:table-cell office:value-type="string" calcext:value-type="string">
            <text:p>818-399-8417</text:p>
          </table:table-cell>
          <table:table-cell office:value-type="string" calcext:value-type="string">
            <text:p>a.petrovsky@michaelgimber.com</text:p>
          </table:table-cell>
          <table:table-cell office:value-type="string" calcext:value-type="string">
            <text:p>605 Cowles Rd; Montecito, CA 93108</text:p>
          </table:table-cell>
          <table:table-cell office:value-type="float" office:value="1265" calcext:value-type="float">
            <text:p>1265</text:p>
          </table:table-cell>
          <table:table-cell office:value-type="string" calcext:value-type="string">
            <text:p>Completed Estimate</text:p>
          </table:table-cell>
          <table:table-cell table:number-columns-repeated="2"/>
          <table:table-cell office:value-type="string" calcext:value-type="string">
            <text:p>Residential - New Build</text:p>
          </table:table-cell>
          <table:table-cell office:value-type="string" calcext:value-type="string">
            <text:p>Web Estimate Incomplete</text:p>
          </table:table-cell>
          <table:table-cell table:number-columns-repeated="5"/>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7/18/25  L called Andrew for updates, he said its all in Universal Asset Mgmt hands now with Joe Testa.                    FU 8/12/25</text:p>
            <text:p/>
            <text:p>7/18/25  L called Joe, left message, texted, asked if he has any updates on the 605 &amp; 607 properties?</text:p>
            <text:p/>
            <text:p>7/3/25  L texted Joe, asked if both addresses are being built at the same time? If not, which one are they focusing on first?      FU 7/18/25</text:p>
            <text:p/>
            <text:p>6/24/25  Leon emailed Joe, checking to see if the answers we provided were helpful for Andrew to move the project further along in the process?       FU 7/3/25</text:p>
            <text:p/>
            <text:p>4/28/25  I forwarded Randy answers to Joe.</text:p>
            <text:p/>
            <text:p>4/25/25 Joe Testa with UAM (Universal Asset Mgmt) and is working with Andrew on this project. He emailed, said he watched the video on the saved home and had a few questions about it. I spoke to Randy, he answered them and sent them to me.</text:p>
            <text:p/>
            <text:p>4/23/25  I emailed, checking back from our email conversation on 3/12/25 to see if there were any additional questions he had for us? Asked if he had any updates on how this project is coming along? Id appreciate the feedback.            He emailed, nothing at the moment. He did want to see pictures with homes that survived the recent fires. He said they are working with UAM to assess when to sign on an exterior fire suppression company like wG.</text:p>
            <text:p/>
            <text:p>I emailed him the saved home video.</text:p>
            <text:p/>
            <text:p>3/12/25  emailed, asked if our tanks  can be placed in the basement or underground? I told him both and explained the parameters for that to happen. If in the basement, wed need gravity feed to our cabinet. If underground, wed need a cistern and a manhole to put our pumps. Then our cabinet, approx 8x18" would need to be within 10-15 from the manhole.</text:p>
            <text:p/>
            <text:p>He emailed, said no updates yet, but getting closer to assigning someone, check back in a month or so.</text:p>
            <text:p/>
            <text:p>I emailed, regarding the 605 cowles project. Do you have any updates you can share that the owner might be thinking and leaning?</text:p>
            <text:p/>
            <text:p>I emailed Andrew and L. Smolenski with the Calistoga, CA perimeter system drone video Ben &amp; team took. I asked them to share it with Shereef in preparation for my reach back next year in January.</text:p>
            <text:p/>
            <text:p>She called, I asked her for am update. She said the owner wants to put this discussion on hold until after the first of the year. There���s still a lot of architectural work needing to be completed and it���s better for everyone not to be in a hurry as he is not. It���s all good on our end.                 I sent an email to L. Smolenski letting her know that I���m available all day Monday, later Tuesday afternoon and the rest of the week for the phone call she wanted to have with me this past week.</text:p>
            <text:p/>
            <text:p>Lauren Smolenski emailed, said the owners want to pause and undergo an overall pricing study at the schematic level and choose a GC to assist with the project. She���ll keep us up to date and when ready, set up another zoom call. She also wants to talk 11/6 in the afternoon about both her projects.</text:p>
            <text:p/>
            <text:p>I emailed Lauren with attachment explaining wG characteristics, features &amp; why were the ideal choice for protecting their property.</text:p>
            <text:p/>
            <text:p>I emailed, thanked them for their explanation. I asked if a decision has been made to require a site visit?</text:p>
            <text:p/>
            <text:p>Andrew emailed, said for all intent and purposes they act as the decision makers. They���ll get back to me if a site visit is necessary.</text:p>
            <text:p/>
            <text:p>I emailed Andrew, copied L. Smolenski relating that our owner asked that Shereef or a decision maker needs to be on the zoom call for us to explain the importance of understanding everything in detail, the working of our system. It���s important for the site visit to happen.</text:p>
            <text:p/>
            <text:p>He emailed, said hes available all those days before 1 pm. I emailed, asked if he, Smolenski and potentially Shereef, the owner would be available for a zoom call on either 10/24, 10/31 or Nov 1 to discuss a potential site visit?</text:p>
            <text:p/>
            <text:p>10/1/24 Andrew emailed, asked if we could do a site visit on Oct 10th or the following week? I emailed, told him Jason provides our site visits &amp; hell be in Napa area for 3 wks. He answered and said he could be available on October 31st or Nov. 1st.</text:p>
            <text:p/>
            <text:p>9/20/24 I emailed, said should the owners have an interest to go forward, were suggesting we start by installing the perimeter system first. Let me know your thoughts.</text:p>
            <text:p/>
            <text:p>9/19/24 I emailed updated home &amp; ADU proposal w/cad drawing. Andrew emailed, said they will review &amp; get back to us in the coming days.</text:p>
            <text:p/>
            <text:p>9/17/24  Andrew emailed thanking me for the home &amp; perimeter proposal. However, he also wanted the ADU included in the proposal. Please update &amp; resend.                                                                          I emailed the home &amp; perimeter proposals as well as the cad drawings.</text:p>
            <text:p/>
            <text:p>Colt sent out the preliminaries to Jason &amp; Ben for completion.</text:p>
            <text:p/>
            <text:p>Colt was able to identify the drop box info &amp; I created these 2 separate RFQs and began creating the preliminaries.</text:p>
            <text:p/>
            <text:p>Andrew emailed, attached a drop box link w/house plans for 605 Cowles Rd &amp; 607 Cowles Rd. He wanted us to all create a perimeter system separately w/special inclusions for everthing to include the bells &amp; whistles. When the proposals are finished theres special instructions for name &amp; address etc.  Refer to 9/6 email.</text:p>
            <text:p/>
            <text:p>Randy &amp; I had zoom call w/Joe Testa- colleague of Lauren Smolenski - and Andrew, an architect. Andrew liked what he heard but needed to gather info from the owners &amp; their interest. Hell keep in touch.          Joe Testa is the consultant for the home that Andrew is the architect.</text:p>
            <text:p/>
            <text:p>Andrew called, wanting proposals for 2 properties.</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23">
          <table:table-cell office:value-type="string" calcext:value-type="string">
            <text:p>Andrew Petrovsky; 607 Cowles Rd</text:p>
          </table:table-cell>
          <table:table-cell office:value-type="string" calcext:value-type="string">
            <text:p>818-399-8417</text:p>
          </table:table-cell>
          <table:table-cell office:value-type="string" calcext:value-type="string">
            <text:p>a.petrovsky@michaelgimber.com</text:p>
          </table:table-cell>
          <table:table-cell office:value-type="string" calcext:value-type="string">
            <text:p>607 Cowles Rd; Montecito, CA 93108</text:p>
          </table:table-cell>
          <table:table-cell office:value-type="float" office:value="1266" calcext:value-type="float">
            <text:p>1266</text:p>
          </table:table-cell>
          <table:table-cell office:value-type="string" calcext:value-type="string">
            <text:p>Completed Estimate</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5"/>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7/18/25  L called Joe, left message, texted, asked if he has any updates on the 605 &amp; 607 properties?       Also called Andrew for updates, he said its all in Universal Asset Mgmts hands now.      FU 8/12/25</text:p>
            <text:p/>
            <text:p>7/3/25  L texted Joe, asked if both addresses are being built at the same time? If not, which one are they focusing on first?      FU 7/18/25</text:p>
            <text:p/>
            <text:p>7/3/25  L texted Joe, asked if both addresses are being built at the same time? If not, which one are they focusing on first?      FU 7/18/25</text:p>
            <text:p/>
            <text:p>6/24/25  Leon emailed Joe, checking to see if the answers we provided were helpful for Andrew to move the project further along in the process?       FU 7/3/25</text:p>
            <text:p/>
            <text:p>4/28/25  I forwarded Randy answers to Joe.</text:p>
            <text:p/>
            <text:p>4/25/25 Joe Testa with UAM (Universal Asset Mgmt) and is working with Andrew on this project. He emailed, said he watched the video on the saved home and had a few questions about it. I spoke to Randy, he answered them and sent them to me.</text:p>
            <text:p/>
            <text:p>4/23/25  I emailed, checking back from our email conversation on 3/12/25 to see if there were any additional questions he had for us? Asked if he had any updates on how this project is coming along? Id appreciate the feedback.            He emailed, nothing at the moment. He did want to see pictures with homes that survived the recent fires. He said they are working with UAM to assess when to sign on an exterior fire suppression company like wG.</text:p>
            <text:p/>
            <text:p>I emailed him the saved home video.</text:p>
            <text:p/>
            <text:p>3/12/25  emailed, asked if our tanks  can be placed in the basement or underground? I told him both and explained the parameters for that to happen. If in the basement, wed need gravity feed to our cabinet. If underground, wed need a cistern and a manhole to put our pumps. Then our cabinet, approx 8x18" would need to be within 10-15 from the manhole.</text:p>
            <text:p/>
            <text:p>He emailed, said no updates yet, but getting closer to assigning someone, check back in a month or so.</text:p>
            <text:p/>
            <text:p>I emailed, regarding the 605 cowles project. Do you have any updates you can share that the owner might be thinking and leaning?</text:p>
            <text:p/>
            <text:p>I emailed Andrew and L. Smolenski with the Calistoga, CA perimeter system drone video Ben &amp; team took. I asked them to share it with Shereef in preparation for my reach back next year in January.</text:p>
            <text:p/>
            <text:p>She called, I asked her for am update. She said the owner wants to put this discussion on hold until after the first of the year. There���s still a lot of architectural work needing to be completed and it���s better for everyone not to be in a hurry as he is not. It���s all good on our end.</text:p>
            <text:p/>
            <text:p>I sent an email to L. Smolenski letting her know that I���m available all day Monday, later Tuesday afternoon and the rest of the week for the phone call she wanted to have with me this past week.</text:p>
            <text:p/>
            <text:p>Lauren Smolenski emailed, said the owners want to pause and undergo an overall pricing study at the schematic level and choose a GC to assist with the project. She���ll keep us up to date and when ready, set up another zoom call. She also wants to talk 11/6 in the afternoon about both her projects.     I emailed Lauren with attachment explaining wG characteristics, features &amp; why were the ideal choice for protecting their property.</text:p>
            <text:p/>
            <text:p>I emailed, thanked them for their explanation. I asked if a decision has been made to require a site visit?            Andrew emailed, said for all intent and purposes they act as the decision makers. They���ll get back to me if a site visit is necessary.</text:p>
            <text:p/>
            <text:p>I emailed Andrew, copied L. Smolenski relating that our owner asked that Shereef or a decision maker needs to be on the zoom call for him to explain the importance of understanding everything in detail, the working of our system. It���s important for the site visit to happen.    He emailed, said hes available all those days before 1 pm. I emailed, asked if he, Smolenski and potentially Shereef, the owner would be available for a zoom call on 10/24. 10/31 or 11/1 to discuss a potential site visit?</text:p>
            <text:p/>
            <text:p>10/1/24 Andrew emailed, asked if we could do a site visit on Oct 10th or the following week? I emailed, told him Jason provides our site visits &amp; hell be in Napa area for 3 wks. He emailed and said he could be available on Oct. 31st of Nov. 1st.</text:p>
            <text:p/>
            <text:p>9/20/24 I emailed, said should the owners have an interest to go forward, were suggesting we start by installing the perimeter system first. Let me know your thoughts. 9/19/24 I emailed updated home &amp; ADU proposal w/cad drawing. Andrew emailed, said they will review &amp; get back to us in the coming days.</text:p>
            <text:p/>
            <text:p>9/17/24  Andrew emailed thanking me for the home &amp; perimeter proposal. However, he also wanted the ADU included in the proposal. Please update &amp; resend.</text:p>
            <text:p/>
            <text:p>I emailed the home &amp; perimeter proposals as well as the cad drawings.</text:p>
            <text:p/>
            <text:p>Colt sent out the preliminaries to Jason &amp; Ben for completion.</text:p>
            <text:p/>
            <text:p>Colt was able to identify the drop box info &amp; I created these 2 separate RFQs and began creating the preliminaries.</text:p>
            <text:p/>
            <text:p>Andrew emailed, attached a drop box link w/house plans for 605 Cowles Rd &amp; 607 Cowles Rd. He wanted us to all create a perimeter system separately w/special inclusions for everything        to include the bells &amp; whistles. When the proposals are finished theres special instructions for name &amp; address etc.  Refer to 9/6 email.</text:p>
            <text:p/>
            <text:p>8/1/2024   Andrew called wanting proposals for 2 properties.</text:p>
            <text:p/>
            <text:p>8/1/2024   Randy &amp; I had zoom call w/Joe Testa- colleague of Lauren Smolenski - and Andrew, an architect. Andrew has a client, liked what he heard but needed to gather info from the owners &amp; their interest. Hell keep in touch.          Joe Testa is the consultant for the home that Andrew is the architect.</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
          <table:table-cell office:value-type="string" calcext:value-type="string">
            <text:p>Scott Gaille</text:p>
          </table:table-cell>
          <table:table-cell office:value-type="string" calcext:value-type="string">
            <text:p>832-466-7722</text:p>
          </table:table-cell>
          <table:table-cell office:value-type="string" calcext:value-type="string">
            <text:p>scott@gaille.com</text:p>
          </table:table-cell>
          <table:table-cell office:value-type="string" calcext:value-type="string">
            <text:p>750 Elk Run Dr,; Telluride, CO 81435</text:p>
          </table:table-cell>
          <table:table-cell office:value-type="float" office:value="1254" calcext:value-type="float">
            <text:p>1254</text:p>
          </table:table-cell>
          <table:table-cell office:value-type="string" calcext:value-type="string">
            <text:p>Referral</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true</text:p>
          </table:table-cell>
          <table:table-cell table:number-columns-repeated="4"/>
          <table:table-cell office:value-type="string" calcext:value-type="string">
            <text:p>false</text:p>
          </table:table-cell>
          <table:table-cell office:value-type="string" calcext:value-type="string">
            <text:p>Neighbor</text:p>
          </table:table-cell>
          <table:table-cell table:number-columns-repeated="2"/>
          <table:table-cell office:value-type="string" calcext:value-type="string">
            <text:p>5/14/25  He emailed, didnt realize it was so expensive. Needs to think about it.   Leon answered, emailed, said its very effective. Sent links to the saved home and the LTR pkg.  Explained the homeowner even had us apply a spray LTR application just in case.   FU 8/14/25</text:p>
            <text:p/>
            <text:p>5/14/25  Scott emailed, asked if we could send some to their site?    Leon emailed, told him the smallest we sell is a gallon at $186  freight. If still interested let me know. A gallon will cover over 400 sq ft when mixed w/water. Also asked if the LTR should be shipped to Elk Run Dr?</text:p>
            <text:p/>
            <text:p>5/14/25  Leon emailed, checking back on the email sent last month about having an interest in our LTR since Nov 2024? If no interest, just let me know. If there is let me know that too.</text:p>
            <text:p/>
            <text:p>Leon emailed again, asked if they would like us to send them a gallon of the LTR so they can do their tests?</text:p>
            <text:p/>
            <text:p>L emailed Scott &amp; Matt, mentioned our last communication on 11/12/24 and asked them if it was still their intention to come to Centennial to purchase a gallon jug of LTR to do their own tests?</text:p>
            <text:p/>
            <text:p>L emailed, told him weve sprayed on many multi-million dollar homes, roofs, siding, patio etc., no negative results.  He can do his own test which would be best.                                           Scott emailed, said they would probably be in Denver at some point. He just needs to make siure theres no aestheic/color impact.</text:p>
            <text:p/>
            <text:p>Emailed Scott &amp; Matt and asked if they ever come to the Denver area specifically Centennial? If so we could spray those pieces of siding and they could leave them outside for their own test. If not, we could sell them a gallon jug for $130 plus freight and mix @ 6%.                      Scott emailed, said theyll save a piece of siding for tests and coordinate with Matt Broten.                                                                     He emiled, said, not sure! I emailed, asked if I should reach back in 30 days?   He emailed said he will not make a decision until the project is scheduled to be completed around May 25, 2025.  Ill check back then.</text:p>
            <text:p/>
            <text:p>I emailed asked how the siding project is going and if hes any closer to making a decision on the LTR?          He emailed, thanked me for the suggestion.</text:p>
            <text:p/>
            <text:p>I emailed, asked for any updates on his siding project. Scott emailed, asked if the LTR needs to be applied annually? I explain yes 2nd year possibly 3rd year. However do your own tests with left over siding, keep outdoors, set them on fire. See what happens. That will determine effectiveness.</text:p>
            <text:p/>
            <text:p>I emailed asked how the siding project is turning out?  He emailed, they havent started yet. I told him Ill reach back in another month.                                                                                         I called, Scott said a system will not work for him. He does have an interest in our LTR. Hell reach back when the siding is installed. I quoted him @ $10K w/out roof.           I emailed, asked for a time to call. He emailed back, Wed. 5:00 cst. I emailed him our marketing info,&amp; LTR info.                    Colt texted, he estimated the preliminary &amp; hell need a double pump system @$175K.  For LTR spray couldnt determine whats on the roof, w/roof 12,500 sq ft, w/out roof 7500 sq ft.         Scott called, we discussed our system &amp; his situation. He agreed to send his plans &amp; we received them. Ill follow up w/Colt.               I emailed, asked for his home info again.        Received RFQ, I called, left message, &amp; texted, said we need property site, elevation plans &amp; roof plans.</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8">
          <table:table-cell office:value-type="string" calcext:value-type="string">
            <text:p>Ralph Loeffler</text:p>
          </table:table-cell>
          <table:table-cell office:value-type="float" office:value="3034825442" calcext:value-type="float">
            <text:p>3034825442</text:p>
          </table:table-cell>
          <table:table-cell office:value-type="string" calcext:value-type="string">
            <text:p>ralph.loeffler@gmail.com</text:p>
          </table:table-cell>
          <table:table-cell office:value-type="string" calcext:value-type="string">
            <text:p>2795 Carnegie Dr Boulder, CO 80305 US</text:p>
          </table:table-cell>
          <table:table-cell office:value-type="float" office:value="1603" calcext:value-type="float">
            <text:p>1603</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false</text:p>
          </table:table-cell>
          <table:table-cell/>
          <table:table-cell office:value-type="string" calcext:value-type="string">
            <text:p>https://cloud.waveguardco.net/index.php/s/rNapz79ZzpG3x9C</text:p>
          </table:table-cell>
          <table:table-cell office:value-type="string" calcext:value-type="string">
            <text:p>https://cloud.waveguardco.net/index.php/s/b5ijNfimZcaaYWd</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28/25  L emailed, texted, asked if hes interested to have a conversation bout his RFE he completed. If so, let us know the best day and time to do that. If not, let me know that as well. I appreciate it.   FU 8/12/25</text:p>
            <text:p/>
            <text:p>7/15/25  Leon emailed, left message, texted, asked for best day and time to have a conversation about the RFE he created and what his interests are.         FU 7/29/25</text:p>
            <text:p/>
            <text:p>6/27/25  Leon called, left message, emailed, asked for best day and time next week for a phone call to discuss his request. Included homeowner pkg, video of Protect WMM &amp; video of save home in Malibu fire.  Also included the LTR pkg.   FU 7/15/25</text:p>
            <text:p/>
            <text:p>6/26/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37">
          <table:table-cell office:value-type="string" calcext:value-type="string">
            <text:p>David Saetia</text:p>
          </table:table-cell>
          <table:table-cell office:value-type="string" calcext:value-type="string">
            <text:p>310-266-1688</text:p>
          </table:table-cell>
          <table:table-cell office:value-type="string" calcext:value-type="string">
            <text:p>davidsaetia@lustacious.com</text:p>
          </table:table-cell>
          <table:table-cell office:value-type="string" calcext:value-type="string">
            <text:p>3620 Sweetwater Mesa Rd., Malibu, CA </text:p>
          </table:table-cell>
          <table:table-cell office:value-type="float" office:value="1186" calcext:value-type="float">
            <text:p>1186</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add coverage for guest house, car park, gate and perimeter system</text:p>
          </table:table-cell>
          <table:table-cell/>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7/8/25   Leon texted, asked if he had any updates he could share?    FU 8/5/25</text:p>
            <text:p/>
            <text:p>6/30/25  Leon texted, checking in to see if owners made it back to Malibu? If so whats their intent on our system?      David texted, said hell get back with info soon.     FU 7/8/25</text:p>
            <text:p/>
            <text:p>5/30/25  Leon called, left message, texted, asked if he has any updates from Hong Kong personnel about our system installation?</text:p>
            <text:p/>
            <text:p>He emailed, said owners coming to CA within the next 30 days.</text:p>
            <text:p/>
            <text:p>5/21/25  Randy wanted me to call David, let him know we picked up a couple of estate properties, allowing us to order a larger quantity of our equipment. If Davids owners want to make a decision by next week and commit to an agreement, we could save them $30K by combining the order and getting a better price.  So I called David and told him. He was going to visit with the owners next week so hell run by this option to commit early.</text:p>
            <text:p/>
            <text:p>5/20/25 Leon called David, he hasnt totally verified everything w/the owners but much closer. Im the 1st person on his list. Hell be in touch.</text:p>
            <text:p/>
            <text:p>5/14/25 He texted, he hasnt reach out yet. Hell do that this weekend.</text:p>
            <text:p/>
            <text:p>5/14/25  Leon texted, asked if his mgmt team is completed? And if the Hong Kong ownership have looked at our proposals and made a decision to move forward?</text:p>
            <text:p/>
            <text:p>4/23/25  I texted, asked if owners returned from Hong Kong and if hes visited with them?</text:p>
            <text:p/>
            <text:p>He texted, hasnt had time to call them. Hes been busy with some changes in his company and working in Pasadena. Hes thinking it may take 7-10 days to get his new management team up to speed. Hell touch base soon.       I texted, said I didnt realize he had his own company. I asked what his company does?</text:p>
            <text:p/>
            <text:p>4/14/25  I texted, asked again if hes heard from the Hong Kong owners?       David texted, said the owners left Hong Kong for business. They will call when they return to Hong Kong, which he believes will be at the end of this week. Hell stay in touch.</text:p>
            <text:p/>
            <text:p>4/9/25  I texted asked if he heard back from the owners in Hong Kong?        He texted, said No, but theyve been extremely busy. Hell touch base with them on Friday and hell update me this weekend.</text:p>
            <text:p/>
            <text:p>4/1/25 I called spoke to David, hell be sending the proposal &amp; designs today to Hong Kong owners. He doesnt expect to hear back from them until the week of 4/7/25.</text:p>
            <text:p/>
            <text:p>3/1/2025  I **emailed 4 updated  proposals** - 1 for main house, 1 for three buildings, 1 for north perimeter and 1 for south perimeter.</text:p>
            <text:p/>
            <text:p>David texted, hell be available 4/8/25 or 4/9/25 at 7 &amp; 8 am or after 4:30.  He also asked for an estimated proposal, doesnt need to be exact by Monday 3/31 to present to the owners to keep them interested.</text:p>
            <text:p/>
            <text:p>Spoke to Jason, hes not available on 3/31.</text:p>
            <text:p/>
            <text:p>I texted David, gave him the update, asked for a day/time for the visit, once he returns from his trip.</text:p>
            <text:p/>
            <text:p>3/26/25  David called, owners have a renewed interest. He wants new proposals for same protection as before. Also wanted to know comparison of our system to FL. He requested a site visit.   I spoke to Randy about the renewed interest. Randy created a comparison doc and sent it to David.  David is available for site visit 3/31/25, after that hell be gone for a week.  Jason is accepting  LTR shipment in the area and could possibly do visit site.</text:p>
            <text:p/>
            <text:p>3/1/2025   David called, spoke about the Palisades fires and our video. I sent him that video and the old proposal &amp; prelim from 2023. David was intrigued with the home we saved and wants to check back with the owners, knowing the proposal would have to be updated.</text:p>
            <text:p/>
            <text:p>11/4/2024  I called, spoke to David. The owners are in limbo and are not making any decisions right now. They have not returned from Europe for sometime and David is not spending any more money until they can decide if they want to keep the house or sell it. He is staying at the house as a favor to the owners. Check back next year in Feb.</text:p>
            <text:p/>
            <text:p>I texted him, asked if the owners have made any decisions to protect their property?             He answered and said no final decisions have been made.  Hell keep in touch when he knows more.</text:p>
            <text:p/>
            <text:p>I texted said Ill check back w/him towards the end of summer 2024</text:p>
            <text:p/>
            <text:p>David texted hes been out of town. No decision has been made so far. If anything changes hell let me know.</text:p>
            <text:p/>
            <text:p>I called, left message &amp; texted, asked if he was able to get the family to give their verification to start the project after summer?</text:p>
            <text:p/>
            <text:p>I texted, asked if his nightmare has gone away &amp; if we can visit about his project?</text:p>
            <text:p/>
            <text:p>I called, left message &amp; texted to see if theres been any updates on when they want to proceed? David texted, no conclusions yet. Its been a nightmare. Also said when theyre finished he wants to add palm trees, a generator and then wG system.</text:p>
            <text:p/>
            <text:p>David texted, theyre still not ready yet. Construction personnel made a lot of mistakes that theyll need to correct. Could take 2 months.</text:p>
            <text:p/>
            <text:p>David texted, said theyre still waiting to see when they want to proceed.  Call in a month.</text:p>
            <text:p/>
            <text:p>David called, been really busy. Still interested. Busy w/family &amp; holidays until Jan. Reconnect Jan. 15th, 2024.</text:p>
            <text:p/>
            <text:p>I called, left message &amp; texted again. Asked if hes looked at proposals?</text:p>
            <text:p/>
            <text:p>I called, left message &amp; texted asked if hes looked at our 2 proposals and compared to Randys Feb 2024 offer?</text:p>
            <text:p/>
            <text:p>I called, left message &amp; texted, asked if hes looked at the new proposals as compared to previous one on Feb 13th? Hed save over $40K and sales tax by completing the contract by Dec. 28th.                                               David texted back, said hell text me when he finishes catching up.</text:p>
            <text:p/>
            <text:p>I called, left message, texted, asked if he had a chance to look over the previous proposal I sent?        David texted, apologized for not calling sooner. Wants to talk later this week.</text:p>
            <text:p/>
            <text:p>11/22/23  David called, wanted to know if our previous proposal pricing was still good for the perimeter system? And if it is, he may want to break this project into two projects, protecting the highest priority first and then completing the second half. He also needs another discussion with Jason to discuss trenching, how long it would take?; discuss the water source again too. I spoke to Randy, he verified the pricing would remain the same providing he would sign the contract by December 28th. Randy would also cover the approximate $10k sales tax if the contract was signed this year.</text:p>
            <text:p/>
            <text:p>David called back, project is almost finished. Owner of home is a company home and owner will be in the end of this week or first of next &amp; theyll discuss our system &amp; have decision.</text:p>
            <text:p/>
            <text:p>called, texted asked for updates if his home project was completed &amp; if hes ready to move forward w/our system?</text:p>
            <text:p/>
            <text:p>I called David, he verified the soonest the construction would be completed on main house would be @ Nov. Call back mid Nov.</text:p>
            <text:p/>
            <text:p>He texted back, theyve not discussed anything w/construction. Hell reach back when they do.</text:p>
            <text:p/>
            <text:p>Called, texted, asked for updates on perimeter sys. install.</text:p>
            <text:p/>
            <text:p>7/25/23 I called David, he said the person theyre waiting for has been delayed in coming to CA. Expected by next Monday. Call next Friday.</text:p>
            <text:p/>
            <text:p>David called back, personnel will be at property the week of July 24th &amp; will discuss our systems.</text:p>
            <text:p/>
            <text:p>I called, left message, texted asking for updates regarding perimeter system?</text:p>
            <text:p/>
            <text:p>6/5/23 Spoke to David, he explained that their perimeter system is the most important work right now. Hell reach back to Jason the 1st or 2nd wk in July for next steps regarding per. sys. , the guest house &amp; the gate house at that time.</text:p>
            <text:p/>
            <text:p>David responded, will be out this week, contact next week.</text:p>
            <text:p/>
            <text:p>I also called David, left a message and sent test, asked if we could have a discussion on the best timeline for him &amp; what he would like to see happen?</text:p>
            <text:p/>
            <text:p>Kirk called back, he is definitely not going to do any contract w/Jason &amp; he believes the perimeter system is the best option for protecting the home.</text:p>
            <text:p/>
            <text:p>Called Kirk and sent text, asked if he had a few minutes to discuss the house project?</text:p>
            <text:p/>
            <text:p>5/12/23  Per Jason, contracts have not been executed.     David is moving forward w/Jason working on the main house first, and that being the base system; the others will be satellite systems. Jason is waiting on executed contract.</text:p>
            <text:p/>
            <text:p>Jason has been in communication w/Kurt Henry, GC, and still working out contract language to separate out his portion of the work hes providing to the owners home where were installing our system. Jason gave him a number but no contracts have been signed yet nor with David, the owner.</text:p>
            <text:p/>
            <text:p>Jason called and said to sit tight as he, &amp; Randy were still discussing options with Kurt on best decisions to move forward. Kurt is now the main contact with David.</text:p>
            <text:p/>
            <text:p>Per Jason I sent Kirk Henry, GC, the main house contract. Jason and Randy working out more details.</text:p>
            <text:p/>
            <text:p>David called, needs to postpone zoom call till end of March or 1st part of April.</text:p>
            <text:p/>
            <text:p>3/17/23  Called, texed, reminded Naomi to contact me to set up a zoom call for next week.  The earliest we now have is Thur or Fri.</text:p>
            <text:p/>
            <text:p>Spoke to David about zoom call. Hell have Naomi call and set that up.     Per Jason, I created 2 remaining proposals.  David wants to protect entire property &amp; the work will be done in phases. 1st phase will begin in 4-6 wks. Completion in 18-24 mo.</text:p>
            <text:p/>
            <text:p>Zoom call was cancelled however Jason and Aaron walked the property again and the owner agreed to go forward with the entire property to be protected. Most of the work will be started after September 1st.                    I responded yes.</text:p>
            <text:p/>
            <text:p>Tim emailed asked for a meeting or zoom Thurs 3/2 at 2 pm mst to discuss perimeter system install.     Hes reaching out to his family to have them decide if they want the perimeter system completed by 7/10 or to start install 9/1?</text:p>
            <text:p/>
            <text:p>David emailed, wants to change name &amp; info on upcoming contract to: Malibu LaMalibu.     Emailed, updated perimeter proposal.</text:p>
            <text:p/>
            <text:p>David Saetia, prop mgr, called worked out a date for Jason to complete this project if it goes through w/family. Either July 10th for completion or start Sept. 1, 2023.</text:p>
            <text:p/>
            <text:p>Called, left message, asked if he received our perimeter proposal?  He responded No, please resend.  So I resent it to him &amp; Andy.</text:p>
            <text:p/>
            <text:p>Sent perimeter proposal.</text:p>
            <text:p/>
            <text:p>Participated in zoom w/Tim, Naomi, David, the owner.  Call went well.  Working on preliminaries.  Jason is doing a site visit.</text:p>
            <text:p/>
            <text:p>Sent Tims call notes to Ran, Jason &amp; Arnold.  Sent text to Tim, verify Tues. Zoom call.  He replied, asked to change time from 11 pst to 10 pst.  Gave owners rep name as Naomi &amp; prop mgr wants to attend as well.  Name is David Saetia.</text:p>
            <text:p/>
            <text:p>Tim called gave a total explanation of property &amp; wanted to have a zoom call on 1/24/23 Tuesday at 11 PST.</text:p>
            <text:p/>
            <text:p>I called, left message &amp; sent text.  I sent Tim our homeowners brochure &amp; LTR info.</text:p>
            <text:p/>
            <text:p>1/13/2023 Jason McDonough called, wants me to reach out to Tim Iversen. He has a project in Malibu whos interested in our system. Tim is with Lyons Development, a very prestigious developer in that area.        Jason met with Tim &amp; explained our system.  New Malibu project per Jason.  Tim wants brochure &amp; info.  I will send Tim an email with info and set up a time to visit..</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9">
          <table:table-cell office:value-type="string" calcext:value-type="string">
            <text:p><text:tab/>Patrick McCoy</text:p>
          </table:table-cell>
          <table:table-cell office:value-type="string" calcext:value-type="string">
            <text:p><text:tab/>(805) 698-2558</text:p>
          </table:table-cell>
          <table:table-cell office:value-type="string" calcext:value-type="string">
            <text:p><text:tab/>patrick@petermccoyconstruction.com</text:p>
          </table:table-cell>
          <table:table-cell office:value-type="string" calcext:value-type="string">
            <text:p>817 Romero Canyon Rd Montecito, CA 93108 US</text:p>
          </table:table-cell>
          <table:table-cell office:value-type="float" office:value="1604" calcext:value-type="float">
            <text:p>1604</text:p>
          </table:table-cell>
          <table:table-cell office:value-type="string" calcext:value-type="string">
            <text:p>Closed Lost</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table-cell office:value-type="string" calcext:value-type="string">
            <text:p>Site</text:p>
          </table:table-cell>
          <table:table-cell office:value-type="string" calcext:value-type="string">
            <text:p>Two Story</text:p>
          </table:table-cell>
          <table:table-cell office:value-type="string" calcext:value-type="string">
            <text:p>1\. Pool Cabana / Gym</text:p>
            <text:p/>
            <text:p>2\. Pool Pavilion</text:p>
            <text:p/>
            <text:p>Home built with concrete, steel &amp; glass; but has a live roof.</text:p>
          </table:table-cell>
          <table:table-cell/>
          <table:table-cell office:value-type="string" calcext:value-type="string">
            <text:p>false</text:p>
          </table:table-cell>
          <table:table-cell/>
          <table:table-cell office:value-type="string" calcext:value-type="string">
            <text:p>https://cloud.waveguardco.net/index.php/s/NXJjrBRzZaT5spX</text:p>
          </table:table-cell>
          <table:table-cell office:value-type="string" calcext:value-type="string">
            <text:p>https://cloud.waveguardco.net/index.php/s/mr7nJPL2658KEJ4</text:p>
          </table:table-cell>
          <table:table-cell/>
          <table:table-cell office:value-type="string" calcext:value-type="string">
            <text:p>true</text:p>
          </table:table-cell>
          <table:table-cell/>
          <table:table-cell office:value-type="string" calcext:value-type="string">
            <text:p>insurance company </text:p>
          </table:table-cell>
          <table:table-cell/>
          <table:table-cell office:value-type="string" calcext:value-type="string">
            <text:p>7/22/25  Have no contact info for rep.  **Not interested.**</text:p>
            <text:p/>
            <text:p>7/16/25  He texted, said they are out of the loop. That would be the owners rep and hes heard nothing and they probably wont contact them.            Leon texted, must have misunderstood, thought your company represents the owner. Do you have any contact info for the owners rep?                        FU 7/23/25</text:p>
            <text:p/>
            <text:p>7/16/25  L called, left message, texted, asked if hes heard from the owners on the info weve been speaking about?</text:p>
            <text:p/>
            <text:p>7/1/25  L emailed introductory with price range of $360-410K. Also included links for homeowner pkg, video of Protect WMM and video of save home in Malibu.  FU 7/16/25</text:p>
            <text:p/>
            <text:p>6/30/25  Patrick called, their construction company represents the owner. Their buildings are all made out of concrete, steal and glass. Also has wood on doors.  The main home and pool cabana/gym have live roofs. The pool pavilion is all concrete. He wanted me to send him an introductory email and give a rough price range for him to share with the owners. He also wants some mktg material.</text:p>
            <text:p/>
            <text:p>6/30/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6">
          <table:table-cell office:value-type="string" calcext:value-type="string">
            <text:p>Michael Daehnick</text:p>
          </table:table-cell>
          <table:table-cell office:value-type="float" office:value="3035880640" calcext:value-type="float">
            <text:p>3035880640</text:p>
          </table:table-cell>
          <table:table-cell office:value-type="string" calcext:value-type="string">
            <text:p>mdaehnick@yahoo.com</text:p>
          </table:table-cell>
          <table:table-cell office:value-type="string" calcext:value-type="string">
            <text:p>40 W Ranch Trl., Morrison, CO 80465</text:p>
          </table:table-cell>
          <table:table-cell office:value-type="float" office:value="1081" calcext:value-type="float">
            <text:p>1081</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28/25  L emailed, told him our warehouse mgr had done tests and its been 2 yrs with nothing catching on fire. However, whats more important is, how did HIS test turn out? Whats the resuts?  FU 8/13/25</text:p>
            <text:p/>
            <text:p>6/30/25  L emailed, asked if hes been able to take a 3000 degree torch and test the samples he left outside? Any updates are appreciated.      FU 7/28/25</text:p>
            <text:p/>
            <text:p>5/30/25  Leon emailed, said its almost June. We last communicated on 9/16/25. Any updates from your end regarding the LTR conversations weve been having?</text:p>
            <text:p/>
            <text:p>He emailed, said he may have to get a more powerful sprayer to do that application. He appreciated the info.                                                     I emailed, said definitely yes although his most recent spray might have already been sufficient.</text:p>
            <text:p/>
            <text:p>He emailed, asked if we ever tested our sytem via the tunnel system. I told him no, however it will be tested regarding the rotor head spraying water &amp; fire retardant on a test inside a building with lots of wind generators imitating blowing embers. He also asked about blowing embers on roofs and if he should spray more on the sides of the shingles in order to attempt to penetrate the underneath of the shingle?</text:p>
            <text:p/>
            <text:p>I emailed, thanked him for the info. I encouraged him to do his first test in the spring and again in the fall. Hell know if and when another application becomes necessary.</text:p>
            <text:p/>
            <text:p>He emailed, been out of the country. He sprayed his home, and deck. What he had left he made 5 gallon buckets &amp; poured them over his wooden shingles, the LTR soaked in so fast, none made it to the gutters. He also sprayed extra shingles &amp; will keep some outside in the weather during winter. He does have peace of mind.</text:p>
            <text:p/>
            <text:p>I called, left message, texted, asked how the spraying had gone. And updates would be appreciated.</text:p>
            <text:p/>
            <text:p>Michael emailed, fire is making them anxious, he wants to purchase 4 jerry cans of LTR. Hell pick them up today. I worked it out w/Dennis to be at the shop when he gets there.</text:p>
            <text:p/>
            <text:p>I emailed, asked if hes looked at the proposal? Also told him based on our 18,000 sq ft of coverage hes going to need 6 jerry cans not 4. Each can covers 3000 sq ft @ 6%.</text:p>
            <text:p/>
            <text:p>I emailed the purchase proposal w/MSDS sheets. I called, spoke to Michael, Our LTR proposal is to expensive. He wants a proposal to purchase 4 jerry cans and send the MSDS sheets on LTR.                                                            I emailed our LTR proposal for spraying his home.</text:p>
            <text:p/>
            <text:p>Michael resurfaced! He emailed, said hes seen some positive results w/LTR he sprayed himself. He asked what it costs to have us spray for him and possibly neighbors too?</text:p>
            <text:p/>
            <text:p>6/2/22  Leon called, discussed system, gave estimated price, he said thats too expensive. Very willing to do LTR himself.    Said Ill get back to him next week w/pricing. I spoke to Randy &amp; sent him Michaels contact info.</text:p>
            <text:p/>
            <text:p>6/2/2022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0">
          <table:table-cell office:value-type="string" calcext:value-type="string">
            <text:p>David Rodibaugh</text:p>
          </table:table-cell>
          <table:table-cell office:value-type="string" calcext:value-type="string">
            <text:p>(949) 412-9177</text:p>
          </table:table-cell>
          <table:table-cell office:value-type="string" calcext:value-type="string">
            <text:p>drodibaugh@irvinecompany.com</text:p>
          </table:table-cell>
          <table:table-cell office:value-type="string" calcext:value-type="string">
            <text:p>191 Deer Creek Rd. Hailey, ID 83333 US</text:p>
          </table:table-cell>
          <table:table-cell office:value-type="float" office:value="1605" calcext:value-type="float">
            <text:p>1605</text:p>
          </table:table-cell>
          <table:table-cell office:value-type="string" calcext:value-type="string">
            <text:p>Completed Estimate</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iEfEb7mzijBBrLK</text:p>
          </table:table-cell>
          <table:table-cell office:value-type="string" calcext:value-type="string">
            <text:p>https://cloud.waveguardco.net/index.php/s/iE9AoQ6m27sTsY3</text:p>
          </table:table-cell>
          <table:table-cell/>
          <table:table-cell office:value-type="string" calcext:value-type="string">
            <text:p>true</text:p>
          </table:table-cell>
          <table:table-cell table:number-columns-repeated="3"/>
          <table:table-cell office:value-type="string" calcext:value-type="string">
            <text:p>7/28/25  L called, spoke to David, he did receive the links and will open them today. Aesthetics are important to the owner so hopefully the pictures will help. Told him about the new pictures of rotors under eaves that are coming.  FU 8/6/25</text:p>
            <text:p/>
            <text:p>7/25/25  L emailed him links that Mark updated.  Also attached answers to his questions and sent tank pictures and pictures w/rotor heads mounted in the gutter. Said will be emailing him under eaves spray head pictures next week or the following week.  FU 8/6/25</text:p>
            <text:p/>
            <text:p>7/24/25  David emailed, said he couldnt open the links and he has 9 questions that need answered.    </text:p>
            <text:p/>
            <text:p>7/16/25  L emailed David, asked if he was able to send our proposal, prelim design and the links to the owners this week? If so are there any updates you can share?       FU 7/29/25</text:p>
            <text:p/>
            <text:p>7/7/25  L **emailed proposal &amp; prelim design.** Also included links to homeowner info, video of Protect WMM and video of saved Malibu home.         FU 7/16/25</text:p>
            <text:p/>
            <text:p>7/1/25  L texted Colt to start a preliminary . Changed this lead to a Prospect.  FU  7/9/25</text:p>
            <text:p/>
            <text:p>7/1/25  He emailed, said he would like to get a proposal.  He said theyre going on vacation and will be back on 7/14/25. He also sent picture and plan attachments.</text:p>
            <text:p/>
            <text:p>7/1/25  Leon emailed him said yes. Just need your home address and phone number.</text:p>
            <text:p/>
            <text:p>6/30/25  David sent an email with Get In Touch and included his email address. They are a management company and have a client with a log house in Hailey, ID. He asked if we service that area?</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7">
          <table:table-cell office:value-type="string" calcext:value-type="string">
            <text:p>Wilson Chang</text:p>
          </table:table-cell>
          <table:table-cell office:value-type="string" calcext:value-type="string">
            <text:p>(310) 272-8888</text:p>
          </table:table-cell>
          <table:table-cell office:value-type="string" calcext:value-type="string">
            <text:p><text:tab/>wilson@ovitz.com</text:p>
          </table:table-cell>
          <table:table-cell office:value-type="string" calcext:value-type="string">
            <text:p><text:tab/>1234 Benedict Canyon Drive Beverly Hills, CA 90210 US</text:p>
          </table:table-cell>
          <table:table-cell office:value-type="float" office:value="1606" calcext:value-type="float">
            <text:p>1606</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number-columns-repeated="4"/>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9/25  Leon emailed him homeowner pkg, video of Protect WMM and video of saved home in Malibu fire. Also said will call him later today on a price range.       Leon called him, discussed pricing; had several questions. Emailed him link to Q to A doc when comparing other systems. Also told him we could create a proposal to get the exact pricing for the owners if theyd be interested.     FU 8/8/25</text:p>
            <text:p/>
            <text:p>7/7/25  Leon called, spoke to Wilson, told him well see what can get scheduled. Our installation team is working most of the week in northern CA.</text:p>
            <text:p/>
            <text:p>7/7/25  He emailed, wanting to visit this week if possible. The family is leaving 7/14/25 for summer vaca and wont be back until late Aug/early Sept.</text:p>
            <text:p/>
            <text:p>7/7/25 Received RFE.  Wants site visit scheduled.   FU 7/8/25</text:p>
            <text:p/>
            <text:p>7/7/25  L called, he hasnt completed RFE yet but will. Owners would have preferred this week if possible for the site visit. Told him Ill try however, its probably needing to be next week. Still need him to fill out form.</text:p>
            <text:p/>
            <text:p>7/3/25  Wilson emailed, asked how to schedule a site visit. Gave him instructions to our web site and asked him to fill out the request for estimate.  Told him will call him on 7/7/25</text:p>
            <text:p/>
            <text:p>7/1/25  Wilson called wanted info to give to his client. L emailed him the homeowner pkg, video of Protect WMM and video of saved Malibu home. He was meeting with the owner and wanted to share the info with them...</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9">
          <table:table-cell office:value-type="string" calcext:value-type="string">
            <text:p>Don Anderson</text:p>
          </table:table-cell>
          <table:table-cell office:value-type="float" office:value="5626318495" calcext:value-type="float">
            <text:p>5626318495</text:p>
          </table:table-cell>
          <table:table-cell office:value-type="string" calcext:value-type="string">
            <text:p>don.anderson@viewpoint.org</text:p>
          </table:table-cell>
          <table:table-cell office:value-type="string" calcext:value-type="string">
            <text:p>Calabasas Calabasa, CA 91302 US</text:p>
          </table:table-cell>
          <table:table-cell office:value-type="float" office:value="1607" calcext:value-type="float">
            <text:p>1607</text:p>
          </table:table-cell>
          <table:table-cell office:value-type="string" calcext:value-type="string">
            <text:p>Lead</text:p>
          </table:table-cell>
          <table:table-cell table:number-columns-repeated="2"/>
          <table:table-cell office:value-type="string" calcext:value-type="string">
            <text:p>Commercial - Existing</text:p>
          </table:table-cell>
          <table:table-cell office:value-type="string" calcext:value-type="string">
            <text:p>Web Estimate Complete</text:p>
          </table:table-cell>
          <table:table-cell table:number-columns-repeated="3"/>
          <table:table-cell office:value-type="string" calcext:value-type="string">
            <text:p>gymasium</text:p>
          </table:table-cell>
          <table:table-cell/>
          <table:table-cell office:value-type="string" calcext:value-type="string">
            <text:p>true</text:p>
          </table:table-cell>
          <table:table-cell table:number-columns-repeated="4"/>
          <table:table-cell office:value-type="string" calcext:value-type="string">
            <text:p>true</text:p>
          </table:table-cell>
          <table:table-cell table:number-columns-repeated="2"/>
          <table:table-cell office:value-type="string" calcext:value-type="string">
            <text:p>we are a private school that is interested in outfitting our shelter in place locations with a Exterior Wildfire Spray System.</text:p>
          </table:table-cell>
          <table:table-cell office:value-type="string" calcext:value-type="string">
            <text:p>7/10/25  L called, discussed price range of each gym from $220-300K, He said thats high, however, with only 1 road in and out and my explanation of the key points of our system vs. all competitors, he wants to run it by their board. He also wanted to see any other docs we have that could also help the board to understand what we do. Sent him email w/links to Q to A doc and our LTR pkg including the MSDS links. He wants to have a call back in 30 days for an update.        FU 8/11/25</text:p>
            <text:p/>
            <text:p>7/9/25 L called, left message, texted, asked for day/time to discuss price ranges?        Don texted, lets talk tomorrow @ 11am cst       FU 7/10/25</text:p>
            <text:p/>
            <text:p>7/9/25  Colt texted, each gym will either be a double or a double &amp; single. Will need to do a proposal to determine the actual price range.   FU 7/10/25</text:p>
            <text:p/>
            <text:p>7/9/25  Don texted, call now.  Leon called, discussed his project, got the address.( 23620  Mulholland Dr.) They have 40 acres, private school 8-12 grades campus, and initially only wants to protect the 2 gymnasiums that act as a shelter.  Sent screenshots for him to identify gyms. Sent him our commercial info and video of saved home in Malibu fire. Will call him back when we can give him a price range for the 2 gymnasiums.</text:p>
            <text:p/>
            <text:p>7/9/25  Leon called, texted, asked him to give the address of their buildings and a best day/time for a call.</text:p>
            <text:p/>
            <text:p>7/8/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Leslie Chu</text:p>
          </table:table-cell>
          <table:table-cell office:value-type="string" calcext:value-type="string">
            <text:p>(559) 706-8864</text:p>
          </table:table-cell>
          <table:table-cell office:value-type="string" calcext:value-type="string">
            <text:p><text:tab/>leschu1@yahoo.com</text:p>
          </table:table-cell>
          <table:table-cell office:value-type="string" calcext:value-type="string">
            <text:p>6021 Alpine Blue Drive San Ramon, CA 94582 US</text:p>
          </table:table-cell>
          <table:table-cell office:value-type="float" office:value="1608" calcext:value-type="float">
            <text:p>1608</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table-cell office:value-type="string" calcext:value-type="string">
            <text:p>https://cloud.waveguardco.net/index.php/s/cprDkcMAc8AFWRj</text:p>
          </table:table-cell>
          <table:table-cell office:value-type="string" calcext:value-type="string">
            <text:p>https://cloud.waveguardco.net/index.php/s/mDGgRQAEGL7GepA</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16/25  L called spoke to her, gave her all above info. She wants a proposal for the $4500. Also spoke about perimeter info and that shell share with the HOA directors.     She had vent question, texted 2 pictures. Gave her the Embers Out website to check out . Shell measure the linear ft of those vents. Its possible the underside of patio will need sprayed too. Asked for pictures and the material construction.     FU 7/29/25</text:p>
            <text:p/>
            <text:p>7/16/25  Jason texted Colt, asked if his 6700 ft included spraying both sides of the fence? Colt said NO, add 1500 sq ft making it 8200 total. Jason also said his proposal will be @ $.55 sq ft. Total proposal of $4510. If fence is not included house only is 5200 sq ft making proposal $2850.</text:p>
            <text:p/>
            <text:p>7/15/25  L emailed that screenshot to Randy &amp; Colt &amp; discussed her question. They guesstimate it to take 2 dbls and 1 single pump to protect perimeter .Also figured cost too be approx $600K-700K range. Jason will need to get her an LTR proposal which could take him this week to finish. We have a call tomorrow @ 12 noon cst to inform her of cost.    FU 7/16/25</text:p>
            <text:p/>
            <text:p>7/14/25  L emailed her screenshot to have her mark in red where the perimeter was located on her property.         She emailed the picture back w/marking.</text:p>
            <text:p/>
            <text:p>7/11/25  She called, spoke about her home not having available space for a cabinet. Discussed our LTR option. Sent her links for the brochure,  video and explanation and the MSDS info. She also wanted an approximate price for a perimeter system for their HOA to consider. Its a hill that comes up to the backside of their community. Shell speak to their director. She wants and LTR proposal for her home and asked if there would be discounts if neighbors have their home sprayed too?    FU 7/16/25</text:p>
            <text:p/>
            <text:p>7/10/25  Leon called, left message, texted, asked for best day/time for a phone call.  Included homeowner pkg, video of Protect WMM and video of saved home.   (resent the video link and homeowner link. Didnt look right at first. )        FU 7/15/25</text:p>
            <text:p/>
            <text:p>7/9/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3">
          <table:table-cell office:value-type="string" calcext:value-type="string">
            <text:p>Greg Venn</text:p>
          </table:table-cell>
          <table:table-cell office:value-type="string" calcext:value-type="string">
            <text:p>303-710-1845</text:p>
          </table:table-cell>
          <table:table-cell office:value-type="string" calcext:value-type="string">
            <text:p>greg@vennturestudios.com</text:p>
          </table:table-cell>
          <table:table-cell office:value-type="string" calcext:value-type="string">
            <text:p>1053 Paintbrush; Avon, CO 81620 US</text:p>
          </table:table-cell>
          <table:table-cell office:value-type="float" office:value="1313" calcext:value-type="float">
            <text:p>1313</text:p>
          </table:table-cell>
          <table:table-cell office:value-type="string" calcext:value-type="string">
            <text:p>Prospect</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Three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RANDYS FOLLOWING UP.             </text:p>
            <text:p/>
            <text:p>7/8/25  Per Randy, its moving along, still working on some installation details.                </text:p>
            <text:p/>
            <text:p>5/28/25  Randy met Greg today to further their conversation. Its possible local plumbers will be doing the piping in the house.  More later.          </text:p>
            <text:p/>
            <text:p>4/29/25  Greg came to the Centennial office, met w/Randy &amp; Dennis, discussed a few additional options, needs designs from Colt.          </text:p>
            <text:p/>
            <text:p>4/17/25 Randy **emailed proposal &amp; prelim** to Greg &amp; Joe.             </text:p>
            <text:p/>
            <text:p>11/19/24  Randy had a meeting with Greg. Went well. Hes still not ready to make a decision.            </text:p>
            <text:p/>
            <text:p>11/6/24  Greg called, I conferenced Randy in, they discussed his home challenges, opportunities, battery differences between lithium &amp; lead. He needs assistance visiting with fire dept &amp; Eagle River water district. Randy offered to help. He uses Chubb Ins. &amp; their scores may be going up, concerned with ins. Would like options. Will be leaving for Detroit, be back the week of the 18th. Randy &amp; Greg agreed to meet on the 19th at Gregs Genesee home to discuss next steps.                                                                                   </text:p>
            <text:p/>
            <text:p>11/6/24  L called, left message, texted, told him it will take a double pump system, $160k-$200K and Randy will be available to visit him at either Genesee or Evergreen. I just need best day &amp; time for that to happen.              </text:p>
            <text:p/>
            <text:p>11/4/24 Received RFE</text:p>
            <text:p/>
            <text:p>11/4/24   He called, we discussed the system, he decided to fill out the RFQ right away. Its a new build in Avon, (currently lives in Genesee CO). Has 9700 sq ft, putting in a huge battery bank w/lots of solar. Commercial builder &amp; architect, a starlink wifi system is also going in. Batteries will be in a separate building. I reached out to Randy about meeting up with him in Evergreen or at his home. Avon has a tough jurisdiction for approving water systems.</text:p>
          </table:table-cell>
          <table:table-cell table:number-columns-repeated="2"/>
          <table:table-cell table:style-name="Default"/>
          <table:table-cell table:number-columns-repeated="2"/>
          <table:table-cell office:value-type="string" calcext:value-type="string">
            <text:p>Randy Lang</text:p>
          </table:table-cell>
          <table:table-cell table:number-columns-repeated="9"/>
          <table:table-cell office:value-type="string" calcext:value-type="string">
            <text:p>false</text:p>
          </table:table-cell>
        </table:table-row>
        <table:table-row table:style-name="ro2">
          <table:table-cell office:value-type="string" calcext:value-type="string">
            <text:p>Drew Russell Riley</text:p>
          </table:table-cell>
          <table:table-cell office:value-type="float" office:value="9703311331" calcext:value-type="float">
            <text:p>9703311331</text:p>
          </table:table-cell>
          <table:table-cell office:value-type="string" calcext:value-type="string">
            <text:p>drew@slopeenterprises.com</text:p>
          </table:table-cell>
          <table:table-cell office:value-type="string" calcext:value-type="string">
            <text:p>4475 Glen Falls Lane Vail, CO 81657 US</text:p>
          </table:table-cell>
          <table:table-cell office:value-type="float" office:value="1609" calcext:value-type="float">
            <text:p>1609</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Roof Plans</text:p>
          </table:table-cell>
          <table:table-cell office:value-type="string" calcext:value-type="string">
            <text:p>Three Story</text:p>
          </table:table-cell>
          <table:table-cell table:number-columns-repeated="2"/>
          <table:table-cell office:value-type="string" calcext:value-type="string">
            <text:p>true</text:p>
          </table:table-cell>
          <table:table-cell table:number-columns-repeated="4"/>
          <table:table-cell office:value-type="string" calcext:value-type="string">
            <text:p>true</text:p>
          </table:table-cell>
          <table:table-cell table:number-columns-repeated="3"/>
          <table:table-cell office:value-type="string" calcext:value-type="string">
            <text:p>7/15/25  Leon called spoke to Drew, they own Russells Restaurant in Vail. Discussed our system, price wasnt out of the question, however, hes only getting info at this time. Hes putting a new roof on and will not make any decisions for at least another year. Call him back then.            __FU 7/15/2026__</text:p>
            <text:p/>
            <text:p>7/14/25  L texted, asked for best day &amp; time to discuss the system investment to protect his home.          FU 7/16/25</text:p>
            <text:p/>
            <text:p>7/11/25  He complete the RFE.    FU 7/14/25</text:p>
            <text:p/>
            <text:p>7/10/25  Leon emailed, said there were so many options that hell need to complete an RFE. Sent him links to homeowner pkg, video of Protect WMM and video of save home in Malibu.</text:p>
            <text:p/>
            <text:p>7/10/25  Drew emailed, said he received our contact info from his ins. company. He has a home in Vail, CO. Hes interested but imagines the cost is very high. He wants a ball park figur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8">
          <table:table-cell office:value-type="string" calcext:value-type="string">
            <text:p>Adrienne Caesar</text:p>
          </table:table-cell>
          <table:table-cell office:value-type="string" calcext:value-type="string">
            <text:p>978-872-6124</text:p>
          </table:table-cell>
          <table:table-cell office:value-type="string" calcext:value-type="string">
            <text:p>adrienne@battandlear.com</text:p>
          </table:table-cell>
          <table:table-cell office:value-type="string" calcext:value-type="string">
            <text:p>16181 North Shore Dr.; Leavenworth, WA 98826 US</text:p>
          </table:table-cell>
          <table:table-cell office:value-type="float" office:value="1306" calcext:value-type="float">
            <text:p>1306</text:p>
          </table:table-cell>
          <table:table-cell office:value-type="string" calcext:value-type="string">
            <text:p>Lead</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5"/>
          <table:table-cell office:value-type="string" calcext:value-type="string">
            <text:p>false</text:p>
          </table:table-cell>
          <table:table-cell table:number-columns-repeated="4"/>
          <table:table-cell office:value-type="string" calcext:value-type="string">
            <text:p>false</text:p>
          </table:table-cell>
          <table:table-cell table:number-columns-repeated="3"/>
          <table:table-cell office:value-type="string" calcext:value-type="string">
            <text:p>7/18/25  She emailed, said the owners have decided not to proceed during this phase of the construction.  She provided our info directly to the client so they can reach out to wG in the future.                     L emailed, asked if she could provide their contact info in the event they do not reach out? Want to be courteous and keep in touch along the way as their construction proceeds so the dont forget who we are.      She emailed, said shell check with the project manager.                                       FU 7/31/25</text:p>
            <text:p/>
            <text:p>7/10/25  Leon emailed, asked if theres been any updates from the owners regarding their budgetary issues being solved and potentially moving forward?     FU 7/31/25</text:p>
            <text:p/>
            <text:p>3/11/25  She emailed, the owners have put exterior fire protection on pause until they get closer to substantial completion for budgetary reasons. Theyll reach out when ready.</text:p>
            <text:p/>
            <text:p>3/11/25  I emailed, asked if theres been any further discussion about next steps regarding the info I sent on 1/9/25.</text:p>
            <text:p/>
            <text:p>1/9/25  I emailed pictures of Rotor heads &amp; sent MSDS sheets, explained what we can do with their solar power, and I explained maintenance fee.</text:p>
            <text:p/>
            <text:p>11/6/24 I emailed proposal, cad drawing &amp; our Ultra &amp; High Net Worth focus PDF doc to assist the owner in making a decision.</text:p>
            <text:p/>
            <text:p>10/25/24  She called said she works for a design build firm w/architects &amp; GC in Bellingham, WA. This RFQ is a 2nd home in Leavenworth, WA. Home is worth $5.5M. Owner wants to protect his investment with the best system available. Theyve started construction and should have it enclosed before winter. I emailed our homeowner pkg &amp; WeTransfer videos &amp; pictures.</text:p>
            <text:p/>
            <text:p>10/21/24   Received RFQ. I called, left message &amp; texted asked for a day/time to speak about her RFQ.</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0">
          <table:table-cell office:value-type="string" calcext:value-type="string">
            <text:p>Derrick Flores</text:p>
          </table:table-cell>
          <table:table-cell office:value-type="string" calcext:value-type="string">
            <text:p>(562) 716-7776</text:p>
          </table:table-cell>
          <table:table-cell office:value-type="string" calcext:value-type="string">
            <text:p>dflores@thejrcgroup.com</text:p>
          </table:table-cell>
          <table:table-cell office:value-type="string" calcext:value-type="string">
            <text:p>179 S. Rockingham Avenue Los Angeles, CA 90049 US</text:p>
          </table:table-cell>
          <table:table-cell office:value-type="float" office:value="1610" calcext:value-type="float">
            <text:p>1610</text:p>
          </table:table-cell>
          <table:table-cell office:value-type="string" calcext:value-type="string">
            <text:p>Contractor Estimate</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number-columns-repeated="4"/>
          <table:table-cell office:value-type="string" calcext:value-type="string">
            <text:p>false</text:p>
          </table:table-cell>
          <table:table-cell/>
          <table:table-cell office:value-type="string" calcext:value-type="string">
            <text:p>Insurance provider</text:p>
          </table:table-cell>
          <table:table-cell/>
          <table:table-cell office:value-type="string" calcext:value-type="string">
            <text:p>7/22/25  Derrick emailed, said hes good, everything is straight forward. He also said Barry is traveling right now and as far as moving forward, that is ultimately Barrys decision but hes sure hell get back to us when he can.     FU  8/6/25</text:p>
            <text:p/>
            <text:p>7/22/25  L emailed said were checking back to see, barring any additional questions you may have, if youre ready to get to the next step and let us get started? Knowing the importance of protecting your home and valuables. Let us know your thoughts.    FU 7/25/25  </text:p>
            <text:p/>
            <text:p>7/18/25  L emailed Barry &amp; Derrick pictures of rotor head &amp; cabinet dimensions. FU 7/22/15</text:p>
            <text:p/>
            <text:p>7/17/25  L **emailed proposal &amp; prelim design.**               FU 7/22/25</text:p>
            <text:p/>
            <text:p>7/17/25  L emailed, gave detailed response of our process that leads to a proposal. Then will need his verification to move forward, then will schedule a site visit for clarification or make any changes to the contract.                                          FU 7/18/25</text:p>
            <text:p/>
            <text:p>7/16/25  Barry emailed, asked "dont you need a site visit?"</text:p>
            <text:p/>
            <text:p>7/15/25  Barry emailed, asked for help. Wants a bid this week.          L emailed said planning on having a proposal by Thurs.7/17/25.</text:p>
            <text:p/>
            <text:p>7/14/25  Leon called Randy. Ran wants Colt to start a preliminary to get to the next step.  Leon texted Colt w/request.     FU 7/23/25</text:p>
            <text:p/>
            <text:p>7/11/25  Brad Sawyer referred Derrick to us.  Randy &amp; Leon had a 1 hr zoom call w/Derrick, GC for the owner, Barry Levin. The call went well. They were at a critical part of their current construction on the roof and getting ready to install gutters early next week. When discussing our system and the work that involves the gutters, the copper line and our rotor and spray heads, it would have to be installed immediately if our system was to be considered. Therefore, were verifying with our install team if thats possible on such short notice.  Will have our answer this weekend.                        FU 7/14/25</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0">
          <table:table-cell office:value-type="string" calcext:value-type="string">
            <text:p>Sarangan Sinnarajah</text:p>
          </table:table-cell>
          <table:table-cell office:value-type="string" calcext:value-type="string">
            <text:p>(786) 390-5675</text:p>
          </table:table-cell>
          <table:table-cell office:value-type="string" calcext:value-type="string">
            <text:p>sarangan@bacollective.com</text:p>
          </table:table-cell>
          <table:table-cell office:value-type="string" calcext:value-type="string">
            <text:p>16980 Sunset Blvd Pacific Palisades , CA 90272 US</text:p>
          </table:table-cell>
          <table:table-cell office:value-type="float" office:value="1611" calcext:value-type="float">
            <text:p>1611</text:p>
          </table:table-cell>
          <table:table-cell office:value-type="string" calcext:value-type="string">
            <text:p>Completed Estimate</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office:value-type="string" calcext:value-type="string">
            <text:p>Main and Guest House totaling approx. 30,000 sq ft on 5.7 acres</text:p>
          </table:table-cell>
          <table:table-cell/>
          <table:table-cell office:value-type="string" calcext:value-type="string">
            <text:p>false</text:p>
          </table:table-cell>
          <table:table-cell/>
          <table:table-cell office:value-type="string" calcext:value-type="string">
            <text:p>https://cloud.waveguardco.net/index.php/s/YGYCcPPsq3CCKwi</text:p>
          </table:table-cell>
          <table:table-cell office:value-type="string" calcext:value-type="string">
            <text:p>https://cloud.waveguardco.net/index.php/s/ezQ8ocRNS5Fbs2Q</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23/25  Ran emailed proposal &amp; prelim for lot 1 &amp; lot 2 and for perim system.  FU 7/30/25</text:p>
            <text:p/>
            <text:p>7/23/25  Jason emailed prelim to Colt.</text:p>
            <text:p/>
            <text:p>7/17/25  Colt emailed preliminary to Jason.       FU 7/31/25</text:p>
            <text:p/>
            <text:p>7/16/25  Randy &amp; I had the zoom call. Went well. They asked how soon we could create a design proposal for both homes and an installation proposal too? Theyll be building both homes at the same time. They also want a separate line item for the perimeter system.                Leon emailed them the LTR info and the 3 MSDS files.     FU 7/22/25</text:p>
            <text:p/>
            <text:p>7/15/25  Leon emailed Sarangan, Neil &amp; Cory the homeowner pkg, links to videos Protect WMM and video of save home in Malibu.        FU 7/17/25</text:p>
            <text:p/>
            <text:p>7/14/25  Randy set up a zoom call with Sarangan, Neil &amp; Cory for 7/16/25 at 4:30 cst.</text:p>
            <text:p/>
            <text:p>7/14/25 L emailed him, said received the NDA and will get it executed by Randy Lang and returned to him. Also included links for him to upload the site, elevation &amp; roof plans for the clients new build.                                                                                                       FU 7/18/25</text:p>
            <text:p/>
            <text:p>7/14/25  He completed the RFE</text:p>
            <text:p/>
            <text:p>7/14/25   Sarangan called, their architect firm, DA Collective, has a client in the Palisades who is building a new 30K sq ft home. Theyll be sending an NDA later today for Randy to sign. Also asked him to complete the RFE form.</text:p>
          </table:table-cell>
          <table:table-cell table:number-columns-repeated="2"/>
          <table:table-cell office:value-type="string" calcext:value-type="string">
            <text:p>false</text:p>
          </table:table-cell>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3">
          <table:table-cell office:value-type="string" calcext:value-type="string">
            <text:p><text:tab/>Todd Phillips</text:p>
          </table:table-cell>
          <table:table-cell office:value-type="float" office:value="3035495744" calcext:value-type="float">
            <text:p>3035495744</text:p>
          </table:table-cell>
          <table:table-cell office:value-type="string" calcext:value-type="string">
            <text:p><text:tab/>phillipstodd2010@gmail.com</text:p>
          </table:table-cell>
          <table:table-cell office:value-type="string" calcext:value-type="string">
            <text:p><text:tab/>59 timberwolf Silverthorne, CO 80498 US</text:p>
          </table:table-cell>
          <table:table-cell office:value-type="float" office:value="1612" calcext:value-type="float">
            <text:p>1612</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table-cell office:value-type="string" calcext:value-type="string">
            <text:p>Roof Plans, Elevation Plans, Site</text:p>
          </table:table-cell>
          <table:table-cell office:value-type="string" calcext:value-type="string">
            <text:p>Walkout Basement</text:p>
          </table:table-cell>
          <table:table-cell table:number-columns-repeated="2"/>
          <table:table-cell office:value-type="string" calcext:value-type="string">
            <text:p>false</text:p>
          </table:table-cell>
          <table:table-cell/>
          <table:table-cell office:value-type="string" calcext:value-type="string">
            <text:p>https://cloud.waveguardco.net/index.php/s/QkqgDsdeJtnTRo4</text:p>
          </table:table-cell>
          <table:table-cell table:number-columns-repeated="2"/>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18/25  Todd called, discussed our system wanted pricing , explained it starts at $170K. That was too much. Discussed our LTR and he has an interest. Emailed our LTR pkg with MSDS files. Also attached our Questions to Ask doc for him to consider.     FU 8/5/25</text:p>
            <text:p/>
            <text:p>7/18/25  Leon called, left message, texted and emailed, asked for best day and time for a phone call?  Also attached homeowner pkg, video of Protect WMM and video of saved home in Malibu fire.                                                                                      FU 7/22/25</text:p>
            <text:p/>
            <text:p>7/17/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7">
          <table:table-cell office:value-type="string" calcext:value-type="string">
            <text:p>HKB Properties, LLC</text:p>
          </table:table-cell>
          <table:table-cell office:value-type="string" calcext:value-type="string">
            <text:p>(310) 729-8166</text:p>
          </table:table-cell>
          <table:table-cell office:value-type="string" calcext:value-type="string">
            <text:p>kevinbarkhordar@gmail.com</text:p>
          </table:table-cell>
          <table:table-cell office:value-type="string" calcext:value-type="string">
            <text:p><text:tab/>29917 Pacific Coast Highway Malibu, CA 90265 US</text:p>
          </table:table-cell>
          <table:table-cell office:value-type="float" office:value="1613" calcext:value-type="float">
            <text:p>1613</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pool equip room (tbd)</text:p>
          </table:table-cell>
          <table:table-cell/>
          <table:table-cell office:value-type="string" calcext:value-type="string">
            <text:p>true</text:p>
          </table:table-cell>
          <table:table-cell/>
          <table:table-cell office:value-type="string" calcext:value-type="string">
            <text:p>https://cloud.waveguardco.net/index.php/s/QeH9xTq3LQ7JFfH</text:p>
          </table:table-cell>
          <table:table-cell office:value-type="string" calcext:value-type="string">
            <text:p>https://cloud.waveguardco.net/index.php/s/tBNLkrMX45aN6cM</text:p>
          </table:table-cell>
          <table:table-cell/>
          <table:table-cell office:value-type="string" calcext:value-type="string">
            <text:p>false</text:p>
          </table:table-cell>
          <table:table-cell/>
          <table:table-cell office:value-type="string" calcext:value-type="string">
            <text:p>Burdge Architects Malibu</text:p>
          </table:table-cell>
          <table:table-cell/>
          <table:table-cell office:value-type="string" calcext:value-type="string">
            <text:p>7/28/25  L called Jason, hell look into the Ember vent opportunity as well as the LTR to create a proposal.     FU 8/18/25</text:p>
            <text:p/>
            <text:p>7/24/25  L emailed Jason this info for an LTR proposal and to begin a reach out for vent pictures from Kevin to send to Embers Out and to get a quote for a proposal.  FU 7/31/25</text:p>
            <text:p/>
            <text:p>7/24/25  L spoke to Colt, they have total of 13,750 sq ft of LTR.</text:p>
            <text:p/>
            <text:p>7/24/25  Leon zoomed a call with Kevin and his father, Hamid Hordar. After much discussion they want to see a proposal from Jason for Ember vents and LTR spray. They want to see our LTR marketing info also. However, some of it is outdated w/whats going to be changing. Randy &amp; Arnold will begin working on those changes.</text:p>
            <text:p/>
            <text:p>7/22/25 L texted, asked when hed be available to visit.  He texted 10 pdt. He wants an estimate and any info I could email him.       Leon emailed the marketing pkg, video of Protect what MM and the video of the saved home in preparation for the call.     FU 7/24/25</text:p>
            <text:p/>
            <text:p>7/22/25 Received the RFE.</text:p>
            <text:p/>
            <text:p>7/22/25  Kevin Bark called, wanted to tell us what he wants on his home in Malibu.  Was referred to us by Burdge Architects firm.  I asked him to fill out the RFE and then we can see what were looking at.</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4">
          <table:table-cell office:value-type="string" calcext:value-type="string">
            <text:p>John Vilja</text:p>
          </table:table-cell>
          <table:table-cell office:value-type="string" calcext:value-type="string">
            <text:p>(818) 620-7711</text:p>
          </table:table-cell>
          <table:table-cell office:value-type="string" calcext:value-type="string">
            <text:p><text:tab/>jussivilja@gmail.com</text:p>
          </table:table-cell>
          <table:table-cell office:value-type="string" calcext:value-type="string">
            <text:p>31300 Lobo Canyon Rd. Agoura Hills, CA 91301 US</text:p>
          </table:table-cell>
          <table:table-cell office:value-type="float" office:value="1614" calcext:value-type="float">
            <text:p>1614</text:p>
          </table:table-cell>
          <table:table-cell office:value-type="string" calcext:value-type="string">
            <text:p>Closed Lost</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table:number-columns-repeated="2"/>
          <table:table-cell office:value-type="string" calcext:value-type="string">
            <text:p>true</text:p>
          </table:table-cell>
          <table:table-cell/>
          <table:table-cell office:value-type="string" calcext:value-type="string">
            <text:p>https://cloud.waveguardco.net/index.php/s/NzJQCfJbyCSi7MJ</text:p>
          </table:table-cell>
          <table:table-cell office:value-type="string" calcext:value-type="string">
            <text:p>https://cloud.waveguardco.net/index.php/s/NqdHCAxm6AWYD5L</text:p>
          </table:table-cell>
          <table:table-cell/>
          <table:table-cell office:value-type="string" calcext:value-type="string">
            <text:p>false</text:p>
          </table:table-cell>
          <table:table-cell office:value-type="string" calcext:value-type="string">
            <text:p>Internet search</text:p>
          </table:table-cell>
          <table:table-cell table:number-columns-repeated="2"/>
          <table:table-cell office:value-type="string" calcext:value-type="string">
            <text:p>7/24/25  Leon called John, spoke about his requirements and he wants to use pool water only. His equipment will not allow for gravity feed. He said there are companies that offer a honda pump system with a back up electric motor. There will be a suction line from the pool and multiple back ups for electricity such as a generator.  Therefore, not interested.  </text:p>
            <text:p/>
            <text:p>7/23/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3">
          <table:table-cell office:value-type="string" calcext:value-type="string">
            <text:p>Brandon Rey</text:p>
          </table:table-cell>
          <table:table-cell office:value-type="float" office:value="7025046038" calcext:value-type="float">
            <text:p>7025046038</text:p>
          </table:table-cell>
          <table:table-cell office:value-type="string" calcext:value-type="string">
            <text:p>atbayinc@gmail.com</text:p>
          </table:table-cell>
          <table:table-cell office:value-type="string" calcext:value-type="string">
            <text:p>2600 Jalna Lane Fallbrook, CA 92028-1117 US</text:p>
          </table:table-cell>
          <table:table-cell office:value-type="float" office:value="1615" calcext:value-type="float">
            <text:p>1615</text:p>
          </table:table-cell>
          <table:table-cell office:value-type="string" calcext:value-type="string">
            <text:p>Lead</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true</text:p>
          </table:table-cell>
          <table:table-cell/>
          <table:table-cell office:value-type="string" calcext:value-type="string">
            <text:p>https://cloud.waveguardco.net/index.php/s/S6MDsoNZkRSKFHs</text:p>
          </table:table-cell>
          <table:table-cell office:value-type="string" calcext:value-type="string">
            <text:p>https://cloud.waveguardco.net/index.php/s/tcSpqCXJ7SpTrjt</text:p>
          </table:table-cell>
          <table:table-cell/>
          <table:table-cell office:value-type="string" calcext:value-type="string">
            <text:p>true</text:p>
          </table:table-cell>
          <table:table-cell office:value-type="string" calcext:value-type="string">
            <text:p>Internet search</text:p>
          </table:table-cell>
          <table:table-cell table:number-columns-repeated="2"/>
          <table:table-cell office:value-type="string" calcext:value-type="string">
            <text:p>7/28/25  L emailed, asked if he has time this afternoon or tomorrow for a call?  Included links to homeowner pkg, Protect WMM video and the Malibu saved home video.     FU 7/29/25</text:p>
            <text:p/>
            <text:p>7/24/25  Received the RFE.       FU 7/28/25</text:p>
            <text:p/>
            <text:p>7/24/25  Brandon called, was referred by someone at Ag-Bee. He has a Spanish home, tile roof and feels the mitigation is ok around his house. I asked him to go onto our web site and fill out an RFE. He completed it as we spoke and sent pictures as well.             I texted Colt for what size system he would need, if its more than a doubl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false</text:p>
          </table:table-cell>
        </table:table-row>
        <table:table-row table:style-name="ro14">
          <table:table-cell office:value-type="string" calcext:value-type="string">
            <text:p>Theodore Hoepner(TED)</text:p>
          </table:table-cell>
          <table:table-cell office:value-type="float" office:value="6785927402" calcext:value-type="float">
            <text:p>6785927402</text:p>
          </table:table-cell>
          <table:table-cell office:value-type="string" calcext:value-type="string">
            <text:p><text:tab/>tjhs50@live.com</text:p>
          </table:table-cell>
          <table:table-cell office:value-type="string" calcext:value-type="string">
            <text:p>30036 Snowbird Lane Evergreen , CO 80439 US</text:p>
          </table:table-cell>
          <table:table-cell office:value-type="float" office:value="1616" calcext:value-type="float">
            <text:p>1616</text:p>
          </table:table-cell>
          <table:table-cell office:value-type="string" calcext:value-type="string">
            <text:p>Prelim Design</text:p>
          </table:table-cell>
          <table:table-cell table:number-columns-repeated="2"/>
          <table:table-cell office:value-type="string" calcext:value-type="string">
            <text:p>Residential - Existing</text:p>
          </table:table-cell>
          <table:table-cell office:value-type="string" calcext:value-type="string">
            <text:p>Web Estimate Complete</text:p>
          </table:table-cell>
          <table:table-cell table:number-columns-repeated="2"/>
          <table:table-cell office:value-type="string" calcext:value-type="string">
            <text:p>Rambler - One Story</text:p>
          </table:table-cell>
          <table:table-cell office:value-type="string" calcext:value-type="string">
            <text:p>Basically a rambler with one wing two story</text:p>
          </table:table-cell>
          <table:table-cell/>
          <table:table-cell office:value-type="string" calcext:value-type="string">
            <text:p>true</text:p>
          </table:table-cell>
          <table:table-cell/>
          <table:table-cell office:value-type="string" calcext:value-type="string">
            <text:p>https://cloud.waveguardco.net/index.php/s/QCnfKZfH8abofe3</text:p>
          </table:table-cell>
          <table:table-cell office:value-type="string" calcext:value-type="string">
            <text:p>https://cloud.waveguardco.net/index.php/s/n7ZADxHM8bM97X7</text:p>
          </table:table-cell>
          <table:table-cell/>
          <table:table-cell office:value-type="string" calcext:value-type="string">
            <text:p>true</text:p>
          </table:table-cell>
          <table:table-cell/>
          <table:table-cell office:value-type="string" calcext:value-type="string">
            <text:p>Tim LaPointe, Alpine Homescape ���friend of your CEO</text:p>
          </table:table-cell>
          <table:table-cell/>
          <table:table-cell office:value-type="string" calcext:value-type="string">
            <text:p>7/28/25  Leon called Randy to let him know this RFE was referred by Tom LaPointe with Alpine Homescape, a friend of his. Randy already met up with Tim hoping to get him to be an installer in CO. He used to work for All-Phase as a project mgr and started his own company. Randy will handle this lead.   FU 8/6/25</text:p>
            <text:p/>
            <text:p>7/28/25  Received RFE</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true</text:p>
          </table:table-cell>
        </table:table-row>
        <table:table-row table:style-name="ro13">
          <table:table-cell office:value-type="string" calcext:value-type="string">
            <text:p>Michael Lane</text:p>
          </table:table-cell>
          <table:table-cell office:value-type="float" office:value="9545797057" calcext:value-type="float">
            <text:p>9545797057</text:p>
          </table:table-cell>
          <table:table-cell office:value-type="string" calcext:value-type="string">
            <text:p>Mike@Germaniaconstruction.com</text:p>
          </table:table-cell>
          <table:table-cell office:value-type="string" calcext:value-type="string">
            <text:p>2128 W Marcella Pl Park City, UT 84060 US</text:p>
          </table:table-cell>
          <table:table-cell office:value-type="float" office:value="1617" calcext:value-type="float">
            <text:p>1617</text:p>
          </table:table-cell>
          <table:table-cell office:value-type="string" calcext:value-type="string">
            <text:p>Lead</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table-cell office:value-type="string" calcext:value-type="string">
            <text:p>Roof Plans, Elevation Plans, Site</text:p>
          </table:table-cell>
          <table:table-cell office:value-type="string" calcext:value-type="string">
            <text:p>Three Story</text:p>
          </table:table-cell>
          <table:table-cell office:value-type="string" calcext:value-type="string">
            <text:p>Home Roofs, Decks. Per insurance requirements.</text:p>
          </table:table-cell>
          <table:table-cell/>
          <table:table-cell office:value-type="string" calcext:value-type="string">
            <text:p>true</text:p>
          </table:table-cell>
          <table:table-cell/>
          <table:table-cell office:value-type="string" calcext:value-type="string">
            <text:p>https://cloud.waveguardco.net/index.php/s/G68Hsa7ANHK7BSM</text:p>
          </table:table-cell>
          <table:table-cell office:value-type="string" calcext:value-type="string">
            <text:p>https://cloud.waveguardco.net/index.php/s/mwHPJkmZmfksq99</text:p>
          </table:table-cell>
          <table:table-cell/>
          <table:table-cell office:value-type="string" calcext:value-type="string">
            <text:p>false</text:p>
          </table:table-cell>
          <table:table-cell/>
          <table:table-cell office:value-type="string" calcext:value-type="string">
            <text:p>google</text:p>
          </table:table-cell>
          <table:table-cell/>
          <table:table-cell office:value-type="string" calcext:value-type="string">
            <text:p>7/29/25  On the weekly team call, Randy said he was going to call Mike to have a conversation.  FU 7/31/25</text:p>
            <text:p/>
            <text:p>7/28/25  Leon called Mike. Briefly discussed our system. He was more interested to know the price range, asked if I could provide that. I told him between $280-330K. He said hell reach out to the project mgr and hell ask the owner. Mike said hell be reaching out to other companies for proposals. Also said since the Palisades fires, insurance companies are getting more strict with homeowners with additional requirements like our system. L sent him our homeowner pkg, Protect WMM video, saved home video, and Questions to Ask doc. He believes hell get an answer back relatively soon. Hell share our info with the owner too.   </text:p>
            <text:p/>
            <text:p>7/28/25  Received RFE</text:p>
          </table:table-cell>
          <table:table-cell table:number-columns-repeated="2"/>
          <table:table-cell table:style-name="Default"/>
          <table:table-cell table:number-columns-repeated="2"/>
          <table:table-cell office:value-type="string" calcext:value-type="string">
            <text:p>Leon Wittman</text:p>
          </table:table-cell>
          <table:table-cell table:number-columns-repeated="9"/>
          <table:table-cell office:value-type="string" calcext:value-type="string">
            <text:p>true</text:p>
          </table:table-cell>
        </table:table-row>
        <table:table-row table:style-name="ro1">
          <table:table-cell office:value-type="string" calcext:value-type="string">
            <text:p>Johnson Flathead Lake Residence</text:p>
          </table:table-cell>
          <table:table-cell office:value-type="string" calcext:value-type="string">
            <text:p>(406) 382-9326</text:p>
          </table:table-cell>
          <table:table-cell office:value-type="string" calcext:value-type="string">
            <text:p>stillcreekhomeservices@gmail.com</text:p>
          </table:table-cell>
          <table:table-cell office:value-type="string" calcext:value-type="string">
            <text:p>Not Listed Flathead Lake, MT 59921 US</text:p>
          </table:table-cell>
          <table:table-cell office:value-type="float" office:value="1618" calcext:value-type="float">
            <text:p>1618</text:p>
          </table:table-cell>
          <table:table-cell office:value-type="string" calcext:value-type="string">
            <text:p>Completed Estimate</text:p>
          </table:table-cell>
          <table:table-cell table:number-columns-repeated="2"/>
          <table:table-cell office:value-type="string" calcext:value-type="string">
            <text:p>Residential - New Build</text:p>
          </table:table-cell>
          <table:table-cell office:value-type="string" calcext:value-type="string">
            <text:p>Web Estimate Complete</text:p>
          </table:table-cell>
          <table:table-cell table:number-columns-repeated="2"/>
          <table:table-cell office:value-type="string" calcext:value-type="string">
            <text:p>Two Story</text:p>
          </table:table-cell>
          <table:table-cell table:number-columns-repeated="2"/>
          <table:table-cell office:value-type="string" calcext:value-type="string">
            <text:p>false</text:p>
          </table:table-cell>
          <table:table-cell/>
          <table:table-cell office:value-type="string" calcext:value-type="string">
            <text:p>https://cloud.waveguardco.net/index.php/s/BS3XNbq8yZfCpwZ</text:p>
          </table:table-cell>
          <table:table-cell office:value-type="string" calcext:value-type="string">
            <text:p>https://cloud.waveguardco.net/index.php/s/qrGbdbtBZbrrdMF</text:p>
          </table:table-cell>
          <table:table-cell/>
          <table:table-cell office:value-type="string" calcext:value-type="string">
            <text:p>false</text:p>
          </table:table-cell>
          <table:table-cell/>
          <table:table-cell office:value-type="string" calcext:value-type="string">
            <text:p>Scott Sorknes - potential waveGUARD installer</text:p>
          </table:table-cell>
          <table:table-cell/>
          <table:table-cell office:value-type="string" calcext:value-type="string">
            <text:p>7/28/25 <text:s/>Lead was referred by Scott Sorkness, Leon called Randy, Scott is expecting to become an installer for us in MT. He will purchase our system and install it himself. Hell need to come to Centennial, CO for the <text:s/>training. This RFE came from him for this client. Randy will do the follow up. <text:s/>FU 8/19/27</text:p>
          </table:table-cell>
          <table:table-cell table:number-columns-repeated="2"/>
          <table:table-cell office:value-type="string" calcext:value-type="string">
            <text:p>false</text:p>
          </table:table-cell>
          <table:table-cell table:number-columns-repeated="2"/>
          <table:table-cell office:value-type="string" calcext:value-type="string">
            <text:p>Randy Lang</text:p>
          </table:table-cell>
          <table:table-cell table:number-columns-repeated="9"/>
          <table:table-cell office:value-type="string" calcext:value-type="string">
            <text:p>fals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07-31T09:05:21.962793012</dc:date>
    <meta:editing-duration>PT45M35S</meta:editing-duration>
    <meta:editing-cycles>5</meta:editing-cycles>
    <meta:document-statistic meta:table-count="1" meta:cell-count="3499" meta:object-count="0"/>
  </office:meta>
</office:document-meta>
</file>